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paragraph-properties fo:orphans="2" fo:widows="2"/>
      <style:text-properties fo:font-variant="normal" fo:text-transform="none" fo:color="#000000" fo:letter-spacing="normal"/>
    </style:style>
    <style:style style:name="P59" style:family="paragraph" style:parent-style-name="Preformatted_20_Text">
      <style:paragraph-properties fo:orphans="2" fo:widows="2"/>
      <style:text-properties fo:font-variant="normal" fo:text-transform="none" fo:color="#000000" fo:letter-spacing="normal" officeooo:paragraph-rsid="003c9403"/>
    </style:style>
    <style:style style:name="P60" style:family="paragraph" style:parent-style-name="Preformatted_20_Text">
      <style:paragraph-properties fo:orphans="2" fo:widows="2"/>
      <style:text-properties fo:font-variant="normal" fo:text-transform="none" fo:color="#000000" fo:letter-spacing="normal" officeooo:paragraph-rsid="0069aba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6" style:family="paragraph" style:parent-style-name="Preformatted_20_Text">
      <style:paragraph-properties fo:orphans="2" fo:widows="2"/>
    </style:style>
    <style:style style:name="P67" style:family="paragraph" style:parent-style-name="Preformatted_20_Text">
      <style:paragraph-properties fo:orphans="2" fo:widows="2"/>
      <style:text-properties officeooo:paragraph-rsid="003c9403"/>
    </style:style>
    <style:style style:name="P68" style:family="paragraph" style:parent-style-name="Preformatted_20_Text">
      <style:text-properties officeooo:rsid="003e4675" officeooo:paragraph-rsid="003e4675"/>
    </style:style>
    <style:style style:name="P69" style:family="paragraph" style:parent-style-name="Preformatted_20_Text">
      <style:text-properties officeooo:rsid="003f352a" officeooo:paragraph-rsid="003f352a"/>
    </style:style>
    <style:style style:name="P70" style:family="paragraph" style:parent-style-name="Preformatted_20_Text">
      <style:text-properties officeooo:rsid="00428b76" officeooo:paragraph-rsid="00428b76"/>
    </style:style>
    <style:style style:name="P71" style:family="paragraph" style:parent-style-name="Preformatted_20_Text">
      <style:text-properties officeooo:rsid="00432f59" officeooo:paragraph-rsid="00432f59"/>
    </style:style>
    <style:style style:name="P72" style:family="paragraph" style:parent-style-name="Preformatted_20_Text">
      <style:text-properties officeooo:rsid="004442b0" officeooo:paragraph-rsid="004442b0"/>
    </style:style>
    <style:style style:name="P73" style:family="paragraph" style:parent-style-name="Preformatted_20_Text">
      <style:text-properties officeooo:rsid="00451b1e" officeooo:paragraph-rsid="00451b1e"/>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orphans="2" fo:widows="2" fo:text-indent="0cm" style:auto-text-indent="false"/>
      <style:text-properties officeooo:rsid="0055eff9" officeooo:paragraph-rsid="0055eff9"/>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9"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80"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1" style:family="paragraph" style:parent-style-name="Text_20_body">
      <style:paragraph-properties fo:margin-left="0cm" fo:margin-right="0cm" fo:margin-top="0cm" fo:margin-bottom="0cm" loext:contextual-spacing="false" fo:text-indent="0cm" style:auto-text-indent="false" fo:padding="0cm" fo:border="none"/>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3"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4" style:family="paragraph" style:parent-style-name="Text_20_body">
      <style:paragraph-properties fo:margin-left="0cm" fo:margin-right="0cm" fo:margin-top="0cm" fo:margin-bottom="0cm" loext:contextual-spacing="false" style:line-height-at-least="0.397cm" fo:text-indent="0cm" style:auto-text-indent="false"/>
    </style:style>
    <style:style style:name="P85"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86"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fo:padding="0cm" fo:border="none"/>
    </style:style>
    <style:style style:name="P87" style:family="paragraph" style:parent-style-name="Standard">
      <style:paragraph-properties fo:margin-left="0cm" fo:margin-right="0cm" fo:margin-top="0cm" fo:margin-bottom="0cm" loext:contextual-spacing="false" style:line-height-at-least="0.397cm" fo:text-indent="0cm" style:auto-text-indent="false"/>
    </style:style>
    <style:style style:name="P88" style:family="paragraph" style:parent-style-name="Table_20_Contents">
      <style:paragraph-properties fo:margin-left="0cm" fo:margin-right="0cm" fo:text-indent="0cm" style:auto-text-indent="false"/>
      <style:text-properties fo:font-size="2pt" style:font-size-asian="2pt" style:font-size-complex="2pt"/>
    </style:style>
    <style:style style:name="P89"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9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9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9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9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9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9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9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9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9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9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0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25"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26"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27"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128"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2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30"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31" style:family="paragraph" style:parent-style-name="Standard">
      <style:text-properties style:font-name="Liberation Mono" fo:font-size="10pt" officeooo:rsid="0036fcef" officeooo:paragraph-rsid="003c9403" style:font-size-asian="10pt" style:font-size-complex="10pt"/>
    </style:style>
    <style:style style:name="P132" style:family="paragraph" style:parent-style-name="Standard">
      <style:text-properties style:font-name="Liberation Mono" fo:font-size="10pt" officeooo:rsid="0046dc80" officeooo:paragraph-rsid="0049517b" style:font-size-asian="10pt" style:font-size-complex="10pt"/>
    </style:style>
    <style:style style:name="P133" style:family="paragraph" style:parent-style-name="Standard">
      <style:text-properties style:font-name="Liberation Mono" fo:font-size="10pt" officeooo:rsid="0046dc80" officeooo:paragraph-rsid="004b94aa" style:font-size-asian="10pt" style:font-size-complex="10pt"/>
    </style:style>
    <style:style style:name="P134" style:family="paragraph" style:parent-style-name="Standard">
      <style:text-properties style:font-name="Liberation Mono" fo:font-size="10pt" officeooo:rsid="004830e8" officeooo:paragraph-rsid="004830e8" style:font-size-asian="10pt" style:font-size-complex="10pt"/>
    </style:style>
    <style:style style:name="P135"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36"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37" style:family="paragraph" style:parent-style-name="Standard">
      <style:text-properties officeooo:paragraph-rsid="007d19c4"/>
    </style:style>
    <style:style style:name="P138" style:family="paragraph" style:parent-style-name="Standard">
      <style:text-properties officeooo:rsid="009dd571" officeooo:paragraph-rsid="009dd571"/>
    </style:style>
    <style:style style:name="P139" style:family="paragraph" style:parent-style-name="Standard">
      <style:text-properties officeooo:paragraph-rsid="00a4434f"/>
    </style:style>
    <style:style style:name="P140" style:family="paragraph" style:parent-style-name="Standard">
      <style:text-properties style:font-name="sans-serif" fo:font-size="9.75pt" officeooo:paragraph-rsid="00ab3b26"/>
    </style:style>
    <style:style style:name="P141" style:family="paragraph" style:parent-style-name="Text_20_body">
      <style:text-properties officeooo:paragraph-rsid="003c9403"/>
    </style:style>
    <style:style style:name="P142" style:family="paragraph" style:parent-style-name="Text_20_body">
      <style:text-properties officeooo:paragraph-rsid="0059be88"/>
    </style:style>
    <style:style style:name="P143" style:family="paragraph" style:parent-style-name="Text_20_body">
      <style:text-properties officeooo:rsid="005a682d" officeooo:paragraph-rsid="005a682d"/>
    </style:style>
    <style:style style:name="P144"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45"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46"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47"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48"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49"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50"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51"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52"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53"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54"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55"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56"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57"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196"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197" style:family="paragraph" style:parent-style-name="Text_20_body">
      <style:text-properties officeooo:paragraph-rsid="007cc721"/>
    </style:style>
    <style:style style:name="P198" style:family="paragraph" style:parent-style-name="Text_20_body">
      <style:text-properties officeooo:paragraph-rsid="007d19c4"/>
    </style:style>
    <style:style style:name="P199" style:family="paragraph" style:parent-style-name="Text_20_body">
      <style:text-properties officeooo:rsid="007d19c4" officeooo:paragraph-rsid="007d19c4"/>
    </style:style>
    <style:style style:name="P200" style:family="paragraph" style:parent-style-name="Text_20_body">
      <style:text-properties officeooo:rsid="007e2206" officeooo:paragraph-rsid="007e2206"/>
    </style:style>
    <style:style style:name="P201" style:family="paragraph" style:parent-style-name="Text_20_body">
      <style:text-properties officeooo:rsid="007ef44e" officeooo:paragraph-rsid="007ef44e"/>
    </style:style>
    <style:style style:name="P202" style:family="paragraph" style:parent-style-name="Text_20_body">
      <style:text-properties officeooo:rsid="007fb080" officeooo:paragraph-rsid="007fb080"/>
    </style:style>
    <style:style style:name="P203" style:family="paragraph" style:parent-style-name="Text_20_body">
      <style:text-properties officeooo:rsid="009dd571" officeooo:paragraph-rsid="009dd571"/>
    </style:style>
    <style:style style:name="P204" style:family="paragraph" style:parent-style-name="Text_20_body">
      <style:text-properties officeooo:paragraph-rsid="00a13881"/>
    </style:style>
    <style:style style:name="P205" style:family="paragraph" style:parent-style-name="Text_20_body">
      <style:text-properties officeooo:rsid="007e5766" officeooo:paragraph-rsid="007e5766"/>
    </style:style>
    <style:style style:name="P206" style:family="paragraph" style:parent-style-name="Text_20_body">
      <style:text-properties officeooo:paragraph-rsid="00a4434f"/>
    </style:style>
    <style:style style:name="P207" style:family="paragraph" style:parent-style-name="Preformatted_20_Text">
      <style:paragraph-properties fo:margin-top="0cm" fo:margin-bottom="0.499cm" loext:contextual-spacing="false"/>
    </style:style>
    <style:style style:name="P20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0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1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1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1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1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1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1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1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1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1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2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2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2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2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2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2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2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2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2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2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3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3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3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3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3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35"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36"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37"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38"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39"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40"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41"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42"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43"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44"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45"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246"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24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24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24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5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251"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52"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53" style:family="paragraph" style:parent-style-name="Heading_20_4">
      <style:text-properties officeooo:rsid="001ea7ef" officeooo:paragraph-rsid="001ea7ef"/>
    </style:style>
    <style:style style:name="P254" style:family="paragraph" style:parent-style-name="Table_20_Contents">
      <style:paragraph-properties fo:margin-top="0cm" fo:margin-bottom="0cm" loext:contextual-spacing="false"/>
      <style:text-properties style:font-name="arial"/>
    </style:style>
    <style:style style:name="P255"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56"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57"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58"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59"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60"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261"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62"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63"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T1" style:family="text">
      <style:text-properties fo:background-color="#ffff00" loext:char-shading-value="0"/>
    </style:style>
    <style:style style:name="T2" style:family="text">
      <style:text-properties style:text-position="super 58%"/>
    </style:style>
    <style:style style:name="T3" style:family="text">
      <style:text-properties officeooo:rsid="001cef1c"/>
    </style:style>
    <style:style style:name="T4" style:family="text">
      <style:text-properties style:font-name="MJXc-TeX-math-I" fo:font-size="10.5pt" fo:font-style="normal"/>
    </style:style>
    <style:style style:name="T5" style:family="text">
      <style:text-properties style:font-name="MJXc-TeX-math-I" fo:font-size="7.5pt" fo:font-style="normal"/>
    </style:style>
    <style:style style:name="T6" style:family="text">
      <style:text-properties style:font-name="MJXc-TeX-main-R" fo:font-size="10.5pt" fo:font-style="normal"/>
    </style:style>
    <style:style style:name="T7" style:family="text">
      <style:text-properties style:font-name="MJXc-TeX-main-R" fo:font-size="7.5pt" fo:font-style="normal"/>
    </style:style>
    <style:style style:name="T8" style:family="text">
      <style:text-properties fo:font-size="10.5pt" fo:font-style="normal"/>
    </style:style>
    <style:style style:name="T9" style:family="text">
      <style:text-properties fo:font-variant="normal" fo:text-transform="none" fo:color="#050505" style:font-name="PT Sans" fo:font-size="12pt" fo:letter-spacing="normal" fo:font-style="normal" fo:font-weight="normal"/>
    </style:style>
    <style:style style:name="T10" style:family="text">
      <style:text-properties fo:font-variant="normal" fo:text-transform="none" fo:color="#050505" style:font-name="PT Sans" fo:font-size="12pt" fo:letter-spacing="normal" fo:font-style="normal" fo:font-weight="bold"/>
    </style:style>
    <style:style style:name="T11" style:family="text">
      <style:text-properties fo:font-variant="normal" fo:text-transform="none" fo:color="#050505" style:font-name="PT Sans" fo:font-size="13.5pt" fo:letter-spacing="normal" fo:font-style="normal" fo:font-weight="normal" fo:padding="0cm" fo:border="none"/>
    </style:style>
    <style:style style:name="T12" style:family="text">
      <style:text-properties fo:font-variant="normal" fo:text-transform="none" fo:color="#050505" style:font-name="MJXc-TeX-math-I" fo:font-size="13.5pt" fo:letter-spacing="normal" fo:font-style="normal" fo:font-weight="normal" fo:padding="0cm" fo:border="none"/>
    </style:style>
    <style:style style:name="T13" style:family="text">
      <style:text-properties fo:font-variant="normal" fo:text-transform="none" fo:color="#050505" style:font-name="MJXc-TeX-math-I" fo:font-size="9pt" fo:letter-spacing="normal" fo:font-style="normal" fo:font-weight="normal" fo:padding="0cm" fo:border="none"/>
    </style:style>
    <style:style style:name="T14" style:family="text">
      <style:text-properties fo:font-variant="normal" fo:text-transform="none" fo:color="#050505" style:font-name="MJXc-TeX-math-I" fo:font-size="10.5pt" fo:letter-spacing="normal" fo:font-style="normal" fo:font-weight="normal" fo:padding="0cm" fo:border="none"/>
    </style:style>
    <style:style style:name="T15" style:family="text">
      <style:text-properties fo:font-variant="normal" fo:text-transform="none" fo:color="#050505" style:font-name="MJXc-TeX-math-I" fo:font-size="7.5pt" fo:letter-spacing="normal" fo:font-style="normal" fo:font-weight="normal" fo:padding="0cm" fo:border="none"/>
    </style:style>
    <style:style style:name="T16" style:family="text">
      <style:text-properties fo:font-variant="normal" fo:text-transform="none" fo:color="#050505" style:font-name="MJXc-TeX-main-R" fo:font-size="13.5pt" fo:letter-spacing="normal" fo:font-style="normal" fo:font-weight="normal" fo:padding="0cm" fo:border="none"/>
    </style:style>
    <style:style style:name="T17" style:family="text">
      <style:text-properties fo:font-variant="normal" fo:text-transform="none" fo:color="#050505" style:font-name="MJXc-TeX-main-R" fo:font-size="9pt" fo:letter-spacing="normal" fo:font-style="normal" fo:font-weight="normal" fo:padding="0cm" fo:border="none"/>
    </style:style>
    <style:style style:name="T18" style:family="text">
      <style:text-properties fo:font-variant="normal" fo:text-transform="none" fo:color="#050505" style:font-name="MJXc-TeX-main-R" fo:font-size="6.75pt" fo:letter-spacing="normal" fo:font-style="normal" fo:font-weight="normal" fo:padding="0cm" fo:border="none"/>
    </style:style>
    <style:style style:name="T19" style:family="text">
      <style:text-properties fo:font-variant="normal" fo:text-transform="none" fo:color="#050505" style:font-name="MJXc-TeX-main-R" fo:font-size="10.5pt" fo:letter-spacing="normal" fo:font-style="normal" fo:font-weight="normal" fo:padding="0cm" fo:border="none"/>
    </style:style>
    <style:style style:name="T20" style:family="text">
      <style:text-properties fo:font-variant="normal" fo:text-transform="none" fo:color="#050505" style:font-name="MJXc-TeX-main-R" fo:font-size="7.5pt" fo:letter-spacing="normal" fo:font-style="normal" fo:font-weight="normal" fo:padding="0cm" fo:border="none"/>
    </style:style>
    <style:style style:name="T21" style:family="text">
      <style:text-properties fo:font-variant="normal" fo:text-transform="none" fo:color="#050505" fo:letter-spacing="normal"/>
    </style:style>
    <style:style style:name="T22" style:family="text">
      <style:text-properties fo:font-variant="normal" fo:text-transform="none" fo:color="#050505" fo:letter-spacing="normal" fo:font-style="normal" fo:font-weight="normal"/>
    </style:style>
    <style:style style:name="T23" style:family="text">
      <style:text-properties fo:font-variant="normal" fo:text-transform="none" fo:color="#050505" fo:letter-spacing="normal" fo:font-style="normal" fo:font-weight="normal" officeooo:rsid="001ea7ef"/>
    </style:style>
    <style:style style:name="T24"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5"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6"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0" style:family="text">
      <style:text-properties fo:font-variant="normal" fo:text-transform="none" fo:color="#3a3a3a" style:font-name="Helvetica Neue" fo:font-size="10.5pt" fo:letter-spacing="normal" fo:font-style="normal" fo:font-weight="normal"/>
    </style:style>
    <style:style style:name="T31" style:family="text">
      <style:text-properties fo:font-variant="normal" fo:text-transform="none" fo:color="#3a3a3a" style:font-name="Helvetica Neue" fo:font-size="10.5pt" fo:letter-spacing="normal" fo:font-style="normal" fo:font-weight="bold" fo:padding="0cm" fo:border="none"/>
    </style:style>
    <style:style style:name="T32" style:family="text">
      <style:text-properties fo:font-variant="normal" fo:text-transform="none" fo:color="#000000" style:font-name="Times New Roman" fo:font-size="14pt" fo:letter-spacing="normal" fo:font-style="normal"/>
    </style:style>
    <style:style style:name="T33" style:family="text">
      <style:text-properties fo:font-variant="normal" fo:text-transform="none" fo:color="#000000" style:font-name="Times New Roman" fo:font-size="14pt" fo:letter-spacing="normal" fo:font-style="normal" fo:font-weight="normal" fo:background-color="#ffffff" loext:char-shading-value="0"/>
    </style:style>
    <style:style style:name="T34" style:family="text">
      <style:text-properties fo:font-variant="normal" fo:text-transform="none" fo:color="#000000" style:font-name="Times New Roman" fo:font-size="14pt" fo:letter-spacing="normal" fo:font-style="normal" fo:font-weight="bold" fo:background-color="#ffffff" loext:char-shading-value="0"/>
    </style:style>
    <style:style style:name="T35" style:family="text">
      <style:text-properties fo:font-variant="normal" fo:text-transform="none" fo:color="#000000" style:font-name="Times New Roman" fo:font-size="14pt" fo:letter-spacing="normal" fo:font-style="italic" fo:font-weight="normal" fo:background-color="#ffffff" loext:char-shading-value="0"/>
    </style:style>
    <style:style style:name="T36" style:family="text">
      <style:text-properties fo:font-variant="normal" fo:text-transform="none" fo:color="#1155cc" style:font-name="arial" fo:font-size="9pt" fo:letter-spacing="normal" fo:font-style="normal" fo:font-weight="normal"/>
    </style:style>
    <style:style style:name="T37" style:family="text">
      <style:text-properties fo:font-variant="normal" fo:text-transform="none" fo:color="#333333" style:font-name="Lucida Grande" fo:font-size="9.75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officeooo:rsid="00a4434f"/>
    </style:style>
    <style:style style:name="T39" style:family="text">
      <style:text-properties fo:font-variant="normal" fo:text-transform="none" fo:color="#333333" style:font-name="Lucida Grande" fo:font-size="9.75pt" fo:letter-spacing="normal" fo:font-style="normal" fo:font-weight="bold"/>
    </style:style>
    <style:style style:name="T40" style:family="text">
      <style:text-properties fo:font-variant="normal" fo:text-transform="none" fo:color="#333333" style:font-name="Lucida Grande" fo:font-size="9.75pt" fo:letter-spacing="normal" fo:font-style="normal" fo:font-weight="bold" fo:padding="0cm" fo:border="none"/>
    </style:style>
    <style:style style:name="T41" style:family="text">
      <style:text-properties fo:font-variant="normal" fo:text-transform="none" fo:color="#333333" style:font-name="Lucida Grande" fo:font-size="11.25pt" fo:letter-spacing="normal" fo:font-style="normal" fo:font-weight="normal" fo:padding="0cm" fo:border="none"/>
    </style:style>
    <style:style style:name="T42" style:family="text">
      <style:text-properties fo:font-variant="normal" fo:text-transform="none" fo:color="#333333" style:font-name="Lucida Grande" fo:letter-spacing="normal" fo:font-style="normal" fo:font-weight="normal" fo:padding="0cm" fo:border="none"/>
    </style:style>
    <style:style style:name="T43" style:family="text">
      <style:text-properties fo:font-variant="normal" fo:text-transform="none" fo:color="#333333" fo:letter-spacing="normal"/>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fo:letter-spacing="normal" fo:font-style="normal" fo:font-weight="normal" officeooo:rsid="00a848c9"/>
    </style:style>
    <style:style style:name="T46" style:family="text">
      <style:text-properties fo:font-variant="normal" fo:text-transform="none" style:font-name="inherit" fo:font-style="normal" fo:font-weight="bold" fo:padding="0cm" fo:border="none"/>
    </style:style>
    <style:style style:name="T47"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8" style:family="text">
      <style:text-properties fo:color="#050505" style:font-name="PT Sans" fo:font-size="9.75pt" fo:letter-spacing="normal" fo:font-style="italic" fo:font-weight="normal"/>
    </style:style>
    <style:style style:name="T49" style:family="text">
      <style:text-properties fo:color="#050505" fo:letter-spacing="normal"/>
    </style:style>
    <style:style style:name="T50" style:family="text">
      <style:text-properties fo:font-weight="bold"/>
    </style:style>
    <style:style style:name="T51" style:family="text">
      <style:text-properties fo:font-weight="bold" fo:padding="0cm" fo:border="none"/>
    </style:style>
    <style:style style:name="T52" style:family="text">
      <style:text-properties style:text-line-through-style="none" style:text-line-through-type="none" style:font-name="STIXGeneral" fo:font-size="12.75pt" style:text-underline-style="none" style:text-blinking="false" fo:padding="0cm" fo:border="none"/>
    </style:style>
    <style:style style:name="T53" style:family="text">
      <style:text-properties style:text-line-through-style="none" style:text-line-through-type="none" style:font-name="STIXGeneral" fo:font-size="12.75pt" fo:font-style="italic" style:text-underline-style="none" style:text-blinking="false" fo:padding="0cm" fo:border="none"/>
    </style:style>
    <style:style style:name="T54" style:family="text">
      <style:text-properties style:text-line-through-style="none" style:text-line-through-type="none" style:font-name="STIXGeneral" fo:font-size="9pt" style:text-underline-style="none" style:text-blinking="false" fo:padding="0cm" fo:border="none"/>
    </style:style>
    <style:style style:name="T55" style:family="text">
      <style:text-properties style:text-line-through-style="none" style:text-line-through-type="none" style:font-name="STIXGeneral" fo:font-size="9pt" fo:font-style="italic" style:text-underline-style="none" style:text-blinking="false" fo:padding="0cm" fo:border="none"/>
    </style:style>
    <style:style style:name="T56" style:family="text">
      <style:text-properties style:text-line-through-style="none" style:text-line-through-type="none" style:font-name="STIXGeneral" fo:font-size="6pt" style:text-underline-style="none" style:text-blinking="false" fo:padding="0cm" fo:border="none"/>
    </style:style>
    <style:style style:name="T57" style:family="text">
      <style:text-properties style:text-line-through-style="none" style:text-line-through-type="none" style:font-name="STIXGeneral" fo:font-size="6pt" fo:font-style="italic" style:text-underline-style="none" style:text-blinking="false" fo:padding="0cm" fo:border="none"/>
    </style:style>
    <style:style style:name="T58" style:family="text">
      <style:text-properties style:text-line-through-style="none" style:text-line-through-type="none" fo:font-size="12.75pt" style:text-underline-style="none" style:text-blinking="false" fo:padding="0cm" fo:border="none"/>
    </style:style>
    <style:style style:name="T59" style:family="text">
      <style:text-properties style:text-line-through-style="none" style:text-line-through-type="none" style:font-name="STIXVariants" fo:font-size="12.75pt" style:text-underline-style="none" style:text-blinking="false" fo:padding="0cm" fo:border="none"/>
    </style:style>
    <style:style style:name="T60" style:family="text">
      <style:text-properties style:text-line-through-style="none" style:text-line-through-type="none" style:font-name="STIXSizeThreeSym" fo:font-size="12.75pt" style:text-underline-style="none" style:text-blinking="false" fo:padding="0cm" fo:border="none"/>
    </style:style>
    <style:style style:name="T61" style:family="text">
      <style:text-properties officeooo:rsid="00253073"/>
    </style:style>
    <style:style style:name="T62" style:family="text">
      <style:text-properties officeooo:rsid="002afd76"/>
    </style:style>
    <style:style style:name="T63" style:family="text">
      <style:text-properties officeooo:rsid="002c6291"/>
    </style:style>
    <style:style style:name="T64" style:family="text">
      <style:text-properties officeooo:rsid="00304f65"/>
    </style:style>
    <style:style style:name="T65" style:family="text">
      <style:text-properties officeooo:rsid="00331f4a"/>
    </style:style>
    <style:style style:name="T66" style:family="text">
      <style:text-properties officeooo:rsid="003500b1"/>
    </style:style>
    <style:style style:name="T67" style:family="text">
      <style:text-properties fo:font-style="normal" fo:font-weight="normal"/>
    </style:style>
    <style:style style:name="T68" style:family="text">
      <style:text-properties fo:font-style="normal" fo:font-weight="normal" officeooo:rsid="005fc656"/>
    </style:style>
    <style:style style:name="T69" style:family="text">
      <style:text-properties fo:font-style="normal" fo:font-weight="normal" officeooo:rsid="00614242"/>
    </style:style>
    <style:style style:name="T70" style:family="text">
      <style:text-properties fo:font-style="normal" fo:font-weight="normal" officeooo:rsid="0063396c"/>
    </style:style>
    <style:style style:name="T71" style:family="text">
      <style:text-properties fo:font-style="normal" fo:font-weight="normal" fo:background-color="#ffcc00" loext:char-shading-value="0"/>
    </style:style>
    <style:style style:name="T72" style:family="text">
      <style:text-properties fo:font-style="normal" fo:font-weight="normal" officeooo:rsid="0069aba3" fo:background-color="#ccff66" loext:char-shading-value="0"/>
    </style:style>
    <style:style style:name="T73" style:family="text">
      <style:text-properties style:font-name="IsabelleText" fo:font-size="14pt" fo:font-style="normal" fo:font-weight="normal"/>
    </style:style>
    <style:style style:name="T74" style:family="text">
      <style:text-properties fo:color="#006699" fo:font-weight="bold"/>
    </style:style>
    <style:style style:name="T75" style:family="text">
      <style:text-properties fo:color="#cc6600"/>
    </style:style>
    <style:style style:name="T76" style:family="text">
      <style:text-properties fo:color="#009966" fo:font-weight="bold"/>
    </style:style>
    <style:style style:name="T77" style:family="text">
      <style:text-properties fo:color="#009966" style:font-name="IsabelleText" fo:font-size="14pt" fo:font-style="normal" fo:font-weight="bold"/>
    </style:style>
    <style:style style:name="T78" style:family="text">
      <style:text-properties fo:color="#ff00cc"/>
    </style:style>
    <style:style style:name="T79" style:family="text">
      <style:text-properties fo:color="#ff00cc" style:font-name="IsabelleText" fo:font-size="14pt" fo:font-style="normal" fo:font-weight="normal"/>
    </style:style>
    <style:style style:name="T80" style:family="text">
      <style:text-properties fo:color="#ff00cc" style:text-position="-33% 80%"/>
    </style:style>
    <style:style style:name="T81" style:family="text">
      <style:text-properties officeooo:rsid="0041fb4f"/>
    </style:style>
    <style:style style:name="T82" style:family="text">
      <style:text-properties officeooo:rsid="004442b0"/>
    </style:style>
    <style:style style:name="T83" style:family="text">
      <style:text-properties fo:padding="0cm" fo:border="none"/>
    </style:style>
    <style:style style:name="T84" style:family="text">
      <style:text-properties officeooo:rsid="0049517b"/>
    </style:style>
    <style:style style:name="T85" style:family="text">
      <style:text-properties officeooo:rsid="004b94aa"/>
    </style:style>
    <style:style style:name="T86" style:family="text">
      <style:text-properties officeooo:rsid="004b94aa" fo:padding="0cm" fo:border="none"/>
    </style:style>
    <style:style style:name="T87" style:family="text">
      <style:text-properties officeooo:rsid="0059be88"/>
    </style:style>
    <style:style style:name="T88" style:family="text">
      <style:text-properties officeooo:rsid="005d3f6e"/>
    </style:style>
    <style:style style:name="T89" style:family="text">
      <style:text-properties fo:background-color="#ffcc00" loext:char-shading-value="0"/>
    </style:style>
    <style:style style:name="T90" style:family="text">
      <style:text-properties officeooo:rsid="006a8c95" fo:background-color="#ffcc00" loext:char-shading-value="0"/>
    </style:style>
    <style:style style:name="T91" style:family="text">
      <style:text-properties officeooo:rsid="0069aba3" fo:background-color="#ccff66" loext:char-shading-value="0"/>
    </style:style>
    <style:style style:name="T92" style:family="text">
      <style:text-properties officeooo:rsid="006a8c95" fo:background-color="#ccff66" loext:char-shading-value="0"/>
    </style:style>
    <style:style style:name="T93" style:family="text">
      <style:text-properties officeooo:rsid="006c4e2d" fo:background-color="#ccff66" loext:char-shading-value="0"/>
    </style:style>
    <style:style style:name="T94" style:family="text">
      <style:text-properties style:font-name="Source Sans Pro" fo:font-size="13.5pt"/>
    </style:style>
    <style:style style:name="T95" style:family="text">
      <style:text-properties style:font-name="inherit"/>
    </style:style>
    <style:style style:name="T96" style:family="text">
      <style:text-properties style:font-name="inherit" fo:padding="0cm" fo:border="none"/>
    </style:style>
    <style:style style:name="T97" style:family="text">
      <style:text-properties officeooo:rsid="00705695"/>
    </style:style>
    <style:style style:name="T98" style:family="text">
      <style:text-properties fo:color="#000000" style:font-name="Times New Roman" fo:font-size="14pt"/>
    </style:style>
    <style:style style:name="T99" style:family="text">
      <style:text-properties fo:color="#000000" style:font-name="inherit" fo:font-weight="normal" fo:padding="0cm" fo:border="none"/>
    </style:style>
    <style:style style:name="T100" style:family="text">
      <style:text-properties officeooo:rsid="0079672e"/>
    </style:style>
    <style:style style:name="T101" style:family="text">
      <style:text-properties officeooo:rsid="007b8720"/>
    </style:style>
    <style:style style:name="T102" style:family="text">
      <style:text-properties officeooo:rsid="007cc721"/>
    </style:style>
    <style:style style:name="T103" style:family="text">
      <style:text-properties fo:color="#333333" style:font-name="Lucida Grande" fo:font-size="9.75pt" fo:letter-spacing="normal" fo:font-style="italic" fo:font-weight="normal" fo:padding="0cm" fo:border="none"/>
    </style:style>
    <style:style style:name="T104" style:family="text">
      <style:text-properties fo:color="#333333" style:font-name="inherit" fo:padding="0cm" fo:border="none"/>
    </style:style>
    <style:style style:name="T105" style:family="text">
      <style:text-properties fo:color="#333333" style:font-name="inherit" style:font-name-asian="inherit" style:font-name-complex="inherit" fo:padding="0cm" fo:border="none"/>
    </style:style>
    <style:style style:name="T106" style:family="text">
      <style:text-properties fo:color="#333333" style:font-name="Verdana" fo:padding="0cm" fo:border="none"/>
    </style:style>
    <style:style style:name="T107"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8" style:family="text">
      <style:text-properties fo:color="#105289" style:text-line-through-style="none" style:text-line-through-type="none" style:font-name="inherit" fo:letter-spacing="26.458cm" style:text-underline-style="none" style:text-blinking="false"/>
    </style:style>
    <style:style style:name="T109" style:family="text">
      <style:text-properties fo:color="#105289" style:text-line-through-style="none" style:text-line-through-type="none" style:font-name="inherit" style:text-underline-style="none" fo:font-weight="bold" style:text-blinking="false" fo:padding="0cm" fo:border="none"/>
    </style:style>
    <style:style style:name="T110" style:family="text">
      <style:text-properties fo:color="#105289" style:text-line-through-style="none" style:text-line-through-type="none" style:font-name="inherit" style:text-underline-style="none" fo:font-weight="normal" style:text-blinking="false" fo:padding="0cm" fo:border="none"/>
    </style:style>
    <style:style style:name="T111"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12" style:family="text">
      <style:text-properties fo:color="#666666" style:font-name="inherit"/>
    </style:style>
    <style:style style:name="T113" style:family="text">
      <style:text-properties officeooo:rsid="008820f1"/>
    </style:style>
    <style:style style:name="T114" style:family="text">
      <style:text-properties officeooo:rsid="0088ff46"/>
    </style:style>
    <style:style style:name="T115" style:family="text">
      <style:text-properties officeooo:rsid="0089937b"/>
    </style:style>
    <style:style style:name="T116" style:family="text">
      <style:text-properties officeooo:rsid="008b64b3"/>
    </style:style>
    <style:style style:name="T117" style:family="text">
      <style:text-properties officeooo:rsid="008cb0f7"/>
    </style:style>
    <style:style style:name="T118" style:family="text">
      <style:text-properties officeooo:rsid="008dc82f"/>
    </style:style>
    <style:style style:name="T119" style:family="text">
      <style:text-properties officeooo:rsid="00901bc2"/>
    </style:style>
    <style:style style:name="T120" style:family="text">
      <style:text-properties officeooo:rsid="00909644"/>
    </style:style>
    <style:style style:name="T121" style:family="text">
      <style:text-properties officeooo:rsid="0093b19f"/>
    </style:style>
    <style:style style:name="T122" style:family="text">
      <style:text-properties officeooo:rsid="0093cf7a"/>
    </style:style>
    <style:style style:name="T123" style:family="text">
      <style:text-properties officeooo:rsid="00958723"/>
    </style:style>
    <style:style style:name="T124" style:family="text">
      <style:text-properties officeooo:rsid="0097d5ab"/>
    </style:style>
    <style:style style:name="T125" style:family="text">
      <style:text-properties officeooo:rsid="009b7f60"/>
    </style:style>
    <style:style style:name="T126" style:family="text">
      <style:text-properties officeooo:rsid="009ca516"/>
    </style:style>
    <style:style style:name="T127" style:family="text">
      <style:text-properties fo:font-style="italic"/>
    </style:style>
    <style:style style:name="T128" style:family="text">
      <style:text-properties officeooo:rsid="00b31bae"/>
    </style:style>
    <style:style style:name="T129" style:family="text">
      <style:text-properties officeooo:rsid="00bf7e9e"/>
    </style:style>
    <style:style style:name="T130" style:family="text">
      <style:text-properties officeooo:rsid="00cba91b"/>
    </style:style>
    <style:style style:name="T131" style:family="text">
      <style:text-properties officeooo:rsid="00ccbdb8"/>
    </style:style>
    <style:style style:name="T132" style:family="text">
      <style:text-properties officeooo:rsid="00ceb745"/>
    </style:style>
    <style:style style:name="T133" style:family="text">
      <style:text-properties officeooo:rsid="00e54fb0"/>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3">)</text:span></text:p>
      <text:p text:style-name="P9">phi (lim f) 1 = le second point fixe commun des phi (f n)</text:p>
      <text:p text:style-name="P9">premier point fixe commun des phi (f n) </text:p>
      <text:p text:style-name="P9"><text:s/>= lim 1<text:span text:style-name="T2">er</text:span> point fixe commun des phi (f 0) … phi (f 1) … </text:p>
      <text:p text:style-name="P10">1<text:span text:style-name="T2">er</text:span> point fixe de phi (f n) = phi (f n + 1) 0</text:p>
      <text:p text:style-name="P9">lim \n. phi (f n + 1) 0</text:p>
      <text:p text:style-name="P9">phi l 1 [n] = phi (l[n]+1) 0 ?</text:p>
      <text:p text:style-name="P10">2<text:span text:style-name="T2">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27">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4">β</text:span>):<text:line-break/><text:bookmark text:name="MJXc-Node-1995"/><text:bookmark text:name="MJXc-Node-1994"/><text:bookmark text:name="MJXc-Node-1993"/><text:bookmark text:name="MJXc-Node-1992"/><text:bookmark text:name="MathJax-Element-129-Frame"/><text:span text:style-name="T4">φ</text:span><text:bookmark text:name="MJXc-Node-2000"/><text:bookmark text:name="MJXc-Node-1999"/><text:bookmark text:name="MJXc-Node-1998"/><text:bookmark text:name="MJXc-Node-1997"/><text:bookmark text:name="MJXc-Node-1996"/><text:span text:style-name="T5">β</text:span><text:bookmark text:name="MJXc-Node-2001"/><text:span text:style-name="T6">(</text:span><text:bookmark text:name="MJXc-Node-2002"/><text:span text:style-name="T4">γ</text:span><text:bookmark text:name="MJXc-Node-2003"/><text:span text:style-name="T6">+</text:span><text:bookmark text:name="MJXc-Node-2004"/><text:span text:style-name="T6">1</text:span><text:bookmark text:name="MJXc-Node-2005"/><text:span text:style-name="T6">)</text:span><text:bookmark text:name="MJXc-Node-2006"/><text:span text:style-name="T6">[</text:span><text:bookmark text:name="MJXc-Node-2007"/><text:span text:style-name="T4">n</text:span><text:bookmark text:name="MJXc-Node-2008"/><text:span text:style-name="T6">]</text:span><text:bookmark text:name="MJXc-Node-2009"/><text:span text:style-name="T6">=</text:span><text:bookmark text:name="MJXc-Node-2011"/><text:bookmark text:name="MJXc-Node-2010"/><text:span text:style-name="T4">φ</text:span><text:bookmark text:name="MJXc-Node-2016"/><text:bookmark text:name="MJXc-Node-2015"/><text:bookmark text:name="MJXc-Node-2014"/><text:bookmark text:name="MJXc-Node-2013"/><text:bookmark text:name="MJXc-Node-2012"/><text:span text:style-name="T5">β</text:span><text:bookmark text:name="MJXc-Node-2017"/><text:span text:style-name="T7">[</text:span><text:bookmark text:name="MJXc-Node-2018"/><text:span text:style-name="T5">n</text:span><text:bookmark text:name="MJXc-Node-2019"/><text:span text:style-name="T7">]</text:span><text:bookmark text:name="MJXc-Node-2020"/><text:span text:style-name="T6">(</text:span><text:bookmark text:name="MJXc-Node-2022"/><text:bookmark text:name="MJXc-Node-2021"/><text:span text:style-name="T4">φ</text:span><text:bookmark text:name="MJXc-Node-2027"/><text:bookmark text:name="MJXc-Node-2026"/><text:bookmark text:name="MJXc-Node-2025"/><text:bookmark text:name="MJXc-Node-2024"/><text:bookmark text:name="MJXc-Node-2023"/><text:span text:style-name="T5">β</text:span><text:bookmark text:name="MJXc-Node-2028"/><text:span text:style-name="T6">(</text:span><text:bookmark text:name="MJXc-Node-2029"/><text:span text:style-name="T4">γ</text:span><text:bookmark text:name="MJXc-Node-2030"/><text:span text:style-name="T6">)</text:span><text:bookmark text:name="MJXc-Node-2031"/><text:span text:style-name="T6">+</text:span><text:bookmark text:name="MJXc-Node-2032"/><text:span text:style-name="T6">1</text:span><text:bookmark text:name="MJXc-Node-2033"/><text:span text:style-name="T6">)</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4">φ</text:span><text:bookmark text:name="MJXc-Node-2043"/><text:bookmark text:name="MJXc-Node-2042"/><text:bookmark text:name="MJXc-Node-2041"/><text:bookmark text:name="MJXc-Node-2040"/><text:bookmark text:name="MJXc-Node-2039"/><text:span text:style-name="T5">β</text:span><text:bookmark text:name="MJXc-Node-2044"/><text:span text:style-name="T7">[</text:span><text:bookmark text:name="MJXc-Node-2045"/><text:span text:style-name="T5">n</text:span><text:bookmark text:name="MJXc-Node-2046"/><text:span text:style-name="T7">]</text:span><text:bookmark text:name="MJXc-Node-2047"/><text:span text:style-name="T6">(</text:span><text:bookmark text:name="MJXc-Node-2049"/><text:bookmark text:name="MJXc-Node-2048"/><text:span text:style-name="T4">φ</text:span><text:bookmark text:name="MJXc-Node-2054"/><text:bookmark text:name="MJXc-Node-2053"/><text:bookmark text:name="MJXc-Node-2052"/><text:bookmark text:name="MJXc-Node-2051"/><text:bookmark text:name="MJXc-Node-2050"/><text:span text:style-name="T5">β</text:span><text:bookmark text:name="MJXc-Node-2055"/><text:span text:style-name="T6">(</text:span><text:bookmark text:name="MJXc-Node-2056"/><text:span text:style-name="T4">γ</text:span><text:bookmark text:name="MJXc-Node-2057"/><text:span text:style-name="T6">)</text:span><text:bookmark text:name="MJXc-Node-2058"/><text:span text:style-name="T6">+</text:span><text:bookmark text:name="MJXc-Node-2059"/><text:span text:style-name="T6">1</text:span><text:bookmark text:name="MJXc-Node-2060"/><text:span text:style-name="T6">)</text:span> is a strictly increasing sequence of values (for increasing n).<text:line-break/>(ii) <text:bookmark text:name="MJXc-Node-2063"/><text:bookmark text:name="MJXc-Node-2062"/><text:bookmark text:name="MJXc-Node-2061"/><text:bookmark text:name="MathJax-Element-131-Frame"/><text:span text:style-name="T4">s</text:span><text:bookmark text:name="MJXc-Node-2064"/><text:span text:style-name="T4">u</text:span><text:bookmark text:name="MJXc-Node-2065"/><text:span text:style-name="T4">p</text:span><text:bookmark text:name="MJXc-Node-2066"/><text:span text:style-name="T6">{</text:span><text:bookmark text:name="MJXc-Node-2068"/><text:bookmark text:name="MJXc-Node-2067"/><text:span text:style-name="T4">φ</text:span><text:bookmark text:name="MJXc-Node-2073"/><text:bookmark text:name="MJXc-Node-2072"/><text:bookmark text:name="MJXc-Node-2071"/><text:bookmark text:name="MJXc-Node-2070"/><text:bookmark text:name="MJXc-Node-2069"/><text:span text:style-name="T5">β</text:span><text:bookmark text:name="MJXc-Node-2074"/><text:span text:style-name="T7">[</text:span><text:bookmark text:name="MJXc-Node-2075"/><text:span text:style-name="T5">n</text:span><text:bookmark text:name="MJXc-Node-2076"/><text:span text:style-name="T7">]</text:span><text:bookmark text:name="MJXc-Node-2077"/><text:span text:style-name="T6">(</text:span><text:bookmark text:name="MJXc-Node-2079"/><text:bookmark text:name="MJXc-Node-2078"/><text:span text:style-name="T4">φ</text:span><text:bookmark text:name="MJXc-Node-2084"/><text:bookmark text:name="MJXc-Node-2083"/><text:bookmark text:name="MJXc-Node-2082"/><text:bookmark text:name="MJXc-Node-2081"/><text:bookmark text:name="MJXc-Node-2080"/><text:span text:style-name="T5">β</text:span><text:bookmark text:name="MJXc-Node-2085"/><text:span text:style-name="T6">(</text:span><text:bookmark text:name="MJXc-Node-2086"/><text:span text:style-name="T4">γ</text:span><text:bookmark text:name="MJXc-Node-2087"/><text:span text:style-name="T6">)</text:span><text:bookmark text:name="MJXc-Node-2088"/><text:span text:style-name="T6">+</text:span><text:bookmark text:name="MJXc-Node-2089"/><text:span text:style-name="T6">1</text:span><text:bookmark text:name="MJXc-Node-2090"/><text:span text:style-name="T6">)</text:span><text:bookmark text:name="MJXc-Node-2094"/><text:bookmark text:name="MJXc-Node-2093"/><text:bookmark text:name="MJXc-Node-2092"/><text:bookmark text:name="MJXc-Node-2091"/><text:span text:style-name="T6">|</text:span><text:bookmark text:name="MJXc-Node-2096"/><text:bookmark text:name="MJXc-Node-2095"/><text:span text:style-name="T4">n</text:span><text:bookmark text:name="MJXc-Node-2097"/><text:span text:style-name="T8">∈</text:span><text:bookmark text:name="MJXc-Node-2098"/><text:span text:style-name="T4">ω</text:span><text:bookmark text:name="MJXc-Node-2099"/><text:span text:style-name="T6">}</text:span><text:bookmark text:name="MJXc-Node-2100"/><text:span text:style-name="T6">=</text:span><text:bookmark text:name="MJXc-Node-2102"/><text:bookmark text:name="MJXc-Node-2101"/><text:span text:style-name="T4">φ</text:span><text:bookmark text:name="MJXc-Node-2107"/><text:bookmark text:name="MJXc-Node-2106"/><text:bookmark text:name="MJXc-Node-2105"/><text:bookmark text:name="MJXc-Node-2104"/><text:bookmark text:name="MJXc-Node-2103"/><text:span text:style-name="T5">β</text:span><text:bookmark text:name="MJXc-Node-2108"/><text:span text:style-name="T6">(</text:span><text:bookmark text:name="MJXc-Node-2109"/><text:span text:style-name="T4">γ</text:span><text:bookmark text:name="MJXc-Node-2110"/><text:span text:style-name="T6">+</text:span><text:bookmark text:name="MJXc-Node-2111"/><text:span text:style-name="T6">1</text:span><text:bookmark text:name="MJXc-Node-2112"/><text:span text:style-name="T6">)</text:span><text:line-break/><text:line-break/>To show (ii) ---- since <text:bookmark text:name="MJXc-Node-2116"/><text:bookmark text:name="MJXc-Node-2115"/><text:bookmark text:name="MJXc-Node-2114"/><text:bookmark text:name="MJXc-Node-2113"/><text:bookmark text:name="MathJax-Element-132-Frame"/><text:span text:style-name="T4">φ</text:span><text:bookmark text:name="MJXc-Node-2119"/><text:bookmark text:name="MJXc-Node-2118"/><text:bookmark text:name="MJXc-Node-2117"/><text:span text:style-name="T5">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4">φ</text:span><text:bookmark text:name="MJXc-Node-2126"/><text:bookmark text:name="MJXc-Node-2125"/><text:bookmark text:name="MJXc-Node-2124"/><text:span text:style-name="T5">α</text:span>'s (where <text:bookmark text:name="MJXc-Node-2129"/><text:bookmark text:name="MJXc-Node-2128"/><text:bookmark text:name="MJXc-Node-2127"/><text:bookmark text:name="MathJax-Element-134-Frame"/><text:span text:style-name="T4">α</text:span><text:bookmark text:name="MJXc-Node-2130"/><text:span text:style-name="T6">&lt;</text:span><text:bookmark text:name="MJXc-Node-2131"/><text:span text:style-name="T4">β</text:span>), we can do this by proving the following two facts:<text:line-break/>(1) <text:bookmark text:name="MJXc-Node-2134"/><text:bookmark text:name="MJXc-Node-2133"/><text:bookmark text:name="MJXc-Node-2132"/><text:bookmark text:name="MathJax-Element-135-Frame"/><text:span text:style-name="T4">s</text:span><text:bookmark text:name="MJXc-Node-2135"/><text:span text:style-name="T4">u</text:span><text:bookmark text:name="MJXc-Node-2136"/><text:span text:style-name="T4">p</text:span><text:bookmark text:name="MJXc-Node-2137"/><text:span text:style-name="T6">{</text:span><text:bookmark text:name="MJXc-Node-2139"/><text:bookmark text:name="MJXc-Node-2138"/><text:span text:style-name="T4">φ</text:span><text:bookmark text:name="MJXc-Node-2144"/><text:bookmark text:name="MJXc-Node-2143"/><text:bookmark text:name="MJXc-Node-2142"/><text:bookmark text:name="MJXc-Node-2141"/><text:bookmark text:name="MJXc-Node-2140"/><text:span text:style-name="T5">β</text:span><text:bookmark text:name="MJXc-Node-2145"/><text:span text:style-name="T7">[</text:span><text:bookmark text:name="MJXc-Node-2146"/><text:span text:style-name="T5">n</text:span><text:bookmark text:name="MJXc-Node-2147"/><text:span text:style-name="T7">]</text:span><text:bookmark text:name="MJXc-Node-2148"/><text:span text:style-name="T6">(</text:span><text:bookmark text:name="MJXc-Node-2150"/><text:bookmark text:name="MJXc-Node-2149"/><text:span text:style-name="T4">φ</text:span><text:bookmark text:name="MJXc-Node-2155"/><text:bookmark text:name="MJXc-Node-2154"/><text:bookmark text:name="MJXc-Node-2153"/><text:bookmark text:name="MJXc-Node-2152"/><text:bookmark text:name="MJXc-Node-2151"/><text:span text:style-name="T5">β</text:span><text:bookmark text:name="MJXc-Node-2156"/><text:span text:style-name="T6">(</text:span><text:bookmark text:name="MJXc-Node-2157"/><text:span text:style-name="T4">γ</text:span><text:bookmark text:name="MJXc-Node-2158"/><text:span text:style-name="T6">)</text:span><text:bookmark text:name="MJXc-Node-2159"/><text:span text:style-name="T6">+</text:span><text:bookmark text:name="MJXc-Node-2160"/><text:span text:style-name="T6">1</text:span><text:bookmark text:name="MJXc-Node-2161"/><text:span text:style-name="T6">)</text:span><text:bookmark text:name="MJXc-Node-2165"/><text:bookmark text:name="MJXc-Node-2164"/><text:bookmark text:name="MJXc-Node-2163"/><text:bookmark text:name="MJXc-Node-2162"/><text:span text:style-name="T6">|</text:span><text:bookmark text:name="MJXc-Node-2167"/><text:bookmark text:name="MJXc-Node-2166"/><text:span text:style-name="T4">n</text:span><text:bookmark text:name="MJXc-Node-2168"/><text:span text:style-name="T8">∈</text:span><text:bookmark text:name="MJXc-Node-2169"/><text:span text:style-name="T4">ω</text:span><text:bookmark text:name="MJXc-Node-2170"/><text:span text:style-name="T6">}</text:span> is a common fixed point for all <text:bookmark text:name="MJXc-Node-2174"/><text:bookmark text:name="MJXc-Node-2173"/><text:bookmark text:name="MJXc-Node-2172"/><text:bookmark text:name="MJXc-Node-2171"/><text:bookmark text:name="MathJax-Element-136-Frame"/><text:span text:style-name="T4">φ</text:span><text:bookmark text:name="MJXc-Node-2177"/><text:bookmark text:name="MJXc-Node-2176"/><text:bookmark text:name="MJXc-Node-2175"/><text:span text:style-name="T5">α</text:span>'s (where <text:bookmark text:name="MJXc-Node-2180"/><text:bookmark text:name="MJXc-Node-2179"/><text:bookmark text:name="MJXc-Node-2178"/><text:bookmark text:name="MathJax-Element-137-Frame"/><text:span text:style-name="T4">α</text:span><text:bookmark text:name="MJXc-Node-2181"/><text:span text:style-name="T6">&lt;</text:span><text:bookmark text:name="MJXc-Node-2182"/><text:span text:style-name="T4">β</text:span>).<text:line-break/>(2) There is no value between <text:bookmark text:name="MJXc-Node-2186"/><text:bookmark text:name="MJXc-Node-2185"/><text:bookmark text:name="MJXc-Node-2184"/><text:bookmark text:name="MJXc-Node-2183"/><text:bookmark text:name="MathJax-Element-138-Frame"/><text:span text:style-name="T4">φ</text:span><text:bookmark text:name="MJXc-Node-2191"/><text:bookmark text:name="MJXc-Node-2190"/><text:bookmark text:name="MJXc-Node-2189"/><text:bookmark text:name="MJXc-Node-2188"/><text:bookmark text:name="MJXc-Node-2187"/><text:span text:style-name="T5">β</text:span><text:bookmark text:name="MJXc-Node-2192"/><text:span text:style-name="T6">(</text:span><text:bookmark text:name="MJXc-Node-2193"/><text:span text:style-name="T4">γ</text:span><text:bookmark text:name="MJXc-Node-2194"/><text:span text:style-name="T6">)</text:span> and <text:bookmark text:name="MJXc-Node-2197"/><text:bookmark text:name="MJXc-Node-2196"/><text:bookmark text:name="MJXc-Node-2195"/><text:bookmark text:name="MathJax-Element-139-Frame"/><text:span text:style-name="T4">s</text:span><text:bookmark text:name="MJXc-Node-2198"/><text:span text:style-name="T4">u</text:span><text:bookmark text:name="MJXc-Node-2199"/><text:span text:style-name="T4">p</text:span><text:bookmark text:name="MJXc-Node-2200"/><text:span text:style-name="T6">{</text:span><text:bookmark text:name="MJXc-Node-2202"/><text:bookmark text:name="MJXc-Node-2201"/><text:span text:style-name="T4">φ</text:span><text:bookmark text:name="MJXc-Node-2207"/><text:bookmark text:name="MJXc-Node-2206"/><text:bookmark text:name="MJXc-Node-2205"/><text:bookmark text:name="MJXc-Node-2204"/><text:bookmark text:name="MJXc-Node-2203"/><text:span text:style-name="T5">β</text:span><text:bookmark text:name="MJXc-Node-2208"/><text:span text:style-name="T7">[</text:span><text:bookmark text:name="MJXc-Node-2209"/><text:span text:style-name="T5">n</text:span><text:bookmark text:name="MJXc-Node-2210"/><text:span text:style-name="T7">]</text:span><text:bookmark text:name="MJXc-Node-2211"/><text:span text:style-name="T6">(</text:span><text:bookmark text:name="MJXc-Node-2213"/><text:bookmark text:name="MJXc-Node-2212"/><text:span text:style-name="T4">φ</text:span><text:bookmark text:name="MJXc-Node-2218"/><text:bookmark text:name="MJXc-Node-2217"/><text:bookmark text:name="MJXc-Node-2216"/><text:bookmark text:name="MJXc-Node-2215"/><text:bookmark text:name="MJXc-Node-2214"/><text:span text:style-name="T5">β</text:span><text:bookmark text:name="MJXc-Node-2219"/><text:span text:style-name="T6">(</text:span><text:bookmark text:name="MJXc-Node-2220"/><text:span text:style-name="T4">γ</text:span><text:bookmark text:name="MJXc-Node-2221"/><text:span text:style-name="T6">)</text:span><text:bookmark text:name="MJXc-Node-2222"/><text:span text:style-name="T6">+</text:span><text:bookmark text:name="MJXc-Node-2223"/><text:span text:style-name="T6">1</text:span><text:bookmark text:name="MJXc-Node-2224"/><text:span text:style-name="T6">)</text:span><text:bookmark text:name="MJXc-Node-2228"/><text:bookmark text:name="MJXc-Node-2227"/><text:bookmark text:name="MJXc-Node-2226"/><text:bookmark text:name="MJXc-Node-2225"/><text:span text:style-name="T6">|</text:span><text:bookmark text:name="MJXc-Node-2230"/><text:bookmark text:name="MJXc-Node-2229"/><text:span text:style-name="T4">n</text:span><text:bookmark text:name="MJXc-Node-2231"/><text:span text:style-name="T8">∈</text:span><text:bookmark text:name="MJXc-Node-2232"/><text:span text:style-name="T4">ω</text:span><text:bookmark text:name="MJXc-Node-2233"/><text:span text:style-name="T6">}</text:span> that is a common fixed point for all <text:bookmark text:name="MJXc-Node-2237"/><text:bookmark text:name="MJXc-Node-2236"/><text:bookmark text:name="MJXc-Node-2235"/><text:bookmark text:name="MJXc-Node-2234"/><text:bookmark text:name="MathJax-Element-140-Frame"/><text:span text:style-name="T4">φ</text:span><text:bookmark text:name="MJXc-Node-2240"/><text:bookmark text:name="MJXc-Node-2239"/><text:bookmark text:name="MJXc-Node-2238"/><text:span text:style-name="T5">α</text:span>'s (where <text:bookmark text:name="MJXc-Node-2243"/><text:bookmark text:name="MJXc-Node-2242"/><text:bookmark text:name="MJXc-Node-2241"/><text:bookmark text:name="MathJax-Element-141-Frame"/><text:span text:style-name="T4">α</text:span><text:bookmark text:name="MJXc-Node-2244"/><text:span text:style-name="T6">&lt;</text:span><text:bookmark text:name="MJXc-Node-2245"/><text:span text:style-name="T4">β</text:span>).</text:p>
      <text:p text:style-name="P74"><text:span text:style-name="T9">(i) seems intuitively plausible to me, and also (2), the less evident is (1), but I have perhaps an idea of a possible proof.</text:span><text:line-break/><text:line-break/><text:span text:style-name="T9">We have to prove that </text:span><text:bookmark text:name="MJXc-Node-2248"/><text:bookmark text:name="MJXc-Node-2247"/><text:bookmark text:name="MJXc-Node-2246"/><text:bookmark text:name="MathJax-Element-142-Frame"/><text:span text:style-name="T12">s</text:span><text:bookmark text:name="MJXc-Node-2249"/><text:span text:style-name="T12">u</text:span><text:bookmark text:name="MJXc-Node-2250"/><text:span text:style-name="T12">p</text:span><text:bookmark text:name="MJXc-Node-2251"/><text:span text:style-name="T16">{</text:span><text:bookmark text:name="MJXc-Node-2253"/><text:bookmark text:name="MJXc-Node-2252"/><text:span text:style-name="T12">φ</text:span><text:bookmark text:name="MJXc-Node-2258"/><text:bookmark text:name="MJXc-Node-2257"/><text:bookmark text:name="MJXc-Node-2256"/><text:bookmark text:name="MJXc-Node-2255"/><text:bookmark text:name="MJXc-Node-2254"/><text:span text:style-name="T13">β</text:span><text:bookmark text:name="MJXc-Node-2259"/><text:span text:style-name="T17">[</text:span><text:bookmark text:name="MJXc-Node-2260"/><text:span text:style-name="T13">n</text:span><text:bookmark text:name="MJXc-Node-2261"/><text:span text:style-name="T17">]</text:span><text:bookmark text:name="MJXc-Node-2262"/><text:span text:style-name="T16">(</text:span><text:bookmark text:name="MJXc-Node-2264"/><text:bookmark text:name="MJXc-Node-2263"/><text:span text:style-name="T12">φ</text:span><text:bookmark text:name="MJXc-Node-2269"/><text:bookmark text:name="MJXc-Node-2268"/><text:bookmark text:name="MJXc-Node-2267"/><text:bookmark text:name="MJXc-Node-2266"/><text:bookmark text:name="MJXc-Node-2265"/><text:span text:style-name="T13">β</text:span><text:bookmark text:name="MJXc-Node-2270"/><text:span text:style-name="T16">(</text:span><text:bookmark text:name="MJXc-Node-2271"/><text:span text:style-name="T12">γ</text:span><text:bookmark text:name="MJXc-Node-2272"/><text:span text:style-name="T16">)</text:span><text:bookmark text:name="MJXc-Node-2273"/><text:span text:style-name="T16">+</text:span><text:bookmark text:name="MJXc-Node-2274"/><text:span text:style-name="T16">1</text:span><text:bookmark text:name="MJXc-Node-2275"/><text:span text:style-name="T16">)</text:span><text:bookmark text:name="MJXc-Node-2279"/><text:bookmark text:name="MJXc-Node-2278"/><text:bookmark text:name="MJXc-Node-2277"/><text:bookmark text:name="MJXc-Node-2276"/><text:span text:style-name="T16">|</text:span><text:bookmark text:name="MJXc-Node-2281"/><text:bookmark text:name="MJXc-Node-2280"/><text:span text:style-name="T12">n</text:span><text:bookmark text:name="MJXc-Node-2282"/><text:span text:style-name="T11">∈</text:span><text:bookmark text:name="MJXc-Node-2283"/><text:span text:style-name="T12">ω</text:span><text:bookmark text:name="MJXc-Node-2284"/><text:span text:style-name="T16">}</text:span><text:span text:style-name="T21"> </text:span><text:span text:style-name="T9">is a common fixed point for all </text:span><text:bookmark text:name="MJXc-Node-2288"/><text:bookmark text:name="MJXc-Node-2287"/><text:bookmark text:name="MJXc-Node-2286"/><text:bookmark text:name="MJXc-Node-2285"/><text:bookmark text:name="MathJax-Element-143-Frame"/><text:span text:style-name="T12">φ</text:span><text:bookmark text:name="MJXc-Node-2291"/><text:bookmark text:name="MJXc-Node-2290"/><text:bookmark text:name="MJXc-Node-2289"/><text:span text:style-name="T13">α</text:span><text:span text:style-name="T9">'s (where </text:span><text:bookmark text:name="MJXc-Node-2294"/><text:bookmark text:name="MJXc-Node-2293"/><text:bookmark text:name="MJXc-Node-2292"/><text:bookmark text:name="MathJax-Element-144-Frame"/><text:span text:style-name="T12">α</text:span><text:bookmark text:name="MJXc-Node-2295"/><text:span text:style-name="T16">&lt;</text:span><text:bookmark text:name="MJXc-Node-2296"/><text:span text:style-name="T12">β</text:span><text:span text:style-name="T9">).</text:span><text:line-break/><text:line-break/><text:span text:style-name="T9">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2">φ</text:span><text:bookmark text:name="MJXc-Node-2303"/><text:bookmark text:name="MJXc-Node-2302"/><text:bookmark text:name="MJXc-Node-2301"/><text:span text:style-name="T13">β</text:span><text:bookmark text:name="MJXc-Node-2304"/><text:span text:style-name="T17">[</text:span><text:bookmark text:name="MJXc-Node-2305"/><text:span text:style-name="T13">p</text:span><text:bookmark text:name="MJXc-Node-2306"/><text:span text:style-name="T17">]</text:span><text:span text:style-name="T21"> </text:span><text:span text:style-name="T9">with </text:span><text:bookmark text:name="MJXc-Node-2309"/><text:bookmark text:name="MJXc-Node-2308"/><text:bookmark text:name="MJXc-Node-2307"/><text:bookmark text:name="MathJax-Element-146-Frame"/><text:span text:style-name="T12">p</text:span><text:bookmark text:name="MJXc-Node-2310"/><text:span text:style-name="T11">∈</text:span><text:bookmark text:name="MJXc-Node-2311"/><text:span text:style-name="T12">ω</text:span><text:span text:style-name="T21"> </text:span><text:span text:style-name="T9">(is it true ?) </text:span><text:line-break/><text:line-break/><text:span text:style-name="T9">Then we have to prove that for any </text:span><text:bookmark text:name="MJXc-Node-2314"/><text:bookmark text:name="MJXc-Node-2313"/><text:bookmark text:name="MJXc-Node-2312"/><text:bookmark text:name="MathJax-Element-147-Frame"/><text:span text:style-name="T12">p</text:span><text:bookmark text:name="MJXc-Node-2315"/><text:span text:style-name="T11">∈</text:span><text:bookmark text:name="MJXc-Node-2316"/><text:span text:style-name="T12">ω</text:span><text:span text:style-name="T9">, we have :</text:span><text:line-break/><text:line-break/><text:bookmark text:name="MJXc-Node-2320"/><text:bookmark text:name="MJXc-Node-2319"/><text:bookmark text:name="MJXc-Node-2318"/><text:bookmark text:name="MJXc-Node-2317"/><text:bookmark text:name="MathJax-Element-148-Frame"/><text:span text:style-name="T12">φ</text:span><text:bookmark text:name="MJXc-Node-2323"/><text:bookmark text:name="MJXc-Node-2322"/><text:bookmark text:name="MJXc-Node-2321"/><text:span text:style-name="T13">β</text:span><text:bookmark text:name="MJXc-Node-2324"/><text:span text:style-name="T17">[</text:span><text:bookmark text:name="MJXc-Node-2325"/><text:span text:style-name="T13">p</text:span><text:bookmark text:name="MJXc-Node-2326"/><text:span text:style-name="T17">]</text:span><text:bookmark text:name="MJXc-Node-2327"/><text:span text:style-name="T16">(</text:span><text:bookmark text:name="MJXc-Node-2328"/><text:span text:style-name="T12">s</text:span><text:bookmark text:name="MJXc-Node-2329"/><text:span text:style-name="T12">u</text:span><text:bookmark text:name="MJXc-Node-2330"/><text:span text:style-name="T12">p</text:span><text:bookmark text:name="MJXc-Node-2331"/><text:span text:style-name="T16">{</text:span><text:bookmark text:name="MJXc-Node-2333"/><text:bookmark text:name="MJXc-Node-2332"/><text:span text:style-name="T12">φ</text:span><text:bookmark text:name="MJXc-Node-2338"/><text:bookmark text:name="MJXc-Node-2337"/><text:bookmark text:name="MJXc-Node-2336"/><text:bookmark text:name="MJXc-Node-2335"/><text:bookmark text:name="MJXc-Node-2334"/><text:span text:style-name="T13">β</text:span><text:bookmark text:name="MJXc-Node-2339"/><text:span text:style-name="T17">[</text:span><text:bookmark text:name="MJXc-Node-2340"/><text:span text:style-name="T13">n</text:span><text:bookmark text:name="MJXc-Node-2341"/><text:span text:style-name="T17">]</text:span><text:bookmark text:name="MJXc-Node-2342"/><text:span text:style-name="T16">(</text:span><text:bookmark text:name="MJXc-Node-2344"/><text:bookmark text:name="MJXc-Node-2343"/><text:span text:style-name="T12">φ</text:span><text:bookmark text:name="MJXc-Node-2349"/><text:bookmark text:name="MJXc-Node-2348"/><text:bookmark text:name="MJXc-Node-2347"/><text:bookmark text:name="MJXc-Node-2346"/><text:bookmark text:name="MJXc-Node-2345"/><text:span text:style-name="T13">β</text:span><text:bookmark text:name="MJXc-Node-2350"/><text:span text:style-name="T16">(</text:span><text:bookmark text:name="MJXc-Node-2351"/><text:span text:style-name="T12">γ</text:span><text:bookmark text:name="MJXc-Node-2352"/><text:span text:style-name="T16">)</text:span><text:bookmark text:name="MJXc-Node-2353"/><text:span text:style-name="T16">+</text:span><text:bookmark text:name="MJXc-Node-2354"/><text:span text:style-name="T16">1</text:span><text:bookmark text:name="MJXc-Node-2355"/><text:span text:style-name="T16">)</text:span><text:bookmark text:name="MJXc-Node-2359"/><text:bookmark text:name="MJXc-Node-2358"/><text:bookmark text:name="MJXc-Node-2357"/><text:bookmark text:name="MJXc-Node-2356"/><text:span text:style-name="T16">|</text:span><text:bookmark text:name="MJXc-Node-2361"/><text:bookmark text:name="MJXc-Node-2360"/><text:span text:style-name="T12">n</text:span><text:bookmark text:name="MJXc-Node-2362"/><text:span text:style-name="T11">∈</text:span><text:bookmark text:name="MJXc-Node-2363"/><text:span text:style-name="T12">ω</text:span><text:bookmark text:name="MJXc-Node-2364"/><text:span text:style-name="T16">}</text:span><text:bookmark text:name="MJXc-Node-2365"/><text:span text:style-name="T16">)</text:span><text:bookmark text:name="MJXc-Node-2366"/><text:span text:style-name="T16">=</text:span><text:bookmark text:name="MJXc-Node-2367"/><text:span text:style-name="T12">s</text:span><text:bookmark text:name="MJXc-Node-2368"/><text:span text:style-name="T12">u</text:span><text:bookmark text:name="MJXc-Node-2369"/><text:span text:style-name="T12">p</text:span><text:bookmark text:name="MJXc-Node-2370"/><text:span text:style-name="T16">{</text:span><text:bookmark text:name="MJXc-Node-2372"/><text:bookmark text:name="MJXc-Node-2371"/><text:span text:style-name="T12">φ</text:span><text:bookmark text:name="MJXc-Node-2377"/><text:bookmark text:name="MJXc-Node-2376"/><text:bookmark text:name="MJXc-Node-2375"/><text:bookmark text:name="MJXc-Node-2374"/><text:bookmark text:name="MJXc-Node-2373"/><text:span text:style-name="T13">β</text:span><text:bookmark text:name="MJXc-Node-2378"/><text:span text:style-name="T17">[</text:span><text:bookmark text:name="MJXc-Node-2379"/><text:span text:style-name="T13">n</text:span><text:bookmark text:name="MJXc-Node-2380"/><text:span text:style-name="T17">]</text:span><text:bookmark text:name="MJXc-Node-2381"/><text:span text:style-name="T16">(</text:span><text:bookmark text:name="MJXc-Node-2383"/><text:bookmark text:name="MJXc-Node-2382"/><text:span text:style-name="T12">φ</text:span><text:bookmark text:name="MJXc-Node-2388"/><text:bookmark text:name="MJXc-Node-2387"/><text:bookmark text:name="MJXc-Node-2386"/><text:bookmark text:name="MJXc-Node-2385"/><text:bookmark text:name="MJXc-Node-2384"/><text:span text:style-name="T13">β</text:span><text:bookmark text:name="MJXc-Node-2389"/><text:span text:style-name="T16">(</text:span><text:bookmark text:name="MJXc-Node-2390"/><text:span text:style-name="T12">γ</text:span><text:bookmark text:name="MJXc-Node-2391"/><text:span text:style-name="T16">)</text:span><text:bookmark text:name="MJXc-Node-2392"/><text:span text:style-name="T16">+</text:span><text:bookmark text:name="MJXc-Node-2393"/><text:span text:style-name="T16">1</text:span><text:bookmark text:name="MJXc-Node-2394"/><text:span text:style-name="T16">)</text:span><text:bookmark text:name="MJXc-Node-2398"/><text:bookmark text:name="MJXc-Node-2397"/><text:bookmark text:name="MJXc-Node-2396"/><text:bookmark text:name="MJXc-Node-2395"/><text:span text:style-name="T16">|</text:span><text:bookmark text:name="MJXc-Node-2400"/><text:bookmark text:name="MJXc-Node-2399"/><text:span text:style-name="T12">n</text:span><text:bookmark text:name="MJXc-Node-2401"/><text:span text:style-name="T11">∈</text:span><text:bookmark text:name="MJXc-Node-2402"/><text:span text:style-name="T12">ω</text:span><text:bookmark text:name="MJXc-Node-2403"/><text:span text:style-name="T16">}</text:span><text:line-break/><text:line-break/><text:span text:style-name="T9">We have for a given p :</text:span><text:line-break/><text:line-break/><text:bookmark text:name="MJXc-Node-2407"/><text:bookmark text:name="MJXc-Node-2406"/><text:bookmark text:name="MJXc-Node-2405"/><text:bookmark text:name="MJXc-Node-2404"/><text:bookmark text:name="MathJax-Element-149-Frame"/><text:span text:style-name="T12">φ</text:span><text:bookmark text:name="MJXc-Node-2410"/><text:bookmark text:name="MJXc-Node-2409"/><text:bookmark text:name="MJXc-Node-2408"/><text:span text:style-name="T13">β</text:span><text:bookmark text:name="MJXc-Node-2411"/><text:span text:style-name="T17">[</text:span><text:bookmark text:name="MJXc-Node-2412"/><text:span text:style-name="T13">p</text:span><text:bookmark text:name="MJXc-Node-2413"/><text:span text:style-name="T17">]</text:span><text:bookmark text:name="MJXc-Node-2414"/><text:span text:style-name="T16">(</text:span><text:bookmark text:name="MJXc-Node-2415"/><text:span text:style-name="T12">s</text:span><text:bookmark text:name="MJXc-Node-2416"/><text:span text:style-name="T12">u</text:span><text:bookmark text:name="MJXc-Node-2417"/><text:span text:style-name="T12">p</text:span><text:bookmark text:name="MJXc-Node-2418"/><text:span text:style-name="T16">{</text:span><text:bookmark text:name="MJXc-Node-2420"/><text:bookmark text:name="MJXc-Node-2419"/><text:span text:style-name="T12">φ</text:span><text:bookmark text:name="MJXc-Node-2425"/><text:bookmark text:name="MJXc-Node-2424"/><text:bookmark text:name="MJXc-Node-2423"/><text:bookmark text:name="MJXc-Node-2422"/><text:bookmark text:name="MJXc-Node-2421"/><text:span text:style-name="T13">β</text:span><text:bookmark text:name="MJXc-Node-2426"/><text:span text:style-name="T17">[</text:span><text:bookmark text:name="MJXc-Node-2427"/><text:span text:style-name="T13">n</text:span><text:bookmark text:name="MJXc-Node-2428"/><text:span text:style-name="T17">]</text:span><text:bookmark text:name="MJXc-Node-2429"/><text:span text:style-name="T16">(</text:span><text:bookmark text:name="MJXc-Node-2431"/><text:bookmark text:name="MJXc-Node-2430"/><text:span text:style-name="T12">φ</text:span><text:bookmark text:name="MJXc-Node-2436"/><text:bookmark text:name="MJXc-Node-2435"/><text:bookmark text:name="MJXc-Node-2434"/><text:bookmark text:name="MJXc-Node-2433"/><text:bookmark text:name="MJXc-Node-2432"/><text:span text:style-name="T13">β</text:span><text:bookmark text:name="MJXc-Node-2437"/><text:span text:style-name="T16">(</text:span><text:bookmark text:name="MJXc-Node-2438"/><text:span text:style-name="T12">γ</text:span><text:bookmark text:name="MJXc-Node-2439"/><text:span text:style-name="T16">)</text:span><text:bookmark text:name="MJXc-Node-2440"/><text:span text:style-name="T16">+</text:span><text:bookmark text:name="MJXc-Node-2441"/><text:span text:style-name="T16">1</text:span><text:bookmark text:name="MJXc-Node-2442"/><text:span text:style-name="T16">)</text:span><text:bookmark text:name="MJXc-Node-2446"/><text:bookmark text:name="MJXc-Node-2445"/><text:bookmark text:name="MJXc-Node-2444"/><text:bookmark text:name="MJXc-Node-2443"/><text:span text:style-name="T16">|</text:span><text:bookmark text:name="MJXc-Node-2448"/><text:bookmark text:name="MJXc-Node-2447"/><text:span text:style-name="T12">n</text:span><text:bookmark text:name="MJXc-Node-2449"/><text:span text:style-name="T11">∈</text:span><text:bookmark text:name="MJXc-Node-2450"/><text:span text:style-name="T12">ω</text:span><text:bookmark text:name="MJXc-Node-2451"/><text:span text:style-name="T16">}</text:span><text:bookmark text:name="MJXc-Node-2452"/><text:span text:style-name="T16">)</text:span><text:line-break/><text:line-break/><text:bookmark text:name="MJXc-Node-2455"/><text:bookmark text:name="MJXc-Node-2454"/><text:bookmark text:name="MJXc-Node-2453"/><text:bookmark text:name="MathJax-Element-150-Frame"/><text:span text:style-name="T16">=</text:span><text:bookmark text:name="MJXc-Node-2457"/><text:bookmark text:name="MJXc-Node-2456"/><text:span text:style-name="T12">φ</text:span><text:bookmark text:name="MJXc-Node-2460"/><text:bookmark text:name="MJXc-Node-2459"/><text:bookmark text:name="MJXc-Node-2458"/><text:span text:style-name="T13">β</text:span><text:bookmark text:name="MJXc-Node-2461"/><text:span text:style-name="T17">[</text:span><text:bookmark text:name="MJXc-Node-2462"/><text:span text:style-name="T13">p</text:span><text:bookmark text:name="MJXc-Node-2463"/><text:span text:style-name="T17">]</text:span><text:bookmark text:name="MJXc-Node-2464"/><text:span text:style-name="T16">(</text:span><text:bookmark text:name="MJXc-Node-2466"/><text:bookmark text:name="MJXc-Node-2465"/><text:span text:style-name="T12">φ</text:span><text:bookmark text:name="MJXc-Node-2469"/><text:bookmark text:name="MJXc-Node-2468"/><text:bookmark text:name="MJXc-Node-2467"/><text:span text:style-name="T13">β</text:span><text:bookmark text:name="MJXc-Node-2470"/><text:span text:style-name="T17">[</text:span><text:bookmark text:name="MJXc-Node-2471"/><text:span text:style-name="T17">0</text:span><text:bookmark text:name="MJXc-Node-2472"/><text:span text:style-name="T17">]</text:span><text:bookmark text:name="MJXc-Node-2473"/><text:span text:style-name="T16">(</text:span><text:bookmark text:name="MJXc-Node-2475"/><text:bookmark text:name="MJXc-Node-2474"/><text:span text:style-name="T12">φ</text:span><text:bookmark text:name="MJXc-Node-2480"/><text:bookmark text:name="MJXc-Node-2479"/><text:bookmark text:name="MJXc-Node-2478"/><text:bookmark text:name="MJXc-Node-2477"/><text:bookmark text:name="MJXc-Node-2476"/><text:span text:style-name="T13">β</text:span><text:bookmark text:name="MJXc-Node-2481"/><text:span text:style-name="T16">(</text:span><text:bookmark text:name="MJXc-Node-2482"/><text:span text:style-name="T12">γ</text:span><text:bookmark text:name="MJXc-Node-2483"/><text:span text:style-name="T16">)</text:span><text:bookmark text:name="MJXc-Node-2484"/><text:span text:style-name="T16">+</text:span><text:bookmark text:name="MJXc-Node-2485"/><text:span text:style-name="T16">1</text:span><text:bookmark text:name="MJXc-Node-2486"/><text:span text:style-name="T16">)</text:span><text:bookmark text:name="MJXc-Node-2487"/><text:span text:style-name="T11"> </text:span><text:bookmark text:name="MJXc-Node-2488"/><text:span text:style-name="T11">∪</text:span><text:bookmark text:name="MJXc-Node-2489"/><text:span text:style-name="T11"> </text:span><text:bookmark text:name="MJXc-Node-2491"/><text:bookmark text:name="MJXc-Node-2490"/><text:span text:style-name="T12">φ</text:span><text:bookmark text:name="MJXc-Node-2494"/><text:bookmark text:name="MJXc-Node-2493"/><text:bookmark text:name="MJXc-Node-2492"/><text:span text:style-name="T13">β</text:span><text:bookmark text:name="MJXc-Node-2495"/><text:span text:style-name="T17">[</text:span><text:bookmark text:name="MJXc-Node-2496"/><text:span text:style-name="T17">1</text:span><text:bookmark text:name="MJXc-Node-2497"/><text:span text:style-name="T17">]</text:span><text:bookmark text:name="MJXc-Node-2498"/><text:span text:style-name="T16">(</text:span><text:bookmark text:name="MJXc-Node-2500"/><text:bookmark text:name="MJXc-Node-2499"/><text:span text:style-name="T12">φ</text:span><text:bookmark text:name="MJXc-Node-2505"/><text:bookmark text:name="MJXc-Node-2504"/><text:bookmark text:name="MJXc-Node-2503"/><text:bookmark text:name="MJXc-Node-2502"/><text:bookmark text:name="MJXc-Node-2501"/><text:span text:style-name="T13">β</text:span><text:bookmark text:name="MJXc-Node-2506"/><text:span text:style-name="T16">(</text:span><text:bookmark text:name="MJXc-Node-2507"/><text:span text:style-name="T12">γ</text:span><text:bookmark text:name="MJXc-Node-2508"/><text:span text:style-name="T16">)</text:span><text:bookmark text:name="MJXc-Node-2509"/><text:span text:style-name="T16">+</text:span><text:bookmark text:name="MJXc-Node-2510"/><text:span text:style-name="T16">1</text:span><text:bookmark text:name="MJXc-Node-2511"/><text:span text:style-name="T16">)</text:span><text:bookmark text:name="MJXc-Node-2512"/><text:span text:style-name="T11"> </text:span><text:bookmark text:name="MJXc-Node-2513"/><text:span text:style-name="T11">∪</text:span><text:bookmark text:name="MJXc-Node-2514"/><text:span text:style-name="T11"> </text:span><text:bookmark text:name="MJXc-Node-2515"/><text:span text:style-name="T16">.</text:span><text:bookmark text:name="MJXc-Node-2516"/><text:span text:style-name="T16">.</text:span><text:bookmark text:name="MJXc-Node-2517"/><text:span text:style-name="T16">.</text:span><text:bookmark text:name="MJXc-Node-2518"/><text:span text:style-name="T11"> </text:span><text:bookmark text:name="MJXc-Node-2519"/><text:span text:style-name="T11">∪</text:span><text:bookmark text:name="MJXc-Node-2520"/><text:span text:style-name="T11"> </text:span><text:bookmark text:name="MJXc-Node-2522"/><text:bookmark text:name="MJXc-Node-2521"/><text:span text:style-name="T12">φ</text:span><text:bookmark text:name="MJXc-Node-2525"/><text:bookmark text:name="MJXc-Node-2524"/><text:bookmark text:name="MJXc-Node-2523"/><text:span text:style-name="T13">β</text:span><text:bookmark text:name="MJXc-Node-2526"/><text:span text:style-name="T17">[</text:span><text:bookmark text:name="MJXc-Node-2527"/><text:span text:style-name="T13">p</text:span><text:bookmark text:name="MJXc-Node-2528"/><text:span text:style-name="T17">]</text:span><text:bookmark text:name="MJXc-Node-2529"/><text:span text:style-name="T16">(</text:span><text:bookmark text:name="MJXc-Node-2531"/><text:bookmark text:name="MJXc-Node-2530"/><text:span text:style-name="T12">φ</text:span><text:bookmark text:name="MJXc-Node-2536"/><text:bookmark text:name="MJXc-Node-2535"/><text:bookmark text:name="MJXc-Node-2534"/><text:bookmark text:name="MJXc-Node-2533"/><text:bookmark text:name="MJXc-Node-2532"/><text:span text:style-name="T13">β</text:span><text:bookmark text:name="MJXc-Node-2537"/><text:span text:style-name="T16">(</text:span><text:bookmark text:name="MJXc-Node-2538"/><text:span text:style-name="T12">γ</text:span><text:bookmark text:name="MJXc-Node-2539"/><text:span text:style-name="T16">)</text:span><text:bookmark text:name="MJXc-Node-2540"/><text:span text:style-name="T16">+</text:span><text:bookmark text:name="MJXc-Node-2541"/><text:span text:style-name="T16">1</text:span><text:bookmark text:name="MJXc-Node-2542"/><text:span text:style-name="T16">)</text:span><text:bookmark text:name="MJXc-Node-2543"/><text:span text:style-name="T11"> </text:span><text:bookmark text:name="MJXc-Node-2544"/><text:span text:style-name="T11">∪</text:span><text:bookmark text:name="MJXc-Node-2545"/><text:span text:style-name="T11"> </text:span><text:bookmark text:name="MJXc-Node-2547"/><text:bookmark text:name="MJXc-Node-2546"/><text:span text:style-name="T12">φ</text:span><text:bookmark text:name="MJXc-Node-2550"/><text:bookmark text:name="MJXc-Node-2549"/><text:bookmark text:name="MJXc-Node-2548"/><text:span text:style-name="T13">β</text:span><text:bookmark text:name="MJXc-Node-2551"/><text:span text:style-name="T17">[</text:span><text:bookmark text:name="MJXc-Node-2552"/><text:span text:style-name="T13">p</text:span><text:bookmark text:name="MJXc-Node-2553"/><text:span text:style-name="T17">+</text:span><text:bookmark text:name="MJXc-Node-2554"/><text:span text:style-name="T17">1</text:span><text:bookmark text:name="MJXc-Node-2555"/><text:span text:style-name="T17">]</text:span><text:bookmark text:name="MJXc-Node-2556"/><text:span text:style-name="T16">(</text:span><text:bookmark text:name="MJXc-Node-2558"/><text:bookmark text:name="MJXc-Node-2557"/><text:span text:style-name="T12">φ</text:span><text:bookmark text:name="MJXc-Node-2563"/><text:bookmark text:name="MJXc-Node-2562"/><text:bookmark text:name="MJXc-Node-2561"/><text:bookmark text:name="MJXc-Node-2560"/><text:bookmark text:name="MJXc-Node-2559"/><text:span text:style-name="T13">β</text:span><text:bookmark text:name="MJXc-Node-2564"/><text:span text:style-name="T16">(</text:span><text:bookmark text:name="MJXc-Node-2565"/><text:span text:style-name="T12">γ</text:span><text:bookmark text:name="MJXc-Node-2566"/><text:span text:style-name="T16">)</text:span><text:bookmark text:name="MJXc-Node-2567"/><text:span text:style-name="T16">+</text:span><text:bookmark text:name="MJXc-Node-2568"/><text:span text:style-name="T16">1</text:span><text:bookmark text:name="MJXc-Node-2569"/><text:span text:style-name="T16">)</text:span><text:bookmark text:name="MJXc-Node-2570"/><text:span text:style-name="T11"> </text:span><text:bookmark text:name="MJXc-Node-2571"/><text:span text:style-name="T11">∪</text:span><text:bookmark text:name="MJXc-Node-2572"/><text:span text:style-name="T11"> </text:span><text:bookmark text:name="MJXc-Node-2573"/><text:span text:style-name="T16">.</text:span><text:bookmark text:name="MJXc-Node-2574"/><text:span text:style-name="T16">.</text:span><text:bookmark text:name="MJXc-Node-2575"/><text:span text:style-name="T16">.</text:span><text:bookmark text:name="MJXc-Node-2576"/><text:span text:style-name="T16">)</text:span><text:line-break/><text:line-break/><text:bookmark text:name="MJXc-Node-2579"/><text:bookmark text:name="MJXc-Node-2578"/><text:bookmark text:name="MJXc-Node-2577"/><text:bookmark text:name="MathJax-Element-151-Frame"/><text:span text:style-name="T16">=</text:span><text:bookmark text:name="MJXc-Node-2581"/><text:bookmark text:name="MJXc-Node-2580"/><text:span text:style-name="T12">φ</text:span><text:bookmark text:name="MJXc-Node-2584"/><text:bookmark text:name="MJXc-Node-2583"/><text:bookmark text:name="MJXc-Node-2582"/><text:span text:style-name="T13">β</text:span><text:bookmark text:name="MJXc-Node-2585"/><text:span text:style-name="T17">[</text:span><text:bookmark text:name="MJXc-Node-2586"/><text:span text:style-name="T13">p</text:span><text:bookmark text:name="MJXc-Node-2587"/><text:span text:style-name="T17">]</text:span><text:bookmark text:name="MJXc-Node-2588"/><text:span text:style-name="T16">(</text:span><text:bookmark text:name="MJXc-Node-2590"/><text:bookmark text:name="MJXc-Node-2589"/><text:span text:style-name="T12">φ</text:span><text:bookmark text:name="MJXc-Node-2593"/><text:bookmark text:name="MJXc-Node-2592"/><text:bookmark text:name="MJXc-Node-2591"/><text:span text:style-name="T13">β</text:span><text:bookmark text:name="MJXc-Node-2594"/><text:span text:style-name="T17">[</text:span><text:bookmark text:name="MJXc-Node-2595"/><text:span text:style-name="T17">0</text:span><text:bookmark text:name="MJXc-Node-2596"/><text:span text:style-name="T17">]</text:span><text:bookmark text:name="MJXc-Node-2597"/><text:span text:style-name="T16">(</text:span><text:bookmark text:name="MJXc-Node-2599"/><text:bookmark text:name="MJXc-Node-2598"/><text:span text:style-name="T12">φ</text:span><text:bookmark text:name="MJXc-Node-2604"/><text:bookmark text:name="MJXc-Node-2603"/><text:bookmark text:name="MJXc-Node-2602"/><text:bookmark text:name="MJXc-Node-2601"/><text:bookmark text:name="MJXc-Node-2600"/><text:span text:style-name="T13">β</text:span><text:bookmark text:name="MJXc-Node-2605"/><text:span text:style-name="T16">(</text:span><text:bookmark text:name="MJXc-Node-2606"/><text:span text:style-name="T12">γ</text:span><text:bookmark text:name="MJXc-Node-2607"/><text:span text:style-name="T16">)</text:span><text:bookmark text:name="MJXc-Node-2608"/><text:span text:style-name="T16">+</text:span><text:bookmark text:name="MJXc-Node-2609"/><text:span text:style-name="T16">1</text:span><text:bookmark text:name="MJXc-Node-2610"/><text:span text:style-name="T16">)</text:span><text:bookmark text:name="MJXc-Node-2611"/><text:span text:style-name="T16">)</text:span><text:bookmark text:name="MJXc-Node-2612"/><text:span text:style-name="T11"> </text:span><text:bookmark text:name="MJXc-Node-2613"/><text:span text:style-name="T11">∪</text:span><text:bookmark text:name="MJXc-Node-2614"/><text:span text:style-name="T11"> </text:span><text:bookmark text:name="MJXc-Node-2616"/><text:bookmark text:name="MJXc-Node-2615"/><text:span text:style-name="T12">φ</text:span><text:bookmark text:name="MJXc-Node-2619"/><text:bookmark text:name="MJXc-Node-2618"/><text:bookmark text:name="MJXc-Node-2617"/><text:span text:style-name="T13">β</text:span><text:bookmark text:name="MJXc-Node-2620"/><text:span text:style-name="T17">[</text:span><text:bookmark text:name="MJXc-Node-2621"/><text:span text:style-name="T13">p</text:span><text:bookmark text:name="MJXc-Node-2622"/><text:span text:style-name="T17">]</text:span><text:bookmark text:name="MJXc-Node-2623"/><text:span text:style-name="T16">(</text:span><text:bookmark text:name="MJXc-Node-2625"/><text:bookmark text:name="MJXc-Node-2624"/><text:span text:style-name="T12">φ</text:span><text:bookmark text:name="MJXc-Node-2628"/><text:bookmark text:name="MJXc-Node-2627"/><text:bookmark text:name="MJXc-Node-2626"/><text:span text:style-name="T13">β</text:span><text:bookmark text:name="MJXc-Node-2629"/><text:span text:style-name="T17">[</text:span><text:bookmark text:name="MJXc-Node-2630"/><text:span text:style-name="T17">1</text:span><text:bookmark text:name="MJXc-Node-2631"/><text:span text:style-name="T17">]</text:span><text:bookmark text:name="MJXc-Node-2632"/><text:span text:style-name="T16">(</text:span><text:bookmark text:name="MJXc-Node-2634"/><text:bookmark text:name="MJXc-Node-2633"/><text:span text:style-name="T12">φ</text:span><text:bookmark text:name="MJXc-Node-2639"/><text:bookmark text:name="MJXc-Node-2638"/><text:bookmark text:name="MJXc-Node-2637"/><text:bookmark text:name="MJXc-Node-2636"/><text:bookmark text:name="MJXc-Node-2635"/><text:span text:style-name="T13">β</text:span><text:bookmark text:name="MJXc-Node-2640"/><text:span text:style-name="T16">(</text:span><text:bookmark text:name="MJXc-Node-2641"/><text:span text:style-name="T12">γ</text:span><text:bookmark text:name="MJXc-Node-2642"/><text:span text:style-name="T16">)</text:span><text:bookmark text:name="MJXc-Node-2643"/><text:span text:style-name="T16">+</text:span><text:bookmark text:name="MJXc-Node-2644"/><text:span text:style-name="T16">1</text:span><text:bookmark text:name="MJXc-Node-2645"/><text:span text:style-name="T16">)</text:span><text:bookmark text:name="MJXc-Node-2646"/><text:span text:style-name="T16">)</text:span><text:bookmark text:name="MJXc-Node-2647"/><text:span text:style-name="T11"> </text:span><text:bookmark text:name="MJXc-Node-2648"/><text:span text:style-name="T11">∪</text:span><text:bookmark text:name="MJXc-Node-2649"/><text:span text:style-name="T11"> </text:span><text:bookmark text:name="MJXc-Node-2650"/><text:span text:style-name="T16">.</text:span><text:bookmark text:name="MJXc-Node-2651"/><text:span text:style-name="T16">.</text:span><text:bookmark text:name="MJXc-Node-2652"/><text:span text:style-name="T16">.</text:span><text:bookmark text:name="MJXc-Node-2653"/><text:span text:style-name="T11"> </text:span><text:bookmark text:name="MJXc-Node-2654"/><text:span text:style-name="T11">∪</text:span><text:bookmark text:name="MJXc-Node-2655"/><text:span text:style-name="T11"> </text:span><text:bookmark text:name="MJXc-Node-2657"/><text:bookmark text:name="MJXc-Node-2656"/><text:span text:style-name="T12">φ</text:span><text:bookmark text:name="MJXc-Node-2660"/><text:bookmark text:name="MJXc-Node-2659"/><text:bookmark text:name="MJXc-Node-2658"/><text:span text:style-name="T13">β</text:span><text:bookmark text:name="MJXc-Node-2661"/><text:span text:style-name="T17">[</text:span><text:bookmark text:name="MJXc-Node-2662"/><text:span text:style-name="T13">p</text:span><text:bookmark text:name="MJXc-Node-2663"/><text:span text:style-name="T17">]</text:span><text:bookmark text:name="MJXc-Node-2664"/><text:span text:style-name="T16">(</text:span><text:bookmark text:name="MJXc-Node-2666"/><text:bookmark text:name="MJXc-Node-2665"/><text:span text:style-name="T12">φ</text:span><text:bookmark text:name="MJXc-Node-2669"/><text:bookmark text:name="MJXc-Node-2668"/><text:bookmark text:name="MJXc-Node-2667"/><text:span text:style-name="T13">β</text:span><text:bookmark text:name="MJXc-Node-2670"/><text:span text:style-name="T17">[</text:span><text:bookmark text:name="MJXc-Node-2671"/><text:span text:style-name="T13">p</text:span><text:bookmark text:name="MJXc-Node-2672"/><text:span text:style-name="T17">]</text:span><text:bookmark text:name="MJXc-Node-2673"/><text:span text:style-name="T16">(</text:span><text:bookmark text:name="MJXc-Node-2675"/><text:bookmark text:name="MJXc-Node-2674"/><text:span text:style-name="T12">φ</text:span><text:bookmark text:name="MJXc-Node-2680"/><text:bookmark text:name="MJXc-Node-2679"/><text:bookmark text:name="MJXc-Node-2678"/><text:bookmark text:name="MJXc-Node-2677"/><text:bookmark text:name="MJXc-Node-2676"/><text:span text:style-name="T13">β</text:span><text:bookmark text:name="MJXc-Node-2681"/><text:span text:style-name="T16">(</text:span><text:bookmark text:name="MJXc-Node-2682"/><text:span text:style-name="T12">γ</text:span><text:bookmark text:name="MJXc-Node-2683"/><text:span text:style-name="T16">)</text:span><text:bookmark text:name="MJXc-Node-2684"/><text:span text:style-name="T16">+</text:span><text:bookmark text:name="MJXc-Node-2685"/><text:span text:style-name="T16">1</text:span><text:bookmark text:name="MJXc-Node-2686"/><text:span text:style-name="T16">)</text:span><text:bookmark text:name="MJXc-Node-2687"/><text:span text:style-name="T16">)</text:span><text:bookmark text:name="MJXc-Node-2688"/><text:span text:style-name="T11"> </text:span><text:bookmark text:name="MJXc-Node-2689"/><text:span text:style-name="T11">∪</text:span><text:bookmark text:name="MJXc-Node-2690"/><text:span text:style-name="T11"> </text:span><text:bookmark text:name="MJXc-Node-2692"/><text:bookmark text:name="MJXc-Node-2691"/><text:span text:style-name="T12">φ</text:span><text:bookmark text:name="MJXc-Node-2695"/><text:bookmark text:name="MJXc-Node-2694"/><text:bookmark text:name="MJXc-Node-2693"/><text:span text:style-name="T13">β</text:span><text:bookmark text:name="MJXc-Node-2696"/><text:span text:style-name="T17">[</text:span><text:bookmark text:name="MJXc-Node-2697"/><text:span text:style-name="T13">p</text:span><text:bookmark text:name="MJXc-Node-2698"/><text:span text:style-name="T17">]</text:span><text:bookmark text:name="MJXc-Node-2699"/><text:span text:style-name="T16">(</text:span><text:bookmark text:name="MJXc-Node-2701"/><text:bookmark text:name="MJXc-Node-2700"/><text:span text:style-name="T12">φ</text:span><text:bookmark text:name="MJXc-Node-2704"/><text:bookmark text:name="MJXc-Node-2703"/><text:bookmark text:name="MJXc-Node-2702"/><text:span text:style-name="T13">β</text:span><text:bookmark text:name="MJXc-Node-2705"/><text:span text:style-name="T17">[</text:span><text:bookmark text:name="MJXc-Node-2706"/><text:span text:style-name="T13">p</text:span><text:bookmark text:name="MJXc-Node-2707"/><text:span text:style-name="T17">+</text:span><text:bookmark text:name="MJXc-Node-2708"/><text:span text:style-name="T17">1</text:span><text:bookmark text:name="MJXc-Node-2709"/><text:span text:style-name="T17">]</text:span><text:bookmark text:name="MJXc-Node-2710"/><text:span text:style-name="T16">(</text:span><text:bookmark text:name="MJXc-Node-2712"/><text:bookmark text:name="MJXc-Node-2711"/><text:span text:style-name="T12">φ</text:span><text:bookmark text:name="MJXc-Node-2717"/><text:bookmark text:name="MJXc-Node-2716"/><text:bookmark text:name="MJXc-Node-2715"/><text:bookmark text:name="MJXc-Node-2714"/><text:bookmark text:name="MJXc-Node-2713"/><text:span text:style-name="T13">β</text:span><text:bookmark text:name="MJXc-Node-2718"/><text:span text:style-name="T16">(</text:span><text:bookmark text:name="MJXc-Node-2719"/><text:span text:style-name="T12">γ</text:span><text:bookmark text:name="MJXc-Node-2720"/><text:span text:style-name="T16">)</text:span><text:bookmark text:name="MJXc-Node-2721"/><text:span text:style-name="T16">+</text:span><text:bookmark text:name="MJXc-Node-2722"/><text:span text:style-name="T16">1</text:span><text:bookmark text:name="MJXc-Node-2723"/><text:span text:style-name="T16">)</text:span><text:bookmark text:name="MJXc-Node-2724"/><text:span text:style-name="T16">)</text:span><text:bookmark text:name="MJXc-Node-2725"/><text:span text:style-name="T11"> </text:span><text:bookmark text:name="MJXc-Node-2726"/><text:span text:style-name="T11">∪</text:span><text:bookmark text:name="MJXc-Node-2727"/><text:span text:style-name="T11"> </text:span><text:bookmark text:name="MJXc-Node-2728"/><text:span text:style-name="T16">.</text:span><text:bookmark text:name="MJXc-Node-2729"/><text:span text:style-name="T16">.</text:span><text:bookmark text:name="MJXc-Node-2730"/><text:span text:style-name="T16">.</text:span><text:line-break/><text:line-break/><text:span text:style-name="T9">But since we have </text:span><text:bookmark text:name="MJXc-Node-2734"/><text:bookmark text:name="MJXc-Node-2733"/><text:bookmark text:name="MJXc-Node-2732"/><text:bookmark text:name="MJXc-Node-2731"/><text:bookmark text:name="MathJax-Element-152-Frame"/><text:span text:style-name="T12">φ</text:span><text:bookmark text:name="MJXc-Node-2735"/><text:span text:style-name="T13">α</text:span><text:bookmark text:name="MJXc-Node-2736"/><text:span text:style-name="T16">(</text:span><text:bookmark text:name="MJXc-Node-2738"/><text:bookmark text:name="MJXc-Node-2737"/><text:span text:style-name="T12">φ</text:span><text:bookmark text:name="MJXc-Node-2739"/><text:span text:style-name="T13">β</text:span><text:bookmark text:name="MJXc-Node-2740"/><text:span text:style-name="T16">(</text:span><text:bookmark text:name="MJXc-Node-2741"/><text:span text:style-name="T12">γ</text:span><text:bookmark text:name="MJXc-Node-2742"/><text:span text:style-name="T16">)</text:span><text:bookmark text:name="MJXc-Node-2743"/><text:span text:style-name="T16">)</text:span><text:bookmark text:name="MJXc-Node-2744"/><text:span text:style-name="T16">=</text:span><text:bookmark text:name="MJXc-Node-2746"/><text:bookmark text:name="MJXc-Node-2745"/><text:span text:style-name="T12">φ</text:span><text:bookmark text:name="MJXc-Node-2747"/><text:span text:style-name="T13">β</text:span><text:bookmark text:name="MJXc-Node-2748"/><text:span text:style-name="T16">(</text:span><text:bookmark text:name="MJXc-Node-2749"/><text:span text:style-name="T12">γ</text:span><text:bookmark text:name="MJXc-Node-2750"/><text:span text:style-name="T16">)</text:span><text:span text:style-name="T21"> </text:span><text:span text:style-name="T9">if </text:span><text:bookmark text:name="MJXc-Node-2753"/><text:bookmark text:name="MJXc-Node-2752"/><text:bookmark text:name="MJXc-Node-2751"/><text:bookmark text:name="MathJax-Element-153-Frame"/><text:span text:style-name="T12">α</text:span><text:bookmark text:name="MJXc-Node-2754"/><text:span text:style-name="T16">&lt;</text:span><text:bookmark text:name="MJXc-Node-2755"/><text:span text:style-name="T12">β</text:span><text:span text:style-name="T9">, and </text:span><text:bookmark text:name="MJXc-Node-2758"/><text:bookmark text:name="MJXc-Node-2757"/><text:bookmark text:name="MJXc-Node-2756"/><text:bookmark text:name="MathJax-Element-154-Frame"/><text:span text:style-name="T12">β</text:span><text:bookmark text:name="MJXc-Node-2759"/><text:span text:style-name="T16">[</text:span><text:bookmark text:name="MJXc-Node-2760"/><text:span text:style-name="T12">p</text:span><text:bookmark text:name="MJXc-Node-2761"/><text:span text:style-name="T16">]</text:span><text:bookmark text:name="MJXc-Node-2762"/><text:span text:style-name="T16">&lt;</text:span><text:bookmark text:name="MJXc-Node-2763"/><text:span text:style-name="T12">β</text:span><text:bookmark text:name="MJXc-Node-2764"/><text:span text:style-name="T16">[</text:span><text:bookmark text:name="MJXc-Node-2765"/><text:span text:style-name="T12">p</text:span><text:bookmark text:name="MJXc-Node-2766"/><text:span text:style-name="T16">+</text:span><text:bookmark text:name="MJXc-Node-2767"/><text:span text:style-name="T16">1</text:span><text:bookmark text:name="MJXc-Node-2768"/><text:span text:style-name="T16">]</text:span><text:span text:style-name="T9">, then </text:span><text:bookmark text:name="MJXc-Node-2772"/><text:bookmark text:name="MJXc-Node-2771"/><text:bookmark text:name="MJXc-Node-2770"/><text:bookmark text:name="MJXc-Node-2769"/><text:bookmark text:name="MathJax-Element-155-Frame"/><text:span text:style-name="T12">φ</text:span><text:bookmark text:name="MJXc-Node-2775"/><text:bookmark text:name="MJXc-Node-2774"/><text:bookmark text:name="MJXc-Node-2773"/><text:span text:style-name="T13">β</text:span><text:bookmark text:name="MJXc-Node-2776"/><text:span text:style-name="T17">[</text:span><text:bookmark text:name="MJXc-Node-2777"/><text:span text:style-name="T13">p</text:span><text:bookmark text:name="MJXc-Node-2778"/><text:span text:style-name="T17">]</text:span><text:bookmark text:name="MJXc-Node-2779"/><text:span text:style-name="T16">(</text:span><text:bookmark text:name="MJXc-Node-2781"/><text:bookmark text:name="MJXc-Node-2780"/><text:span text:style-name="T12">φ</text:span><text:bookmark text:name="MJXc-Node-2784"/><text:bookmark text:name="MJXc-Node-2783"/><text:bookmark text:name="MJXc-Node-2782"/><text:span text:style-name="T13">β</text:span><text:bookmark text:name="MJXc-Node-2785"/><text:span text:style-name="T17">[</text:span><text:bookmark text:name="MJXc-Node-2786"/><text:span text:style-name="T13">p</text:span><text:bookmark text:name="MJXc-Node-2787"/><text:span text:style-name="T17">+</text:span><text:bookmark text:name="MJXc-Node-2788"/><text:span text:style-name="T17">1</text:span><text:bookmark text:name="MJXc-Node-2789"/><text:span text:style-name="T17">]</text:span><text:bookmark text:name="MJXc-Node-2790"/><text:span text:style-name="T16">(</text:span><text:bookmark text:name="MJXc-Node-2792"/><text:bookmark text:name="MJXc-Node-2791"/><text:span text:style-name="T12">φ</text:span><text:bookmark text:name="MJXc-Node-2797"/><text:bookmark text:name="MJXc-Node-2796"/><text:bookmark text:name="MJXc-Node-2795"/><text:bookmark text:name="MJXc-Node-2794"/><text:bookmark text:name="MJXc-Node-2793"/><text:span text:style-name="T13">β</text:span><text:bookmark text:name="MJXc-Node-2798"/><text:span text:style-name="T16">(</text:span><text:bookmark text:name="MJXc-Node-2799"/><text:span text:style-name="T12">γ</text:span><text:bookmark text:name="MJXc-Node-2800"/><text:span text:style-name="T16">)</text:span><text:bookmark text:name="MJXc-Node-2801"/><text:span text:style-name="T16">+</text:span><text:bookmark text:name="MJXc-Node-2802"/><text:span text:style-name="T16">1</text:span><text:bookmark text:name="MJXc-Node-2803"/><text:span text:style-name="T16">)</text:span><text:bookmark text:name="MJXc-Node-2804"/><text:span text:style-name="T16">)</text:span><text:bookmark text:name="MJXc-Node-2805"/><text:span text:style-name="T16">=</text:span><text:bookmark text:name="MJXc-Node-2806"/><text:span text:style-name="T16">(</text:span><text:bookmark text:name="MJXc-Node-2808"/><text:bookmark text:name="MJXc-Node-2807"/><text:span text:style-name="T12">φ</text:span><text:bookmark text:name="MJXc-Node-2811"/><text:bookmark text:name="MJXc-Node-2810"/><text:bookmark text:name="MJXc-Node-2809"/><text:span text:style-name="T13">β</text:span><text:bookmark text:name="MJXc-Node-2812"/><text:span text:style-name="T17">[</text:span><text:bookmark text:name="MJXc-Node-2813"/><text:span text:style-name="T13">p</text:span><text:bookmark text:name="MJXc-Node-2814"/><text:span text:style-name="T17">+</text:span><text:bookmark text:name="MJXc-Node-2815"/><text:span text:style-name="T17">1</text:span><text:bookmark text:name="MJXc-Node-2816"/><text:span text:style-name="T17">]</text:span><text:bookmark text:name="MJXc-Node-2817"/><text:span text:style-name="T16">(</text:span><text:bookmark text:name="MJXc-Node-2819"/><text:bookmark text:name="MJXc-Node-2818"/><text:span text:style-name="T12">φ</text:span><text:bookmark text:name="MJXc-Node-2824"/><text:bookmark text:name="MJXc-Node-2823"/><text:bookmark text:name="MJXc-Node-2822"/><text:bookmark text:name="MJXc-Node-2821"/><text:bookmark text:name="MJXc-Node-2820"/><text:span text:style-name="T13">β</text:span><text:bookmark text:name="MJXc-Node-2825"/><text:span text:style-name="T16">(</text:span><text:bookmark text:name="MJXc-Node-2826"/><text:span text:style-name="T12">γ</text:span><text:bookmark text:name="MJXc-Node-2827"/><text:span text:style-name="T16">)</text:span><text:bookmark text:name="MJXc-Node-2828"/><text:span text:style-name="T16">+</text:span><text:bookmark text:name="MJXc-Node-2829"/><text:span text:style-name="T16">1</text:span><text:bookmark text:name="MJXc-Node-2830"/><text:span text:style-name="T16">)</text:span><text:span text:style-name="T9">, idem for the following terms.</text:span><text:line-break/><text:line-break/><text:span text:style-name="T9">So the previous expression is equivalent to : </text:span><text:line-break/><text:line-break/><text:bookmark text:name="MJXc-Node-2834"/><text:bookmark text:name="MJXc-Node-2833"/><text:bookmark text:name="MJXc-Node-2832"/><text:bookmark text:name="MJXc-Node-2831"/><text:bookmark text:name="MathJax-Element-156-Frame"/><text:span text:style-name="T12">φ</text:span><text:bookmark text:name="MJXc-Node-2837"/><text:bookmark text:name="MJXc-Node-2836"/><text:bookmark text:name="MJXc-Node-2835"/><text:span text:style-name="T13">β</text:span><text:bookmark text:name="MJXc-Node-2838"/><text:span text:style-name="T17">[</text:span><text:bookmark text:name="MJXc-Node-2839"/><text:span text:style-name="T13">p</text:span><text:bookmark text:name="MJXc-Node-2840"/><text:span text:style-name="T17">]</text:span><text:bookmark text:name="MJXc-Node-2841"/><text:span text:style-name="T16">(</text:span><text:bookmark text:name="MJXc-Node-2843"/><text:bookmark text:name="MJXc-Node-2842"/><text:span text:style-name="T12">φ</text:span><text:bookmark text:name="MJXc-Node-2846"/><text:bookmark text:name="MJXc-Node-2845"/><text:bookmark text:name="MJXc-Node-2844"/><text:span text:style-name="T13">β</text:span><text:bookmark text:name="MJXc-Node-2847"/><text:span text:style-name="T17">[</text:span><text:bookmark text:name="MJXc-Node-2848"/><text:span text:style-name="T17">0</text:span><text:bookmark text:name="MJXc-Node-2849"/><text:span text:style-name="T17">]</text:span><text:bookmark text:name="MJXc-Node-2850"/><text:span text:style-name="T16">(</text:span><text:bookmark text:name="MJXc-Node-2852"/><text:bookmark text:name="MJXc-Node-2851"/><text:span text:style-name="T12">φ</text:span><text:bookmark text:name="MJXc-Node-2857"/><text:bookmark text:name="MJXc-Node-2856"/><text:bookmark text:name="MJXc-Node-2855"/><text:bookmark text:name="MJXc-Node-2854"/><text:bookmark text:name="MJXc-Node-2853"/><text:span text:style-name="T13">β</text:span><text:bookmark text:name="MJXc-Node-2858"/><text:span text:style-name="T16">(</text:span><text:bookmark text:name="MJXc-Node-2859"/><text:span text:style-name="T12">γ</text:span><text:bookmark text:name="MJXc-Node-2860"/><text:span text:style-name="T16">)</text:span><text:bookmark text:name="MJXc-Node-2861"/><text:span text:style-name="T16">+</text:span><text:bookmark text:name="MJXc-Node-2862"/><text:span text:style-name="T16">1</text:span><text:bookmark text:name="MJXc-Node-2863"/><text:span text:style-name="T16">)</text:span><text:bookmark text:name="MJXc-Node-2864"/><text:span text:style-name="T16">)</text:span><text:bookmark text:name="MJXc-Node-2865"/><text:span text:style-name="T11"> </text:span><text:bookmark text:name="MJXc-Node-2866"/><text:span text:style-name="T11">∪</text:span><text:bookmark text:name="MJXc-Node-2867"/><text:span text:style-name="T11"> </text:span><text:bookmark text:name="MJXc-Node-2869"/><text:bookmark text:name="MJXc-Node-2868"/><text:span text:style-name="T12">φ</text:span><text:bookmark text:name="MJXc-Node-2872"/><text:bookmark text:name="MJXc-Node-2871"/><text:bookmark text:name="MJXc-Node-2870"/><text:span text:style-name="T13">β</text:span><text:bookmark text:name="MJXc-Node-2873"/><text:span text:style-name="T17">[</text:span><text:bookmark text:name="MJXc-Node-2874"/><text:span text:style-name="T13">p</text:span><text:bookmark text:name="MJXc-Node-2875"/><text:span text:style-name="T17">]</text:span><text:bookmark text:name="MJXc-Node-2876"/><text:span text:style-name="T16">(</text:span><text:bookmark text:name="MJXc-Node-2878"/><text:bookmark text:name="MJXc-Node-2877"/><text:span text:style-name="T12">φ</text:span><text:bookmark text:name="MJXc-Node-2881"/><text:bookmark text:name="MJXc-Node-2880"/><text:bookmark text:name="MJXc-Node-2879"/><text:span text:style-name="T13">β</text:span><text:bookmark text:name="MJXc-Node-2882"/><text:span text:style-name="T17">[</text:span><text:bookmark text:name="MJXc-Node-2883"/><text:span text:style-name="T17">1</text:span><text:bookmark text:name="MJXc-Node-2884"/><text:span text:style-name="T17">]</text:span><text:bookmark text:name="MJXc-Node-2885"/><text:span text:style-name="T16">(</text:span><text:bookmark text:name="MJXc-Node-2887"/><text:bookmark text:name="MJXc-Node-2886"/><text:span text:style-name="T12">φ</text:span><text:bookmark text:name="MJXc-Node-2892"/><text:bookmark text:name="MJXc-Node-2891"/><text:bookmark text:name="MJXc-Node-2890"/><text:bookmark text:name="MJXc-Node-2889"/><text:bookmark text:name="MJXc-Node-2888"/><text:span text:style-name="T13">β</text:span><text:bookmark text:name="MJXc-Node-2893"/><text:span text:style-name="T16">(</text:span><text:bookmark text:name="MJXc-Node-2894"/><text:span text:style-name="T12">γ</text:span><text:bookmark text:name="MJXc-Node-2895"/><text:span text:style-name="T16">)</text:span><text:bookmark text:name="MJXc-Node-2896"/><text:span text:style-name="T16">+</text:span><text:bookmark text:name="MJXc-Node-2897"/><text:span text:style-name="T16">1</text:span><text:bookmark text:name="MJXc-Node-2898"/><text:span text:style-name="T16">)</text:span><text:bookmark text:name="MJXc-Node-2899"/><text:span text:style-name="T16">)</text:span><text:bookmark text:name="MJXc-Node-2900"/><text:span text:style-name="T11"> </text:span><text:bookmark text:name="MJXc-Node-2901"/><text:span text:style-name="T11">∪</text:span><text:bookmark text:name="MJXc-Node-2902"/><text:span text:style-name="T11"> </text:span><text:bookmark text:name="MJXc-Node-2903"/><text:span text:style-name="T16">.</text:span><text:bookmark text:name="MJXc-Node-2904"/><text:span text:style-name="T16">.</text:span><text:bookmark text:name="MJXc-Node-2905"/><text:span text:style-name="T16">.</text:span><text:bookmark text:name="MJXc-Node-2906"/><text:span text:style-name="T11"> </text:span><text:bookmark text:name="MJXc-Node-2907"/><text:span text:style-name="T11">∪</text:span><text:bookmark text:name="MJXc-Node-2908"/><text:span text:style-name="T11"> </text:span><text:bookmark text:name="MJXc-Node-2910"/><text:bookmark text:name="MJXc-Node-2909"/><text:span text:style-name="T12">φ</text:span><text:bookmark text:name="MJXc-Node-2913"/><text:bookmark text:name="MJXc-Node-2912"/><text:bookmark text:name="MJXc-Node-2911"/><text:span text:style-name="T13">β</text:span><text:bookmark text:name="MJXc-Node-2914"/><text:span text:style-name="T17">[</text:span><text:bookmark text:name="MJXc-Node-2915"/><text:span text:style-name="T13">p</text:span><text:bookmark text:name="MJXc-Node-2916"/><text:span text:style-name="T17">]</text:span><text:bookmark text:name="MJXc-Node-2917"/><text:span text:style-name="T16">(</text:span><text:bookmark text:name="MJXc-Node-2919"/><text:bookmark text:name="MJXc-Node-2918"/><text:span text:style-name="T12">φ</text:span><text:bookmark text:name="MJXc-Node-2922"/><text:bookmark text:name="MJXc-Node-2921"/><text:bookmark text:name="MJXc-Node-2920"/><text:span text:style-name="T13">β</text:span><text:bookmark text:name="MJXc-Node-2923"/><text:span text:style-name="T17">[</text:span><text:bookmark text:name="MJXc-Node-2924"/><text:span text:style-name="T13">p</text:span><text:bookmark text:name="MJXc-Node-2925"/><text:span text:style-name="T17">]</text:span><text:bookmark text:name="MJXc-Node-2926"/><text:span text:style-name="T16">(</text:span><text:bookmark text:name="MJXc-Node-2928"/><text:bookmark text:name="MJXc-Node-2927"/><text:span text:style-name="T12">φ</text:span><text:bookmark text:name="MJXc-Node-2933"/><text:bookmark text:name="MJXc-Node-2932"/><text:bookmark text:name="MJXc-Node-2931"/><text:bookmark text:name="MJXc-Node-2930"/><text:bookmark text:name="MJXc-Node-2929"/><text:span text:style-name="T13">β</text:span><text:bookmark text:name="MJXc-Node-2934"/><text:span text:style-name="T16">(</text:span><text:bookmark text:name="MJXc-Node-2935"/><text:span text:style-name="T12">γ</text:span><text:bookmark text:name="MJXc-Node-2936"/><text:span text:style-name="T16">)</text:span><text:bookmark text:name="MJXc-Node-2937"/><text:span text:style-name="T16">+</text:span><text:bookmark text:name="MJXc-Node-2938"/><text:span text:style-name="T16">1</text:span><text:bookmark text:name="MJXc-Node-2939"/><text:span text:style-name="T16">)</text:span><text:bookmark text:name="MJXc-Node-2940"/><text:span text:style-name="T16">)</text:span><text:bookmark text:name="MJXc-Node-2941"/><text:span text:style-name="T11"> </text:span><text:bookmark text:name="MJXc-Node-2942"/><text:span text:style-name="T11">∪</text:span><text:bookmark text:name="MJXc-Node-2943"/><text:span text:style-name="T11"> </text:span><text:bookmark text:name="MJXc-Node-2945"/><text:bookmark text:name="MJXc-Node-2944"/><text:span text:style-name="T12">φ</text:span><text:bookmark text:name="MJXc-Node-2948"/><text:bookmark text:name="MJXc-Node-2947"/><text:bookmark text:name="MJXc-Node-2946"/><text:span text:style-name="T13">β</text:span><text:bookmark text:name="MJXc-Node-2949"/><text:span text:style-name="T17">[</text:span><text:bookmark text:name="MJXc-Node-2950"/><text:span text:style-name="T13">p</text:span><text:bookmark text:name="MJXc-Node-2951"/><text:span text:style-name="T17">+</text:span><text:bookmark text:name="MJXc-Node-2952"/><text:span text:style-name="T17">1</text:span><text:bookmark text:name="MJXc-Node-2953"/><text:span text:style-name="T17">]</text:span><text:bookmark text:name="MJXc-Node-2954"/><text:span text:style-name="T16">(</text:span><text:bookmark text:name="MJXc-Node-2956"/><text:bookmark text:name="MJXc-Node-2955"/><text:span text:style-name="T12">φ</text:span><text:bookmark text:name="MJXc-Node-2961"/><text:bookmark text:name="MJXc-Node-2960"/><text:bookmark text:name="MJXc-Node-2959"/><text:bookmark text:name="MJXc-Node-2958"/><text:bookmark text:name="MJXc-Node-2957"/><text:span text:style-name="T13">β</text:span><text:bookmark text:name="MJXc-Node-2962"/><text:span text:style-name="T16">(</text:span><text:bookmark text:name="MJXc-Node-2963"/><text:span text:style-name="T12">γ</text:span><text:bookmark text:name="MJXc-Node-2964"/><text:span text:style-name="T16">)</text:span><text:bookmark text:name="MJXc-Node-2965"/><text:span text:style-name="T16">+</text:span><text:bookmark text:name="MJXc-Node-2966"/><text:span text:style-name="T16">1</text:span><text:bookmark text:name="MJXc-Node-2967"/><text:span text:style-name="T16">)</text:span><text:bookmark text:name="MJXc-Node-2968"/><text:span text:style-name="T11"> </text:span><text:bookmark text:name="MJXc-Node-2969"/><text:span text:style-name="T11">∪</text:span><text:bookmark text:name="MJXc-Node-2970"/><text:span text:style-name="T11"> </text:span><text:bookmark text:name="MJXc-Node-2971"/><text:span text:style-name="T16">.</text:span><text:bookmark text:name="MJXc-Node-2972"/><text:span text:style-name="T16">.</text:span><text:bookmark text:name="MJXc-Node-2973"/><text:span text:style-name="T16">.</text:span><text:line-break/><text:line-break/><text:span text:style-name="T9">We have to prove it is equal to :</text:span><text:line-break/><text:line-break/><text:bookmark text:name="MJXc-Node-2976"/><text:bookmark text:name="MJXc-Node-2975"/><text:bookmark text:name="MJXc-Node-2974"/><text:bookmark text:name="MathJax-Element-157-Frame"/><text:span text:style-name="T12">s</text:span><text:bookmark text:name="MJXc-Node-2977"/><text:span text:style-name="T12">u</text:span><text:bookmark text:name="MJXc-Node-2978"/><text:span text:style-name="T12">p</text:span><text:bookmark text:name="MJXc-Node-2979"/><text:span text:style-name="T16">{</text:span><text:bookmark text:name="MJXc-Node-2981"/><text:bookmark text:name="MJXc-Node-2980"/><text:span text:style-name="T12">φ</text:span><text:bookmark text:name="MJXc-Node-2986"/><text:bookmark text:name="MJXc-Node-2985"/><text:bookmark text:name="MJXc-Node-2984"/><text:bookmark text:name="MJXc-Node-2983"/><text:bookmark text:name="MJXc-Node-2982"/><text:span text:style-name="T13">β</text:span><text:bookmark text:name="MJXc-Node-2987"/><text:span text:style-name="T17">[</text:span><text:bookmark text:name="MJXc-Node-2988"/><text:span text:style-name="T13">n</text:span><text:bookmark text:name="MJXc-Node-2989"/><text:span text:style-name="T17">]</text:span><text:bookmark text:name="MJXc-Node-2990"/><text:span text:style-name="T16">(</text:span><text:bookmark text:name="MJXc-Node-2992"/><text:bookmark text:name="MJXc-Node-2991"/><text:span text:style-name="T12">φ</text:span><text:bookmark text:name="MJXc-Node-2997"/><text:bookmark text:name="MJXc-Node-2996"/><text:bookmark text:name="MJXc-Node-2995"/><text:bookmark text:name="MJXc-Node-2994"/><text:bookmark text:name="MJXc-Node-2993"/><text:span text:style-name="T13">β</text:span><text:bookmark text:name="MJXc-Node-2998"/><text:span text:style-name="T16">(</text:span><text:bookmark text:name="MJXc-Node-2999"/><text:span text:style-name="T12">γ</text:span><text:bookmark text:name="MJXc-Node-3000"/><text:span text:style-name="T16">)</text:span><text:bookmark text:name="MJXc-Node-3001"/><text:span text:style-name="T16">+</text:span><text:bookmark text:name="MJXc-Node-3002"/><text:span text:style-name="T16">1</text:span><text:bookmark text:name="MJXc-Node-3003"/><text:span text:style-name="T16">)</text:span><text:bookmark text:name="MJXc-Node-3007"/><text:bookmark text:name="MJXc-Node-3006"/><text:bookmark text:name="MJXc-Node-3005"/><text:bookmark text:name="MJXc-Node-3004"/><text:span text:style-name="T16">|</text:span><text:bookmark text:name="MJXc-Node-3009"/><text:bookmark text:name="MJXc-Node-3008"/><text:span text:style-name="T12">n</text:span><text:bookmark text:name="MJXc-Node-3010"/><text:span text:style-name="T11">∈</text:span><text:bookmark text:name="MJXc-Node-3011"/><text:span text:style-name="T12">ω</text:span><text:bookmark text:name="MJXc-Node-3012"/><text:span text:style-name="T16">}</text:span><text:bookmark text:name="MJXc-Node-3013"/><text:span text:style-name="T16">=</text:span><text:bookmark text:name="MJXc-Node-3015"/><text:bookmark text:name="MJXc-Node-3014"/><text:span text:style-name="T12">φ</text:span><text:bookmark text:name="MJXc-Node-3020"/><text:bookmark text:name="MJXc-Node-3019"/><text:bookmark text:name="MJXc-Node-3018"/><text:bookmark text:name="MJXc-Node-3017"/><text:bookmark text:name="MJXc-Node-3016"/><text:span text:style-name="T13">β</text:span><text:bookmark text:name="MJXc-Node-3021"/><text:span text:style-name="T17">[</text:span><text:bookmark text:name="MJXc-Node-3022"/><text:span text:style-name="T17">0</text:span><text:bookmark text:name="MJXc-Node-3023"/><text:span text:style-name="T17">]</text:span><text:bookmark text:name="MJXc-Node-3024"/><text:span text:style-name="T16">(</text:span><text:bookmark text:name="MJXc-Node-3026"/><text:bookmark text:name="MJXc-Node-3025"/><text:span text:style-name="T12">φ</text:span><text:bookmark text:name="MJXc-Node-3031"/><text:bookmark text:name="MJXc-Node-3030"/><text:bookmark text:name="MJXc-Node-3029"/><text:bookmark text:name="MJXc-Node-3028"/><text:bookmark text:name="MJXc-Node-3027"/><text:span text:style-name="T13">β</text:span><text:bookmark text:name="MJXc-Node-3032"/><text:span text:style-name="T16">(</text:span><text:bookmark text:name="MJXc-Node-3033"/><text:span text:style-name="T12">γ</text:span><text:bookmark text:name="MJXc-Node-3034"/><text:span text:style-name="T16">)</text:span><text:bookmark text:name="MJXc-Node-3035"/><text:span text:style-name="T16">+</text:span><text:bookmark text:name="MJXc-Node-3036"/><text:span text:style-name="T16">1</text:span><text:bookmark text:name="MJXc-Node-3037"/><text:span text:style-name="T16">)</text:span><text:bookmark text:name="MJXc-Node-3038"/><text:span text:style-name="T11"> </text:span><text:bookmark text:name="MJXc-Node-3039"/><text:span text:style-name="T11">∪</text:span><text:bookmark text:name="MJXc-Node-3040"/><text:span text:style-name="T11"> </text:span><text:bookmark text:name="MJXc-Node-3042"/><text:bookmark text:name="MJXc-Node-3041"/><text:span text:style-name="T12">φ</text:span><text:bookmark text:name="MJXc-Node-3047"/><text:bookmark text:name="MJXc-Node-3046"/><text:bookmark text:name="MJXc-Node-3045"/><text:bookmark text:name="MJXc-Node-3044"/><text:bookmark text:name="MJXc-Node-3043"/><text:span text:style-name="T13">β</text:span><text:bookmark text:name="MJXc-Node-3048"/><text:span text:style-name="T17">[</text:span><text:bookmark text:name="MJXc-Node-3049"/><text:span text:style-name="T17">1</text:span><text:bookmark text:name="MJXc-Node-3050"/><text:span text:style-name="T17">]</text:span><text:bookmark text:name="MJXc-Node-3051"/><text:span text:style-name="T16">(</text:span><text:bookmark text:name="MJXc-Node-3053"/><text:bookmark text:name="MJXc-Node-3052"/><text:span text:style-name="T12">φ</text:span><text:bookmark text:name="MJXc-Node-3058"/><text:bookmark text:name="MJXc-Node-3057"/><text:bookmark text:name="MJXc-Node-3056"/><text:bookmark text:name="MJXc-Node-3055"/><text:bookmark text:name="MJXc-Node-3054"/><text:span text:style-name="T13">β</text:span><text:bookmark text:name="MJXc-Node-3059"/><text:span text:style-name="T16">(</text:span><text:bookmark text:name="MJXc-Node-3060"/><text:span text:style-name="T12">γ</text:span><text:bookmark text:name="MJXc-Node-3061"/><text:span text:style-name="T16">)</text:span><text:bookmark text:name="MJXc-Node-3062"/><text:span text:style-name="T16">+</text:span><text:bookmark text:name="MJXc-Node-3063"/><text:span text:style-name="T16">1</text:span><text:bookmark text:name="MJXc-Node-3064"/><text:span text:style-name="T16">)</text:span><text:bookmark text:name="MJXc-Node-3065"/><text:span text:style-name="T11"> </text:span><text:bookmark text:name="MJXc-Node-3066"/><text:span text:style-name="T11">∪</text:span><text:bookmark text:name="MJXc-Node-3067"/><text:span text:style-name="T11"> </text:span><text:bookmark text:name="MJXc-Node-3068"/><text:span text:style-name="T16">.</text:span><text:bookmark text:name="MJXc-Node-3069"/><text:span text:style-name="T16">.</text:span><text:bookmark text:name="MJXc-Node-3070"/><text:span text:style-name="T16">.</text:span><text:bookmark text:name="MJXc-Node-3071"/><text:span text:style-name="T11"> </text:span><text:bookmark text:name="MJXc-Node-3072"/><text:span text:style-name="T11">∪</text:span><text:bookmark text:name="MJXc-Node-3073"/><text:span text:style-name="T11"> </text:span><text:bookmark text:name="MJXc-Node-3075"/><text:bookmark text:name="MJXc-Node-3074"/><text:span text:style-name="T12">φ</text:span><text:bookmark text:name="MJXc-Node-3080"/><text:bookmark text:name="MJXc-Node-3079"/><text:bookmark text:name="MJXc-Node-3078"/><text:bookmark text:name="MJXc-Node-3077"/><text:bookmark text:name="MJXc-Node-3076"/><text:span text:style-name="T13">β</text:span><text:bookmark text:name="MJXc-Node-3081"/><text:span text:style-name="T17">[</text:span><text:bookmark text:name="MJXc-Node-3082"/><text:span text:style-name="T13">p</text:span><text:bookmark text:name="MJXc-Node-3083"/><text:span text:style-name="T17">]</text:span><text:bookmark text:name="MJXc-Node-3084"/><text:span text:style-name="T16">(</text:span><text:bookmark text:name="MJXc-Node-3086"/><text:bookmark text:name="MJXc-Node-3085"/><text:span text:style-name="T12">φ</text:span><text:bookmark text:name="MJXc-Node-3091"/><text:bookmark text:name="MJXc-Node-3090"/><text:bookmark text:name="MJXc-Node-3089"/><text:bookmark text:name="MJXc-Node-3088"/><text:bookmark text:name="MJXc-Node-3087"/><text:span text:style-name="T13">β</text:span><text:bookmark text:name="MJXc-Node-3092"/><text:span text:style-name="T16">(</text:span><text:bookmark text:name="MJXc-Node-3093"/><text:span text:style-name="T12">γ</text:span><text:bookmark text:name="MJXc-Node-3094"/><text:span text:style-name="T16">)</text:span><text:bookmark text:name="MJXc-Node-3095"/><text:span text:style-name="T16">+</text:span><text:bookmark text:name="MJXc-Node-3096"/><text:span text:style-name="T16">1</text:span><text:bookmark text:name="MJXc-Node-3097"/><text:span text:style-name="T16">)</text:span><text:bookmark text:name="MJXc-Node-3098"/><text:span text:style-name="T11"> </text:span><text:bookmark text:name="MJXc-Node-3099"/><text:span text:style-name="T11">∪</text:span><text:bookmark text:name="MJXc-Node-3100"/><text:span text:style-name="T11"> </text:span><text:bookmark text:name="MJXc-Node-3102"/><text:bookmark text:name="MJXc-Node-3101"/><text:span text:style-name="T12">φ</text:span><text:bookmark text:name="MJXc-Node-3107"/><text:bookmark text:name="MJXc-Node-3106"/><text:bookmark text:name="MJXc-Node-3105"/><text:bookmark text:name="MJXc-Node-3104"/><text:bookmark text:name="MJXc-Node-3103"/><text:span text:style-name="T13">β</text:span><text:bookmark text:name="MJXc-Node-3108"/><text:span text:style-name="T17">[</text:span><text:bookmark text:name="MJXc-Node-3109"/><text:span text:style-name="T13">p</text:span><text:bookmark text:name="MJXc-Node-3110"/><text:span text:style-name="T17">+</text:span><text:bookmark text:name="MJXc-Node-3111"/><text:span text:style-name="T17">1</text:span><text:bookmark text:name="MJXc-Node-3112"/><text:span text:style-name="T17">]</text:span><text:bookmark text:name="MJXc-Node-3113"/><text:span text:style-name="T16">(</text:span><text:bookmark text:name="MJXc-Node-3115"/><text:bookmark text:name="MJXc-Node-3114"/><text:span text:style-name="T12">φ</text:span><text:bookmark text:name="MJXc-Node-3120"/><text:bookmark text:name="MJXc-Node-3119"/><text:bookmark text:name="MJXc-Node-3118"/><text:bookmark text:name="MJXc-Node-3117"/><text:bookmark text:name="MJXc-Node-3116"/><text:span text:style-name="T13">β</text:span><text:bookmark text:name="MJXc-Node-3121"/><text:span text:style-name="T16">(</text:span><text:bookmark text:name="MJXc-Node-3122"/><text:span text:style-name="T12">γ</text:span><text:bookmark text:name="MJXc-Node-3123"/><text:span text:style-name="T16">)</text:span><text:bookmark text:name="MJXc-Node-3124"/><text:span text:style-name="T16">+</text:span><text:bookmark text:name="MJXc-Node-3125"/><text:span text:style-name="T16">1</text:span><text:bookmark text:name="MJXc-Node-3126"/><text:span text:style-name="T16">)</text:span><text:bookmark text:name="MJXc-Node-3127"/><text:span text:style-name="T11"> </text:span><text:bookmark text:name="MJXc-Node-3129"/><text:bookmark text:name="MJXc-Node-3128"/><text:span text:style-name="T11">∪</text:span><text:bookmark text:name="MJXc-Node-3130"/><text:span text:style-name="T17">.</text:span><text:bookmark text:name="MJXc-Node-3131"/><text:span text:style-name="T16">.</text:span><text:bookmark text:name="MJXc-Node-3132"/><text:span text:style-name="T16">.</text:span><text:line-break/><text:line-break/><text:span text:style-name="T9">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2">φ</text:span><text:bookmark text:name="MJXc-Node-3141"/><text:bookmark text:name="MJXc-Node-3140"/><text:bookmark text:name="MJXc-Node-3139"/><text:bookmark text:name="MJXc-Node-3138"/><text:bookmark text:name="MJXc-Node-3137"/><text:span text:style-name="T13">β</text:span><text:bookmark text:name="MJXc-Node-3142"/><text:span text:style-name="T17">[</text:span><text:bookmark text:name="MJXc-Node-3143"/><text:span text:style-name="T13">p</text:span><text:bookmark text:name="MJXc-Node-3144"/><text:span text:style-name="T17">+</text:span><text:bookmark text:name="MJXc-Node-3145"/><text:span text:style-name="T17">1</text:span><text:bookmark text:name="MJXc-Node-3146"/><text:span text:style-name="T17">]</text:span><text:bookmark text:name="MJXc-Node-3147"/><text:span text:style-name="T16">(</text:span><text:bookmark text:name="MJXc-Node-3149"/><text:bookmark text:name="MJXc-Node-3148"/><text:span text:style-name="T12">φ</text:span><text:bookmark text:name="MJXc-Node-3154"/><text:bookmark text:name="MJXc-Node-3153"/><text:bookmark text:name="MJXc-Node-3152"/><text:bookmark text:name="MJXc-Node-3151"/><text:bookmark text:name="MJXc-Node-3150"/><text:span text:style-name="T13">β</text:span><text:bookmark text:name="MJXc-Node-3155"/><text:span text:style-name="T16">(</text:span><text:bookmark text:name="MJXc-Node-3156"/><text:span text:style-name="T12">γ</text:span><text:bookmark text:name="MJXc-Node-3157"/><text:span text:style-name="T16">)</text:span><text:bookmark text:name="MJXc-Node-3158"/><text:span text:style-name="T16">+</text:span><text:bookmark text:name="MJXc-Node-3159"/><text:span text:style-name="T16">1</text:span><text:bookmark text:name="MJXc-Node-3160"/><text:span text:style-name="T16">)</text:span><text:span text:style-name="T21"> </text:span><text:span text:style-name="T9">and after) are equal. It seems plausible to me that the difference of the first terms does not matter, and that the equality of the following terms which are greater is sufficient for the equality of the complete expressions.</text:span></text:p>
      <text:p text:style-name="P76"/>
      <text:p text:style-name="P74"><text:span text:style-name="T9">We can observe that:</text:span><text:line-break/><text:bookmark text:name="MJXc-Node-4247"/><text:bookmark text:name="MJXc-Node-4246"/><text:bookmark text:name="MJXc-Node-4245"/><text:bookmark text:name="MathJax-Element-212-Frame"/><text:span text:style-name="T12">s</text:span><text:bookmark text:name="MJXc-Node-4248"/><text:span text:style-name="T12">u</text:span><text:bookmark text:name="MJXc-Node-4249"/><text:span text:style-name="T12">p</text:span><text:bookmark text:name="MJXc-Node-4250"/><text:span text:style-name="T16">{</text:span><text:bookmark text:name="MJXc-Node-4252"/><text:bookmark text:name="MJXc-Node-4251"/><text:span text:style-name="T12">φ</text:span><text:bookmark text:name="MJXc-Node-4257"/><text:bookmark text:name="MJXc-Node-4256"/><text:bookmark text:name="MJXc-Node-4255"/><text:bookmark text:name="MJXc-Node-4254"/><text:bookmark text:name="MJXc-Node-4253"/><text:span text:style-name="T13">β</text:span><text:bookmark text:name="MJXc-Node-4258"/><text:span text:style-name="T17">[</text:span><text:bookmark text:name="MJXc-Node-4259"/><text:span text:style-name="T13">n</text:span><text:bookmark text:name="MJXc-Node-4260"/><text:span text:style-name="T17">]</text:span><text:bookmark text:name="MJXc-Node-4261"/><text:span text:style-name="T16">(</text:span><text:bookmark text:name="MJXc-Node-4263"/><text:bookmark text:name="MJXc-Node-4262"/><text:span text:style-name="T12">φ</text:span><text:bookmark text:name="MJXc-Node-4268"/><text:bookmark text:name="MJXc-Node-4267"/><text:bookmark text:name="MJXc-Node-4266"/><text:bookmark text:name="MJXc-Node-4265"/><text:bookmark text:name="MJXc-Node-4264"/><text:span text:style-name="T13">β</text:span><text:bookmark text:name="MJXc-Node-4269"/><text:span text:style-name="T16">(</text:span><text:bookmark text:name="MJXc-Node-4270"/><text:span text:style-name="T12">γ</text:span><text:bookmark text:name="MJXc-Node-4271"/><text:span text:style-name="T16">)</text:span><text:bookmark text:name="MJXc-Node-4272"/><text:span text:style-name="T16">+</text:span><text:bookmark text:name="MJXc-Node-4273"/><text:span text:style-name="T16">1</text:span><text:bookmark text:name="MJXc-Node-4274"/><text:span text:style-name="T16">)</text:span><text:bookmark text:name="MJXc-Node-4278"/><text:bookmark text:name="MJXc-Node-4277"/><text:bookmark text:name="MJXc-Node-4276"/><text:bookmark text:name="MJXc-Node-4275"/><text:span text:style-name="T16">|</text:span><text:bookmark text:name="MJXc-Node-4280"/><text:bookmark text:name="MJXc-Node-4279"/><text:span text:style-name="T12">n</text:span><text:bookmark text:name="MJXc-Node-4281"/><text:span text:style-name="T11">∈</text:span><text:bookmark text:name="MJXc-Node-4282"/><text:span text:style-name="T12">ω</text:span><text:bookmark text:name="MJXc-Node-4283"/><text:span text:style-name="T16">}</text:span><text:bookmark text:name="MJXc-Node-4284"/><text:span text:style-name="T16">=</text:span><text:bookmark text:name="MJXc-Node-4285"/><text:span text:style-name="T12">s</text:span><text:bookmark text:name="MJXc-Node-4286"/><text:span text:style-name="T12">u</text:span><text:bookmark text:name="MJXc-Node-4287"/><text:span text:style-name="T12">p</text:span><text:bookmark text:name="MJXc-Node-4288"/><text:span text:style-name="T16">{</text:span><text:bookmark text:name="MJXc-Node-4290"/><text:bookmark text:name="MJXc-Node-4289"/><text:span text:style-name="T12">φ</text:span><text:bookmark text:name="MJXc-Node-4295"/><text:bookmark text:name="MJXc-Node-4294"/><text:bookmark text:name="MJXc-Node-4293"/><text:bookmark text:name="MJXc-Node-4292"/><text:bookmark text:name="MJXc-Node-4291"/><text:span text:style-name="T13">α</text:span><text:bookmark text:name="MJXc-Node-4296"/><text:span text:style-name="T16">(</text:span><text:bookmark text:name="MJXc-Node-4298"/><text:bookmark text:name="MJXc-Node-4297"/><text:span text:style-name="T12">φ</text:span><text:bookmark text:name="MJXc-Node-4303"/><text:bookmark text:name="MJXc-Node-4302"/><text:bookmark text:name="MJXc-Node-4301"/><text:bookmark text:name="MJXc-Node-4300"/><text:bookmark text:name="MJXc-Node-4299"/><text:span text:style-name="T13">β</text:span><text:bookmark text:name="MJXc-Node-4304"/><text:span text:style-name="T16">(</text:span><text:bookmark text:name="MJXc-Node-4305"/><text:span text:style-name="T12">γ</text:span><text:bookmark text:name="MJXc-Node-4306"/><text:span text:style-name="T16">)</text:span><text:bookmark text:name="MJXc-Node-4307"/><text:span text:style-name="T16">+</text:span><text:bookmark text:name="MJXc-Node-4308"/><text:span text:style-name="T16">1</text:span><text:bookmark text:name="MJXc-Node-4309"/><text:span text:style-name="T16">)</text:span><text:bookmark text:name="MJXc-Node-4313"/><text:bookmark text:name="MJXc-Node-4312"/><text:bookmark text:name="MJXc-Node-4311"/><text:bookmark text:name="MJXc-Node-4310"/><text:span text:style-name="T16">|</text:span><text:bookmark text:name="MJXc-Node-4315"/><text:bookmark text:name="MJXc-Node-4314"/><text:span text:style-name="T12">α</text:span><text:bookmark text:name="MJXc-Node-4316"/><text:span text:style-name="T16">&lt;</text:span><text:bookmark text:name="MJXc-Node-4317"/><text:span text:style-name="T12">β</text:span><text:bookmark text:name="MJXc-Node-4318"/><text:span text:style-name="T16">}</text:span><text:line-break/><text:span text:style-name="T9">Note that this equality uses statement(A) above.</text:span><text:line-break/><text:line-break/><text:span text:style-name="T9">Now fix any arbitrary value(limit or not doesn't matter) </text:span><text:bookmark text:name="MJXc-Node-4321"/><text:bookmark text:name="MJXc-Node-4320"/><text:bookmark text:name="MJXc-Node-4319"/><text:bookmark text:name="MathJax-Element-213-Frame"/><text:span text:style-name="T12">λ</text:span><text:bookmark text:name="MJXc-Node-4322"/><text:span text:style-name="T16">&lt;</text:span><text:bookmark text:name="MJXc-Node-4323"/><text:span text:style-name="T12">β</text:span><text:span text:style-name="T9">. We want to prove that </text:span><text:bookmark text:name="MJXc-Node-4326"/><text:bookmark text:name="MJXc-Node-4325"/><text:bookmark text:name="MJXc-Node-4324"/><text:bookmark text:name="MathJax-Element-214-Frame"/><text:span text:style-name="T12">s</text:span><text:bookmark text:name="MJXc-Node-4327"/><text:span text:style-name="T12">u</text:span><text:bookmark text:name="MJXc-Node-4328"/><text:span text:style-name="T12">p</text:span><text:bookmark text:name="MJXc-Node-4329"/><text:span text:style-name="T16">{</text:span><text:bookmark text:name="MJXc-Node-4331"/><text:bookmark text:name="MJXc-Node-4330"/><text:span text:style-name="T12">φ</text:span><text:bookmark text:name="MJXc-Node-4336"/><text:bookmark text:name="MJXc-Node-4335"/><text:bookmark text:name="MJXc-Node-4334"/><text:bookmark text:name="MJXc-Node-4333"/><text:bookmark text:name="MJXc-Node-4332"/><text:span text:style-name="T13">α</text:span><text:bookmark text:name="MJXc-Node-4337"/><text:span text:style-name="T16">(</text:span><text:bookmark text:name="MJXc-Node-4339"/><text:bookmark text:name="MJXc-Node-4338"/><text:span text:style-name="T12">φ</text:span><text:bookmark text:name="MJXc-Node-4344"/><text:bookmark text:name="MJXc-Node-4343"/><text:bookmark text:name="MJXc-Node-4342"/><text:bookmark text:name="MJXc-Node-4341"/><text:bookmark text:name="MJXc-Node-4340"/><text:span text:style-name="T13">β</text:span><text:bookmark text:name="MJXc-Node-4345"/><text:span text:style-name="T16">(</text:span><text:bookmark text:name="MJXc-Node-4346"/><text:span text:style-name="T12">γ</text:span><text:bookmark text:name="MJXc-Node-4347"/><text:span text:style-name="T16">)</text:span><text:bookmark text:name="MJXc-Node-4348"/><text:span text:style-name="T16">+</text:span><text:bookmark text:name="MJXc-Node-4349"/><text:span text:style-name="T16">1</text:span><text:bookmark text:name="MJXc-Node-4350"/><text:span text:style-name="T16">)</text:span><text:bookmark text:name="MJXc-Node-4354"/><text:bookmark text:name="MJXc-Node-4353"/><text:bookmark text:name="MJXc-Node-4352"/><text:bookmark text:name="MJXc-Node-4351"/><text:span text:style-name="T16">|</text:span><text:bookmark text:name="MJXc-Node-4356"/><text:bookmark text:name="MJXc-Node-4355"/><text:span text:style-name="T12">α</text:span><text:bookmark text:name="MJXc-Node-4357"/><text:span text:style-name="T16">&lt;</text:span><text:bookmark text:name="MJXc-Node-4358"/><text:span text:style-name="T12">β</text:span><text:bookmark text:name="MJXc-Node-4359"/><text:span text:style-name="T16">}</text:span><text:span text:style-name="T21"> </text:span><text:span text:style-name="T9">is a fixed point of </text:span><text:bookmark text:name="MJXc-Node-4363"/><text:bookmark text:name="MJXc-Node-4362"/><text:bookmark text:name="MJXc-Node-4361"/><text:bookmark text:name="MJXc-Node-4360"/><text:bookmark text:name="MathJax-Element-215-Frame"/><text:span text:style-name="T12">φ</text:span><text:bookmark text:name="MJXc-Node-4368"/><text:bookmark text:name="MJXc-Node-4367"/><text:bookmark text:name="MJXc-Node-4366"/><text:bookmark text:name="MJXc-Node-4365"/><text:bookmark text:name="MJXc-Node-4364"/><text:span text:style-name="T13">λ</text:span><text:span text:style-name="T9">. Alternatively:</text:span><text:line-break/><text:bookmark text:name="MJXc-Node-4371"/><text:bookmark text:name="MJXc-Node-4370"/><text:bookmark text:name="MJXc-Node-4369"/><text:bookmark text:name="MathJax-Element-216-Frame"/><text:span text:style-name="T12">s</text:span><text:bookmark text:name="MJXc-Node-4372"/><text:span text:style-name="T12">u</text:span><text:bookmark text:name="MJXc-Node-4373"/><text:span text:style-name="T12">p</text:span><text:bookmark text:name="MJXc-Node-4374"/><text:span text:style-name="T16">{</text:span><text:bookmark text:name="MJXc-Node-4376"/><text:bookmark text:name="MJXc-Node-4375"/><text:span text:style-name="T12">φ</text:span><text:bookmark text:name="MJXc-Node-4381"/><text:bookmark text:name="MJXc-Node-4380"/><text:bookmark text:name="MJXc-Node-4379"/><text:bookmark text:name="MJXc-Node-4378"/><text:bookmark text:name="MJXc-Node-4377"/><text:span text:style-name="T13">α</text:span><text:bookmark text:name="MJXc-Node-4382"/><text:span text:style-name="T16">(</text:span><text:bookmark text:name="MJXc-Node-4384"/><text:bookmark text:name="MJXc-Node-4383"/><text:span text:style-name="T12">φ</text:span><text:bookmark text:name="MJXc-Node-4389"/><text:bookmark text:name="MJXc-Node-4388"/><text:bookmark text:name="MJXc-Node-4387"/><text:bookmark text:name="MJXc-Node-4386"/><text:bookmark text:name="MJXc-Node-4385"/><text:span text:style-name="T13">β</text:span><text:bookmark text:name="MJXc-Node-4390"/><text:span text:style-name="T16">(</text:span><text:bookmark text:name="MJXc-Node-4391"/><text:span text:style-name="T12">γ</text:span><text:bookmark text:name="MJXc-Node-4392"/><text:span text:style-name="T16">)</text:span><text:bookmark text:name="MJXc-Node-4393"/><text:span text:style-name="T16">+</text:span><text:bookmark text:name="MJXc-Node-4394"/><text:span text:style-name="T16">1</text:span><text:bookmark text:name="MJXc-Node-4395"/><text:span text:style-name="T16">)</text:span><text:bookmark text:name="MJXc-Node-4399"/><text:bookmark text:name="MJXc-Node-4398"/><text:bookmark text:name="MJXc-Node-4397"/><text:bookmark text:name="MJXc-Node-4396"/><text:span text:style-name="T16">|</text:span><text:bookmark text:name="MJXc-Node-4401"/><text:bookmark text:name="MJXc-Node-4400"/><text:span text:style-name="T12">α</text:span><text:bookmark text:name="MJXc-Node-4402"/><text:span text:style-name="T16">&lt;</text:span><text:bookmark text:name="MJXc-Node-4403"/><text:span text:style-name="T12">β</text:span><text:bookmark text:name="MJXc-Node-4404"/><text:span text:style-name="T16">}</text:span><text:bookmark text:name="MJXc-Node-4405"/><text:span text:style-name="T11">∈</text:span><text:bookmark text:name="MJXc-Node-4406"/><text:span text:style-name="T12">r</text:span><text:bookmark text:name="MJXc-Node-4407"/><text:span text:style-name="T12">a</text:span><text:bookmark text:name="MJXc-Node-4408"/><text:span text:style-name="T12">n</text:span><text:bookmark text:name="MJXc-Node-4409"/><text:span text:style-name="T12">g</text:span><text:bookmark text:name="MJXc-Node-4410"/><text:span text:style-name="T12">e</text:span><text:bookmark text:name="MJXc-Node-4411"/><text:span text:style-name="T16">(</text:span><text:bookmark text:name="MJXc-Node-4413"/><text:bookmark text:name="MJXc-Node-4412"/><text:span text:style-name="T12">φ</text:span><text:bookmark text:name="MJXc-Node-4418"/><text:bookmark text:name="MJXc-Node-4417"/><text:bookmark text:name="MJXc-Node-4416"/><text:bookmark text:name="MJXc-Node-4415"/><text:bookmark text:name="MJXc-Node-4414"/><text:span text:style-name="T13">λ</text:span><text:bookmark text:name="MJXc-Node-4419"/><text:span text:style-name="T17">+</text:span><text:bookmark text:name="MJXc-Node-4420"/><text:span text:style-name="T17">1</text:span><text:bookmark text:name="MJXc-Node-4421"/><text:span text:style-name="T16">)</text:span><text:line-break/><text:line-break/><text:span text:style-name="T9">Further we can observe that:</text:span><text:line-break/><text:span text:style-name="T10">(D)--</text:span><text:span text:style-name="T21"> </text:span><text:bookmark text:name="MJXc-Node-4424"/><text:bookmark text:name="MJXc-Node-4423"/><text:bookmark text:name="MJXc-Node-4422"/><text:bookmark text:name="MathJax-Element-217-Frame"/><text:span text:style-name="T12">r</text:span><text:bookmark text:name="MJXc-Node-4425"/><text:span text:style-name="T12">a</text:span><text:bookmark text:name="MJXc-Node-4426"/><text:span text:style-name="T12">n</text:span><text:bookmark text:name="MJXc-Node-4427"/><text:span text:style-name="T12">g</text:span><text:bookmark text:name="MJXc-Node-4428"/><text:span text:style-name="T12">e</text:span><text:bookmark text:name="MJXc-Node-4429"/><text:span text:style-name="T16">(</text:span><text:bookmark text:name="MJXc-Node-4431"/><text:bookmark text:name="MJXc-Node-4430"/><text:span text:style-name="T12">φ</text:span><text:bookmark text:name="MJXc-Node-4435"/><text:bookmark text:name="MJXc-Node-4434"/><text:bookmark text:name="MJXc-Node-4433"/><text:bookmark text:name="MJXc-Node-4432"/><text:span text:style-name="T13">α</text:span><text:bookmark text:name="MJXc-Node-4436"/><text:span text:style-name="T18">1</text:span><text:bookmark text:name="MJXc-Node-4437"/><text:span text:style-name="T16">)</text:span><text:bookmark text:name="MJXc-Node-4438"/><text:span text:style-name="T11">⊇</text:span><text:bookmark text:name="MJXc-Node-4439"/><text:span text:style-name="T12">r</text:span><text:bookmark text:name="MJXc-Node-4440"/><text:span text:style-name="T12">a</text:span><text:bookmark text:name="MJXc-Node-4441"/><text:span text:style-name="T12">n</text:span><text:bookmark text:name="MJXc-Node-4442"/><text:span text:style-name="T12">g</text:span><text:bookmark text:name="MJXc-Node-4443"/><text:span text:style-name="T12">e</text:span><text:bookmark text:name="MJXc-Node-4444"/><text:span text:style-name="T16">(</text:span><text:bookmark text:name="MJXc-Node-4446"/><text:bookmark text:name="MJXc-Node-4445"/><text:span text:style-name="T12">φ</text:span><text:bookmark text:name="MJXc-Node-4450"/><text:bookmark text:name="MJXc-Node-4449"/><text:bookmark text:name="MJXc-Node-4448"/><text:bookmark text:name="MJXc-Node-4447"/><text:span text:style-name="T13">α</text:span><text:bookmark text:name="MJXc-Node-4451"/><text:span text:style-name="T18">2</text:span><text:bookmark text:name="MJXc-Node-4452"/><text:span text:style-name="T16">)</text:span><text:span text:style-name="T21"> </text:span><text:span text:style-name="T9">whenever </text:span><text:bookmark text:name="MJXc-Node-4456"/><text:bookmark text:name="MJXc-Node-4455"/><text:bookmark text:name="MJXc-Node-4454"/><text:bookmark text:name="MJXc-Node-4453"/><text:bookmark text:name="MathJax-Element-218-Frame"/><text:span text:style-name="T12">α</text:span><text:bookmark text:name="MJXc-Node-4457"/><text:span text:style-name="T17">1</text:span><text:bookmark text:name="MJXc-Node-4458"/><text:span text:style-name="T16">&lt;</text:span><text:bookmark text:name="MJXc-Node-4460"/><text:bookmark text:name="MJXc-Node-4459"/><text:span text:style-name="T12">α</text:span><text:bookmark text:name="MJXc-Node-4461"/><text:span text:style-name="T17">2</text:span><text:line-break/><text:line-break/><text:span text:style-name="T9">Now indeed there is some </text:span><text:bookmark text:name="MJXc-Node-4464"/><text:bookmark text:name="MJXc-Node-4463"/><text:bookmark text:name="MJXc-Node-4462"/><text:bookmark text:name="MathJax-Element-219-Frame"/><text:span text:style-name="T12">N</text:span><text:bookmark text:name="MJXc-Node-4465"/><text:span text:style-name="T11">∈</text:span><text:bookmark text:name="MJXc-Node-4466"/><text:span text:style-name="T12">ω</text:span><text:span text:style-name="T21"> </text:span><text:span text:style-name="T9">such that:</text:span><text:line-break/><text:bookmark text:name="MJXc-Node-4469"/><text:bookmark text:name="MJXc-Node-4468"/><text:bookmark text:name="MJXc-Node-4467"/><text:bookmark text:name="MathJax-Element-220-Frame"/><text:span text:style-name="T12">β</text:span><text:bookmark text:name="MJXc-Node-4470"/><text:span text:style-name="T16">[</text:span><text:bookmark text:name="MJXc-Node-4471"/><text:span text:style-name="T12">n</text:span><text:bookmark text:name="MJXc-Node-4472"/><text:span text:style-name="T16">]</text:span><text:bookmark text:name="MJXc-Node-4473"/><text:span text:style-name="T11">≥</text:span><text:bookmark text:name="MJXc-Node-4474"/><text:span text:style-name="T12">λ</text:span><text:bookmark text:name="MJXc-Node-4475"/><text:span text:style-name="T16">+</text:span><text:bookmark text:name="MJXc-Node-4476"/><text:span text:style-name="T16">1</text:span><text:span text:style-name="T21"> </text:span><text:span text:style-name="T9">for all </text:span><text:bookmark text:name="MJXc-Node-4479"/><text:bookmark text:name="MJXc-Node-4478"/><text:bookmark text:name="MJXc-Node-4477"/><text:bookmark text:name="MathJax-Element-221-Frame"/><text:span text:style-name="T12">n</text:span><text:bookmark text:name="MJXc-Node-4480"/><text:span text:style-name="T11">≥</text:span><text:bookmark text:name="MJXc-Node-4481"/><text:span text:style-name="T12">N</text:span><text:span text:style-name="T21"> </text:span><text:span text:style-name="T9">(where </text:span><text:bookmark text:name="MJXc-Node-4484"/><text:bookmark text:name="MJXc-Node-4483"/><text:bookmark text:name="MJXc-Node-4482"/><text:bookmark text:name="MathJax-Element-222-Frame"/><text:span text:style-name="T12">n</text:span><text:bookmark text:name="MJXc-Node-4485"/><text:span text:style-name="T11">∈</text:span><text:bookmark text:name="MJXc-Node-4486"/><text:span text:style-name="T12">ω</text:span><text:span text:style-name="T9">)</text:span><text:line-break/><text:span text:style-name="T9">Note that because </text:span><text:bookmark text:name="MJXc-Node-4489"/><text:bookmark text:name="MJXc-Node-4488"/><text:bookmark text:name="MJXc-Node-4487"/><text:bookmark text:name="MathJax-Element-223-Frame"/><text:span text:style-name="T12">λ</text:span><text:bookmark text:name="MJXc-Node-4490"/><text:span text:style-name="T16">&lt;</text:span><text:bookmark text:name="MJXc-Node-4491"/><text:span text:style-name="T12">β</text:span><text:span text:style-name="T21"> </text:span><text:span text:style-name="T9">and </text:span><text:bookmark text:name="MJXc-Node-4494"/><text:bookmark text:name="MJXc-Node-4493"/><text:bookmark text:name="MJXc-Node-4492"/><text:bookmark text:name="MathJax-Element-224-Frame"/><text:span text:style-name="T12">β</text:span><text:span text:style-name="T21"> </text:span><text:span text:style-name="T9">is a limit, we must have </text:span><text:bookmark text:name="MJXc-Node-4497"/><text:bookmark text:name="MJXc-Node-4496"/><text:bookmark text:name="MJXc-Node-4495"/><text:bookmark text:name="MathJax-Element-225-Frame"/><text:span text:style-name="T12">λ</text:span><text:bookmark text:name="MJXc-Node-4498"/><text:span text:style-name="T16">+</text:span><text:bookmark text:name="MJXc-Node-4499"/><text:span text:style-name="T16">1</text:span><text:bookmark text:name="MJXc-Node-4500"/><text:span text:style-name="T16">&lt;</text:span><text:bookmark text:name="MJXc-Node-4501"/><text:span text:style-name="T12">β</text:span><text:span text:style-name="T9">.</text:span><text:line-break/><text:line-break/><text:span text:style-name="T9">Now we can write:</text:span><text:line-break/><text:bookmark text:name="MJXc-Node-4504"/><text:bookmark text:name="MJXc-Node-4503"/><text:bookmark text:name="MJXc-Node-4502"/><text:bookmark text:name="MathJax-Element-226-Frame"/><text:span text:style-name="T12">s</text:span><text:bookmark text:name="MJXc-Node-4505"/><text:span text:style-name="T12">u</text:span><text:bookmark text:name="MJXc-Node-4506"/><text:span text:style-name="T12">p</text:span><text:bookmark text:name="MJXc-Node-4507"/><text:span text:style-name="T16">{</text:span><text:bookmark text:name="MJXc-Node-4509"/><text:bookmark text:name="MJXc-Node-4508"/><text:span text:style-name="T12">φ</text:span><text:bookmark text:name="MJXc-Node-4514"/><text:bookmark text:name="MJXc-Node-4513"/><text:bookmark text:name="MJXc-Node-4512"/><text:bookmark text:name="MJXc-Node-4511"/><text:bookmark text:name="MJXc-Node-4510"/><text:span text:style-name="T13">α</text:span><text:bookmark text:name="MJXc-Node-4515"/><text:span text:style-name="T16">(</text:span><text:bookmark text:name="MJXc-Node-4517"/><text:bookmark text:name="MJXc-Node-4516"/><text:span text:style-name="T12">φ</text:span><text:bookmark text:name="MJXc-Node-4522"/><text:bookmark text:name="MJXc-Node-4521"/><text:bookmark text:name="MJXc-Node-4520"/><text:bookmark text:name="MJXc-Node-4519"/><text:bookmark text:name="MJXc-Node-4518"/><text:span text:style-name="T13">β</text:span><text:bookmark text:name="MJXc-Node-4523"/><text:span text:style-name="T16">(</text:span><text:bookmark text:name="MJXc-Node-4524"/><text:span text:style-name="T12">γ</text:span><text:bookmark text:name="MJXc-Node-4525"/><text:span text:style-name="T16">)</text:span><text:bookmark text:name="MJXc-Node-4526"/><text:span text:style-name="T16">+</text:span><text:bookmark text:name="MJXc-Node-4527"/><text:span text:style-name="T16">1</text:span><text:bookmark text:name="MJXc-Node-4528"/><text:span text:style-name="T16">)</text:span><text:bookmark text:name="MJXc-Node-4532"/><text:bookmark text:name="MJXc-Node-4531"/><text:bookmark text:name="MJXc-Node-4530"/><text:bookmark text:name="MJXc-Node-4529"/><text:span text:style-name="T16">|</text:span><text:bookmark text:name="MJXc-Node-4534"/><text:bookmark text:name="MJXc-Node-4533"/><text:span text:style-name="T12">α</text:span><text:bookmark text:name="MJXc-Node-4535"/><text:span text:style-name="T16">&lt;</text:span><text:bookmark text:name="MJXc-Node-4536"/><text:span text:style-name="T12">β</text:span><text:bookmark text:name="MJXc-Node-4537"/><text:span text:style-name="T16">}</text:span><text:bookmark text:name="MJXc-Node-4538"/><text:span text:style-name="T16">=</text:span><text:bookmark text:name="MJXc-Node-4539"/><text:span text:style-name="T12">s</text:span><text:bookmark text:name="MJXc-Node-4540"/><text:span text:style-name="T12">u</text:span><text:bookmark text:name="MJXc-Node-4541"/><text:span text:style-name="T12">p</text:span><text:bookmark text:name="MJXc-Node-4542"/><text:span text:style-name="T16">{</text:span><text:bookmark text:name="MJXc-Node-4544"/><text:bookmark text:name="MJXc-Node-4543"/><text:span text:style-name="T12">φ</text:span><text:bookmark text:name="MJXc-Node-4549"/><text:bookmark text:name="MJXc-Node-4548"/><text:bookmark text:name="MJXc-Node-4547"/><text:bookmark text:name="MJXc-Node-4546"/><text:bookmark text:name="MJXc-Node-4545"/><text:span text:style-name="T13">α</text:span><text:bookmark text:name="MJXc-Node-4550"/><text:span text:style-name="T16">(</text:span><text:bookmark text:name="MJXc-Node-4552"/><text:bookmark text:name="MJXc-Node-4551"/><text:span text:style-name="T12">φ</text:span><text:bookmark text:name="MJXc-Node-4557"/><text:bookmark text:name="MJXc-Node-4556"/><text:bookmark text:name="MJXc-Node-4555"/><text:bookmark text:name="MJXc-Node-4554"/><text:bookmark text:name="MJXc-Node-4553"/><text:span text:style-name="T13">β</text:span><text:bookmark text:name="MJXc-Node-4558"/><text:span text:style-name="T16">(</text:span><text:bookmark text:name="MJXc-Node-4559"/><text:span text:style-name="T12">γ</text:span><text:bookmark text:name="MJXc-Node-4560"/><text:span text:style-name="T16">)</text:span><text:bookmark text:name="MJXc-Node-4561"/><text:span text:style-name="T16">+</text:span><text:bookmark text:name="MJXc-Node-4562"/><text:span text:style-name="T16">1</text:span><text:bookmark text:name="MJXc-Node-4563"/><text:span text:style-name="T16">)</text:span><text:bookmark text:name="MJXc-Node-4567"/><text:bookmark text:name="MJXc-Node-4566"/><text:bookmark text:name="MJXc-Node-4565"/><text:bookmark text:name="MJXc-Node-4564"/><text:span text:style-name="T16">|</text:span><text:bookmark text:name="MJXc-Node-4569"/><text:bookmark text:name="MJXc-Node-4568"/><text:span text:style-name="T12">β</text:span><text:bookmark text:name="MJXc-Node-4570"/><text:span text:style-name="T16">[</text:span><text:bookmark text:name="MJXc-Node-4571"/><text:span text:style-name="T12">N</text:span><text:bookmark text:name="MJXc-Node-4572"/><text:span text:style-name="T16">]</text:span><text:bookmark text:name="MJXc-Node-4573"/><text:span text:style-name="T11">≤</text:span><text:bookmark text:name="MJXc-Node-4574"/><text:span text:style-name="T12">α</text:span><text:bookmark text:name="MJXc-Node-4575"/><text:span text:style-name="T16">&lt;</text:span><text:bookmark text:name="MJXc-Node-4576"/><text:span text:style-name="T12">β</text:span><text:bookmark text:name="MJXc-Node-4577"/><text:span text:style-name="T16">}</text:span><text:bookmark text:name="MJXc-Node-4578"/><text:span text:style-name="T16">=</text:span><text:bookmark text:name="MJXc-Node-4579"/><text:span text:style-name="T12">s</text:span><text:bookmark text:name="MJXc-Node-4580"/><text:span text:style-name="T12">u</text:span><text:bookmark text:name="MJXc-Node-4581"/><text:span text:style-name="T12">p</text:span><text:bookmark text:name="MJXc-Node-4582"/><text:span text:style-name="T16">{</text:span><text:bookmark text:name="MJXc-Node-4584"/><text:bookmark text:name="MJXc-Node-4583"/><text:span text:style-name="T12">φ</text:span><text:bookmark text:name="MJXc-Node-4589"/><text:bookmark text:name="MJXc-Node-4588"/><text:bookmark text:name="MJXc-Node-4587"/><text:bookmark text:name="MJXc-Node-4586"/><text:bookmark text:name="MJXc-Node-4585"/><text:span text:style-name="T13">β</text:span><text:bookmark text:name="MJXc-Node-4590"/><text:span text:style-name="T17">[</text:span><text:bookmark text:name="MJXc-Node-4591"/><text:span text:style-name="T13">n</text:span><text:bookmark text:name="MJXc-Node-4592"/><text:span text:style-name="T17">]</text:span><text:bookmark text:name="MJXc-Node-4593"/><text:span text:style-name="T16">(</text:span><text:bookmark text:name="MJXc-Node-4595"/><text:bookmark text:name="MJXc-Node-4594"/><text:span text:style-name="T12">φ</text:span><text:bookmark text:name="MJXc-Node-4600"/><text:bookmark text:name="MJXc-Node-4599"/><text:bookmark text:name="MJXc-Node-4598"/><text:bookmark text:name="MJXc-Node-4597"/><text:bookmark text:name="MJXc-Node-4596"/><text:span text:style-name="T13">β</text:span><text:bookmark text:name="MJXc-Node-4601"/><text:span text:style-name="T16">(</text:span><text:bookmark text:name="MJXc-Node-4602"/><text:span text:style-name="T12">γ</text:span><text:bookmark text:name="MJXc-Node-4603"/><text:span text:style-name="T16">)</text:span><text:bookmark text:name="MJXc-Node-4604"/><text:span text:style-name="T16">+</text:span><text:bookmark text:name="MJXc-Node-4605"/><text:span text:style-name="T16">1</text:span><text:bookmark text:name="MJXc-Node-4606"/><text:span text:style-name="T16">)</text:span><text:bookmark text:name="MJXc-Node-4610"/><text:bookmark text:name="MJXc-Node-4609"/><text:bookmark text:name="MJXc-Node-4608"/><text:bookmark text:name="MJXc-Node-4607"/><text:span text:style-name="T16">|</text:span><text:bookmark text:name="MJXc-Node-4612"/><text:bookmark text:name="MJXc-Node-4611"/><text:span text:style-name="T12">N</text:span><text:bookmark text:name="MJXc-Node-4613"/><text:span text:style-name="T11">≤</text:span><text:bookmark text:name="MJXc-Node-4614"/><text:span text:style-name="T12">n</text:span><text:bookmark text:name="MJXc-Node-4615"/><text:span text:style-name="T16">&lt;</text:span><text:bookmark text:name="MJXc-Node-4616"/><text:span text:style-name="T12">ω</text:span><text:bookmark text:name="MJXc-Node-4617"/><text:span text:style-name="T16">}</text:span><text:line-break/><text:span text:style-name="T9">Observe that the equalities use statement (A).</text:span><text:line-break/><text:line-break/><text:soft-page-break/><text:span text:style-name="T9">Now if you observe the sequence of terms:</text:span><text:line-break/><text:bookmark text:name="MJXc-Node-4621"/><text:bookmark text:name="MJXc-Node-4620"/><text:bookmark text:name="MJXc-Node-4619"/><text:bookmark text:name="MJXc-Node-4618"/><text:bookmark text:name="MathJax-Element-227-Frame"/><text:span text:style-name="T12">φ</text:span><text:bookmark text:name="MJXc-Node-4624"/><text:bookmark text:name="MJXc-Node-4623"/><text:bookmark text:name="MJXc-Node-4622"/><text:span text:style-name="T13">β</text:span><text:bookmark text:name="MJXc-Node-4625"/><text:span text:style-name="T17">[</text:span><text:bookmark text:name="MJXc-Node-4626"/><text:span text:style-name="T13">N</text:span><text:bookmark text:name="MJXc-Node-4627"/><text:span text:style-name="T17">]</text:span><text:bookmark text:name="MJXc-Node-4628"/><text:span text:style-name="T16">(</text:span><text:bookmark text:name="MJXc-Node-4630"/><text:bookmark text:name="MJXc-Node-4629"/><text:span text:style-name="T12">φ</text:span><text:bookmark text:name="MJXc-Node-4633"/><text:bookmark text:name="MJXc-Node-4632"/><text:bookmark text:name="MJXc-Node-4631"/><text:span text:style-name="T13">β</text:span><text:bookmark text:name="MJXc-Node-4634"/><text:span text:style-name="T16">(</text:span><text:bookmark text:name="MJXc-Node-4635"/><text:span text:style-name="T12">γ</text:span><text:bookmark text:name="MJXc-Node-4636"/><text:span text:style-name="T16">)</text:span><text:bookmark text:name="MJXc-Node-4637"/><text:span text:style-name="T16">+</text:span><text:bookmark text:name="MJXc-Node-4638"/><text:span text:style-name="T16">1</text:span><text:bookmark text:name="MJXc-Node-4639"/><text:span text:style-name="T16">)</text:span><text:bookmark text:name="MJXc-Node-4640"/><text:span text:style-name="T16">,</text:span><text:bookmark text:name="MJXc-Node-4642"/><text:bookmark text:name="MJXc-Node-4641"/><text:span text:style-name="T12">φ</text:span><text:bookmark text:name="MJXc-Node-4645"/><text:bookmark text:name="MJXc-Node-4644"/><text:bookmark text:name="MJXc-Node-4643"/><text:span text:style-name="T13">β</text:span><text:bookmark text:name="MJXc-Node-4646"/><text:span text:style-name="T17">[</text:span><text:bookmark text:name="MJXc-Node-4647"/><text:span text:style-name="T13">N</text:span><text:bookmark text:name="MJXc-Node-4648"/><text:span text:style-name="T17">+</text:span><text:bookmark text:name="MJXc-Node-4649"/><text:span text:style-name="T17">1</text:span><text:bookmark text:name="MJXc-Node-4650"/><text:span text:style-name="T17">]</text:span><text:bookmark text:name="MJXc-Node-4651"/><text:span text:style-name="T16">(</text:span><text:bookmark text:name="MJXc-Node-4653"/><text:bookmark text:name="MJXc-Node-4652"/><text:span text:style-name="T12">φ</text:span><text:bookmark text:name="MJXc-Node-4656"/><text:bookmark text:name="MJXc-Node-4655"/><text:bookmark text:name="MJXc-Node-4654"/><text:span text:style-name="T13">β</text:span><text:bookmark text:name="MJXc-Node-4657"/><text:span text:style-name="T16">(</text:span><text:bookmark text:name="MJXc-Node-4658"/><text:span text:style-name="T12">γ</text:span><text:bookmark text:name="MJXc-Node-4659"/><text:span text:style-name="T16">)</text:span><text:bookmark text:name="MJXc-Node-4660"/><text:span text:style-name="T16">+</text:span><text:bookmark text:name="MJXc-Node-4661"/><text:span text:style-name="T16">1</text:span><text:bookmark text:name="MJXc-Node-4662"/><text:span text:style-name="T16">)</text:span><text:bookmark text:name="MJXc-Node-4663"/><text:span text:style-name="T16">,</text:span><text:bookmark text:name="MJXc-Node-4665"/><text:bookmark text:name="MJXc-Node-4664"/><text:span text:style-name="T12">φ</text:span><text:bookmark text:name="MJXc-Node-4668"/><text:bookmark text:name="MJXc-Node-4667"/><text:bookmark text:name="MJXc-Node-4666"/><text:span text:style-name="T13">β</text:span><text:bookmark text:name="MJXc-Node-4669"/><text:span text:style-name="T17">[</text:span><text:bookmark text:name="MJXc-Node-4670"/><text:span text:style-name="T13">N</text:span><text:bookmark text:name="MJXc-Node-4671"/><text:span text:style-name="T17">+</text:span><text:bookmark text:name="MJXc-Node-4672"/><text:span text:style-name="T17">2</text:span><text:bookmark text:name="MJXc-Node-4673"/><text:span text:style-name="T17">]</text:span><text:bookmark text:name="MJXc-Node-4674"/><text:span text:style-name="T16">(</text:span><text:bookmark text:name="MJXc-Node-4676"/><text:bookmark text:name="MJXc-Node-4675"/><text:span text:style-name="T12">φ</text:span><text:bookmark text:name="MJXc-Node-4679"/><text:bookmark text:name="MJXc-Node-4678"/><text:bookmark text:name="MJXc-Node-4677"/><text:span text:style-name="T13">β</text:span><text:bookmark text:name="MJXc-Node-4680"/><text:span text:style-name="T16">(</text:span><text:bookmark text:name="MJXc-Node-4681"/><text:span text:style-name="T12">γ</text:span><text:bookmark text:name="MJXc-Node-4682"/><text:span text:style-name="T16">)</text:span><text:bookmark text:name="MJXc-Node-4683"/><text:span text:style-name="T16">+</text:span><text:bookmark text:name="MJXc-Node-4684"/><text:span text:style-name="T16">1</text:span><text:bookmark text:name="MJXc-Node-4685"/><text:span text:style-name="T16">)</text:span><text:bookmark text:name="MJXc-Node-4686"/><text:span text:style-name="T16">,</text:span><text:bookmark text:name="MJXc-Node-4688"/><text:bookmark text:name="MJXc-Node-4687"/><text:span text:style-name="T12">φ</text:span><text:bookmark text:name="MJXc-Node-4691"/><text:bookmark text:name="MJXc-Node-4690"/><text:bookmark text:name="MJXc-Node-4689"/><text:span text:style-name="T13">β</text:span><text:bookmark text:name="MJXc-Node-4692"/><text:span text:style-name="T17">[</text:span><text:bookmark text:name="MJXc-Node-4693"/><text:span text:style-name="T13">N</text:span><text:bookmark text:name="MJXc-Node-4694"/><text:span text:style-name="T17">+</text:span><text:bookmark text:name="MJXc-Node-4695"/><text:span text:style-name="T17">3</text:span><text:bookmark text:name="MJXc-Node-4696"/><text:span text:style-name="T17">]</text:span><text:bookmark text:name="MJXc-Node-4697"/><text:span text:style-name="T16">(</text:span><text:bookmark text:name="MJXc-Node-4699"/><text:bookmark text:name="MJXc-Node-4698"/><text:span text:style-name="T12">φ</text:span><text:bookmark text:name="MJXc-Node-4702"/><text:bookmark text:name="MJXc-Node-4701"/><text:bookmark text:name="MJXc-Node-4700"/><text:span text:style-name="T13">β</text:span><text:bookmark text:name="MJXc-Node-4703"/><text:span text:style-name="T16">(</text:span><text:bookmark text:name="MJXc-Node-4704"/><text:span text:style-name="T12">γ</text:span><text:bookmark text:name="MJXc-Node-4705"/><text:span text:style-name="T16">)</text:span><text:bookmark text:name="MJXc-Node-4706"/><text:span text:style-name="T16">+</text:span><text:bookmark text:name="MJXc-Node-4707"/><text:span text:style-name="T16">1</text:span><text:bookmark text:name="MJXc-Node-4708"/><text:span text:style-name="T16">)</text:span><text:bookmark text:name="MJXc-Node-4709"/><text:span text:style-name="T16">,</text:span><text:bookmark text:name="MJXc-Node-4710"/><text:span text:style-name="T16">.</text:span><text:bookmark text:name="MJXc-Node-4711"/><text:span text:style-name="T16">.</text:span><text:bookmark text:name="MJXc-Node-4712"/><text:span text:style-name="T16">.</text:span><text:bookmark text:name="MJXc-Node-4713"/><text:span text:style-name="T16">.</text:span><text:bookmark text:name="MJXc-Node-4714"/><text:span text:style-name="T16">.</text:span><text:bookmark text:name="MJXc-Node-4715"/><text:span text:style-name="T16">.</text:span><text:line-break/><text:span text:style-name="T9">This is a strictly increasing sequence of values and furthermore every term in this sequence belongs to </text:span><text:bookmark text:name="MJXc-Node-4718"/><text:bookmark text:name="MJXc-Node-4717"/><text:bookmark text:name="MJXc-Node-4716"/><text:bookmark text:name="MathJax-Element-228-Frame"/><text:span text:style-name="T12">r</text:span><text:bookmark text:name="MJXc-Node-4719"/><text:span text:style-name="T12">a</text:span><text:bookmark text:name="MJXc-Node-4720"/><text:span text:style-name="T12">n</text:span><text:bookmark text:name="MJXc-Node-4721"/><text:span text:style-name="T12">g</text:span><text:bookmark text:name="MJXc-Node-4722"/><text:span text:style-name="T12">e</text:span><text:bookmark text:name="MJXc-Node-4723"/><text:span text:style-name="T16">(</text:span><text:bookmark text:name="MJXc-Node-4725"/><text:bookmark text:name="MJXc-Node-4724"/><text:span text:style-name="T12">φ</text:span><text:bookmark text:name="MJXc-Node-4730"/><text:bookmark text:name="MJXc-Node-4729"/><text:bookmark text:name="MJXc-Node-4728"/><text:bookmark text:name="MJXc-Node-4727"/><text:bookmark text:name="MJXc-Node-4726"/><text:span text:style-name="T13">λ</text:span><text:bookmark text:name="MJXc-Node-4731"/><text:span text:style-name="T17">+</text:span><text:bookmark text:name="MJXc-Node-4732"/><text:span text:style-name="T17">1</text:span><text:bookmark text:name="MJXc-Node-4733"/><text:span text:style-name="T16">)</text:span><text:span text:style-name="T9">(due to statement-D above). Now let us suppose that:</text:span><text:line-break/><text:bookmark text:name="MJXc-Node-4737"/><text:bookmark text:name="MJXc-Node-4736"/><text:bookmark text:name="MJXc-Node-4735"/><text:bookmark text:name="MJXc-Node-4734"/><text:bookmark text:name="MathJax-Element-229-Frame"/><text:span text:style-name="T12">φ</text:span><text:bookmark text:name="MJXc-Node-4742"/><text:bookmark text:name="MJXc-Node-4741"/><text:bookmark text:name="MJXc-Node-4740"/><text:bookmark text:name="MJXc-Node-4739"/><text:bookmark text:name="MJXc-Node-4738"/><text:span text:style-name="T13">λ</text:span><text:bookmark text:name="MJXc-Node-4743"/><text:span text:style-name="T17">+</text:span><text:bookmark text:name="MJXc-Node-4744"/><text:span text:style-name="T17">1</text:span><text:bookmark text:name="MJXc-Node-4745"/><text:span text:style-name="T16">(</text:span><text:bookmark text:name="MJXc-Node-4747"/><text:bookmark text:name="MJXc-Node-4746"/><text:span text:style-name="T12">a</text:span><text:bookmark text:name="MJXc-Node-4748"/><text:span text:style-name="T17">0</text:span><text:bookmark text:name="MJXc-Node-4749"/><text:span text:style-name="T16">)</text:span><text:bookmark text:name="MJXc-Node-4750"/><text:span text:style-name="T16">=</text:span><text:bookmark text:name="MJXc-Node-4752"/><text:bookmark text:name="MJXc-Node-4751"/><text:span text:style-name="T12">φ</text:span><text:bookmark text:name="MJXc-Node-4755"/><text:bookmark text:name="MJXc-Node-4754"/><text:bookmark text:name="MJXc-Node-4753"/><text:span text:style-name="T13">β</text:span><text:bookmark text:name="MJXc-Node-4756"/><text:span text:style-name="T17">[</text:span><text:bookmark text:name="MJXc-Node-4757"/><text:span text:style-name="T13">N</text:span><text:bookmark text:name="MJXc-Node-4758"/><text:span text:style-name="T17">]</text:span><text:bookmark text:name="MJXc-Node-4759"/><text:span text:style-name="T16">(</text:span><text:bookmark text:name="MJXc-Node-4761"/><text:bookmark text:name="MJXc-Node-4760"/><text:span text:style-name="T12">φ</text:span><text:bookmark text:name="MJXc-Node-4764"/><text:bookmark text:name="MJXc-Node-4763"/><text:bookmark text:name="MJXc-Node-4762"/><text:span text:style-name="T13">β</text:span><text:bookmark text:name="MJXc-Node-4765"/><text:span text:style-name="T16">(</text:span><text:bookmark text:name="MJXc-Node-4766"/><text:span text:style-name="T12">γ</text:span><text:bookmark text:name="MJXc-Node-4767"/><text:span text:style-name="T16">)</text:span><text:bookmark text:name="MJXc-Node-4768"/><text:span text:style-name="T16">+</text:span><text:bookmark text:name="MJXc-Node-4769"/><text:span text:style-name="T16">1</text:span><text:bookmark text:name="MJXc-Node-4770"/><text:span text:style-name="T16">)</text:span><text:line-break/><text:bookmark text:name="MJXc-Node-4774"/><text:bookmark text:name="MJXc-Node-4773"/><text:bookmark text:name="MJXc-Node-4772"/><text:bookmark text:name="MJXc-Node-4771"/><text:bookmark text:name="MathJax-Element-230-Frame"/><text:span text:style-name="T12">φ</text:span><text:bookmark text:name="MJXc-Node-4779"/><text:bookmark text:name="MJXc-Node-4778"/><text:bookmark text:name="MJXc-Node-4777"/><text:bookmark text:name="MJXc-Node-4776"/><text:bookmark text:name="MJXc-Node-4775"/><text:span text:style-name="T13">λ</text:span><text:bookmark text:name="MJXc-Node-4780"/><text:span text:style-name="T17">+</text:span><text:bookmark text:name="MJXc-Node-4781"/><text:span text:style-name="T17">1</text:span><text:bookmark text:name="MJXc-Node-4782"/><text:span text:style-name="T16">(</text:span><text:bookmark text:name="MJXc-Node-4784"/><text:bookmark text:name="MJXc-Node-4783"/><text:span text:style-name="T12">a</text:span><text:bookmark text:name="MJXc-Node-4785"/><text:span text:style-name="T17">1</text:span><text:bookmark text:name="MJXc-Node-4786"/><text:span text:style-name="T16">)</text:span><text:bookmark text:name="MJXc-Node-4787"/><text:span text:style-name="T16">=</text:span><text:bookmark text:name="MJXc-Node-4789"/><text:bookmark text:name="MJXc-Node-4788"/><text:span text:style-name="T12">φ</text:span><text:bookmark text:name="MJXc-Node-4792"/><text:bookmark text:name="MJXc-Node-4791"/><text:bookmark text:name="MJXc-Node-4790"/><text:span text:style-name="T13">β</text:span><text:bookmark text:name="MJXc-Node-4793"/><text:span text:style-name="T17">[</text:span><text:bookmark text:name="MJXc-Node-4794"/><text:span text:style-name="T13">N</text:span><text:bookmark text:name="MJXc-Node-4795"/><text:span text:style-name="T17">+</text:span><text:bookmark text:name="MJXc-Node-4796"/><text:span text:style-name="T17">1</text:span><text:bookmark text:name="MJXc-Node-4797"/><text:span text:style-name="T17">]</text:span><text:bookmark text:name="MJXc-Node-4798"/><text:span text:style-name="T16">(</text:span><text:bookmark text:name="MJXc-Node-4800"/><text:bookmark text:name="MJXc-Node-4799"/><text:span text:style-name="T12">φ</text:span><text:bookmark text:name="MJXc-Node-4803"/><text:bookmark text:name="MJXc-Node-4802"/><text:bookmark text:name="MJXc-Node-4801"/><text:span text:style-name="T13">β</text:span><text:bookmark text:name="MJXc-Node-4804"/><text:span text:style-name="T16">(</text:span><text:bookmark text:name="MJXc-Node-4805"/><text:span text:style-name="T12">γ</text:span><text:bookmark text:name="MJXc-Node-4806"/><text:span text:style-name="T16">)</text:span><text:bookmark text:name="MJXc-Node-4807"/><text:span text:style-name="T16">+</text:span><text:bookmark text:name="MJXc-Node-4808"/><text:span text:style-name="T16">1</text:span><text:bookmark text:name="MJXc-Node-4809"/><text:span text:style-name="T16">)</text:span><text:line-break/><text:bookmark text:name="MJXc-Node-4813"/><text:bookmark text:name="MJXc-Node-4812"/><text:bookmark text:name="MJXc-Node-4811"/><text:bookmark text:name="MJXc-Node-4810"/><text:bookmark text:name="MathJax-Element-231-Frame"/><text:span text:style-name="T12">φ</text:span><text:bookmark text:name="MJXc-Node-4818"/><text:bookmark text:name="MJXc-Node-4817"/><text:bookmark text:name="MJXc-Node-4816"/><text:bookmark text:name="MJXc-Node-4815"/><text:bookmark text:name="MJXc-Node-4814"/><text:span text:style-name="T13">λ</text:span><text:bookmark text:name="MJXc-Node-4819"/><text:span text:style-name="T17">+</text:span><text:bookmark text:name="MJXc-Node-4820"/><text:span text:style-name="T17">1</text:span><text:bookmark text:name="MJXc-Node-4821"/><text:span text:style-name="T16">(</text:span><text:bookmark text:name="MJXc-Node-4823"/><text:bookmark text:name="MJXc-Node-4822"/><text:span text:style-name="T12">a</text:span><text:bookmark text:name="MJXc-Node-4824"/><text:span text:style-name="T17">2</text:span><text:bookmark text:name="MJXc-Node-4825"/><text:span text:style-name="T16">)</text:span><text:bookmark text:name="MJXc-Node-4826"/><text:span text:style-name="T16">=</text:span><text:bookmark text:name="MJXc-Node-4828"/><text:bookmark text:name="MJXc-Node-4827"/><text:span text:style-name="T12">φ</text:span><text:bookmark text:name="MJXc-Node-4831"/><text:bookmark text:name="MJXc-Node-4830"/><text:bookmark text:name="MJXc-Node-4829"/><text:span text:style-name="T13">β</text:span><text:bookmark text:name="MJXc-Node-4832"/><text:span text:style-name="T17">[</text:span><text:bookmark text:name="MJXc-Node-4833"/><text:span text:style-name="T13">N</text:span><text:bookmark text:name="MJXc-Node-4834"/><text:span text:style-name="T17">+</text:span><text:bookmark text:name="MJXc-Node-4835"/><text:span text:style-name="T17">2</text:span><text:bookmark text:name="MJXc-Node-4836"/><text:span text:style-name="T17">]</text:span><text:bookmark text:name="MJXc-Node-4837"/><text:span text:style-name="T16">(</text:span><text:bookmark text:name="MJXc-Node-4839"/><text:bookmark text:name="MJXc-Node-4838"/><text:span text:style-name="T12">φ</text:span><text:bookmark text:name="MJXc-Node-4842"/><text:bookmark text:name="MJXc-Node-4841"/><text:bookmark text:name="MJXc-Node-4840"/><text:span text:style-name="T13">β</text:span><text:bookmark text:name="MJXc-Node-4843"/><text:span text:style-name="T16">(</text:span><text:bookmark text:name="MJXc-Node-4844"/><text:span text:style-name="T12">γ</text:span><text:bookmark text:name="MJXc-Node-4845"/><text:span text:style-name="T16">)</text:span><text:bookmark text:name="MJXc-Node-4846"/><text:span text:style-name="T16">+</text:span><text:bookmark text:name="MJXc-Node-4847"/><text:span text:style-name="T16">1</text:span><text:bookmark text:name="MJXc-Node-4848"/><text:span text:style-name="T16">)</text:span><text:line-break/><text:span text:style-name="T9">and so on....</text:span><text:line-break/><text:line-break/><text:span text:style-name="T9">Now the sequence of values </text:span><text:bookmark text:name="MJXc-Node-4852"/><text:bookmark text:name="MJXc-Node-4851"/><text:bookmark text:name="MJXc-Node-4850"/><text:bookmark text:name="MJXc-Node-4849"/><text:bookmark text:name="MathJax-Element-232-Frame"/><text:span text:style-name="T12">a</text:span><text:bookmark text:name="MJXc-Node-4853"/><text:span text:style-name="T17">0</text:span><text:bookmark text:name="MJXc-Node-4854"/><text:span text:style-name="T16">,</text:span><text:bookmark text:name="MJXc-Node-4856"/><text:bookmark text:name="MJXc-Node-4855"/><text:span text:style-name="T12">a</text:span><text:bookmark text:name="MJXc-Node-4857"/><text:span text:style-name="T17">1</text:span><text:bookmark text:name="MJXc-Node-4858"/><text:span text:style-name="T16">,</text:span><text:bookmark text:name="MJXc-Node-4860"/><text:bookmark text:name="MJXc-Node-4859"/><text:span text:style-name="T12">a</text:span><text:bookmark text:name="MJXc-Node-4861"/><text:span text:style-name="T17">2</text:span><text:bookmark text:name="MJXc-Node-4862"/><text:span text:style-name="T16">,</text:span><text:bookmark text:name="MJXc-Node-4864"/><text:bookmark text:name="MJXc-Node-4863"/><text:span text:style-name="T12">a</text:span><text:bookmark text:name="MJXc-Node-4865"/><text:span text:style-name="T17">3</text:span><text:bookmark text:name="MJXc-Node-4866"/><text:span text:style-name="T16">.</text:span><text:bookmark text:name="MJXc-Node-4867"/><text:span text:style-name="T16">.</text:span><text:bookmark text:name="MJXc-Node-4868"/><text:span text:style-name="T16">.</text:span><text:bookmark text:name="MJXc-Node-4869"/><text:span text:style-name="T16">.</text:span><text:span text:style-name="T21"> </text:span><text:span text:style-name="T9">must form a fundamental sequence (due to </text:span><text:bookmark text:name="MJXc-Node-4873"/><text:bookmark text:name="MJXc-Node-4872"/><text:bookmark text:name="MJXc-Node-4871"/><text:bookmark text:name="MJXc-Node-4870"/><text:bookmark text:name="MathJax-Element-233-Frame"/><text:span text:style-name="T12">φ</text:span><text:bookmark text:name="MJXc-Node-4878"/><text:bookmark text:name="MJXc-Node-4877"/><text:bookmark text:name="MJXc-Node-4876"/><text:bookmark text:name="MJXc-Node-4875"/><text:bookmark text:name="MJXc-Node-4874"/><text:span text:style-name="T13">λ</text:span><text:bookmark text:name="MJXc-Node-4879"/><text:span text:style-name="T17">+</text:span><text:bookmark text:name="MJXc-Node-4880"/><text:span text:style-name="T17">1</text:span><text:span text:style-name="T21"> </text:span><text:span text:style-name="T9">being a strictly increasing function). Hence the limit/sup of:</text:span><text:line-break/><text:bookmark text:name="MJXc-Node-4884"/><text:bookmark text:name="MJXc-Node-4883"/><text:bookmark text:name="MJXc-Node-4882"/><text:bookmark text:name="MJXc-Node-4881"/><text:bookmark text:name="MathJax-Element-234-Frame"/><text:span text:style-name="T12">φ</text:span><text:bookmark text:name="MJXc-Node-4887"/><text:bookmark text:name="MJXc-Node-4886"/><text:bookmark text:name="MJXc-Node-4885"/><text:span text:style-name="T13">β</text:span><text:bookmark text:name="MJXc-Node-4888"/><text:span text:style-name="T17">[</text:span><text:bookmark text:name="MJXc-Node-4889"/><text:span text:style-name="T13">N</text:span><text:bookmark text:name="MJXc-Node-4890"/><text:span text:style-name="T17">]</text:span><text:bookmark text:name="MJXc-Node-4891"/><text:span text:style-name="T16">(</text:span><text:bookmark text:name="MJXc-Node-4893"/><text:bookmark text:name="MJXc-Node-4892"/><text:span text:style-name="T12">φ</text:span><text:bookmark text:name="MJXc-Node-4896"/><text:bookmark text:name="MJXc-Node-4895"/><text:bookmark text:name="MJXc-Node-4894"/><text:span text:style-name="T13">β</text:span><text:bookmark text:name="MJXc-Node-4897"/><text:span text:style-name="T16">(</text:span><text:bookmark text:name="MJXc-Node-4898"/><text:span text:style-name="T12">γ</text:span><text:bookmark text:name="MJXc-Node-4899"/><text:span text:style-name="T16">)</text:span><text:bookmark text:name="MJXc-Node-4900"/><text:span text:style-name="T16">+</text:span><text:bookmark text:name="MJXc-Node-4901"/><text:span text:style-name="T16">1</text:span><text:bookmark text:name="MJXc-Node-4902"/><text:span text:style-name="T16">)</text:span><text:bookmark text:name="MJXc-Node-4903"/><text:span text:style-name="T16">,</text:span><text:bookmark text:name="MJXc-Node-4905"/><text:bookmark text:name="MJXc-Node-4904"/><text:span text:style-name="T12">φ</text:span><text:bookmark text:name="MJXc-Node-4908"/><text:bookmark text:name="MJXc-Node-4907"/><text:bookmark text:name="MJXc-Node-4906"/><text:span text:style-name="T13">β</text:span><text:bookmark text:name="MJXc-Node-4909"/><text:span text:style-name="T17">[</text:span><text:bookmark text:name="MJXc-Node-4910"/><text:span text:style-name="T13">N</text:span><text:bookmark text:name="MJXc-Node-4911"/><text:span text:style-name="T17">+</text:span><text:bookmark text:name="MJXc-Node-4912"/><text:span text:style-name="T17">1</text:span><text:bookmark text:name="MJXc-Node-4913"/><text:span text:style-name="T17">]</text:span><text:bookmark text:name="MJXc-Node-4914"/><text:span text:style-name="T16">(</text:span><text:bookmark text:name="MJXc-Node-4916"/><text:bookmark text:name="MJXc-Node-4915"/><text:span text:style-name="T12">φ</text:span><text:bookmark text:name="MJXc-Node-4919"/><text:bookmark text:name="MJXc-Node-4918"/><text:bookmark text:name="MJXc-Node-4917"/><text:span text:style-name="T13">β</text:span><text:bookmark text:name="MJXc-Node-4920"/><text:span text:style-name="T16">(</text:span><text:bookmark text:name="MJXc-Node-4921"/><text:span text:style-name="T12">γ</text:span><text:bookmark text:name="MJXc-Node-4922"/><text:span text:style-name="T16">)</text:span><text:bookmark text:name="MJXc-Node-4923"/><text:span text:style-name="T16">+</text:span><text:bookmark text:name="MJXc-Node-4924"/><text:span text:style-name="T16">1</text:span><text:bookmark text:name="MJXc-Node-4925"/><text:span text:style-name="T16">)</text:span><text:bookmark text:name="MJXc-Node-4926"/><text:span text:style-name="T16">,</text:span><text:bookmark text:name="MJXc-Node-4928"/><text:bookmark text:name="MJXc-Node-4927"/><text:span text:style-name="T12">φ</text:span><text:bookmark text:name="MJXc-Node-4931"/><text:bookmark text:name="MJXc-Node-4930"/><text:bookmark text:name="MJXc-Node-4929"/><text:span text:style-name="T13">β</text:span><text:bookmark text:name="MJXc-Node-4932"/><text:span text:style-name="T17">[</text:span><text:bookmark text:name="MJXc-Node-4933"/><text:span text:style-name="T13">N</text:span><text:bookmark text:name="MJXc-Node-4934"/><text:span text:style-name="T17">+</text:span><text:bookmark text:name="MJXc-Node-4935"/><text:span text:style-name="T17">2</text:span><text:bookmark text:name="MJXc-Node-4936"/><text:span text:style-name="T17">]</text:span><text:bookmark text:name="MJXc-Node-4937"/><text:span text:style-name="T16">(</text:span><text:bookmark text:name="MJXc-Node-4939"/><text:bookmark text:name="MJXc-Node-4938"/><text:span text:style-name="T12">φ</text:span><text:bookmark text:name="MJXc-Node-4942"/><text:bookmark text:name="MJXc-Node-4941"/><text:bookmark text:name="MJXc-Node-4940"/><text:span text:style-name="T13">β</text:span><text:bookmark text:name="MJXc-Node-4943"/><text:span text:style-name="T16">(</text:span><text:bookmark text:name="MJXc-Node-4944"/><text:span text:style-name="T12">γ</text:span><text:bookmark text:name="MJXc-Node-4945"/><text:span text:style-name="T16">)</text:span><text:bookmark text:name="MJXc-Node-4946"/><text:span text:style-name="T16">+</text:span><text:bookmark text:name="MJXc-Node-4947"/><text:span text:style-name="T16">1</text:span><text:bookmark text:name="MJXc-Node-4948"/><text:span text:style-name="T16">)</text:span><text:bookmark text:name="MJXc-Node-4949"/><text:span text:style-name="T16">,</text:span><text:bookmark text:name="MJXc-Node-4951"/><text:bookmark text:name="MJXc-Node-4950"/><text:span text:style-name="T12">φ</text:span><text:bookmark text:name="MJXc-Node-4954"/><text:bookmark text:name="MJXc-Node-4953"/><text:bookmark text:name="MJXc-Node-4952"/><text:span text:style-name="T13">β</text:span><text:bookmark text:name="MJXc-Node-4955"/><text:span text:style-name="T17">[</text:span><text:bookmark text:name="MJXc-Node-4956"/><text:span text:style-name="T13">N</text:span><text:bookmark text:name="MJXc-Node-4957"/><text:span text:style-name="T17">+</text:span><text:bookmark text:name="MJXc-Node-4958"/><text:span text:style-name="T17">3</text:span><text:bookmark text:name="MJXc-Node-4959"/><text:span text:style-name="T17">]</text:span><text:bookmark text:name="MJXc-Node-4960"/><text:span text:style-name="T16">(</text:span><text:bookmark text:name="MJXc-Node-4962"/><text:bookmark text:name="MJXc-Node-4961"/><text:span text:style-name="T12">φ</text:span><text:bookmark text:name="MJXc-Node-4965"/><text:bookmark text:name="MJXc-Node-4964"/><text:bookmark text:name="MJXc-Node-4963"/><text:span text:style-name="T13">β</text:span><text:bookmark text:name="MJXc-Node-4966"/><text:span text:style-name="T16">(</text:span><text:bookmark text:name="MJXc-Node-4967"/><text:span text:style-name="T12">γ</text:span><text:bookmark text:name="MJXc-Node-4968"/><text:span text:style-name="T16">)</text:span><text:bookmark text:name="MJXc-Node-4969"/><text:span text:style-name="T16">+</text:span><text:bookmark text:name="MJXc-Node-4970"/><text:span text:style-name="T16">1</text:span><text:bookmark text:name="MJXc-Node-4971"/><text:span text:style-name="T16">)</text:span><text:bookmark text:name="MJXc-Node-4972"/><text:span text:style-name="T16">,</text:span><text:bookmark text:name="MJXc-Node-4973"/><text:span text:style-name="T16">.</text:span><text:bookmark text:name="MJXc-Node-4974"/><text:span text:style-name="T16">.</text:span><text:bookmark text:name="MJXc-Node-4975"/><text:span text:style-name="T16">.</text:span><text:bookmark text:name="MJXc-Node-4976"/><text:span text:style-name="T16">.</text:span><text:bookmark text:name="MJXc-Node-4977"/><text:span text:style-name="T16">.</text:span><text:bookmark text:name="MJXc-Node-4978"/><text:span text:style-name="T16">.</text:span><text:line-break/><text:span text:style-name="T9">belongs to </text:span><text:bookmark text:name="MJXc-Node-4981"/><text:bookmark text:name="MJXc-Node-4980"/><text:bookmark text:name="MJXc-Node-4979"/><text:bookmark text:name="MathJax-Element-235-Frame"/><text:span text:style-name="T12">r</text:span><text:bookmark text:name="MJXc-Node-4982"/><text:span text:style-name="T12">a</text:span><text:bookmark text:name="MJXc-Node-4983"/><text:span text:style-name="T12">n</text:span><text:bookmark text:name="MJXc-Node-4984"/><text:span text:style-name="T12">g</text:span><text:bookmark text:name="MJXc-Node-4985"/><text:span text:style-name="T12">e</text:span><text:bookmark text:name="MJXc-Node-4986"/><text:span text:style-name="T16">(</text:span><text:bookmark text:name="MJXc-Node-4988"/><text:bookmark text:name="MJXc-Node-4987"/><text:span text:style-name="T12">φ</text:span><text:bookmark text:name="MJXc-Node-4993"/><text:bookmark text:name="MJXc-Node-4992"/><text:bookmark text:name="MJXc-Node-4991"/><text:bookmark text:name="MJXc-Node-4990"/><text:bookmark text:name="MJXc-Node-4989"/><text:span text:style-name="T13">λ</text:span><text:bookmark text:name="MJXc-Node-4994"/><text:span text:style-name="T17">+</text:span><text:bookmark text:name="MJXc-Node-4995"/><text:span text:style-name="T17">1</text:span><text:bookmark text:name="MJXc-Node-4996"/><text:span text:style-name="T16">)</text:span><text:span text:style-name="T21"> </text:span><text:span text:style-name="T9">(because </text:span><text:bookmark text:name="MJXc-Node-5000"/><text:bookmark text:name="MJXc-Node-4999"/><text:bookmark text:name="MJXc-Node-4998"/><text:bookmark text:name="MJXc-Node-4997"/><text:bookmark text:name="MathJax-Element-236-Frame"/><text:span text:style-name="T12">φ</text:span><text:bookmark text:name="MJXc-Node-5005"/><text:bookmark text:name="MJXc-Node-5004"/><text:bookmark text:name="MJXc-Node-5003"/><text:bookmark text:name="MJXc-Node-5002"/><text:bookmark text:name="MJXc-Node-5001"/><text:span text:style-name="T13">λ</text:span><text:bookmark text:name="MJXc-Node-5006"/><text:span text:style-name="T17">+</text:span><text:bookmark text:name="MJXc-Node-5007"/><text:span text:style-name="T17">1</text:span><text:span text:style-name="T21"> </text:span><text:span text:style-name="T9">is a normal, and hence continuous, function).</text:span></text:p>
      <text:p text:style-name="P76"/>
      <text:p text:style-name="P74"><text:span text:style-name="T48">(i) </text:span><text:bookmark text:name="MJXc-Node-3164"/><text:bookmark text:name="MJXc-Node-3163"/><text:bookmark text:name="MJXc-Node-3162"/><text:bookmark text:name="MJXc-Node-3161"/><text:bookmark text:name="MathJax-Element-159-Frame"/><text:span text:style-name="T14">φ</text:span><text:bookmark text:name="MJXc-Node-3169"/><text:bookmark text:name="MJXc-Node-3168"/><text:bookmark text:name="MJXc-Node-3167"/><text:bookmark text:name="MJXc-Node-3166"/><text:bookmark text:name="MJXc-Node-3165"/><text:span text:style-name="T15">β</text:span><text:bookmark text:name="MJXc-Node-3170"/><text:span text:style-name="T20">[</text:span><text:bookmark text:name="MJXc-Node-3171"/><text:span text:style-name="T15">n</text:span><text:bookmark text:name="MJXc-Node-3172"/><text:span text:style-name="T20">]</text:span><text:bookmark text:name="MJXc-Node-3173"/><text:span text:style-name="T19">(</text:span><text:bookmark text:name="MJXc-Node-3175"/><text:bookmark text:name="MJXc-Node-3174"/><text:span text:style-name="T14">φ</text:span><text:bookmark text:name="MJXc-Node-3180"/><text:bookmark text:name="MJXc-Node-3179"/><text:bookmark text:name="MJXc-Node-3178"/><text:bookmark text:name="MJXc-Node-3177"/><text:bookmark text:name="MJXc-Node-3176"/><text:span text:style-name="T15">β</text:span><text:bookmark text:name="MJXc-Node-3181"/><text:span text:style-name="T19">(</text:span><text:bookmark text:name="MJXc-Node-3182"/><text:span text:style-name="T14">γ</text:span><text:bookmark text:name="MJXc-Node-3183"/><text:span text:style-name="T19">)</text:span><text:bookmark text:name="MJXc-Node-3184"/><text:span text:style-name="T19">+</text:span><text:bookmark text:name="MJXc-Node-3185"/><text:span text:style-name="T19">1</text:span><text:bookmark text:name="MJXc-Node-3186"/><text:span text:style-name="T19">)</text:span><text:span text:style-name="T49"> </text:span><text:span text:style-name="T48">is a strictly increasing sequence of values (for increasing n).</text:span></text:p>
      <text:p text:style-name="P76"/>
      <text:p text:style-name="P74"><text:span text:style-name="T9">This follows from the statement described next. When </text:span><text:bookmark text:name="MJXc-Node-3189"/><text:bookmark text:name="MJXc-Node-3188"/><text:bookmark text:name="MJXc-Node-3187"/><text:bookmark text:name="MathJax-Element-160-Frame"/><text:span text:style-name="T12">β</text:span><text:span text:style-name="T21"> </text:span><text:span text:style-name="T9">is a limit:</text:span><text:line-break/><text:span text:style-name="T10">(A)--</text:span><text:span text:style-name="T21"> </text:span><text:bookmark text:name="MJXc-Node-3193"/><text:bookmark text:name="MJXc-Node-3192"/><text:bookmark text:name="MJXc-Node-3191"/><text:bookmark text:name="MJXc-Node-3190"/><text:bookmark text:name="MathJax-Element-161-Frame"/><text:span text:style-name="T12">φ</text:span><text:bookmark text:name="MJXc-Node-3199"/><text:bookmark text:name="MJXc-Node-3198"/><text:bookmark text:name="MJXc-Node-3197"/><text:bookmark text:name="MJXc-Node-3196"/><text:bookmark text:name="MJXc-Node-3195"/><text:bookmark text:name="MJXc-Node-3194"/><text:span text:style-name="T13">α</text:span><text:bookmark text:name="MJXc-Node-3200"/><text:span text:style-name="T18">1</text:span><text:bookmark text:name="MJXc-Node-3201"/><text:span text:style-name="T16">(</text:span><text:bookmark text:name="MJXc-Node-3203"/><text:bookmark text:name="MJXc-Node-3202"/><text:span text:style-name="T12">φ</text:span><text:bookmark text:name="MJXc-Node-3208"/><text:bookmark text:name="MJXc-Node-3207"/><text:bookmark text:name="MJXc-Node-3206"/><text:bookmark text:name="MJXc-Node-3205"/><text:bookmark text:name="MJXc-Node-3204"/><text:span text:style-name="T13">β</text:span><text:bookmark text:name="MJXc-Node-3209"/><text:span text:style-name="T16">(</text:span><text:bookmark text:name="MJXc-Node-3210"/><text:span text:style-name="T12">γ</text:span><text:bookmark text:name="MJXc-Node-3211"/><text:span text:style-name="T16">)</text:span><text:bookmark text:name="MJXc-Node-3212"/><text:span text:style-name="T16">+</text:span><text:bookmark text:name="MJXc-Node-3213"/><text:span text:style-name="T16">1</text:span><text:bookmark text:name="MJXc-Node-3214"/><text:span text:style-name="T16">)</text:span><text:bookmark text:name="MJXc-Node-3215"/><text:span text:style-name="T16">&gt;</text:span><text:bookmark text:name="MJXc-Node-3217"/><text:bookmark text:name="MJXc-Node-3216"/><text:span text:style-name="T12">φ</text:span><text:bookmark text:name="MJXc-Node-3223"/><text:bookmark text:name="MJXc-Node-3222"/><text:bookmark text:name="MJXc-Node-3221"/><text:bookmark text:name="MJXc-Node-3220"/><text:bookmark text:name="MJXc-Node-3219"/><text:bookmark text:name="MJXc-Node-3218"/><text:span text:style-name="T13">α</text:span><text:bookmark text:name="MJXc-Node-3224"/><text:span text:style-name="T18">2</text:span><text:bookmark text:name="MJXc-Node-3225"/><text:span text:style-name="T16">(</text:span><text:bookmark text:name="MJXc-Node-3227"/><text:bookmark text:name="MJXc-Node-3226"/><text:span text:style-name="T12">φ</text:span><text:bookmark text:name="MJXc-Node-3232"/><text:bookmark text:name="MJXc-Node-3231"/><text:bookmark text:name="MJXc-Node-3230"/><text:bookmark text:name="MJXc-Node-3229"/><text:bookmark text:name="MJXc-Node-3228"/><text:span text:style-name="T13">β</text:span><text:bookmark text:name="MJXc-Node-3233"/><text:span text:style-name="T16">(</text:span><text:bookmark text:name="MJXc-Node-3234"/><text:span text:style-name="T12">γ</text:span><text:bookmark text:name="MJXc-Node-3235"/><text:span text:style-name="T16">)</text:span><text:bookmark text:name="MJXc-Node-3236"/><text:span text:style-name="T16">+</text:span><text:bookmark text:name="MJXc-Node-3237"/><text:span text:style-name="T16">1</text:span><text:bookmark text:name="MJXc-Node-3238"/><text:span text:style-name="T16">)</text:span><text:span text:style-name="T21"> </text:span><text:span text:style-name="T9">for any arbitrary </text:span><text:bookmark text:name="MJXc-Node-3242"/><text:bookmark text:name="MJXc-Node-3241"/><text:bookmark text:name="MJXc-Node-3240"/><text:bookmark text:name="MJXc-Node-3239"/><text:bookmark text:name="MathJax-Element-162-Frame"/><text:span text:style-name="T12">α</text:span><text:bookmark text:name="MJXc-Node-3243"/><text:span text:style-name="T17">1</text:span><text:bookmark text:name="MJXc-Node-3245"/><text:bookmark text:name="MJXc-Node-3244"/><text:span text:style-name="T16">,</text:span><text:bookmark text:name="MJXc-Node-3248"/><text:bookmark text:name="MJXc-Node-3247"/><text:bookmark text:name="MJXc-Node-3246"/><text:span text:style-name="T12">α</text:span><text:bookmark text:name="MJXc-Node-3249"/><text:span text:style-name="T17">2</text:span><text:span text:style-name="T21"> </text:span><text:span text:style-name="T9">where </text:span><text:bookmark text:name="MJXc-Node-3252"/><text:bookmark text:name="MJXc-Node-3251"/><text:bookmark text:name="MJXc-Node-3250"/><text:bookmark text:name="MathJax-Element-163-Frame"/><text:span text:style-name="T12">β</text:span><text:bookmark text:name="MJXc-Node-3253"/><text:span text:style-name="T16">&gt;</text:span><text:bookmark text:name="MJXc-Node-3255"/><text:bookmark text:name="MJXc-Node-3254"/><text:span text:style-name="T12">α</text:span><text:bookmark text:name="MJXc-Node-3256"/><text:span text:style-name="T17">1</text:span><text:bookmark text:name="MJXc-Node-3257"/><text:span text:style-name="T16">&gt;</text:span><text:bookmark text:name="MJXc-Node-3259"/><text:bookmark text:name="MJXc-Node-3258"/><text:span text:style-name="T12">α</text:span><text:bookmark text:name="MJXc-Node-3260"/><text:span text:style-name="T17">2</text:span><text:line-break/><text:line-break/><text:span text:style-name="T9">More specifically if we can prove for all </text:span><text:bookmark text:name="MJXc-Node-3263"/><text:bookmark text:name="MJXc-Node-3262"/><text:bookmark text:name="MJXc-Node-3261"/><text:bookmark text:name="MathJax-Element-164-Frame"/><text:span text:style-name="T12">X</text:span><text:bookmark text:name="MJXc-Node-3264"/><text:span text:style-name="T16">&lt;</text:span><text:bookmark text:name="MJXc-Node-3265"/><text:span text:style-name="T12">β</text:span><text:span text:style-name="T21"> </text:span><text:span text:style-name="T9">that:</text:span><text:line-break/><text:bookmark text:name="MJXc-Node-3269"/><text:bookmark text:name="MJXc-Node-3268"/><text:bookmark text:name="MJXc-Node-3267"/><text:bookmark text:name="MJXc-Node-3266"/><text:bookmark text:name="MathJax-Element-165-Frame"/><text:span text:style-name="T12">φ</text:span><text:bookmark text:name="MJXc-Node-3275"/><text:bookmark text:name="MJXc-Node-3274"/><text:bookmark text:name="MJXc-Node-3273"/><text:bookmark text:name="MJXc-Node-3272"/><text:bookmark text:name="MJXc-Node-3271"/><text:bookmark text:name="MJXc-Node-3270"/><text:span text:style-name="T13">α</text:span><text:bookmark text:name="MJXc-Node-3276"/><text:span text:style-name="T18">1</text:span><text:bookmark text:name="MJXc-Node-3277"/><text:span text:style-name="T16">(</text:span><text:bookmark text:name="MJXc-Node-3279"/><text:bookmark text:name="MJXc-Node-3278"/><text:span text:style-name="T12">φ</text:span><text:bookmark text:name="MJXc-Node-3284"/><text:bookmark text:name="MJXc-Node-3283"/><text:bookmark text:name="MJXc-Node-3282"/><text:bookmark text:name="MJXc-Node-3281"/><text:bookmark text:name="MJXc-Node-3280"/><text:span text:style-name="T13">β</text:span><text:bookmark text:name="MJXc-Node-3285"/><text:span text:style-name="T16">(</text:span><text:bookmark text:name="MJXc-Node-3286"/><text:span text:style-name="T12">γ</text:span><text:bookmark text:name="MJXc-Node-3287"/><text:span text:style-name="T16">)</text:span><text:bookmark text:name="MJXc-Node-3288"/><text:span text:style-name="T16">+</text:span><text:bookmark text:name="MJXc-Node-3289"/><text:span text:style-name="T16">1</text:span><text:bookmark text:name="MJXc-Node-3290"/><text:span text:style-name="T16">)</text:span><text:bookmark text:name="MJXc-Node-3291"/><text:span text:style-name="T16">&gt;</text:span><text:bookmark text:name="MJXc-Node-3293"/><text:bookmark text:name="MJXc-Node-3292"/><text:span text:style-name="T12">φ</text:span><text:bookmark text:name="MJXc-Node-3299"/><text:bookmark text:name="MJXc-Node-3298"/><text:bookmark text:name="MJXc-Node-3297"/><text:bookmark text:name="MJXc-Node-3296"/><text:bookmark text:name="MJXc-Node-3295"/><text:bookmark text:name="MJXc-Node-3294"/><text:span text:style-name="T13">α</text:span><text:bookmark text:name="MJXc-Node-3300"/><text:span text:style-name="T18">2</text:span><text:bookmark text:name="MJXc-Node-3301"/><text:span text:style-name="T16">(</text:span><text:bookmark text:name="MJXc-Node-3303"/><text:bookmark text:name="MJXc-Node-3302"/><text:span text:style-name="T12">φ</text:span><text:bookmark text:name="MJXc-Node-3308"/><text:bookmark text:name="MJXc-Node-3307"/><text:bookmark text:name="MJXc-Node-3306"/><text:bookmark text:name="MJXc-Node-3305"/><text:bookmark text:name="MJXc-Node-3304"/><text:span text:style-name="T13">β</text:span><text:bookmark text:name="MJXc-Node-3309"/><text:span text:style-name="T16">(</text:span><text:bookmark text:name="MJXc-Node-3310"/><text:span text:style-name="T12">γ</text:span><text:bookmark text:name="MJXc-Node-3311"/><text:span text:style-name="T16">)</text:span><text:bookmark text:name="MJXc-Node-3312"/><text:span text:style-name="T16">+</text:span><text:bookmark text:name="MJXc-Node-3313"/><text:span text:style-name="T16">1</text:span><text:bookmark text:name="MJXc-Node-3314"/><text:span text:style-name="T16">)</text:span><text:span text:style-name="T21"> </text:span><text:span text:style-name="T9">for any arbitrary </text:span><text:bookmark text:name="MJXc-Node-3318"/><text:bookmark text:name="MJXc-Node-3317"/><text:bookmark text:name="MJXc-Node-3316"/><text:bookmark text:name="MJXc-Node-3315"/><text:bookmark text:name="MathJax-Element-166-Frame"/><text:span text:style-name="T12">α</text:span><text:bookmark text:name="MJXc-Node-3319"/><text:span text:style-name="T17">1</text:span><text:bookmark text:name="MJXc-Node-3321"/><text:bookmark text:name="MJXc-Node-3320"/><text:span text:style-name="T16">,</text:span><text:bookmark text:name="MJXc-Node-3324"/><text:bookmark text:name="MJXc-Node-3323"/><text:bookmark text:name="MJXc-Node-3322"/><text:span text:style-name="T12">α</text:span><text:bookmark text:name="MJXc-Node-3325"/><text:span text:style-name="T17">2</text:span><text:span text:style-name="T21"> </text:span><text:span text:style-name="T9">where </text:span><text:bookmark text:name="MJXc-Node-3328"/><text:bookmark text:name="MJXc-Node-3327"/><text:bookmark text:name="MJXc-Node-3326"/><text:bookmark text:name="MathJax-Element-167-Frame"/><text:span text:style-name="T12">X</text:span><text:bookmark text:name="MJXc-Node-3329"/><text:span text:style-name="T11">≥</text:span><text:bookmark text:name="MJXc-Node-3331"/><text:bookmark text:name="MJXc-Node-3330"/><text:span text:style-name="T12">α</text:span><text:bookmark text:name="MJXc-Node-3332"/><text:span text:style-name="T17">1</text:span><text:bookmark text:name="MJXc-Node-3333"/><text:span text:style-name="T16">&gt;</text:span><text:bookmark text:name="MJXc-Node-3335"/><text:bookmark text:name="MJXc-Node-3334"/><text:span text:style-name="T12">α</text:span><text:bookmark text:name="MJXc-Node-3336"/><text:span text:style-name="T17">2</text:span><text:line-break/><text:span text:style-name="T9">then we are done.</text:span><text:line-break/><text:line-break/><text:span text:style-name="T9">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2">φ</text:span><text:bookmark text:name="MJXc-Node-3343"/><text:bookmark text:name="MJXc-Node-3342"/><text:bookmark text:name="MJXc-Node-3341"/><text:span text:style-name="T17">1</text:span><text:bookmark text:name="MJXc-Node-3344"/><text:span text:style-name="T16">(</text:span><text:bookmark text:name="MJXc-Node-3346"/><text:bookmark text:name="MJXc-Node-3345"/><text:span text:style-name="T12">φ</text:span><text:bookmark text:name="MJXc-Node-3351"/><text:bookmark text:name="MJXc-Node-3350"/><text:bookmark text:name="MJXc-Node-3349"/><text:bookmark text:name="MJXc-Node-3348"/><text:bookmark text:name="MJXc-Node-3347"/><text:span text:style-name="T13">β</text:span><text:bookmark text:name="MJXc-Node-3352"/><text:span text:style-name="T16">(</text:span><text:bookmark text:name="MJXc-Node-3353"/><text:span text:style-name="T12">γ</text:span><text:bookmark text:name="MJXc-Node-3354"/><text:span text:style-name="T16">)</text:span><text:bookmark text:name="MJXc-Node-3355"/><text:span text:style-name="T16">+</text:span><text:bookmark text:name="MJXc-Node-3356"/><text:span text:style-name="T16">1</text:span><text:bookmark text:name="MJXc-Node-3357"/><text:span text:style-name="T16">)</text:span><text:bookmark text:name="MJXc-Node-3358"/><text:span text:style-name="T16">&gt;</text:span><text:bookmark text:name="MJXc-Node-3360"/><text:bookmark text:name="MJXc-Node-3359"/><text:span text:style-name="T12">φ</text:span><text:bookmark text:name="MJXc-Node-3363"/><text:bookmark text:name="MJXc-Node-3362"/><text:bookmark text:name="MJXc-Node-3361"/><text:span text:style-name="T17">0</text:span><text:bookmark text:name="MJXc-Node-3364"/><text:span text:style-name="T16">(</text:span><text:bookmark text:name="MJXc-Node-3366"/><text:bookmark text:name="MJXc-Node-3365"/><text:span text:style-name="T12">φ</text:span><text:bookmark text:name="MJXc-Node-3371"/><text:bookmark text:name="MJXc-Node-3370"/><text:bookmark text:name="MJXc-Node-3369"/><text:bookmark text:name="MJXc-Node-3368"/><text:bookmark text:name="MJXc-Node-3367"/><text:span text:style-name="T13">β</text:span><text:bookmark text:name="MJXc-Node-3372"/><text:span text:style-name="T16">(</text:span><text:bookmark text:name="MJXc-Node-3373"/><text:span text:style-name="T12">γ</text:span><text:bookmark text:name="MJXc-Node-3374"/><text:span text:style-name="T16">)</text:span><text:bookmark text:name="MJXc-Node-3375"/><text:span text:style-name="T16">+</text:span><text:bookmark text:name="MJXc-Node-3376"/><text:span text:style-name="T16">1</text:span><text:bookmark text:name="MJXc-Node-3377"/><text:span text:style-name="T16">)</text:span><text:bookmark text:name="MJXc-Node-3378"/><text:span text:style-name="T16">=</text:span><text:bookmark text:name="MJXc-Node-3379"/><text:span text:style-name="T12">ω</text:span><text:bookmark text:name="MJXc-Node-3380"/><text:span text:style-name="T16">.</text:span><text:bookmark text:name="MJXc-Node-3382"/><text:bookmark text:name="MJXc-Node-3381"/><text:span text:style-name="T12">φ</text:span><text:bookmark text:name="MJXc-Node-3387"/><text:bookmark text:name="MJXc-Node-3386"/><text:bookmark text:name="MJXc-Node-3385"/><text:bookmark text:name="MJXc-Node-3384"/><text:bookmark text:name="MJXc-Node-3383"/><text:span text:style-name="T13">β</text:span><text:bookmark text:name="MJXc-Node-3388"/><text:span text:style-name="T16">(</text:span><text:bookmark text:name="MJXc-Node-3389"/><text:span text:style-name="T12">γ</text:span><text:bookmark text:name="MJXc-Node-3390"/><text:span text:style-name="T16">)</text:span><text:bookmark text:name="MJXc-Node-3391"/><text:span text:style-name="T16">+</text:span><text:bookmark text:name="MJXc-Node-3392"/><text:span text:style-name="T12">ω</text:span><text:line-break/><text:span text:style-name="T9">We also know that (by reasoning mentioned in post#2):</text:span><text:line-break/><text:bookmark text:name="MJXc-Node-3396"/><text:bookmark text:name="MJXc-Node-3395"/><text:bookmark text:name="MJXc-Node-3394"/><text:bookmark text:name="MJXc-Node-3393"/><text:bookmark text:name="MathJax-Element-169-Frame"/><text:span text:style-name="T12">φ</text:span><text:bookmark text:name="MJXc-Node-3399"/><text:bookmark text:name="MJXc-Node-3398"/><text:bookmark text:name="MJXc-Node-3397"/><text:span text:style-name="T17">0</text:span><text:bookmark text:name="MJXc-Node-3400"/><text:span text:style-name="T16">(</text:span><text:bookmark text:name="MJXc-Node-3402"/><text:bookmark text:name="MJXc-Node-3401"/><text:span text:style-name="T12">φ</text:span><text:bookmark text:name="MJXc-Node-3407"/><text:bookmark text:name="MJXc-Node-3406"/><text:bookmark text:name="MJXc-Node-3405"/><text:bookmark text:name="MJXc-Node-3404"/><text:bookmark text:name="MJXc-Node-3403"/><text:span text:style-name="T13">β</text:span><text:bookmark text:name="MJXc-Node-3408"/><text:span text:style-name="T16">(</text:span><text:bookmark text:name="MJXc-Node-3409"/><text:span text:style-name="T12">γ</text:span><text:bookmark text:name="MJXc-Node-3410"/><text:span text:style-name="T16">)</text:span><text:bookmark text:name="MJXc-Node-3411"/><text:span text:style-name="T16">)</text:span><text:bookmark text:name="MJXc-Node-3412"/><text:span text:style-name="T16">=</text:span><text:bookmark text:name="MJXc-Node-3414"/><text:bookmark text:name="MJXc-Node-3413"/><text:span text:style-name="T12">φ</text:span><text:bookmark text:name="MJXc-Node-3417"/><text:bookmark text:name="MJXc-Node-3416"/><text:bookmark text:name="MJXc-Node-3415"/><text:span text:style-name="T17">1</text:span><text:bookmark text:name="MJXc-Node-3418"/><text:span text:style-name="T16">(</text:span><text:bookmark text:name="MJXc-Node-3420"/><text:bookmark text:name="MJXc-Node-3419"/><text:span text:style-name="T12">φ</text:span><text:bookmark text:name="MJXc-Node-3425"/><text:bookmark text:name="MJXc-Node-3424"/><text:bookmark text:name="MJXc-Node-3423"/><text:bookmark text:name="MJXc-Node-3422"/><text:bookmark text:name="MJXc-Node-3421"/><text:span text:style-name="T13">β</text:span><text:bookmark text:name="MJXc-Node-3426"/><text:span text:style-name="T16">(</text:span><text:bookmark text:name="MJXc-Node-3427"/><text:span text:style-name="T12">γ</text:span><text:bookmark text:name="MJXc-Node-3428"/><text:span text:style-name="T16">)</text:span><text:bookmark text:name="MJXc-Node-3429"/><text:span text:style-name="T16">)</text:span><text:bookmark text:name="MJXc-Node-3430"/><text:span text:style-name="T16">=</text:span><text:bookmark text:name="MJXc-Node-3432"/><text:bookmark text:name="MJXc-Node-3431"/><text:span text:style-name="T12">φ</text:span><text:bookmark text:name="MJXc-Node-3437"/><text:bookmark text:name="MJXc-Node-3436"/><text:bookmark text:name="MJXc-Node-3435"/><text:bookmark text:name="MJXc-Node-3434"/><text:bookmark text:name="MJXc-Node-3433"/><text:span text:style-name="T13">β</text:span><text:bookmark text:name="MJXc-Node-3438"/><text:span text:style-name="T16">(</text:span><text:bookmark text:name="MJXc-Node-3439"/><text:span text:style-name="T12">γ</text:span><text:bookmark text:name="MJXc-Node-3440"/><text:span text:style-name="T16">)</text:span><text:line-break/><text:line-break/><text:span text:style-name="T9">So we just want to show that there is no value lying between </text:span><text:bookmark text:name="MJXc-Node-3444"/><text:bookmark text:name="MJXc-Node-3443"/><text:bookmark text:name="MJXc-Node-3442"/><text:bookmark text:name="MJXc-Node-3441"/><text:bookmark text:name="MathJax-Element-170-Frame"/><text:span text:style-name="T12">φ</text:span><text:bookmark text:name="MJXc-Node-3449"/><text:bookmark text:name="MJXc-Node-3448"/><text:bookmark text:name="MJXc-Node-3447"/><text:bookmark text:name="MJXc-Node-3446"/><text:bookmark text:name="MJXc-Node-3445"/><text:span text:style-name="T13">β</text:span><text:bookmark text:name="MJXc-Node-3450"/><text:span text:style-name="T16">(</text:span><text:bookmark text:name="MJXc-Node-3451"/><text:span text:style-name="T12">γ</text:span><text:bookmark text:name="MJXc-Node-3452"/><text:span text:style-name="T16">)</text:span><text:bookmark text:name="MJXc-Node-3453"/><text:span text:style-name="T16">+</text:span><text:bookmark text:name="MJXc-Node-3454"/><text:span text:style-name="T16">1</text:span><text:span text:style-name="T21"> </text:span><text:span text:style-name="T9">(inclusive) and </text:span><text:bookmark text:name="MJXc-Node-3458"/><text:bookmark text:name="MJXc-Node-3457"/><text:bookmark text:name="MJXc-Node-3456"/><text:bookmark text:name="MJXc-Node-3455"/><text:bookmark text:name="MathJax-Element-171-Frame"/><text:span text:style-name="T12">φ</text:span><text:bookmark text:name="MJXc-Node-3461"/><text:bookmark text:name="MJXc-Node-3460"/><text:bookmark text:name="MJXc-Node-3459"/><text:span text:style-name="T17">0</text:span><text:bookmark text:name="MJXc-Node-3462"/><text:span text:style-name="T16">(</text:span><text:bookmark text:name="MJXc-Node-3464"/><text:bookmark text:name="MJXc-Node-3463"/><text:span text:style-name="T12">φ</text:span><text:bookmark text:name="MJXc-Node-3469"/><text:bookmark text:name="MJXc-Node-3468"/><text:bookmark text:name="MJXc-Node-3467"/><text:bookmark text:name="MJXc-Node-3466"/><text:bookmark text:name="MJXc-Node-3465"/><text:span text:style-name="T13">β</text:span><text:bookmark text:name="MJXc-Node-3470"/><text:span text:style-name="T16">(</text:span><text:bookmark text:name="MJXc-Node-3471"/><text:span text:style-name="T12">γ</text:span><text:bookmark text:name="MJXc-Node-3472"/><text:span text:style-name="T16">)</text:span><text:bookmark text:name="MJXc-Node-3473"/><text:span text:style-name="T16">+</text:span><text:bookmark text:name="MJXc-Node-3474"/><text:span text:style-name="T16">1</text:span><text:bookmark text:name="MJXc-Node-3475"/><text:span text:style-name="T16">)</text:span><text:span text:style-name="T21"> </text:span><text:span text:style-name="T9">(inclusive) that is a fixed point of </text:span><text:bookmark text:name="MJXc-Node-3479"/><text:bookmark text:name="MJXc-Node-3478"/><text:bookmark text:name="MJXc-Node-3477"/><text:bookmark text:name="MJXc-Node-3476"/><text:bookmark text:name="MathJax-Element-172-Frame"/><text:span text:style-name="T12">φ</text:span><text:bookmark text:name="MJXc-Node-3482"/><text:bookmark text:name="MJXc-Node-3481"/><text:bookmark text:name="MJXc-Node-3480"/><text:span text:style-name="T17">0</text:span><text:span text:style-name="T9">. I think it shouldn't be difficult at all (but probably a bit tedious to write here in detail).</text:span><text:line-break/><text:line-break/><text:span text:style-name="T9">For successor case</text:span><text:span text:style-name="T21"> </text:span><text:span text:style-name="T9">what we want to prove is:</text:span><text:line-break/><text:bookmark text:name="MJXc-Node-3486"/><text:bookmark text:name="MJXc-Node-3485"/><text:bookmark text:name="MJXc-Node-3484"/><text:bookmark text:name="MJXc-Node-3483"/><text:bookmark text:name="MathJax-Element-173-Frame"/><text:span text:style-name="T12">φ</text:span><text:bookmark text:name="MJXc-Node-3492"/><text:bookmark text:name="MJXc-Node-3491"/><text:bookmark text:name="MJXc-Node-3490"/><text:bookmark text:name="MJXc-Node-3489"/><text:bookmark text:name="MJXc-Node-3488"/><text:bookmark text:name="MJXc-Node-3487"/><text:span text:style-name="T13">α</text:span><text:bookmark text:name="MJXc-Node-3493"/><text:span text:style-name="T18">1</text:span><text:bookmark text:name="MJXc-Node-3494"/><text:span text:style-name="T16">(</text:span><text:bookmark text:name="MJXc-Node-3496"/><text:bookmark text:name="MJXc-Node-3495"/><text:span text:style-name="T12">φ</text:span><text:bookmark text:name="MJXc-Node-3501"/><text:bookmark text:name="MJXc-Node-3500"/><text:bookmark text:name="MJXc-Node-3499"/><text:bookmark text:name="MJXc-Node-3498"/><text:bookmark text:name="MJXc-Node-3497"/><text:span text:style-name="T13">β</text:span><text:bookmark text:name="MJXc-Node-3502"/><text:span text:style-name="T16">(</text:span><text:bookmark text:name="MJXc-Node-3503"/><text:span text:style-name="T12">γ</text:span><text:bookmark text:name="MJXc-Node-3504"/><text:span text:style-name="T16">)</text:span><text:bookmark text:name="MJXc-Node-3505"/><text:span text:style-name="T16">+</text:span><text:bookmark text:name="MJXc-Node-3506"/><text:span text:style-name="T16">1</text:span><text:bookmark text:name="MJXc-Node-3507"/><text:span text:style-name="T16">)</text:span><text:bookmark text:name="MJXc-Node-3508"/><text:span text:style-name="T16">&gt;</text:span><text:bookmark text:name="MJXc-Node-3510"/><text:bookmark text:name="MJXc-Node-3509"/><text:span text:style-name="T12">φ</text:span><text:bookmark text:name="MJXc-Node-3516"/><text:bookmark text:name="MJXc-Node-3515"/><text:bookmark text:name="MJXc-Node-3514"/><text:bookmark text:name="MJXc-Node-3513"/><text:bookmark text:name="MJXc-Node-3512"/><text:bookmark text:name="MJXc-Node-3511"/><text:span text:style-name="T13">α</text:span><text:bookmark text:name="MJXc-Node-3517"/><text:span text:style-name="T18">2</text:span><text:bookmark text:name="MJXc-Node-3518"/><text:span text:style-name="T16">(</text:span><text:bookmark text:name="MJXc-Node-3520"/><text:bookmark text:name="MJXc-Node-3519"/><text:span text:style-name="T12">φ</text:span><text:bookmark text:name="MJXc-Node-3525"/><text:bookmark text:name="MJXc-Node-3524"/><text:bookmark text:name="MJXc-Node-3523"/><text:bookmark text:name="MJXc-Node-3522"/><text:bookmark text:name="MJXc-Node-3521"/><text:span text:style-name="T13">β</text:span><text:bookmark text:name="MJXc-Node-3526"/><text:span text:style-name="T16">(</text:span><text:bookmark text:name="MJXc-Node-3527"/><text:span text:style-name="T12">γ</text:span><text:bookmark text:name="MJXc-Node-3528"/><text:span text:style-name="T16">)</text:span><text:bookmark text:name="MJXc-Node-3529"/><text:span text:style-name="T16">+</text:span><text:bookmark text:name="MJXc-Node-3530"/><text:span text:style-name="T16">1</text:span><text:bookmark text:name="MJXc-Node-3531"/><text:span text:style-name="T16">)</text:span><text:span text:style-name="T21"> </text:span><text:span text:style-name="T9">for any arbitrary </text:span><text:bookmark text:name="MJXc-Node-3535"/><text:bookmark text:name="MJXc-Node-3534"/><text:bookmark text:name="MJXc-Node-3533"/><text:bookmark text:name="MJXc-Node-3532"/><text:bookmark text:name="MathJax-Element-174-Frame"/><text:span text:style-name="T12">α</text:span><text:bookmark text:name="MJXc-Node-3536"/><text:span text:style-name="T17">1</text:span><text:bookmark text:name="MJXc-Node-3538"/><text:bookmark text:name="MJXc-Node-3537"/><text:span text:style-name="T16">,</text:span><text:bookmark text:name="MJXc-Node-3541"/><text:bookmark text:name="MJXc-Node-3540"/><text:bookmark text:name="MJXc-Node-3539"/><text:span text:style-name="T12">α</text:span><text:bookmark text:name="MJXc-Node-3542"/><text:span text:style-name="T17">2</text:span><text:span text:style-name="T21"> </text:span><text:span text:style-name="T9">where </text:span><text:bookmark text:name="MJXc-Node-3545"/><text:bookmark text:name="MJXc-Node-3544"/><text:bookmark text:name="MJXc-Node-3543"/><text:bookmark text:name="MathJax-Element-175-Frame"/><text:span text:style-name="T12">α</text:span><text:bookmark text:name="MJXc-Node-3546"/><text:span text:style-name="T16">+</text:span><text:bookmark text:name="MJXc-Node-3547"/><text:span text:style-name="T16">1</text:span><text:bookmark text:name="MJXc-Node-3548"/><text:span text:style-name="T11">≥</text:span><text:bookmark text:name="MJXc-Node-3550"/><text:bookmark text:name="MJXc-Node-3549"/><text:span text:style-name="T12">α</text:span><text:bookmark text:name="MJXc-Node-3551"/><text:span text:style-name="T17">1</text:span><text:bookmark text:name="MJXc-Node-3552"/><text:span text:style-name="T16">&gt;</text:span><text:bookmark text:name="MJXc-Node-3554"/><text:bookmark text:name="MJXc-Node-3553"/><text:span text:style-name="T12">α</text:span><text:bookmark text:name="MJXc-Node-3555"/><text:span text:style-name="T17">2</text:span><text:line-break/><text:line-break/><text:span text:style-name="T9">Our inductive assumption is:</text:span><text:line-break/><text:bookmark text:name="MJXc-Node-3559"/><text:bookmark text:name="MJXc-Node-3558"/><text:bookmark text:name="MJXc-Node-3557"/><text:bookmark text:name="MJXc-Node-3556"/><text:bookmark text:name="MathJax-Element-176-Frame"/><text:span text:style-name="T12">φ</text:span><text:bookmark text:name="MJXc-Node-3565"/><text:bookmark text:name="MJXc-Node-3564"/><text:bookmark text:name="MJXc-Node-3563"/><text:bookmark text:name="MJXc-Node-3562"/><text:bookmark text:name="MJXc-Node-3561"/><text:bookmark text:name="MJXc-Node-3560"/><text:span text:style-name="T13">α</text:span><text:bookmark text:name="MJXc-Node-3566"/><text:span text:style-name="T18">1</text:span><text:bookmark text:name="MJXc-Node-3567"/><text:span text:style-name="T16">(</text:span><text:bookmark text:name="MJXc-Node-3569"/><text:bookmark text:name="MJXc-Node-3568"/><text:span text:style-name="T12">φ</text:span><text:bookmark text:name="MJXc-Node-3574"/><text:bookmark text:name="MJXc-Node-3573"/><text:bookmark text:name="MJXc-Node-3572"/><text:bookmark text:name="MJXc-Node-3571"/><text:bookmark text:name="MJXc-Node-3570"/><text:span text:style-name="T13">β</text:span><text:bookmark text:name="MJXc-Node-3575"/><text:span text:style-name="T16">(</text:span><text:bookmark text:name="MJXc-Node-3576"/><text:span text:style-name="T12">γ</text:span><text:bookmark text:name="MJXc-Node-3577"/><text:span text:style-name="T16">)</text:span><text:bookmark text:name="MJXc-Node-3578"/><text:span text:style-name="T16">+</text:span><text:bookmark text:name="MJXc-Node-3579"/><text:span text:style-name="T16">1</text:span><text:bookmark text:name="MJXc-Node-3580"/><text:span text:style-name="T16">)</text:span><text:bookmark text:name="MJXc-Node-3581"/><text:span text:style-name="T16">&gt;</text:span><text:bookmark text:name="MJXc-Node-3583"/><text:bookmark text:name="MJXc-Node-3582"/><text:span text:style-name="T12">φ</text:span><text:bookmark text:name="MJXc-Node-3589"/><text:bookmark text:name="MJXc-Node-3588"/><text:bookmark text:name="MJXc-Node-3587"/><text:bookmark text:name="MJXc-Node-3586"/><text:bookmark text:name="MJXc-Node-3585"/><text:bookmark text:name="MJXc-Node-3584"/><text:span text:style-name="T13">α</text:span><text:bookmark text:name="MJXc-Node-3590"/><text:span text:style-name="T18">2</text:span><text:bookmark text:name="MJXc-Node-3591"/><text:span text:style-name="T16">(</text:span><text:bookmark text:name="MJXc-Node-3593"/><text:bookmark text:name="MJXc-Node-3592"/><text:span text:style-name="T12">φ</text:span><text:bookmark text:name="MJXc-Node-3598"/><text:bookmark text:name="MJXc-Node-3597"/><text:bookmark text:name="MJXc-Node-3596"/><text:bookmark text:name="MJXc-Node-3595"/><text:bookmark text:name="MJXc-Node-3594"/><text:span text:style-name="T13">β</text:span><text:bookmark text:name="MJXc-Node-3599"/><text:span text:style-name="T16">(</text:span><text:bookmark text:name="MJXc-Node-3600"/><text:span text:style-name="T12">γ</text:span><text:bookmark text:name="MJXc-Node-3601"/><text:span text:style-name="T16">)</text:span><text:bookmark text:name="MJXc-Node-3602"/><text:span text:style-name="T16">+</text:span><text:bookmark text:name="MJXc-Node-3603"/><text:span text:style-name="T16">1</text:span><text:bookmark text:name="MJXc-Node-3604"/><text:span text:style-name="T16">)</text:span><text:span text:style-name="T21"> </text:span><text:span text:style-name="T9">for any arbitrary </text:span><text:bookmark text:name="MJXc-Node-3608"/><text:bookmark text:name="MJXc-Node-3607"/><text:bookmark text:name="MJXc-Node-3606"/><text:bookmark text:name="MJXc-Node-3605"/><text:bookmark text:name="MathJax-Element-177-Frame"/><text:span text:style-name="T12">α</text:span><text:bookmark text:name="MJXc-Node-3609"/><text:span text:style-name="T17">1</text:span><text:bookmark text:name="MJXc-Node-3611"/><text:bookmark text:name="MJXc-Node-3610"/><text:span text:style-name="T16">,</text:span><text:bookmark text:name="MJXc-Node-3614"/><text:bookmark text:name="MJXc-Node-3613"/><text:bookmark text:name="MJXc-Node-3612"/><text:span text:style-name="T12">α</text:span><text:bookmark text:name="MJXc-Node-3615"/><text:span text:style-name="T17">2</text:span><text:span text:style-name="T21"> </text:span><text:span text:style-name="T9">where </text:span><text:bookmark text:name="MJXc-Node-3618"/><text:bookmark text:name="MJXc-Node-3617"/><text:bookmark text:name="MJXc-Node-3616"/><text:bookmark text:name="MathJax-Element-178-Frame"/><text:span text:style-name="T12">α</text:span><text:bookmark text:name="MJXc-Node-3619"/><text:span text:style-name="T11">≥</text:span><text:bookmark text:name="MJXc-Node-3621"/><text:bookmark text:name="MJXc-Node-3620"/><text:span text:style-name="T12">α</text:span><text:bookmark text:name="MJXc-Node-3622"/><text:span text:style-name="T17">1</text:span><text:bookmark text:name="MJXc-Node-3623"/><text:span text:style-name="T16">&gt;</text:span><text:bookmark text:name="MJXc-Node-3625"/><text:bookmark text:name="MJXc-Node-3624"/><text:span text:style-name="T12">α</text:span><text:bookmark text:name="MJXc-Node-3626"/><text:span text:style-name="T17">2</text:span><text:line-break/><text:line-break/><text:span text:style-name="T9">It should suffice to prove that for any </text:span><text:bookmark text:name="MJXc-Node-3629"/><text:bookmark text:name="MJXc-Node-3628"/><text:bookmark text:name="MJXc-Node-3627"/><text:bookmark text:name="MathJax-Element-179-Frame"/><text:span text:style-name="T12">α</text:span><text:bookmark text:name="MJXc-Node-3630"/><text:span text:style-name="T16">&lt;</text:span><text:bookmark text:name="MJXc-Node-3631"/><text:span text:style-name="T12">β</text:span><text:span text:style-name="T21"> </text:span><text:span text:style-name="T9">(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2">φ</text:span><text:bookmark text:name="MJXc-Node-3640"/><text:bookmark text:name="MJXc-Node-3639"/><text:bookmark text:name="MJXc-Node-3638"/><text:bookmark text:name="MJXc-Node-3637"/><text:bookmark text:name="MJXc-Node-3636"/><text:span text:style-name="T13">α</text:span><text:bookmark text:name="MJXc-Node-3641"/><text:span text:style-name="T17">+</text:span><text:bookmark text:name="MJXc-Node-3642"/><text:span text:style-name="T17">1</text:span><text:bookmark text:name="MJXc-Node-3643"/><text:span text:style-name="T16">(</text:span><text:bookmark text:name="MJXc-Node-3645"/><text:bookmark text:name="MJXc-Node-3644"/><text:span text:style-name="T12">φ</text:span><text:bookmark text:name="MJXc-Node-3650"/><text:bookmark text:name="MJXc-Node-3649"/><text:bookmark text:name="MJXc-Node-3648"/><text:bookmark text:name="MJXc-Node-3647"/><text:bookmark text:name="MJXc-Node-3646"/><text:span text:style-name="T13">β</text:span><text:bookmark text:name="MJXc-Node-3651"/><text:span text:style-name="T16">(</text:span><text:bookmark text:name="MJXc-Node-3652"/><text:span text:style-name="T12">γ</text:span><text:bookmark text:name="MJXc-Node-3653"/><text:span text:style-name="T16">)</text:span><text:bookmark text:name="MJXc-Node-3654"/><text:span text:style-name="T16">+</text:span><text:bookmark text:name="MJXc-Node-3655"/><text:span text:style-name="T16">1</text:span><text:bookmark text:name="MJXc-Node-3656"/><text:span text:style-name="T16">)</text:span><text:bookmark text:name="MJXc-Node-3657"/><text:span text:style-name="T16">&gt;</text:span><text:bookmark text:name="MJXc-Node-3659"/><text:bookmark text:name="MJXc-Node-3658"/><text:span text:style-name="T12">φ</text:span><text:bookmark text:name="MJXc-Node-3664"/><text:bookmark text:name="MJXc-Node-3663"/><text:bookmark text:name="MJXc-Node-3662"/><text:bookmark text:name="MJXc-Node-3661"/><text:bookmark text:name="MJXc-Node-3660"/><text:span text:style-name="T13">α</text:span><text:bookmark text:name="MJXc-Node-3665"/><text:span text:style-name="T16">(</text:span><text:bookmark text:name="MJXc-Node-3667"/><text:bookmark text:name="MJXc-Node-3666"/><text:span text:style-name="T12">φ</text:span><text:bookmark text:name="MJXc-Node-3672"/><text:bookmark text:name="MJXc-Node-3671"/><text:bookmark text:name="MJXc-Node-3670"/><text:bookmark text:name="MJXc-Node-3669"/><text:bookmark text:name="MJXc-Node-3668"/><text:span text:style-name="T13">β</text:span><text:bookmark text:name="MJXc-Node-3673"/><text:span text:style-name="T16">(</text:span><text:bookmark text:name="MJXc-Node-3674"/><text:span text:style-name="T12">γ</text:span><text:bookmark text:name="MJXc-Node-3675"/><text:span text:style-name="T16">)</text:span><text:bookmark text:name="MJXc-Node-3676"/><text:span text:style-name="T16">+</text:span><text:bookmark text:name="MJXc-Node-3677"/><text:span text:style-name="T16">1</text:span><text:bookmark text:name="MJXc-Node-3678"/><text:span text:style-name="T16">)</text:span><text:line-break/><text:span text:style-name="T9">This should be nearly identical (to base case) because we can observe (somewhat trivially) that for all </text:span><text:bookmark text:name="MJXc-Node-3681"/><text:bookmark text:name="MJXc-Node-3680"/><text:bookmark text:name="MJXc-Node-3679"/><text:bookmark text:name="MathJax-Element-181-Frame"/><text:span text:style-name="T12">x</text:span><text:bookmark text:name="MJXc-Node-3683"/><text:bookmark text:name="MJXc-Node-3682"/><text:span text:style-name="T16">,</text:span><text:bookmark text:name="MJXc-Node-3686"/><text:bookmark text:name="MJXc-Node-3685"/><text:bookmark text:name="MJXc-Node-3684"/><text:span text:style-name="T12">α</text:span><text:bookmark text:name="MJXc-Node-3687"/><text:span text:style-name="T17">1</text:span><text:bookmark text:name="MJXc-Node-3689"/><text:bookmark text:name="MJXc-Node-3688"/><text:span text:style-name="T16">,</text:span><text:bookmark text:name="MJXc-Node-3692"/><text:bookmark text:name="MJXc-Node-3691"/><text:bookmark text:name="MJXc-Node-3690"/><text:span text:style-name="T12">α</text:span><text:bookmark text:name="MJXc-Node-3693"/><text:span text:style-name="T17">2</text:span><text:span text:style-name="T9">:</text:span><text:line-break/><text:bookmark text:name="MJXc-Node-3697"/><text:bookmark text:name="MJXc-Node-3696"/><text:bookmark text:name="MJXc-Node-3695"/><text:bookmark text:name="MJXc-Node-3694"/><text:bookmark text:name="MathJax-Element-182-Frame"/><text:span text:style-name="T12">φ</text:span><text:bookmark text:name="MJXc-Node-3701"/><text:bookmark text:name="MJXc-Node-3700"/><text:bookmark text:name="MJXc-Node-3699"/><text:bookmark text:name="MJXc-Node-3698"/><text:span text:style-name="T13">α</text:span><text:bookmark text:name="MJXc-Node-3702"/><text:span text:style-name="T18">2</text:span><text:bookmark text:name="MJXc-Node-3703"/><text:span text:style-name="T16">(</text:span><text:bookmark text:name="MJXc-Node-3704"/><text:span text:style-name="T12">x</text:span><text:bookmark text:name="MJXc-Node-3705"/><text:span text:style-name="T16">)</text:span><text:bookmark text:name="MJXc-Node-3706"/><text:span text:style-name="T11">≥</text:span><text:bookmark text:name="MJXc-Node-3708"/><text:bookmark text:name="MJXc-Node-3707"/><text:span text:style-name="T12">φ</text:span><text:bookmark text:name="MJXc-Node-3712"/><text:bookmark text:name="MJXc-Node-3711"/><text:bookmark text:name="MJXc-Node-3710"/><text:bookmark text:name="MJXc-Node-3709"/><text:span text:style-name="T13">α</text:span><text:bookmark text:name="MJXc-Node-3713"/><text:span text:style-name="T18">1</text:span><text:bookmark text:name="MJXc-Node-3714"/><text:span text:style-name="T16">(</text:span><text:bookmark text:name="MJXc-Node-3715"/><text:span text:style-name="T12">x</text:span><text:bookmark text:name="MJXc-Node-3716"/><text:span text:style-name="T16">)</text:span><text:span text:style-name="T21"> </text:span><text:span text:style-name="T9">whenever </text:span><text:bookmark text:name="MJXc-Node-3720"/><text:bookmark text:name="MJXc-Node-3719"/><text:bookmark text:name="MJXc-Node-3718"/><text:bookmark text:name="MJXc-Node-3717"/><text:bookmark text:name="MathJax-Element-183-Frame"/><text:span text:style-name="T12">α</text:span><text:bookmark text:name="MJXc-Node-3721"/><text:span text:style-name="T17">2</text:span><text:bookmark text:name="MJXc-Node-3722"/><text:span text:style-name="T11">≥</text:span><text:bookmark text:name="MJXc-Node-3724"/><text:bookmark text:name="MJXc-Node-3723"/><text:span text:style-name="T12">α</text:span><text:bookmark text:name="MJXc-Node-3725"/><text:span text:style-name="T17">1</text:span><text:line-break/><text:span text:style-name="T9">More specifically, for our purposes I think we can use:</text:span><text:line-break/><text:bookmark text:name="MJXc-Node-3729"/><text:bookmark text:name="MJXc-Node-3728"/><text:bookmark text:name="MJXc-Node-3727"/><text:bookmark text:name="MJXc-Node-3726"/><text:bookmark text:name="MathJax-Element-184-Frame"/><text:span text:style-name="T12">φ</text:span><text:bookmark text:name="MJXc-Node-3732"/><text:bookmark text:name="MJXc-Node-3731"/><text:bookmark text:name="MJXc-Node-3730"/><text:span text:style-name="T13">α</text:span><text:bookmark text:name="MJXc-Node-3733"/><text:span text:style-name="T16">(</text:span><text:bookmark text:name="MJXc-Node-3734"/><text:span text:style-name="T12">x</text:span><text:bookmark text:name="MJXc-Node-3735"/><text:span text:style-name="T16">)</text:span><text:bookmark text:name="MJXc-Node-3736"/><text:span text:style-name="T11">≥</text:span><text:bookmark text:name="MJXc-Node-3738"/><text:bookmark text:name="MJXc-Node-3737"/><text:span text:style-name="T12">φ</text:span><text:bookmark text:name="MJXc-Node-3741"/><text:bookmark text:name="MJXc-Node-3740"/><text:bookmark text:name="MJXc-Node-3739"/><text:span text:style-name="T17">0</text:span><text:bookmark text:name="MJXc-Node-3742"/><text:span text:style-name="T16">(</text:span><text:bookmark text:name="MJXc-Node-3743"/><text:span text:style-name="T12">x</text:span><text:bookmark text:name="MJXc-Node-3744"/><text:span text:style-name="T16">)</text:span><text:line-break/><text:line-break/><text:span text:style-name="T9">So a similar reasoning that we applied in base case can be carried over (with minor change).</text:span><text:line-break/><text:line-break/><text:span text:style-name="T9">For limit case</text:span><text:span text:style-name="T21"> </text:span><text:span text:style-name="T9">let </text:span><text:bookmark text:name="MJXc-Node-3747"/><text:bookmark text:name="MJXc-Node-3746"/><text:bookmark text:name="MJXc-Node-3745"/><text:bookmark text:name="MathJax-Element-185-Frame"/><text:span text:style-name="T12">λ</text:span><text:span text:style-name="T21"> </text:span><text:span text:style-name="T9">denote some limit value less than </text:span><text:bookmark text:name="MJXc-Node-3750"/><text:bookmark text:name="MJXc-Node-3749"/><text:bookmark text:name="MJXc-Node-3748"/><text:bookmark text:name="MathJax-Element-186-Frame"/><text:span text:style-name="T12">β</text:span><text:span text:style-name="T9">. What we want to prove is:</text:span><text:line-break/><text:bookmark text:name="MJXc-Node-3754"/><text:bookmark text:name="MJXc-Node-3753"/><text:bookmark text:name="MJXc-Node-3752"/><text:bookmark text:name="MJXc-Node-3751"/><text:bookmark text:name="MathJax-Element-187-Frame"/><text:span text:style-name="T12">φ</text:span><text:bookmark text:name="MJXc-Node-3760"/><text:bookmark text:name="MJXc-Node-3759"/><text:bookmark text:name="MJXc-Node-3758"/><text:bookmark text:name="MJXc-Node-3757"/><text:bookmark text:name="MJXc-Node-3756"/><text:bookmark text:name="MJXc-Node-3755"/><text:span text:style-name="T13">α</text:span><text:bookmark text:name="MJXc-Node-3761"/><text:span text:style-name="T18">1</text:span><text:bookmark text:name="MJXc-Node-3762"/><text:span text:style-name="T16">(</text:span><text:bookmark text:name="MJXc-Node-3764"/><text:bookmark text:name="MJXc-Node-3763"/><text:span text:style-name="T12">φ</text:span><text:bookmark text:name="MJXc-Node-3769"/><text:bookmark text:name="MJXc-Node-3768"/><text:bookmark text:name="MJXc-Node-3767"/><text:bookmark text:name="MJXc-Node-3766"/><text:bookmark text:name="MJXc-Node-3765"/><text:span text:style-name="T13">β</text:span><text:bookmark text:name="MJXc-Node-3770"/><text:span text:style-name="T16">(</text:span><text:bookmark text:name="MJXc-Node-3771"/><text:span text:style-name="T12">γ</text:span><text:bookmark text:name="MJXc-Node-3772"/><text:span text:style-name="T16">)</text:span><text:bookmark text:name="MJXc-Node-3773"/><text:span text:style-name="T16">+</text:span><text:bookmark text:name="MJXc-Node-3774"/><text:span text:style-name="T16">1</text:span><text:bookmark text:name="MJXc-Node-3775"/><text:span text:style-name="T16">)</text:span><text:bookmark text:name="MJXc-Node-3776"/><text:span text:style-name="T16">&gt;</text:span><text:bookmark text:name="MJXc-Node-3778"/><text:bookmark text:name="MJXc-Node-3777"/><text:span text:style-name="T12">φ</text:span><text:bookmark text:name="MJXc-Node-3784"/><text:bookmark text:name="MJXc-Node-3783"/><text:bookmark text:name="MJXc-Node-3782"/><text:bookmark text:name="MJXc-Node-3781"/><text:bookmark text:name="MJXc-Node-3780"/><text:bookmark text:name="MJXc-Node-3779"/><text:span text:style-name="T13">α</text:span><text:bookmark text:name="MJXc-Node-3785"/><text:span text:style-name="T18">2</text:span><text:bookmark text:name="MJXc-Node-3786"/><text:span text:style-name="T16">(</text:span><text:bookmark text:name="MJXc-Node-3788"/><text:bookmark text:name="MJXc-Node-3787"/><text:span text:style-name="T12">φ</text:span><text:bookmark text:name="MJXc-Node-3793"/><text:bookmark text:name="MJXc-Node-3792"/><text:bookmark text:name="MJXc-Node-3791"/><text:bookmark text:name="MJXc-Node-3790"/><text:bookmark text:name="MJXc-Node-3789"/><text:span text:style-name="T13">β</text:span><text:bookmark text:name="MJXc-Node-3794"/><text:span text:style-name="T16">(</text:span><text:bookmark text:name="MJXc-Node-3795"/><text:span text:style-name="T12">γ</text:span><text:bookmark text:name="MJXc-Node-3796"/><text:span text:style-name="T16">)</text:span><text:bookmark text:name="MJXc-Node-3797"/><text:span text:style-name="T16">+</text:span><text:bookmark text:name="MJXc-Node-3798"/><text:span text:style-name="T16">1</text:span><text:bookmark text:name="MJXc-Node-3799"/><text:span text:style-name="T16">)</text:span><text:span text:style-name="T21"> </text:span><text:span text:style-name="T9">for any arbitrary </text:span><text:bookmark text:name="MJXc-Node-3803"/><text:bookmark text:name="MJXc-Node-3802"/><text:bookmark text:name="MJXc-Node-3801"/><text:bookmark text:name="MJXc-Node-3800"/><text:bookmark text:name="MathJax-Element-188-Frame"/><text:span text:style-name="T12">α</text:span><text:bookmark text:name="MJXc-Node-3804"/><text:span text:style-name="T17">1</text:span><text:bookmark text:name="MJXc-Node-3806"/><text:bookmark text:name="MJXc-Node-3805"/><text:span text:style-name="T16">,</text:span><text:bookmark text:name="MJXc-Node-3809"/><text:bookmark text:name="MJXc-Node-3808"/><text:bookmark text:name="MJXc-Node-3807"/><text:span text:style-name="T12">α</text:span><text:bookmark text:name="MJXc-Node-3810"/><text:span text:style-name="T17">2</text:span><text:span text:style-name="T21"> </text:span><text:span text:style-name="T9">where </text:span><text:bookmark text:name="MJXc-Node-3813"/><text:bookmark text:name="MJXc-Node-3812"/><text:bookmark text:name="MJXc-Node-3811"/><text:bookmark text:name="MathJax-Element-189-Frame"/><text:span text:style-name="T12">λ</text:span><text:bookmark text:name="MJXc-Node-3814"/><text:span text:style-name="T11">≥</text:span><text:bookmark text:name="MJXc-Node-3816"/><text:bookmark text:name="MJXc-Node-3815"/><text:span text:style-name="T12">α</text:span><text:bookmark text:name="MJXc-Node-3817"/><text:span text:style-name="T17">1</text:span><text:bookmark text:name="MJXc-Node-3818"/><text:span text:style-name="T16">&gt;</text:span><text:bookmark text:name="MJXc-Node-3820"/><text:bookmark text:name="MJXc-Node-3819"/><text:span text:style-name="T12">α</text:span><text:bookmark text:name="MJXc-Node-3821"/><text:span text:style-name="T17">2</text:span><text:line-break/><text:line-break/><text:span text:style-name="T9">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2">φ</text:span><text:bookmark text:name="MJXc-Node-3830"/><text:bookmark text:name="MJXc-Node-3829"/><text:bookmark text:name="MJXc-Node-3828"/><text:bookmark text:name="MJXc-Node-3827"/><text:bookmark text:name="MJXc-Node-3826"/><text:span text:style-name="T13">λ</text:span><text:bookmark text:name="MJXc-Node-3831"/><text:span text:style-name="T16">(</text:span><text:bookmark text:name="MJXc-Node-3833"/><text:bookmark text:name="MJXc-Node-3832"/><text:span text:style-name="T12">φ</text:span><text:bookmark text:name="MJXc-Node-3838"/><text:bookmark text:name="MJXc-Node-3837"/><text:bookmark text:name="MJXc-Node-3836"/><text:bookmark text:name="MJXc-Node-3835"/><text:bookmark text:name="MJXc-Node-3834"/><text:span text:style-name="T13">β</text:span><text:bookmark text:name="MJXc-Node-3839"/><text:span text:style-name="T16">(</text:span><text:bookmark text:name="MJXc-Node-3840"/><text:span text:style-name="T12">γ</text:span><text:bookmark text:name="MJXc-Node-3841"/><text:span text:style-name="T16">)</text:span><text:bookmark text:name="MJXc-Node-3842"/><text:span text:style-name="T16">+</text:span><text:bookmark text:name="MJXc-Node-3843"/><text:span text:style-name="T16">1</text:span><text:bookmark text:name="MJXc-Node-3844"/><text:span text:style-name="T16">)</text:span><text:bookmark text:name="MJXc-Node-3845"/><text:span text:style-name="T16">&gt;</text:span><text:bookmark text:name="MJXc-Node-3847"/><text:bookmark text:name="MJXc-Node-3846"/><text:span text:style-name="T12">φ</text:span><text:bookmark text:name="MJXc-Node-3852"/><text:bookmark text:name="MJXc-Node-3851"/><text:bookmark text:name="MJXc-Node-3850"/><text:bookmark text:name="MJXc-Node-3849"/><text:bookmark text:name="MJXc-Node-3848"/><text:span text:style-name="T13">α</text:span><text:bookmark text:name="MJXc-Node-3853"/><text:span text:style-name="T16">(</text:span><text:bookmark text:name="MJXc-Node-3855"/><text:bookmark text:name="MJXc-Node-3854"/><text:span text:style-name="T12">φ</text:span><text:bookmark text:name="MJXc-Node-3860"/><text:bookmark text:name="MJXc-Node-3859"/><text:bookmark text:name="MJXc-Node-3858"/><text:bookmark text:name="MJXc-Node-3857"/><text:bookmark text:name="MJXc-Node-3856"/><text:span text:style-name="T13">β</text:span><text:bookmark text:name="MJXc-Node-3861"/><text:span text:style-name="T16">(</text:span><text:bookmark text:name="MJXc-Node-3862"/><text:span text:style-name="T12">γ</text:span><text:bookmark text:name="MJXc-Node-3863"/><text:span text:style-name="T16">)</text:span><text:bookmark text:name="MJXc-Node-3864"/><text:span text:style-name="T16">+</text:span><text:bookmark text:name="MJXc-Node-3865"/><text:span text:style-name="T16">1</text:span><text:bookmark text:name="MJXc-Node-3866"/><text:span text:style-name="T16">)</text:span><text:span text:style-name="T21"> </text:span><text:span text:style-name="T9">for any arbitrary </text:span><text:bookmark text:name="MJXc-Node-3869"/><text:bookmark text:name="MJXc-Node-3868"/><text:bookmark text:name="MJXc-Node-3867"/><text:bookmark text:name="MathJax-Element-191-Frame"/><text:span text:style-name="T12">α</text:span><text:bookmark text:name="MJXc-Node-3870"/><text:span text:style-name="T16">&lt;</text:span><text:bookmark text:name="MJXc-Node-3871"/><text:span text:style-name="T12">λ</text:span><text:line-break/><text:line-break/><text:span text:style-name="T9">We can show this by contradiction by assuming:</text:span><text:line-break/><text:span text:style-name="T10">(B) --</text:span><text:span text:style-name="T21"> </text:span><text:bookmark text:name="MJXc-Node-3875"/><text:bookmark text:name="MJXc-Node-3874"/><text:bookmark text:name="MJXc-Node-3873"/><text:bookmark text:name="MJXc-Node-3872"/><text:bookmark text:name="MathJax-Element-192-Frame"/><text:span text:style-name="T12">φ</text:span><text:bookmark text:name="MJXc-Node-3880"/><text:bookmark text:name="MJXc-Node-3879"/><text:bookmark text:name="MJXc-Node-3878"/><text:bookmark text:name="MJXc-Node-3877"/><text:bookmark text:name="MJXc-Node-3876"/><text:span text:style-name="T13">λ</text:span><text:bookmark text:name="MJXc-Node-3881"/><text:span text:style-name="T16">(</text:span><text:bookmark text:name="MJXc-Node-3883"/><text:bookmark text:name="MJXc-Node-3882"/><text:span text:style-name="T12">φ</text:span><text:bookmark text:name="MJXc-Node-3888"/><text:bookmark text:name="MJXc-Node-3887"/><text:bookmark text:name="MJXc-Node-3886"/><text:bookmark text:name="MJXc-Node-3885"/><text:bookmark text:name="MJXc-Node-3884"/><text:span text:style-name="T13">β</text:span><text:bookmark text:name="MJXc-Node-3889"/><text:span text:style-name="T16">(</text:span><text:bookmark text:name="MJXc-Node-3890"/><text:span text:style-name="T12">γ</text:span><text:bookmark text:name="MJXc-Node-3891"/><text:span text:style-name="T16">)</text:span><text:bookmark text:name="MJXc-Node-3892"/><text:span text:style-name="T16">+</text:span><text:bookmark text:name="MJXc-Node-3893"/><text:span text:style-name="T16">1</text:span><text:bookmark text:name="MJXc-Node-3894"/><text:span text:style-name="T16">)</text:span><text:bookmark text:name="MJXc-Node-3895"/><text:span text:style-name="T11">≤</text:span><text:bookmark text:name="MJXc-Node-3897"/><text:bookmark text:name="MJXc-Node-3896"/><text:span text:style-name="T12">φ</text:span><text:bookmark text:name="MJXc-Node-3902"/><text:bookmark text:name="MJXc-Node-3901"/><text:bookmark text:name="MJXc-Node-3900"/><text:bookmark text:name="MJXc-Node-3899"/><text:bookmark text:name="MJXc-Node-3898"/><text:span text:style-name="T13">α</text:span><text:bookmark text:name="MJXc-Node-3903"/><text:span text:style-name="T16">(</text:span><text:bookmark text:name="MJXc-Node-3905"/><text:bookmark text:name="MJXc-Node-3904"/><text:span text:style-name="T12">φ</text:span><text:bookmark text:name="MJXc-Node-3910"/><text:bookmark text:name="MJXc-Node-3909"/><text:bookmark text:name="MJXc-Node-3908"/><text:bookmark text:name="MJXc-Node-3907"/><text:bookmark text:name="MJXc-Node-3906"/><text:span text:style-name="T13">β</text:span><text:bookmark text:name="MJXc-Node-3911"/><text:span text:style-name="T16">(</text:span><text:bookmark text:name="MJXc-Node-3912"/><text:span text:style-name="T12">γ</text:span><text:bookmark text:name="MJXc-Node-3913"/><text:span text:style-name="T16">)</text:span><text:bookmark text:name="MJXc-Node-3914"/><text:span text:style-name="T16">+</text:span><text:bookmark text:name="MJXc-Node-3915"/><text:span text:style-name="T16">1</text:span><text:bookmark text:name="MJXc-Node-3916"/><text:span text:style-name="T16">)</text:span><text:span text:style-name="T21"> </text:span><text:span text:style-name="T9">for "some" </text:span><text:bookmark text:name="MJXc-Node-3919"/><text:bookmark text:name="MJXc-Node-3918"/><text:bookmark text:name="MJXc-Node-3917"/><text:bookmark text:name="MathJax-Element-193-Frame"/><text:span text:style-name="T12">α</text:span><text:bookmark text:name="MJXc-Node-3920"/><text:span text:style-name="T16">&lt;</text:span><text:bookmark text:name="MJXc-Node-3921"/><text:span text:style-name="T12">λ</text:span><text:line-break/><text:line-break/><text:span text:style-name="T9">But we have (proved before):</text:span><text:line-break/><text:span text:style-name="T10">(C) --</text:span><text:span text:style-name="T21"> </text:span><text:bookmark text:name="MJXc-Node-3925"/><text:bookmark text:name="MJXc-Node-3924"/><text:bookmark text:name="MJXc-Node-3923"/><text:bookmark text:name="MJXc-Node-3922"/><text:bookmark text:name="MathJax-Element-194-Frame"/><text:span text:style-name="T12">φ</text:span><text:bookmark text:name="MJXc-Node-3930"/><text:bookmark text:name="MJXc-Node-3929"/><text:bookmark text:name="MJXc-Node-3928"/><text:bookmark text:name="MJXc-Node-3927"/><text:bookmark text:name="MJXc-Node-3926"/><text:span text:style-name="T13">α</text:span><text:bookmark text:name="MJXc-Node-3931"/><text:span text:style-name="T17">+</text:span><text:bookmark text:name="MJXc-Node-3932"/><text:span text:style-name="T17">1</text:span><text:bookmark text:name="MJXc-Node-3933"/><text:span text:style-name="T16">(</text:span><text:bookmark text:name="MJXc-Node-3935"/><text:bookmark text:name="MJXc-Node-3934"/><text:span text:style-name="T12">φ</text:span><text:bookmark text:name="MJXc-Node-3940"/><text:bookmark text:name="MJXc-Node-3939"/><text:bookmark text:name="MJXc-Node-3938"/><text:bookmark text:name="MJXc-Node-3937"/><text:bookmark text:name="MJXc-Node-3936"/><text:span text:style-name="T13">β</text:span><text:bookmark text:name="MJXc-Node-3941"/><text:span text:style-name="T16">(</text:span><text:bookmark text:name="MJXc-Node-3942"/><text:span text:style-name="T12">γ</text:span><text:bookmark text:name="MJXc-Node-3943"/><text:span text:style-name="T16">)</text:span><text:bookmark text:name="MJXc-Node-3944"/><text:span text:style-name="T16">+</text:span><text:bookmark text:name="MJXc-Node-3945"/><text:span text:style-name="T16">1</text:span><text:bookmark text:name="MJXc-Node-3946"/><text:span text:style-name="T16">)</text:span><text:bookmark text:name="MJXc-Node-3947"/><text:span text:style-name="T16">&gt;</text:span><text:bookmark text:name="MJXc-Node-3949"/><text:bookmark text:name="MJXc-Node-3948"/><text:span text:style-name="T12">φ</text:span><text:bookmark text:name="MJXc-Node-3954"/><text:bookmark text:name="MJXc-Node-3953"/><text:bookmark text:name="MJXc-Node-3952"/><text:bookmark text:name="MJXc-Node-3951"/><text:bookmark text:name="MJXc-Node-3950"/><text:span text:style-name="T13">α</text:span><text:bookmark text:name="MJXc-Node-3955"/><text:span text:style-name="T16">(</text:span><text:bookmark text:name="MJXc-Node-3957"/><text:bookmark text:name="MJXc-Node-3956"/><text:span text:style-name="T12">φ</text:span><text:bookmark text:name="MJXc-Node-3962"/><text:bookmark text:name="MJXc-Node-3961"/><text:bookmark text:name="MJXc-Node-3960"/><text:bookmark text:name="MJXc-Node-3959"/><text:bookmark text:name="MJXc-Node-3958"/><text:span text:style-name="T13">β</text:span><text:bookmark text:name="MJXc-Node-3963"/><text:span text:style-name="T16">(</text:span><text:bookmark text:name="MJXc-Node-3964"/><text:span text:style-name="T12">γ</text:span><text:bookmark text:name="MJXc-Node-3965"/><text:span text:style-name="T16">)</text:span><text:bookmark text:name="MJXc-Node-3966"/><text:span text:style-name="T16">+</text:span><text:bookmark text:name="MJXc-Node-3967"/><text:span text:style-name="T16">1</text:span><text:bookmark text:name="MJXc-Node-3968"/><text:span text:style-name="T16">)</text:span><text:line-break/><text:span text:style-name="T9">AND (once again by reasoning mentioned in beginning of post#2):</text:span><text:line-break/><text:bookmark text:name="MJXc-Node-3972"/><text:bookmark text:name="MJXc-Node-3971"/><text:bookmark text:name="MJXc-Node-3970"/><text:bookmark text:name="MJXc-Node-3969"/><text:bookmark text:name="MathJax-Element-195-Frame"/><text:span text:style-name="T12">φ</text:span><text:bookmark text:name="MJXc-Node-3975"/><text:bookmark text:name="MJXc-Node-3974"/><text:bookmark text:name="MJXc-Node-3973"/><text:span text:style-name="T13">λ</text:span><text:bookmark text:name="MJXc-Node-3976"/><text:span text:style-name="T16">(</text:span><text:bookmark text:name="MJXc-Node-3978"/><text:bookmark text:name="MJXc-Node-3977"/><text:span text:style-name="T12">φ</text:span><text:bookmark text:name="MJXc-Node-3983"/><text:bookmark text:name="MJXc-Node-3982"/><text:bookmark text:name="MJXc-Node-3981"/><text:bookmark text:name="MJXc-Node-3980"/><text:bookmark text:name="MJXc-Node-3979"/><text:span text:style-name="T13">β</text:span><text:bookmark text:name="MJXc-Node-3984"/><text:span text:style-name="T16">(</text:span><text:bookmark text:name="MJXc-Node-3985"/><text:span text:style-name="T12">γ</text:span><text:bookmark text:name="MJXc-Node-3986"/><text:span text:style-name="T16">)</text:span><text:bookmark text:name="MJXc-Node-3987"/><text:span text:style-name="T16">)</text:span><text:bookmark text:name="MJXc-Node-3988"/><text:span text:style-name="T16">=</text:span><text:bookmark text:name="MJXc-Node-3990"/><text:bookmark text:name="MJXc-Node-3989"/><text:span text:style-name="T12">φ</text:span><text:bookmark text:name="MJXc-Node-3993"/><text:bookmark text:name="MJXc-Node-3992"/><text:bookmark text:name="MJXc-Node-3991"/><text:span text:style-name="T13">α</text:span><text:bookmark text:name="MJXc-Node-3994"/><text:span text:style-name="T16">(</text:span><text:bookmark text:name="MJXc-Node-3996"/><text:bookmark text:name="MJXc-Node-3995"/><text:span text:style-name="T12">φ</text:span><text:bookmark text:name="MJXc-Node-4001"/><text:bookmark text:name="MJXc-Node-4000"/><text:bookmark text:name="MJXc-Node-3999"/><text:bookmark text:name="MJXc-Node-3998"/><text:bookmark text:name="MJXc-Node-3997"/><text:span text:style-name="T13">β</text:span><text:bookmark text:name="MJXc-Node-4002"/><text:span text:style-name="T16">(</text:span><text:bookmark text:name="MJXc-Node-4003"/><text:span text:style-name="T12">γ</text:span><text:bookmark text:name="MJXc-Node-4004"/><text:span text:style-name="T16">)</text:span><text:bookmark text:name="MJXc-Node-4005"/><text:span text:style-name="T16">)</text:span><text:bookmark text:name="MJXc-Node-4006"/><text:span text:style-name="T16">=</text:span><text:bookmark text:name="MJXc-Node-4008"/><text:bookmark text:name="MJXc-Node-4007"/><text:span text:style-name="T12">φ</text:span><text:bookmark text:name="MJXc-Node-4011"/><text:bookmark text:name="MJXc-Node-4010"/><text:bookmark text:name="MJXc-Node-4009"/><text:span text:style-name="T13">α</text:span><text:bookmark text:name="MJXc-Node-4012"/><text:span text:style-name="T17">+</text:span><text:bookmark text:name="MJXc-Node-4013"/><text:span text:style-name="T17">1</text:span><text:bookmark text:name="MJXc-Node-4014"/><text:span text:style-name="T16">(</text:span><text:bookmark text:name="MJXc-Node-4016"/><text:bookmark text:name="MJXc-Node-4015"/><text:span text:style-name="T12">φ</text:span><text:bookmark text:name="MJXc-Node-4021"/><text:bookmark text:name="MJXc-Node-4020"/><text:bookmark text:name="MJXc-Node-4019"/><text:bookmark text:name="MJXc-Node-4018"/><text:bookmark text:name="MJXc-Node-4017"/><text:span text:style-name="T13">β</text:span><text:bookmark text:name="MJXc-Node-4022"/><text:span text:style-name="T16">(</text:span><text:bookmark text:name="MJXc-Node-4023"/><text:span text:style-name="T12">γ</text:span><text:bookmark text:name="MJXc-Node-4024"/><text:span text:style-name="T16">)</text:span><text:bookmark text:name="MJXc-Node-4025"/><text:span text:style-name="T16">)</text:span><text:bookmark text:name="MJXc-Node-4026"/><text:span text:style-name="T16">=</text:span><text:bookmark text:name="MJXc-Node-4028"/><text:bookmark text:name="MJXc-Node-4027"/><text:span text:style-name="T12">φ</text:span><text:bookmark text:name="MJXc-Node-4033"/><text:bookmark text:name="MJXc-Node-4032"/><text:bookmark text:name="MJXc-Node-4031"/><text:bookmark text:name="MJXc-Node-4030"/><text:bookmark text:name="MJXc-Node-4029"/><text:span text:style-name="T13">β</text:span><text:bookmark text:name="MJXc-Node-4034"/><text:span text:style-name="T16">(</text:span><text:bookmark text:name="MJXc-Node-4035"/><text:span text:style-name="T12">γ</text:span><text:bookmark text:name="MJXc-Node-4036"/><text:span text:style-name="T16">)</text:span><text:line-break/><text:line-break/><text:span text:style-name="T9">This leads to a contradiction because, after the value </text:span><text:bookmark text:name="MJXc-Node-4040"/><text:bookmark text:name="MJXc-Node-4039"/><text:bookmark text:name="MJXc-Node-4038"/><text:bookmark text:name="MJXc-Node-4037"/><text:bookmark text:name="MathJax-Element-196-Frame"/><text:span text:style-name="T12">φ</text:span><text:bookmark text:name="MJXc-Node-4045"/><text:bookmark text:name="MJXc-Node-4044"/><text:bookmark text:name="MJXc-Node-4043"/><text:bookmark text:name="MJXc-Node-4042"/><text:bookmark text:name="MJXc-Node-4041"/><text:span text:style-name="T13">β</text:span><text:bookmark text:name="MJXc-Node-4046"/><text:span text:style-name="T16">(</text:span><text:bookmark text:name="MJXc-Node-4047"/><text:span text:style-name="T12">γ</text:span><text:bookmark text:name="MJXc-Node-4048"/><text:span text:style-name="T16">)</text:span><text:span text:style-name="T9">, the very next fixed point of the function </text:span><text:bookmark text:name="MJXc-Node-4052"/><text:bookmark text:name="MJXc-Node-4051"/><text:bookmark text:name="MJXc-Node-4050"/><text:bookmark text:name="MJXc-Node-4049"/><text:bookmark text:name="MathJax-Element-197-Frame"/><text:span text:style-name="T12">φ</text:span><text:bookmark text:name="MJXc-Node-4055"/><text:bookmark text:name="MJXc-Node-4054"/><text:bookmark text:name="MJXc-Node-4053"/><text:span text:style-name="T13">α</text:span><text:span text:style-name="T21"> </text:span><text:span text:style-name="T9">must occur after </text:span><text:bookmark text:name="MJXc-Node-4059"/><text:bookmark text:name="MJXc-Node-4058"/><text:bookmark text:name="MJXc-Node-4057"/><text:bookmark text:name="MJXc-Node-4056"/><text:bookmark text:name="MathJax-Element-198-Frame"/><text:span text:style-name="T12">φ</text:span><text:bookmark text:name="MJXc-Node-4064"/><text:bookmark text:name="MJXc-Node-4063"/><text:bookmark text:name="MJXc-Node-4062"/><text:bookmark text:name="MJXc-Node-4061"/><text:bookmark text:name="MJXc-Node-4060"/><text:span text:style-name="T13">α</text:span><text:bookmark text:name="MJXc-Node-4065"/><text:span text:style-name="T16">(</text:span><text:bookmark text:name="MJXc-Node-4067"/><text:bookmark text:name="MJXc-Node-4066"/><text:span text:style-name="T12">φ</text:span><text:bookmark text:name="MJXc-Node-4072"/><text:bookmark text:name="MJXc-Node-4071"/><text:bookmark text:name="MJXc-Node-4070"/><text:bookmark text:name="MJXc-Node-4069"/><text:bookmark text:name="MJXc-Node-4068"/><text:span text:style-name="T13">β</text:span><text:bookmark text:name="MJXc-Node-4073"/><text:span text:style-name="T16">(</text:span><text:bookmark text:name="MJXc-Node-4074"/><text:span text:style-name="T12">γ</text:span><text:bookmark text:name="MJXc-Node-4075"/><text:span text:style-name="T16">)</text:span><text:bookmark text:name="MJXc-Node-4076"/><text:span text:style-name="T16">+</text:span><text:bookmark text:name="MJXc-Node-4077"/><text:span text:style-name="T16">1</text:span><text:bookmark text:name="MJXc-Node-4078"/><text:span text:style-name="T16">)</text:span><text:span text:style-name="T21"> </text:span><text:span text:style-name="T9">(otherwise equation(C) wouldn't make any sense).</text:span><text:line-break/><text:span text:style-name="T9">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2">φ</text:span><text:bookmark text:name="MJXc-Node-4085"/><text:bookmark text:name="MJXc-Node-4084"/><text:bookmark text:name="MJXc-Node-4083"/><text:span text:style-name="T13">λ</text:span><text:span text:style-name="T21"> </text:span><text:span text:style-name="T9">must be a fixed point of ALL </text:span><text:bookmark text:name="MJXc-Node-4089"/><text:bookmark text:name="MJXc-Node-4088"/><text:bookmark text:name="MJXc-Node-4087"/><text:bookmark text:name="MJXc-Node-4086"/><text:bookmark text:name="MathJax-Element-200-Frame"/><text:span text:style-name="T12">φ</text:span><text:bookmark text:name="MJXc-Node-4092"/><text:bookmark text:name="MJXc-Node-4091"/><text:bookmark text:name="MJXc-Node-4090"/><text:span text:style-name="T13">X</text:span><text:span text:style-name="T9">'s (with </text:span><text:bookmark text:name="MJXc-Node-4095"/><text:bookmark text:name="MJXc-Node-4094"/><text:bookmark text:name="MJXc-Node-4093"/><text:bookmark text:name="MathJax-Element-201-Frame"/><text:span text:style-name="T12">X</text:span><text:bookmark text:name="MJXc-Node-4096"/><text:span text:style-name="T16">&lt;</text:span><text:bookmark text:name="MJXc-Node-4097"/><text:span text:style-name="T12">λ</text:span><text:span text:style-name="T9">). And yet the value </text:span><text:bookmark text:name="MJXc-Node-4101"/><text:bookmark text:name="MJXc-Node-4100"/><text:bookmark text:name="MJXc-Node-4099"/><text:bookmark text:name="MJXc-Node-4098"/><text:bookmark text:name="MathJax-Element-202-Frame"/><text:span text:style-name="T12">φ</text:span><text:bookmark text:name="MJXc-Node-4106"/><text:bookmark text:name="MJXc-Node-4105"/><text:bookmark text:name="MJXc-Node-4104"/><text:bookmark text:name="MJXc-Node-4103"/><text:bookmark text:name="MJXc-Node-4102"/><text:span text:style-name="T13">λ</text:span><text:bookmark text:name="MJXc-Node-4107"/><text:span text:style-name="T16">(</text:span><text:bookmark text:name="MJXc-Node-4109"/><text:bookmark text:name="MJXc-Node-4108"/><text:span text:style-name="T12">φ</text:span><text:bookmark text:name="MJXc-Node-4114"/><text:bookmark text:name="MJXc-Node-4113"/><text:bookmark text:name="MJXc-Node-4112"/><text:bookmark text:name="MJXc-Node-4111"/><text:bookmark text:name="MJXc-Node-4110"/><text:span text:style-name="T13">β</text:span><text:bookmark text:name="MJXc-Node-4115"/><text:span text:style-name="T16">(</text:span><text:bookmark text:name="MJXc-Node-4116"/><text:span text:style-name="T12">γ</text:span><text:bookmark text:name="MJXc-Node-4117"/><text:span text:style-name="T16">)</text:span><text:bookmark text:name="MJXc-Node-4118"/><text:span text:style-name="T16">+</text:span><text:bookmark text:name="MJXc-Node-4119"/><text:span text:style-name="T16">1</text:span><text:bookmark text:name="MJXc-Node-4120"/><text:span text:style-name="T16">)</text:span><text:span text:style-name="T21"> </text:span><text:span text:style-name="T9">isn't a fixed point of </text:span><text:bookmark text:name="MJXc-Node-4124"/><text:bookmark text:name="MJXc-Node-4123"/><text:bookmark text:name="MJXc-Node-4122"/><text:bookmark text:name="MJXc-Node-4121"/><text:bookmark text:name="MathJax-Element-203-Frame"/><text:span text:style-name="T12">φ</text:span><text:bookmark text:name="MJXc-Node-4127"/><text:bookmark text:name="MJXc-Node-4126"/><text:bookmark text:name="MJXc-Node-4125"/><text:span text:style-name="T13">α</text:span><text:span text:style-name="T9">. Hence our conclusion follows.</text:span></text:p>
      <text:p text:style-name="P76"><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9">Here are few points:</text:span><text:line-break/><text:span text:style-name="T9">a) Normal Functions</text:span><text:line-break/><text:soft-page-break/><text:span text:style-name="T9">A normal function, say f, has three properties:</text:span><text:line-break/><text:span text:style-name="T9">1. f(0)&gt;0</text:span><text:line-break/><text:span text:style-name="T9">2. f must be strictly increasing</text:span><text:line-break/><text:span text:style-name="T9">3. f must be continuous (value at limits must be equal to least upper bound of all previous values)</text:span><text:line-break/><text:line-break/><text:span text:style-name="T9">A function such as:</text:span><text:line-break/><text:span text:style-name="T9">f(x)=x.ω</text:span><text:line-break/><text:span text:style-name="T9">is not normal because it doesn't satisfy any of the three properties above. You only to test values for a small initial interval to see that.</text:span><text:line-break/><text:span text:style-name="T9">f(x)=ω.x</text:span><text:line-break/><text:span text:style-name="T9">is not normal because it doesn't satisfy property-1.</text:span><text:line-break/><text:span text:style-name="T9">However, a slight modification of this function is normal (if you work around a bit, you can identify the function enumerating its fixed points):</text:span><text:line-break/><text:span text:style-name="T9">f(x)=ω+ω.x</text:span><text:line-break/><text:span text:style-name="T9">If we switch the terms though it doesn't remain normal. For example:</text:span><text:line-break/><text:span text:style-name="T9">f(x)=ω.x+ω</text:span><text:line-break/><text:span text:style-name="T9">isn't normal because it fails to satisfy property-3 (continuity).</text:span><text:line-break/><text:line-break/><text:span text:style-name="T9">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9">f(0), f(f(0)), f(f(f(0))), ....</text:span><text:line-break/><text:span text:style-name="T9">If you denote the x-th fixed point as F(x), for example ..... then the limit of above sequence is F(0). Similarly, I think, F(1) can be given as limit of( re-call that f(F(0))=F(0) ):</text:span><text:line-break/><text:span text:style-name="T9">f(F(0)+1), f(f(F(0)+1)), f(f(f(F(0)+1))), .....</text:span><text:line-break/><text:line-break/><text:span text:style-name="T9">Because Veblen showed that F is normal, F(ω) would be limit of F(0),F(1),F(2),F(3),.....</text:span><text:line-break/><text:line-break/><text:span text:style-name="T9">Note that first fixed point of epsilon numbers can be written as(I am using square brackers to denote sub-scripting):</text:span><text:line-break/><text:span text:style-name="T9">ε(0), ε[ε(0)], ε[ε[ε(0)]], ε[ε[ε[ε(0)]]], .....</text:span><text:line-break/><text:span text:style-name="T9">If you note, this is a special case of the point made above.</text:span><text:line-break/><text:line-break/><text:span text:style-name="T9">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9">Probably this point is a little easier to see if you use the function ω+ω.x (or for that matter 1+x) instead of ω^x.</text:span><text:line-break/><text:line-break/><text:span text:style-name="T9">edit:</text:span><text:line-break/><text:span text:style-name="T9">I guess it might be worth pointing out one more simpler example for (b). For example, we say that ε0 is first fixed point of f(x)=ω^x. One way is to look at the sequence mentioned in (b). For example:</text:span><text:line-break/><text:span text:style-name="T9">f(0)=1</text:span><text:line-break/><text:span text:style-name="T9">f(f(0))=f(1)=ω</text:span><text:line-break/><text:span text:style-name="T9">f(f(f(0)))=f(ω)=ω^ω</text:span><text:line-break/><text:span text:style-name="T9">f(f(f(f(0))))=f(ω^ω)=(ω^ω)^ω </text:span><text:line-break/><text:span text:style-name="T9">and so on…</text:span></text:p>
      <text:p text:style-name="P13"/>
      <text:p text:style-name="P13"/>
      <text:p text:style-name="P13"/>
      <text:p text:style-name="P36">Implémentations :</text:p>
      <text:p text:style-name="P36"/>
      <text:p text:style-name="P36"/>
      <text:h text:style-name="P252" text:outline-level="4">Ordinal Gamma0 in Coq</text:h>
      <text:p text:style-name="P78">Inductive ordinal : Type :=</text:p>
      <text:p text:style-name="P59"><text:s/><text:span text:style-name="T67">| Zero : ordinal</text:span></text:p>
      <text:p text:style-name="P59"><text:s/><text:span text:style-name="T67">| Succ : ordinal -&gt; ordinal</text:span></text:p>
      <text:p text:style-name="P59"><text:s/><text:span text:style-name="T67">| Limit : (nat -&gt; ordinal) -&gt; ordinal.</text:span></text:p>
      <text:p text:style-name="P67"/>
      <text:p text:style-name="P61">Fixpoint iter (a:Type) (f:a-&gt;a) (n:nat) (x:a) : a :=</text:p>
      <text:p text:style-name="P59"><text:s/><text:span text:style-name="T67">match n with</text:span></text:p>
      <text:p text:style-name="P59"><text:s text:c="2"/><text:span text:style-name="T67">| O =&gt; x</text:span></text:p>
      <text:p text:style-name="P59"><text:s text:c="2"/><text:span text:style-name="T67">| S p =&gt; iter a f p (f x)</text:span></text:p>
      <text:p text:style-name="P59"><text:s/><text:span text:style-name="T67">end.</text:span></text:p>
      <text:p text:style-name="P67"/>
      <text:p text:style-name="P61">Definition OpLim (F:nat-&gt;ordinal-&gt;ordinal) (a:ordinal) : ordinal :=</text:p>
      <text:p text:style-name="P59"><text:s/><text:span text:style-name="T67">Limit (fun n =&gt; F n a).</text:span></text:p>
      <text:p text:style-name="P59"><text:s/></text:p>
      <text:p text:style-name="P61">Definition OpItw (f:ordinal-&gt;ordinal) : ordinal-&gt;ordinal :=</text:p>
      <text:p text:style-name="P59"><text:s/><text:span text:style-name="T67">OpLim (iter _ f).</text:span></text:p>
      <text:p text:style-name="P67"/>
      <text:p text:style-name="P61">Fixpoint cantor (a:ordinal) (c:ordinal) : ordinal :=</text:p>
      <text:p text:style-name="P59"><text:s/><text:span text:style-name="T67">match c with</text:span></text:p>
      <text:p text:style-name="P59"><text:s text:c="2"/><text:span text:style-name="T67">| Zero =&gt; Succ a</text:span></text:p>
      <text:p text:style-name="P59"><text:s text:c="2"/><text:span text:style-name="T67">| Succ b =&gt; OpItw (fun x =&gt; cantor x b) a</text:span></text:p>
      <text:p text:style-name="P59"><text:s text:c="2"/><text:span text:style-name="T67">| Limit f =&gt; Limit (fun n =&gt; cantor a (f n))</text:span></text:p>
      <text:p text:style-name="P59"><text:s/><text:span text:style-name="T67">end.</text:span></text:p>
      <text:p text:style-name="P67"/>
      <text:p text:style-name="P61">Fixpoint Nabla (f:ordinal-&gt;ordinal) (b:ordinal) : ordinal :=</text:p>
      <text:p text:style-name="P59"><text:s/><text:span text:style-name="T67">match b with</text:span></text:p>
      <text:p text:style-name="P59"><text:s text:c="2"/><text:span text:style-name="T67">| Zero =&gt; f Zero</text:span></text:p>
      <text:p text:style-name="P59"><text:s text:c="2"/><text:span text:style-name="T67">| Succ a =&gt; f (Succ (Nabla f a))</text:span></text:p>
      <text:p text:style-name="P59"><text:s text:c="2"/><text:span text:style-name="T67">| Limit h =&gt; Limit (fun n =&gt; Nabla f (h n))</text:span></text:p>
      <text:p text:style-name="P59"><text:s/><text:span text:style-name="T67">end.</text:span></text:p>
      <text:p text:style-name="P67"/>
      <text:p text:style-name="P61">Definition deriv (f:ordinal-&gt;ordinal) : ordinal-&gt;ordinal :=</text:p>
      <text:p text:style-name="P59"><text:s/><text:span text:style-name="T67">Nabla (OpItw f).</text:span></text:p>
      <text:p text:style-name="P67"><text:soft-page-break/></text:p>
      <text:p text:style-name="P61">Fixpoint veblen (b:ordinal) : ordinal-&gt;ordinal :=</text:p>
      <text:p text:style-name="P59"><text:s/><text:span text:style-name="T67">match b with</text:span></text:p>
      <text:p text:style-name="P59"><text:s text:c="2"/><text:span text:style-name="T67">| Zero =&gt; Nabla (OpLim (iter _ (cantor Zero)))</text:span></text:p>
      <text:p text:style-name="P59"><text:s text:c="2"/><text:span text:style-name="T67">| Succ a =&gt; Nabla (OpLim (iter _ (veblen a)))</text:span></text:p>
      <text:p text:style-name="P59"><text:s text:c="2"/><text:span text:style-name="T67">| Limit f =&gt; Nabla (OpLim (fun n =&gt; veblen (f n)))</text:span></text:p>
      <text:p text:style-name="P59"><text:s/><text:span text:style-name="T67">end.</text:span></text:p>
      <text:p text:style-name="P67"/>
      <text:p text:style-name="P61">Definition veb (a:ordinal) : ordinal := veblen a Zero.</text:p>
      <text:p text:style-name="P67"/>
      <text:p text:style-name="P61">Definition epsilon0 : ordinal := veb Zero. </text:p>
      <text:p text:style-name="P67"/>
      <text:p text:style-name="P61">Definition Gamma0 : ordinal := Limit (fun n =&gt; iter _ veb n Zero).</text:p>
      <text:p text:style-name="P67"/>
      <text:p text:style-name="P61">Check epsilon0.</text:p>
      <text:p text:style-name="P208">Check Gamma0.</text:p>
      <text:p text:style-name="P141"><text:line-break/></text:p>
      <text:p text:style-name="P141"/>
      <text:p text:style-name="P141"/>
      <text:p text:style-name="P141"/>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31"><text:span text:style-name="T34">theory</text:span><text:span text:style-name="T33"> </text:span><text:span text:style-name="T35">Ordinals</text:span><text:span text:style-name="T33"><text:line-break/></text:span><text:span text:style-name="T34">imports</text:span><text:span text:style-name="T33"> </text:span><text:a xlink:type="simple" xlink:href="http://isabelle.in.tum.de/website-Isabelle2017-RC2/dist/library/HOL/HOL/Main.html" text:style-name="Internet_20_link" text:visited-style-name="Visited_20_Internet_20_Link"><text:span text:style-name="T35">Main</text:span></text:a></text:p>
      <text:p text:style-name="P79">(* <text:s/>Title: <text:s text:c="5"/>HOL/Induct/Ordinals.thy</text:p>
      <text:p text:style-name="P245"><text:s text:c="4"/><text:span text:style-name="T73">Author: <text:s text:c="4"/>Stefan Berghofer and Markus Wenzel, TU Muenchen</text:span></text:p>
      <text:p text:style-name="P246">*)</text:p>
      <text:p text:style-name="P251"/>
      <text:p text:style-name="P247"><text:span text:style-name="T74">section</text:span> <text:span text:style-name="T75">‹Ordinals›</text:span></text:p>
      <text:p text:style-name="P251"/>
      <text:p text:style-name="P247"><text:span text:style-name="T74">theory</text:span> Ordinals</text:p>
      <text:p text:style-name="P247"><text:span text:style-name="T76">imports</text:span> Main</text:p>
      <text:p text:style-name="P249">begin</text:p>
      <text:p text:style-name="P251"/>
      <text:p text:style-name="P247"><text:span text:style-name="T74">text</text:span> <text:span text:style-name="T75">‹</text:span></text:p>
      <text:p text:style-name="P250"><text:s text:c="2"/><text:span text:style-name="T73">Some basic definitions of ordinal numbers. <text:s/>Draws an Agda</text:span></text:p>
      <text:p text:style-name="P250"><text:s text:c="2"/><text:span text:style-name="T73">development (in Martin-L\"of type theory) by Peter Hancock (see</text:span></text:p>
      <text:p text:style-name="P250"><text:s text:c="2"/><text:span text:style-name="T73">?â¹http://www.dcs.ed.ac.uk/home/pgh/chat.html›).</text:span></text:p>
      <text:p text:style-name="P250">›</text:p>
      <text:p text:style-name="P251"/>
      <text:p text:style-name="P247"><text:span text:style-name="T74">datatype</text:span> ordinal =</text:p>
      <text:p text:style-name="P248"><text:s text:c="4"/><text:span text:style-name="T73">Zero</text:span></text:p>
      <text:p text:style-name="P248"><text:s text:c="2"/><text:span text:style-name="T73">| Succ ordinal</text:span></text:p>
      <text:p text:style-name="P248"><text:s text:c="2"/><text:span text:style-name="T73">| Limit </text:span><text:span text:style-name="T79">"nat ⇒ ordinal"</text:span></text:p>
      <text:p text:style-name="P251"/>
      <text:p text:style-name="P247"><text:span text:style-name="T74">primrec</text:span> pred :: <text:span text:style-name="T78">"ordinal ⇒ nat ⇒ ordinal option"</text:span></text:p>
      <text:p text:style-name="P249">where</text:p>
      <text:p text:style-name="P248"><text:s text:c="2"/><text:span text:style-name="T79">"pred Zero n = None"</text:span></text:p>
      <text:p text:style-name="P247">| <text:span text:style-name="T78">"pred (Succ a) n = Some a"</text:span></text:p>
      <text:p text:style-name="P247">| <text:span text:style-name="T78">"pred (Limit f) n = Some (f n)"</text:span></text:p>
      <text:p text:style-name="P251"/>
      <text:p text:style-name="P247"><text:span text:style-name="T74">abbreviation</text:span> (input) iter :: <text:span text:style-name="T78">"('a ⇒ 'a) ⇒ nat ⇒ ('a ⇒ 'a)"</text:span></text:p>
      <text:p text:style-name="P248"><text:s text:c="2"/><text:span text:style-name="T77">where</text:span><text:span text:style-name="T73"> </text:span><text:span text:style-name="T79">"iter f n ≡ f ^^ n"</text:span></text:p>
      <text:p text:style-name="P251"/>
      <text:p text:style-name="P247"><text:span text:style-name="T74">definition</text:span> OpLim :: <text:span text:style-name="T78">"(nat ⇒ (ordinal ⇒ ordinal)) ⇒ (ordinal ⇒ ordinal)"</text:span></text:p>
      <text:p text:style-name="P248"><text:s text:c="2"/><text:span text:style-name="T77">where</text:span><text:span text:style-name="T73"> </text:span><text:span text:style-name="T79">"OpLim F a = Limit (λn. F n a)"</text:span></text:p>
      <text:p text:style-name="P251"/>
      <text:p text:style-name="P247"><text:span text:style-name="T74">definition</text:span> OpItw :: <text:span text:style-name="T78">"(ordinal ⇒ ordinal) ⇒ (ordinal ⇒ ordinal)"</text:span> <text:s/>(<text:span text:style-name="T78">"⨆"</text:span>)</text:p>
      <text:p text:style-name="P248"><text:s text:c="2"/><text:span text:style-name="T77">where</text:span><text:span text:style-name="T73"> </text:span><text:span text:style-name="T79">"⨆f = OpLim (iter f)"</text:span></text:p>
      <text:p text:style-name="P251"/>
      <text:p text:style-name="P247"><text:span text:style-name="T74">primrec</text:span> cantor :: <text:span text:style-name="T78">"ordinal ⇒ ordinal ⇒ ordinal"</text:span></text:p>
      <text:p text:style-name="P249">where</text:p>
      <text:p text:style-name="P248"><text:s text:c="2"/><text:span text:style-name="T79">"cantor a Zero = Succ a"</text:span></text:p>
      <text:p text:style-name="P247">| <text:span text:style-name="T78">"cantor a (Succ b) = ⨆(λx. cantor x b) a"</text:span></text:p>
      <text:p text:style-name="P247"><text:soft-page-break/>| <text:span text:style-name="T78">"cantor a (Limit f) = Limit (λn. cantor a (f n))"</text:span></text:p>
      <text:p text:style-name="P251"/>
      <text:p text:style-name="P247"><text:span text:style-name="T74">primrec</text:span> Nabla :: <text:span text:style-name="T78">"(ordinal ⇒ ordinal) ⇒ (ordinal ⇒ ordinal)"</text:span> <text:s/>(<text:span text:style-name="T78">"∇"</text:span>)</text:p>
      <text:p text:style-name="P249">where</text:p>
      <text:p text:style-name="P248"><text:s text:c="2"/><text:span text:style-name="T79">"∇f Zero = f Zero"</text:span></text:p>
      <text:p text:style-name="P247">| <text:span text:style-name="T78">"∇f (Succ a) = f (Succ (∇f a))"</text:span></text:p>
      <text:p text:style-name="P247">| <text:span text:style-name="T78">"∇f (Limit h) = Limit (λn. ∇f (h n))"</text:span></text:p>
      <text:p text:style-name="P251"/>
      <text:p text:style-name="P247"><text:span text:style-name="T74">definition</text:span> deriv :: <text:span text:style-name="T78">"(ordinal ⇒ ordinal) ⇒ (ordinal ⇒ ordinal)"</text:span></text:p>
      <text:p text:style-name="P248"><text:s text:c="2"/><text:span text:style-name="T77">where</text:span><text:span text:style-name="T73"> </text:span><text:span text:style-name="T79">"deriv f = ∇(⨆f)"</text:span></text:p>
      <text:p text:style-name="P251"/>
      <text:p text:style-name="P247"><text:span text:style-name="T74">primrec</text:span> veblen :: <text:span text:style-name="T78">"ordinal ⇒ ordinal ⇒ ordinal"</text:span></text:p>
      <text:p text:style-name="P249">where</text:p>
      <text:p text:style-name="P248"><text:s text:c="2"/><text:span text:style-name="T79">"veblen Zero = ∇(OpLim (iter (cantor Zero)))"</text:span></text:p>
      <text:p text:style-name="P247">| <text:span text:style-name="T78">"veblen (Succ a) = ∇(OpLim (iter (veblen a)))"</text:span></text:p>
      <text:p text:style-name="P247">| <text:span text:style-name="T78">"veblen (Limit f) = ∇(OpLim (λn. veblen (f n)))"</text:span></text:p>
      <text:p text:style-name="P251"/>
      <text:p text:style-name="P247"><text:span text:style-name="T74">definition</text:span> <text:span text:style-name="T78">"veb a = veblen a Zero"</text:span></text:p>
      <text:p text:style-name="P247"><text:span text:style-name="T74">definition</text:span> <text:span text:style-name="T78">"ε⇩</text:span><text:span text:style-name="T80">0</text:span><text:span text:style-name="T78"> = veb Zero"</text:span></text:p>
      <text:p text:style-name="P247"><text:span text:style-name="T74">definition</text:span> <text:span text:style-name="T78">"Γ⇩</text:span><text:span text:style-name="T80">0</text:span><text:span text:style-name="T78"> = Limit (λn. iter veb n Zero)"</text:span></text:p>
      <text:p text:style-name="P251"/>
      <text:p text:style-name="P240">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3">--#include "amenities.agda"</text:p>
      <text:p text:style-name="P61">--#include "naturals.agda"</text:p>
      <text:p text:style-name="P67"/>
      <text:p text:style-name="P61">{- This package assembles together things that</text:p>
      <text:p text:style-name="P59"><text:s text:c="3"/><text:span text:style-name="T67">are connected with the Gentzen lens, for</text:span></text:p>
      <text:p text:style-name="P59"><text:s text:c="3"/><text:span text:style-name="T67">the datatype of formal ordinals -}</text:span></text:p>
      <text:p text:style-name="P67"/>
      <text:p text:style-name="P61">package Ordinals where</text:p>
      <text:p text:style-name="P67"/>
      <text:p text:style-name="P59"><text:s text:c="2"/><text:span text:style-name="T67">open Amenities use </text:span></text:p>
      <text:p text:style-name="P59"><text:s text:c="5"/><text:span text:style-name="T67">Pi, implies , and, </text:span></text:p>
      <text:p text:style-name="P59"><text:s text:c="5"/><text:span text:style-name="T67">N1, N0</text:span></text:p>
      <text:p text:style-name="P67"/>
      <text:p text:style-name="P59"><text:s text:c="2"/><text:span text:style-name="T67">open Naturals use </text:span></text:p>
      <text:p text:style-name="P59"><text:s text:c="5"/><text:span text:style-name="T67">Nat, It, Rec, Seq</text:span></text:p>
      <text:p text:style-name="P67"/>
      <text:p text:style-name="P59"><text:s text:c="2"/><text:span text:style-name="T67">Ord :: Set = data O </text:span></text:p>
      <text:p text:style-name="P59"><text:s text:c="18"/><text:span text:style-name="T67">| S (a :: Ord) </text:span></text:p>
      <text:p text:style-name="P59"><text:s text:c="18"/><text:span text:style-name="T67">| L (ls :: (n :: Nat)-&gt;Ord)</text:span></text:p>
      <text:p text:style-name="P67"/>
      <text:p text:style-name="P59"><text:s text:c="2"/><text:span text:style-name="T67">{- Some less barbarous notation -} <text:s/></text:span></text:p>
      <text:p text:style-name="P59"><text:s text:c="2"/><text:span text:style-name="T67">zero <text:s/>:: Ord <text:s text:c="7"/>= O@Ord</text:span></text:p>
      <text:p text:style-name="P59"><text:s text:c="2"/><text:span text:style-name="T67">succ <text:s/>:: Ord -&gt; Ord = S@Ord</text:span></text:p>
      <text:p text:style-name="P59"><text:s text:c="2"/><text:span text:style-name="T67">limit :: (Nat -&gt; Ord) -&gt; Ord = L@Ord</text:span></text:p>
      <text:p text:style-name="P67"/>
      <text:p text:style-name="P59"><text:s text:c="2"/><text:span text:style-name="T67">{------ The transition structure on Ord ---}</text:span></text:p>
      <text:p text:style-name="P67"/>
      <text:p text:style-name="P59"><text:s text:c="2"/><text:span text:style-name="T67">{- Cofinality -}</text:span></text:p>
      <text:p text:style-name="P59"><text:s text:c="2"/><text:span text:style-name="T67">C (a :: Ord) :: Set</text:span></text:p>
      <text:p text:style-name="P59"><text:s text:c="4"/><text:span text:style-name="T67">= case a of </text:span></text:p>
      <text:p text:style-name="P59"><text:s text:c="8"/><text:span text:style-name="T67">(O) <text:s text:c="3"/>-&gt; N0</text:span></text:p>
      <text:p text:style-name="P59"><text:s text:c="8"/><text:span text:style-name="T67">(S a') -&gt; N1</text:span></text:p>
      <text:p text:style-name="P59"><text:s text:c="8"/><text:span text:style-name="T67">(L ls) -&gt; Nat</text:span></text:p>
      <text:p text:style-name="P59"><text:s text:c="2"/></text:p>
      <text:p text:style-name="P59"><text:s text:c="2"/><text:span text:style-name="T67">{- Predecessor -}</text:span></text:p>
      <text:p text:style-name="P59"><text:s text:c="2"/><text:span text:style-name="T67">pd (a :: Ord) (t :: C a) :: Ord</text:span></text:p>
      <text:p text:style-name="P59"><text:s text:c="4"/><text:span text:style-name="T67">= case a of </text:span></text:p>
      <text:p text:style-name="P59"><text:s text:c="8"/><text:span text:style-name="T67">(O) <text:s text:c="3"/>-&gt; case t of { }</text:span></text:p>
      <text:p text:style-name="P59"><text:s text:c="8"/><text:span text:style-name="T67">(S a') -&gt; a'</text:span></text:p>
      <text:p text:style-name="P59"><text:s text:c="8"/><text:span text:style-name="T67">(L ls) -&gt; ls t</text:span></text:p>
      <text:p text:style-name="P67"/>
      <text:p text:style-name="P59"><text:s text:c="2"/><text:span text:style-name="T67">{--------- operations from Ords to Ords ------------}</text:span></text:p>
      <text:p text:style-name="P59"><text:s text:c="2"/></text:p>
      <text:p text:style-name="P59"><text:s text:c="2"/><text:span text:style-name="T67">Op :: Set = Ord -&gt; Ord </text:span></text:p>
      <text:p text:style-name="P67"/>
      <text:p text:style-name="P59"><text:s text:c="2"/><text:span text:style-name="T67">{- Composing operations -} <text:s/></text:span></text:p>
      <text:p text:style-name="P59"><text:s text:c="2"/><text:span text:style-name="T67">Comp :: Op -&gt; Op -&gt; Op</text:span></text:p>
      <text:p text:style-name="P59"><text:s text:c="5"/><text:span text:style-name="T67">= \(f :: Op) -&gt; \(g :: Op) -&gt; \(a :: Ord) -&gt; </text:span></text:p>
      <text:p text:style-name="P59"><text:s text:c="7"/><text:span text:style-name="T67">f (g a)</text:span></text:p>
      <text:p text:style-name="P67"/>
      <text:p text:style-name="P59"><text:s text:c="2"/><text:span text:style-name="T67">{- Iterating operations, to get a sequence -}</text:span></text:p>
      <text:p text:style-name="P59"><text:s text:c="2"/><text:span text:style-name="T67">OpIt :: Op -&gt; Seq Op</text:span></text:p>
      <text:p text:style-name="P59"><text:s text:c="5"/><text:span text:style-name="T67">= It Ord </text:span></text:p>
      <text:p text:style-name="P67"/>
      <text:p text:style-name="P59"><text:s text:c="2"/><text:span text:style-name="T67">{- pointwise limit of a seuence of operations -}</text:span></text:p>
      <text:p text:style-name="P59"><text:soft-page-break/><text:s text:c="2"/><text:span text:style-name="T67">OpLim :: Seq Op -&gt; Op</text:span></text:p>
      <text:p text:style-name="P59"><text:s text:c="5"/><text:span text:style-name="T67">= \(fs :: Nat -&gt; Op) -&gt; \(a :: Ord) -&gt; </text:span></text:p>
      <text:p text:style-name="P59"><text:s text:c="7"/><text:span text:style-name="T67">limit (\(n :: Nat) -&gt; fs n a) <text:s/></text:span></text:p>
      <text:p text:style-name="P67"/>
      <text:p text:style-name="P59"><text:s text:c="2"/><text:span text:style-name="T67">{- omega iterating an operation -}</text:span></text:p>
      <text:p text:style-name="P59"><text:s text:c="2"/><text:span text:style-name="T67">OpItw :: Op -&gt; Op</text:span></text:p>
      <text:p text:style-name="P59"><text:s text:c="5"/><text:span text:style-name="T67">= \(f :: Op) -&gt; OpLim (OpIt f)</text:span></text:p>
      <text:p text:style-name="P67"/>
      <text:p text:style-name="P59"><text:s text:c="2"/><text:span text:style-name="T67">{------------ Cantor hierarchy -------------------}</text:span></text:p>
      <text:p text:style-name="P67"/>
      <text:p text:style-name="P59"><text:s text:c="2"/><text:span text:style-name="T67">{- recursive (in second argument). -}</text:span></text:p>
      <text:p text:style-name="P59"><text:s text:c="2"/><text:span text:style-name="T67">w :: Ord -&gt; Ord -&gt; Ord</text:span></text:p>
      <text:p text:style-name="P59"><text:s text:c="5"/><text:span text:style-name="T67">= \(a :: Ord) -&gt; </text:span></text:p>
      <text:p text:style-name="P59"><text:s text:c="7"/><text:span text:style-name="T67">\(b :: Ord) -&gt; </text:span></text:p>
      <text:p text:style-name="P59"><text:s text:c="8"/><text:span text:style-name="T67">case b of </text:span></text:p>
      <text:p text:style-name="P59"><text:s text:c="10"/><text:span text:style-name="T67">(O) <text:s text:c="3"/>-&gt; succ a</text:span></text:p>
      <text:p text:style-name="P59"><text:s text:c="10"/><text:span text:style-name="T67">(S b') -&gt; OpItw (\(x :: Ord) -&gt; x `w` b') a</text:span></text:p>
      <text:p text:style-name="P59"><text:s text:c="10"/><text:span text:style-name="T67">(L ls) -&gt; limit (\(n :: Nat) -&gt; a `w` (ls n))</text:span></text:p>
      <text:p text:style-name="P67"/>
      <text:p text:style-name="P59"><text:s text:c="2"/><text:span text:style-name="T67">{- The function a |-&gt; w^a -}</text:span></text:p>
      <text:p text:style-name="P59"><text:s text:c="2"/><text:span text:style-name="T67">wexp :: Op = w zero</text:span></text:p>
      <text:p text:style-name="P67"/>
      <text:p text:style-name="P59"><text:s text:c="2"/><text:span text:style-name="T67">{-------- Things related to the Veblen hierarchy --------}</text:span></text:p>
      <text:p text:style-name="P67"/>
      <text:p text:style-name="P59"><text:s text:c="2"/><text:span text:style-name="T67">{- \a -&gt; (f.(+1))^a (f 0) : an essential part of derivative -} </text:span></text:p>
      <text:p text:style-name="P59"><text:s text:c="2"/><text:span text:style-name="T67">{- recursive. -}</text:span></text:p>
      <text:p text:style-name="P59"><text:s text:c="2"/><text:span text:style-name="T67">Nabla :: Op -&gt; Op</text:span></text:p>
      <text:p text:style-name="P59"><text:s text:c="5"/><text:span text:style-name="T67">= \(f :: Op) -&gt; \(a :: Ord) -&gt; </text:span></text:p>
      <text:p text:style-name="P59"><text:s text:c="7"/><text:span text:style-name="T67">case a of </text:span></text:p>
      <text:p text:style-name="P59"><text:s text:c="9"/><text:span text:style-name="T67">(O) <text:s text:c="3"/>-&gt; f zero</text:span></text:p>
      <text:p text:style-name="P59"><text:s text:c="9"/><text:span text:style-name="T67">(S a') -&gt; f (succ (Nabla f a'))</text:span></text:p>
      <text:p text:style-name="P59"><text:s text:c="9"/><text:span text:style-name="T67">(L ls) -&gt; limit (\(n :: Nat) -&gt; Nabla f (ls n))</text:span></text:p>
      <text:p text:style-name="P67"/>
      <text:p text:style-name="P59"><text:s text:c="2"/><text:span text:style-name="T67">{- derivative of a normal function -}</text:span></text:p>
      <text:p text:style-name="P59"><text:s text:c="2"/><text:span text:style-name="T67">deriv :: Op -&gt; Op</text:span></text:p>
      <text:p text:style-name="P59"><text:s text:c="5"/><text:span text:style-name="T67">= \(f :: Op) -&gt; Nabla (OpItw f) </text:span></text:p>
      <text:p text:style-name="P67"/>
      <text:p text:style-name="P59"><text:s text:c="2"/><text:span text:style-name="T67">{- derivative of a sequence of normal function -}</text:span></text:p>
      <text:p text:style-name="P59"><text:s text:c="2"/><text:span text:style-name="T67">derivl :: (Nat -&gt; Op) -&gt; Op</text:span></text:p>
      <text:p text:style-name="P59"><text:s text:c="5"/><text:span text:style-name="T67">= \(sf :: Nat -&gt; Op) -&gt; Nabla (OpLim sf) </text:span></text:p>
      <text:p text:style-name="P67"/>
      <text:p text:style-name="P59"><text:s text:c="2"/><text:span text:style-name="T67">{- Veblen hierarchy -}</text:span></text:p>
      <text:p text:style-name="P59"><text:s text:c="2"/><text:span text:style-name="T67">{- recursive -}</text:span></text:p>
      <text:p text:style-name="P59"><text:s text:c="2"/><text:span text:style-name="T67">v :: Ord -&gt; Ord -&gt; Ord</text:span></text:p>
      <text:p text:style-name="P59"><text:s text:c="5"/><text:span text:style-name="T67">= \(a :: Ord) -&gt; </text:span></text:p>
      <text:p text:style-name="P59"><text:s text:c="8"/><text:span text:style-name="T67">let { pds :: Seq Op = </text:span></text:p>
      <text:p text:style-name="P59"><text:s text:c="17"/><text:span text:style-name="T67">case a of </text:span></text:p>
      <text:p text:style-name="P59"><text:s text:c="19"/><text:span text:style-name="T67">(O) <text:s text:c="3"/>-&gt; OpIt (w a) </text:span></text:p>
      <text:p text:style-name="P59"><text:s text:c="19"/><text:span text:style-name="T67">(S a') -&gt; OpIt (v a')</text:span></text:p>
      <text:p text:style-name="P59"><text:s text:c="19"/><text:span text:style-name="T67">(L ls) -&gt; \(n :: Nat) -&gt; v (ls n)</text:span></text:p>
      <text:p text:style-name="P59"><text:s text:c="8"/><text:span text:style-name="T67">} in Nabla (OpLim pds)</text:span></text:p>
      <text:p text:style-name="P67"/>
      <text:p text:style-name="P59"><text:s text:c="2"/><text:span text:style-name="T67">veb :: Op </text:span></text:p>
      <text:p text:style-name="P59"><text:s text:c="4"/><text:span text:style-name="T67">= \(a :: Ord) -&gt; v a zero</text:span></text:p>
      <text:p text:style-name="P67"/>
      <text:p text:style-name="P59"><text:s text:c="2"/><text:span text:style-name="T67">{-------- The landmark ordinals ------------}</text:span></text:p>
      <text:p text:style-name="P67"/>
      <text:p text:style-name="P59"><text:s text:c="2"/><text:span text:style-name="T67">epsilon0 :: Ord = veb zero</text:span></text:p>
      <text:p text:style-name="P67"/>
      <text:p text:style-name="P59"><text:s text:c="2"/><text:span text:style-name="T67">Gamma0 :: Ord = limit (\ (n :: Nat) -&gt; </text:span></text:p>
      <text:p text:style-name="P236"><text:s text:c="6"/><text:span text:style-name="T67">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53"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07"><text:s/>Gamma0 = Limit (\n -&gt; iter _ veb n Zero) </text:p>
      <text:p text:style-name="P13"/>
      <text:p text:style-name="P68">iter a f n x = f^n(x)</text:p>
      <text:p text:style-name="P68"/>
      <text:p text:style-name="P68">OpLim = Lim1</text:p>
      <text:p text:style-name="P68"/>
      <text:p text:style-name="P68">OpItw = H</text:p>
      <text:p text:style-name="P68"/>
      <text:p text:style-name="P68">cantor a b = a + w^b</text:p>
      <text:p text:style-name="P68"/>
      <text:p text:style-name="P68">Nabla f n = (f o suc)^n(f(0))</text:p>
      <text:p text:style-name="P68"/>
      <text:p text:style-name="P68">deriv f n = Nabla (H f) n = ((H f) o suc)^n (H f 0)</text:p>
      <text:p text:style-name="P68">deriv f énumère les points fixes de f</text:p>
      <text:p text:style-name="P68"/>
      <text:p text:style-name="P69">veblen a b = phi(<text:span text:style-name="T81">1+a</text:span>,b)</text:p>
      <text:p text:style-name="P69"/>
      <text:p text:style-name="P70">veblen 0 n </text:p>
      <text:p text:style-name="P70"><text:s/>= Nabla (OpLim (iter _ [w^*]))</text:p>
      <text:p text:style-name="P70"><text:s/>= ((OpLim (iter _ [w^*])) o suc)^n (OpLim (iter _ [w^*]) 0)</text:p>
      <text:p text:style-name="P70"><text:s/>= ((OpLim (iter _ [w^*])) o suc)^n (Lim \p. iter _ [w^*] p 0)</text:p>
      <text:p text:style-name="P70"><text:s/>= ((OpLim (iter _ [w^*])) o suc)^n (Lim \p. [w^*]^p 0)</text:p>
      <text:p text:style-name="P70"><text:s/>= ((OpLim (iter _ [w^*])) o suc)^n (H [w^*] 0)</text:p>
      <text:p text:style-name="P70"><text:s/>= ((OpLim (iter _ [w^*])) o suc)^n (epsilon 0)</text:p>
      <text:p text:style-name="P70">n = 0 : epsilon 0</text:p>
      <text:p text:style-name="P70">n = 1 : OpLim (iter _ [w^*]) (epsilon 0 + 1)</text:p>
      <text:p text:style-name="P70"><text:s/>= Lim \p. iter _ [w^*] p (epsilon 0 + 1)</text:p>
      <text:p text:style-name="P70"><text:s/>= H [w^*] (epsilon 0 + 1)</text:p>
      <text:p text:style-name="P70"><text:s/>= epsilon 1</text:p>
      <text:p text:style-name="P70">veblen 0 a = epsilon a</text:p>
      <text:p text:style-name="P70"/>
      <text:p text:style-name="P70">veblen 1 n </text:p>
      <text:p text:style-name="P70"><text:s/>= Nabla (OpLim (iter _ (veblen 0)))</text:p>
      <text:p text:style-name="P70"><text:s/>= Nabla (OpLim (iter _ [epsilon *]))</text:p>
      <text:p text:style-name="P70"><text:s/>= Nabla (OpLim (iter _ epsilon))</text:p>
      <text:p text:style-name="P70">veblen 1 0 = H epsilon 0 = zeta 0</text:p>
      <text:p text:style-name="P70">veblen 1 = zeta</text:p>
      <text:p text:style-name="P70"/>
      <text:p text:style-name="P70">veblen w 0 = phi(w,0) </text:p>
      <text:p text:style-name="P70"><text:s/>= Nabla (OpLim [veblen *]) 0</text:p>
      <text:p text:style-name="P70"><text:s/>= Nabla (OpLim veblen) 0</text:p>
      <text:p text:style-name="P70"><text:s/>= OpLim veblen 0</text:p>
      <text:p text:style-name="P70"><text:s/>= <text:span text:style-name="T82">l</text:span>im \n. veblen n 0</text:p>
      <text:p text:style-name="P70">veblen w 1 </text:p>
      <text:p text:style-name="P70"><text:s/>= Nabla (OpLim veblen) 1</text:p>
      <text:p text:style-name="P70"><text:s/>= OpLim veblen (suc (lim \n. veblen n 0))</text:p>
      <text:p text:style-name="P70"><text:s/>= OpLim veblen (phi(w,0)+1)</text:p>
      <text:p text:style-name="P70"><text:s/>= <text:span text:style-name="T82">l</text:span>im \n. veblen n (phi(w,0)+1)</text:p>
      <text:p text:style-name="P70"/>
      <text:p text:style-name="P71">cf <text:a xlink:type="simple" xlink:href="https://en.wikipedia.org/wiki/Veblen_function" text:style-name="Internet_20_link" text:visited-style-name="Visited_20_Internet_20_Link">https://en.wikipedia.org/wiki/Veblen_function</text:a> :</text:p>
      <text:p text:style-name="P71"/>
      <text:p text:style-name="P71">Now suppose b that b is a limit :</text:p>
      <text:p text:style-name="P71">(…)</text:p>
      <text:p text:style-name="P71">For phi_b(c+1), use phi_b(c+1)[n] = phi_b[n](phi_b(c)+1)</text:p>
      <text:p text:style-name="P71"/>
      <text:p text:style-name="P72">phi (lim f) (b+1) = lim \n phi (f n) (phi (lim f) b + 1)</text:p>
      <text:p text:style-name="P73">avec f = I et b = 0 :</text:p>
      <text:p text:style-name="P73">phi w 1 = lim \n. phi n (phi w 0 + 1)</text:p>
      <text:p text:style-name="P73"/>
      <text:p text:style-name="P13"/>
      <text:p text:style-name="P14"/>
      <text:p text:style-name="P14">Generalisation de phi(a,b) :</text:p>
      <text:p text:style-name="P14"><text:s/>- <text:span text:style-name="T62">nombre fini de variables : </text:span>phi (an, …, a1, a0) = phi (n:an, …, 1:a1, 0:a0)</text:p>
      <text:p text:style-name="P14"><text:s/>- <text:span text:style-name="T62">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28"><text:span text:style-name="T51"><text:s text:c="6"/>A.</text:span> <text:bookmark text:name="MathJax-Span-77"/><text:bookmark text:name="MathJax-Span-76"/><text:bookmark text:name="MathJax-Span-75"/><text:bookmark text:name="MathJax-Element-17-Frame"/><text:span text:style-name="T53">φ</text:span><text:bookmark text:name="MathJax-Span-78"/><text:span text:style-name="T52">(</text:span><text:bookmark text:name="MathJax-Span-80"/><text:bookmark text:name="MathJax-Span-79"/><text:span text:style-name="T52">0</text:span><text:bookmark text:name="MathJax-Span-81"/><text:span text:style-name="T54">0</text:span><text:bookmark text:name="MathJax-Span-82"/><text:span text:style-name="T52">,</text:span><text:bookmark text:name="MathJax-Span-84"/><text:bookmark text:name="MathJax-Span-83"/><text:span text:style-name="T52">0</text:span><text:bookmark text:name="MathJax-Span-85"/><text:span text:style-name="T54">1</text:span><text:bookmark text:name="MathJax-Span-86"/><text:span text:style-name="T52">,</text:span><text:bookmark text:name="MathJax-Span-87"/><text:span text:style-name="T58">…</text:span><text:bookmark text:name="MathJax-Span-88"/><text:span text:style-name="T52">,</text:span><text:bookmark text:name="MathJax-Span-90"/><text:bookmark text:name="MathJax-Span-89"/><text:span text:style-name="T52">1</text:span><text:bookmark text:name="MathJax-Span-93"/><text:bookmark text:name="MathJax-Span-92"/><text:bookmark text:name="MathJax-Span-91"/><text:span text:style-name="T55">α</text:span><text:bookmark text:name="MathJax-Span-94"/><text:span text:style-name="T54">+</text:span><text:bookmark text:name="MathJax-Span-95"/><text:span text:style-name="T54">1</text:span><text:bookmark text:name="MathJax-Span-96"/><text:span text:style-name="T52">)</text:span><text:bookmark text:name="MathJax-Span-97"/><text:span text:style-name="T52">=</text:span><text:bookmark text:name="MathJax-Span-99"/><text:bookmark text:name="MathJax-Span-98"/><text:span text:style-name="T52">sup</text:span><text:bookmark text:name="MathJax-Span-100"/><text:span text:style-name="T58">≺</text:span><text:bookmark text:name="MathJax-Span-101"/><text:span text:style-name="T52">{</text:span><text:bookmark text:name="MathJax-Span-102"/><text:span text:style-name="T53">φ</text:span><text:bookmark text:name="MathJax-Span-103"/><text:span text:style-name="T52">(</text:span><text:bookmark text:name="MathJax-Span-105"/><text:bookmark text:name="MathJax-Span-104"/><text:span text:style-name="T52">0</text:span><text:bookmark text:name="MathJax-Span-106"/><text:span text:style-name="T54">0</text:span><text:bookmark text:name="MathJax-Span-107"/><text:span text:style-name="T52">,</text:span><text:bookmark text:name="MathJax-Span-109"/><text:bookmark text:name="MathJax-Span-108"/><text:span text:style-name="T52">0</text:span><text:bookmark text:name="MathJax-Span-110"/><text:span text:style-name="T54">1</text:span><text:bookmark text:name="MathJax-Span-111"/><text:span text:style-name="T52">,</text:span><text:bookmark text:name="MathJax-Span-112"/><text:span text:style-name="T58">…</text:span><text:bookmark text:name="MathJax-Span-113"/><text:span text:style-name="T52">,</text:span><text:bookmark text:name="MathJax-Span-115"/><text:bookmark text:name="MathJax-Span-114"/><text:span text:style-name="T53">x</text:span><text:bookmark text:name="MathJax-Span-116"/><text:span text:style-name="T55">α</text:span><text:bookmark text:name="MathJax-Span-117"/><text:span text:style-name="T52">)</text:span><text:bookmark text:name="MathJax-Span-118"/><text:span text:style-name="T52">:</text:span><text:bookmark text:name="MathJax-Span-119"/><text:span text:style-name="T53">x</text:span><text:bookmark text:name="MathJax-Span-120"/><text:span text:style-name="T58">∈</text:span><text:bookmark text:name="MathJax-Span-121"/><text:span text:style-name="T52">On</text:span><text:bookmark text:name="MathJax-Span-122"/><text:span text:style-name="T52">}</text:span>.</text:p>
      <text:p text:style-name="P129"><text:span text:style-name="T51">B.</text:span> <text:bookmark text:name="MathJax-Span-125"/><text:bookmark text:name="MathJax-Span-124"/><text:bookmark text:name="MathJax-Span-123"/><text:bookmark text:name="MathJax-Element-18-Frame"/><text:span text:style-name="T53">φ</text:span><text:bookmark text:name="MathJax-Span-126"/><text:span text:style-name="T52">(</text:span><text:bookmark text:name="MathJax-Span-128"/><text:bookmark text:name="MathJax-Span-127"/><text:span text:style-name="T52">0</text:span><text:bookmark text:name="MathJax-Span-129"/><text:span text:style-name="T54">0</text:span><text:bookmark text:name="MathJax-Span-130"/><text:span text:style-name="T52">,</text:span><text:bookmark text:name="MathJax-Span-132"/><text:bookmark text:name="MathJax-Span-131"/><text:span text:style-name="T52">0</text:span><text:bookmark text:name="MathJax-Span-133"/><text:span text:style-name="T54">1</text:span><text:bookmark text:name="MathJax-Span-134"/><text:span text:style-name="T52">,</text:span><text:bookmark text:name="MathJax-Span-135"/><text:span text:style-name="T58">…</text:span><text:bookmark text:name="MathJax-Span-136"/><text:span text:style-name="T52">,</text:span><text:bookmark text:name="MathJax-Span-138"/><text:bookmark text:name="MathJax-Span-137"/><text:span text:style-name="T52">1</text:span><text:bookmark text:name="MathJax-Span-139"/><text:span text:style-name="T55">α</text:span><text:bookmark text:name="MathJax-Span-140"/><text:span text:style-name="T52">)</text:span><text:bookmark text:name="MathJax-Span-141"/><text:span text:style-name="T52">=</text:span><text:bookmark text:name="MathJax-Span-143"/><text:bookmark text:name="MathJax-Span-142"/><text:span text:style-name="T52">sup</text:span><text:bookmark text:name="MathJax-Span-144"/><text:span text:style-name="T58">≺</text:span><text:bookmark text:name="MathJax-Span-145"/><text:span text:style-name="T52">{</text:span><text:bookmark text:name="MathJax-Span-146"/><text:span text:style-name="T53">φ</text:span><text:bookmark text:name="MathJax-Span-147"/><text:span text:style-name="T52">(</text:span><text:bookmark text:name="MathJax-Span-149"/><text:bookmark text:name="MathJax-Span-148"/><text:span text:style-name="T52">0</text:span><text:bookmark text:name="MathJax-Span-150"/><text:span text:style-name="T54">0</text:span><text:bookmark text:name="MathJax-Span-151"/><text:span text:style-name="T52">,</text:span><text:bookmark text:name="MathJax-Span-153"/><text:bookmark text:name="MathJax-Span-152"/><text:span text:style-name="T52">0</text:span><text:bookmark text:name="MathJax-Span-154"/><text:span text:style-name="T54">1</text:span><text:bookmark text:name="MathJax-Span-155"/><text:span text:style-name="T52">,</text:span><text:bookmark text:name="MathJax-Span-156"/><text:span text:style-name="T58">…</text:span><text:bookmark text:name="MathJax-Span-157"/><text:span text:style-name="T52">,</text:span><text:bookmark text:name="MathJax-Span-159"/><text:bookmark text:name="MathJax-Span-158"/><text:span text:style-name="T52">1</text:span><text:bookmark text:name="MathJax-Span-160"/><text:span text:style-name="T55">β</text:span><text:bookmark text:name="MathJax-Span-161"/><text:span text:style-name="T52">)</text:span><text:bookmark text:name="MathJax-Span-162"/><text:span text:style-name="T52">:</text:span><text:bookmark text:name="MathJax-Span-163"/><text:span text:style-name="T53">β</text:span><text:bookmark text:name="MathJax-Span-164"/><text:span text:style-name="T52">&lt;</text:span><text:bookmark text:name="MathJax-Span-165"/><text:span text:style-name="T53">α</text:span><text:bookmark text:name="MathJax-Span-166"/><text:span text:style-name="T52">}</text:span> where <text:bookmark text:name="MathJax-Span-169"/><text:bookmark text:name="MathJax-Span-168"/><text:bookmark text:name="MathJax-Span-167"/><text:bookmark text:name="MathJax-Element-19-Frame"/><text:span text:style-name="T53">α</text:span><text:bookmark text:name="MathJax-Span-170"/><text:span text:style-name="T58">∈</text:span><text:bookmark text:name="MathJax-Span-171"/><text:span text:style-name="T52">Lim</text:span></text:p>
      <text:p text:style-name="P129"><text:span text:style-name="T51">C.</text:span> <text:bookmark text:name="MathJax-Span-174"/><text:bookmark text:name="MathJax-Span-173"/><text:bookmark text:name="MathJax-Span-172"/><text:bookmark text:name="MathJax-Element-20-Frame"/><text:span text:style-name="T53">φ</text:span><text:bookmark text:name="MathJax-Span-175"/><text:span text:style-name="T52">(</text:span><text:bookmark text:name="MathJax-Span-176"/><text:span text:style-name="T52">(</text:span><text:bookmark text:name="MathJax-Span-177"/><text:span text:style-name="T53">x</text:span><text:bookmark text:name="MathJax-Span-178"/><text:span text:style-name="T52">+</text:span><text:bookmark text:name="MathJax-Span-179"/><text:span text:style-name="T52">1</text:span><text:bookmark text:name="MathJax-Span-181"/><text:bookmark text:name="MathJax-Span-180"/><text:span text:style-name="T52">)</text:span><text:bookmark text:name="MathJax-Span-182"/><text:span text:style-name="T54">0</text:span><text:bookmark text:name="MathJax-Span-183"/><text:span text:style-name="T52">,</text:span><text:bookmark text:name="MathJax-Span-185"/><text:bookmark text:name="MathJax-Span-184"/><text:span text:style-name="T53">y</text:span><text:bookmark text:name="MathJax-Span-186"/><text:span text:style-name="T54">1</text:span><text:bookmark text:name="MathJax-Span-187"/><text:span text:style-name="T52">,</text:span><text:bookmark text:name="MathJax-Span-188"/><text:span text:style-name="T58">…</text:span><text:bookmark text:name="MathJax-Span-189"/><text:span text:style-name="T52">,</text:span><text:bookmark text:name="MathJax-Span-191"/><text:bookmark text:name="MathJax-Span-190"/><text:span text:style-name="T53">z</text:span><text:bookmark text:name="MathJax-Span-192"/><text:span text:style-name="T55">β</text:span><text:bookmark text:name="MathJax-Span-193"/><text:span text:style-name="T52">)</text:span><text:bookmark text:name="MathJax-Span-194"/><text:span text:style-name="T58">≻</text:span><text:bookmark text:name="MathJax-Span-195"/><text:span text:style-name="T53">φ</text:span><text:bookmark text:name="MathJax-Span-196"/><text:span text:style-name="T52">(</text:span><text:bookmark text:name="MathJax-Span-198"/><text:bookmark text:name="MathJax-Span-197"/><text:span text:style-name="T53">x</text:span><text:bookmark text:name="MathJax-Span-199"/><text:span text:style-name="T54">0</text:span><text:bookmark text:name="MathJax-Span-200"/><text:span text:style-name="T52">,</text:span><text:bookmark text:name="MathJax-Span-201"/><text:span text:style-name="T58">…</text:span><text:bookmark text:name="MathJax-Span-202"/><text:span text:style-name="T52">,</text:span><text:bookmark text:name="MathJax-Span-204"/><text:bookmark text:name="MathJax-Span-203"/><text:span text:style-name="T53">z</text:span><text:bookmark text:name="MathJax-Span-205"/><text:span text:style-name="T55">β</text:span><text:bookmark text:name="MathJax-Span-206"/><text:span text:style-name="T52">)</text:span>, and there is no array between them</text:p>
      <text:p text:style-name="P129"><text:span text:style-name="T51">D.</text:span> <text:bookmark text:name="MathJax-Span-209"/><text:bookmark text:name="MathJax-Span-208"/><text:bookmark text:name="MathJax-Span-207"/><text:bookmark text:name="MathJax-Element-21-Frame"/><text:span text:style-name="T53">φ</text:span><text:bookmark text:name="MathJax-Span-210"/><text:span text:style-name="T52">(</text:span><text:bookmark text:name="MathJax-Span-212"/><text:bookmark text:name="MathJax-Span-211"/><text:span text:style-name="T52">0</text:span><text:bookmark text:name="MathJax-Span-213"/><text:span text:style-name="T54">0</text:span><text:bookmark text:name="MathJax-Span-214"/><text:span text:style-name="T52">,</text:span><text:bookmark text:name="MathJax-Span-215"/><text:span text:style-name="T58">…</text:span><text:bookmark text:name="MathJax-Span-216"/><text:span text:style-name="T52">,</text:span><text:bookmark text:name="MathJax-Span-217"/><text:span text:style-name="T52">(</text:span><text:bookmark text:name="MathJax-Span-218"/><text:span text:style-name="T53">x</text:span><text:bookmark text:name="MathJax-Span-219"/><text:span text:style-name="T52">+</text:span><text:bookmark text:name="MathJax-Span-220"/><text:span text:style-name="T52">1</text:span><text:bookmark text:name="MathJax-Span-222"/><text:bookmark text:name="MathJax-Span-221"/><text:span text:style-name="T52">)</text:span><text:bookmark text:name="MathJax-Span-225"/><text:bookmark text:name="MathJax-Span-224"/><text:bookmark text:name="MathJax-Span-223"/><text:span text:style-name="T55">α</text:span><text:bookmark text:name="MathJax-Span-226"/><text:span text:style-name="T54">+</text:span><text:bookmark text:name="MathJax-Span-227"/><text:span text:style-name="T54">1</text:span><text:bookmark text:name="MathJax-Span-228"/><text:span text:style-name="T52">,</text:span><text:bookmark text:name="MathJax-Span-229"/><text:span text:style-name="T58">…</text:span><text:bookmark text:name="MathJax-Span-230"/><text:span text:style-name="T52">,</text:span><text:bookmark text:name="MathJax-Span-232"/><text:bookmark text:name="MathJax-Span-231"/><text:span text:style-name="T53">y</text:span><text:bookmark text:name="MathJax-Span-233"/><text:span text:style-name="T55">β</text:span><text:bookmark text:name="MathJax-Span-234"/><text:span text:style-name="T52">)</text:span><text:bookmark text:name="MathJax-Span-235"/><text:span text:style-name="T52">=</text:span><text:bookmark text:name="MathJax-Span-237"/><text:bookmark text:name="MathJax-Span-236"/><text:span text:style-name="T52">sup</text:span><text:bookmark text:name="MathJax-Span-238"/><text:span text:style-name="T58">≺</text:span><text:bookmark text:name="MathJax-Span-239"/><text:span text:style-name="T52">{</text:span><text:bookmark text:name="MathJax-Span-240"/><text:span text:style-name="T53">φ</text:span><text:bookmark text:name="MathJax-Span-241"/><text:span text:style-name="T52">(</text:span><text:bookmark text:name="MathJax-Span-243"/><text:bookmark text:name="MathJax-Span-242"/><text:span text:style-name="T52">0</text:span><text:bookmark text:name="MathJax-Span-244"/><text:span text:style-name="T54">0</text:span><text:bookmark text:name="MathJax-Span-245"/><text:span text:style-name="T52">,</text:span><text:bookmark text:name="MathJax-Span-246"/><text:span text:style-name="T58">…</text:span><text:bookmark text:name="MathJax-Span-247"/><text:span text:style-name="T52">,</text:span><text:bookmark text:name="MathJax-Span-248"/><text:span text:style-name="T52">(</text:span><text:bookmark text:name="MathJax-Span-249"/><text:span text:style-name="T53">x</text:span><text:bookmark text:name="MathJax-Span-250"/><text:span text:style-name="T52">+</text:span><text:bookmark text:name="MathJax-Span-251"/><text:span text:style-name="T52">1</text:span><text:bookmark text:name="MathJax-Span-253"/><text:bookmark text:name="MathJax-Span-252"/><text:span text:style-name="T52">)</text:span><text:bookmark text:name="MathJax-Span-254"/><text:span text:style-name="T55">α</text:span><text:bookmark text:name="MathJax-Span-255"/><text:span text:style-name="T52">,</text:span><text:bookmark text:name="MathJax-Span-257"/><text:bookmark text:name="MathJax-Span-256"/><text:span text:style-name="T53">x</text:span><text:bookmark text:name="MathJax-Span-260"/><text:bookmark text:name="MathJax-Span-259"/><text:bookmark text:name="MathJax-Span-258"/><text:span text:style-name="T55">α</text:span><text:bookmark text:name="MathJax-Span-261"/><text:span text:style-name="T54">+</text:span><text:bookmark text:name="MathJax-Span-262"/><text:span text:style-name="T54">1</text:span><text:bookmark text:name="MathJax-Span-263"/><text:span text:style-name="T52">,</text:span><text:bookmark text:name="MathJax-Span-264"/><text:span text:style-name="T58">…</text:span><text:bookmark text:name="MathJax-Span-265"/><text:span text:style-name="T52">,</text:span><text:bookmark text:name="MathJax-Span-267"/><text:bookmark text:name="MathJax-Span-266"/><text:span text:style-name="T53">y</text:span><text:bookmark text:name="MathJax-Span-268"/><text:span text:style-name="T55">β</text:span><text:bookmark text:name="MathJax-Span-269"/><text:span text:style-name="T52">)</text:span><text:bookmark text:name="MathJax-Span-270"/><text:span text:style-name="T52">}</text:span></text:p>
      <text:p text:style-name="P129"><text:span text:style-name="T51">E.</text:span> <text:bookmark text:name="MathJax-Span-273"/><text:bookmark text:name="MathJax-Span-272"/><text:bookmark text:name="MathJax-Span-271"/><text:bookmark text:name="MathJax-Element-22-Frame"/><text:span text:style-name="T53">φ</text:span><text:bookmark text:name="MathJax-Span-274"/><text:span text:style-name="T52">(</text:span><text:bookmark text:name="MathJax-Span-276"/><text:bookmark text:name="MathJax-Span-275"/><text:span text:style-name="T52">0</text:span><text:bookmark text:name="MathJax-Span-277"/><text:span text:style-name="T54">0</text:span><text:bookmark text:name="MathJax-Span-278"/><text:span text:style-name="T52">,</text:span><text:bookmark text:name="MathJax-Span-279"/><text:span text:style-name="T58">…</text:span><text:bookmark text:name="MathJax-Span-280"/><text:span text:style-name="T52">,</text:span><text:bookmark text:name="MathJax-Span-282"/><text:bookmark text:name="MathJax-Span-281"/><text:span text:style-name="T53">x</text:span><text:bookmark text:name="MathJax-Span-285"/><text:bookmark text:name="MathJax-Span-284"/><text:bookmark text:name="MathJax-Span-283"/><text:span text:style-name="T55">α</text:span><text:bookmark text:name="MathJax-Span-286"/><text:span text:style-name="T54">+</text:span><text:bookmark text:name="MathJax-Span-287"/><text:span text:style-name="T54">1</text:span><text:bookmark text:name="MathJax-Span-288"/><text:span text:style-name="T52">,</text:span><text:bookmark text:name="MathJax-Span-290"/><text:bookmark text:name="MathJax-Span-289"/><text:span text:style-name="T53">y</text:span><text:bookmark text:name="MathJax-Span-293"/><text:bookmark text:name="MathJax-Span-292"/><text:bookmark text:name="MathJax-Span-291"/><text:span text:style-name="T55">α</text:span><text:bookmark text:name="MathJax-Span-294"/><text:span text:style-name="T54">+</text:span><text:bookmark text:name="MathJax-Span-295"/><text:span text:style-name="T54">2</text:span><text:bookmark text:name="MathJax-Span-296"/><text:span text:style-name="T52">,</text:span><text:bookmark text:name="MathJax-Span-297"/><text:span text:style-name="T58">…</text:span><text:bookmark text:name="MathJax-Span-298"/><text:span text:style-name="T52">,</text:span><text:bookmark text:name="MathJax-Span-300"/><text:bookmark text:name="MathJax-Span-299"/><text:span text:style-name="T53">z</text:span><text:bookmark text:name="MathJax-Span-301"/><text:span text:style-name="T55">β</text:span><text:bookmark text:name="MathJax-Span-302"/><text:span text:style-name="T52">)</text:span><text:bookmark text:name="MathJax-Span-303"/><text:span text:style-name="T52">=</text:span><text:bookmark text:name="MathJax-Span-305"/><text:bookmark text:name="MathJax-Span-304"/><text:span text:style-name="T52">sup</text:span><text:bookmark text:name="MathJax-Span-306"/><text:span text:style-name="T58">≺</text:span><text:bookmark text:name="MathJax-Span-307"/><text:span text:style-name="T52">{</text:span><text:bookmark text:name="MathJax-Span-308"/><text:span text:style-name="T53">φ</text:span><text:bookmark text:name="MathJax-Span-309"/><text:span text:style-name="T52">(</text:span><text:bookmark text:name="MathJax-Span-311"/><text:bookmark text:name="MathJax-Span-310"/><text:span text:style-name="T52">0</text:span><text:bookmark text:name="MathJax-Span-312"/><text:span text:style-name="T54">0</text:span><text:bookmark text:name="MathJax-Span-313"/><text:span text:style-name="T52">,</text:span><text:bookmark text:name="MathJax-Span-314"/><text:span text:style-name="T58">…</text:span><text:bookmark text:name="MathJax-Span-315"/><text:span text:style-name="T52">,</text:span><text:bookmark text:name="MathJax-Span-317"/><text:bookmark text:name="MathJax-Span-316"/><text:span text:style-name="T53">w</text:span><text:bookmark text:name="MathJax-Span-320"/><text:bookmark text:name="MathJax-Span-319"/><text:bookmark text:name="MathJax-Span-318"/><text:span text:style-name="T55">α</text:span><text:bookmark text:name="MathJax-Span-321"/><text:span text:style-name="T54">+</text:span><text:bookmark text:name="MathJax-Span-322"/><text:span text:style-name="T54">1</text:span><text:bookmark text:name="MathJax-Span-323"/><text:span text:style-name="T52">,</text:span><text:bookmark text:name="MathJax-Span-325"/><text:bookmark text:name="MathJax-Span-324"/><text:span text:style-name="T53">y</text:span><text:bookmark text:name="MathJax-Span-328"/><text:bookmark text:name="MathJax-Span-327"/><text:bookmark text:name="MathJax-Span-326"/><text:span text:style-name="T55">α</text:span><text:bookmark text:name="MathJax-Span-329"/><text:span text:style-name="T54">+</text:span><text:bookmark text:name="MathJax-Span-330"/><text:span text:style-name="T54">2</text:span><text:bookmark text:name="MathJax-Span-331"/><text:span text:style-name="T52">,</text:span><text:bookmark text:name="MathJax-Span-332"/><text:span text:style-name="T58">…</text:span><text:bookmark text:name="MathJax-Span-333"/><text:span text:style-name="T52">,</text:span><text:bookmark text:name="MathJax-Span-335"/><text:bookmark text:name="MathJax-Span-334"/><text:span text:style-name="T53">z</text:span><text:bookmark text:name="MathJax-Span-336"/><text:span text:style-name="T55">β</text:span><text:bookmark text:name="MathJax-Span-337"/><text:span text:style-name="T52">)</text:span><text:bookmark text:name="MathJax-Span-338"/><text:span text:style-name="T52">:</text:span><text:bookmark text:name="MathJax-Span-339"/><text:span text:style-name="T53">w</text:span><text:bookmark text:name="MathJax-Span-340"/><text:span text:style-name="T52">&lt;</text:span><text:bookmark text:name="MathJax-Span-341"/><text:span text:style-name="T53">x</text:span><text:bookmark text:name="MathJax-Span-342"/><text:span text:style-name="T52">}</text:span> where <text:bookmark text:name="MathJax-Span-345"/><text:bookmark text:name="MathJax-Span-344"/><text:bookmark text:name="MathJax-Span-343"/><text:bookmark text:name="MathJax-Element-23-Frame"/><text:span text:style-name="T53">x</text:span><text:bookmark text:name="MathJax-Span-346"/><text:span text:style-name="T58">∈</text:span><text:bookmark text:name="MathJax-Span-347"/><text:span text:style-name="T52">Lim</text:span></text:p>
      <text:p text:style-name="P129"><text:span text:style-name="T51">F.</text:span> <text:bookmark text:name="MathJax-Span-350"/><text:bookmark text:name="MathJax-Span-349"/><text:bookmark text:name="MathJax-Span-348"/><text:bookmark text:name="MathJax-Element-24-Frame"/><text:span text:style-name="T53">φ</text:span><text:bookmark text:name="MathJax-Span-351"/><text:span text:style-name="T52">(</text:span><text:bookmark text:name="MathJax-Span-353"/><text:bookmark text:name="MathJax-Span-352"/><text:span text:style-name="T52">0</text:span><text:bookmark text:name="MathJax-Span-354"/><text:span text:style-name="T54">0</text:span><text:bookmark text:name="MathJax-Span-355"/><text:span text:style-name="T52">,</text:span><text:bookmark text:name="MathJax-Span-356"/><text:span text:style-name="T58">…</text:span><text:bookmark text:name="MathJax-Span-357"/><text:span text:style-name="T52">,</text:span><text:bookmark text:name="MathJax-Span-358"/><text:span text:style-name="T52">(</text:span><text:bookmark text:name="MathJax-Span-359"/><text:span text:style-name="T53">x</text:span><text:bookmark text:name="MathJax-Span-360"/><text:span text:style-name="T52">+</text:span><text:bookmark text:name="MathJax-Span-361"/><text:span text:style-name="T52">1</text:span><text:bookmark text:name="MathJax-Span-363"/><text:bookmark text:name="MathJax-Span-362"/><text:span text:style-name="T52">)</text:span><text:bookmark text:name="MathJax-Span-364"/><text:span text:style-name="T55">α</text:span><text:bookmark text:name="MathJax-Span-365"/><text:span text:style-name="T52">,</text:span><text:bookmark text:name="MathJax-Span-366"/><text:span text:style-name="T58">…</text:span><text:bookmark text:name="MathJax-Span-367"/><text:span text:style-name="T52">,</text:span><text:bookmark text:name="MathJax-Span-369"/><text:bookmark text:name="MathJax-Span-368"/><text:span text:style-name="T53">y</text:span><text:bookmark text:name="MathJax-Span-370"/><text:span text:style-name="T55">β</text:span><text:bookmark text:name="MathJax-Span-371"/><text:span text:style-name="T52">)</text:span><text:bookmark text:name="MathJax-Span-372"/><text:span text:style-name="T52">=</text:span><text:bookmark text:name="MathJax-Span-374"/><text:bookmark text:name="MathJax-Span-373"/><text:span text:style-name="T52">sup</text:span><text:bookmark text:name="MathJax-Span-375"/><text:span text:style-name="T58">≺</text:span><text:bookmark text:name="MathJax-Span-376"/><text:span text:style-name="T52">{</text:span><text:bookmark text:name="MathJax-Span-377"/><text:span text:style-name="T53">φ</text:span><text:bookmark text:name="MathJax-Span-378"/><text:span text:style-name="T52">(</text:span><text:bookmark text:name="MathJax-Span-380"/><text:bookmark text:name="MathJax-Span-379"/><text:span text:style-name="T52">0</text:span><text:bookmark text:name="MathJax-Span-381"/><text:span text:style-name="T54">0</text:span><text:bookmark text:name="MathJax-Span-382"/><text:span text:style-name="T52">,</text:span><text:bookmark text:name="MathJax-Span-383"/><text:span text:style-name="T58">…</text:span><text:bookmark text:name="MathJax-Span-384"/><text:span text:style-name="T52">,</text:span><text:bookmark text:name="MathJax-Span-386"/><text:bookmark text:name="MathJax-Span-385"/><text:span text:style-name="T52">1</text:span><text:bookmark text:name="MathJax-Span-387"/><text:span text:style-name="T55">γ</text:span><text:bookmark text:name="MathJax-Span-388"/><text:span text:style-name="T52">,</text:span><text:bookmark text:name="MathJax-Span-389"/><text:span text:style-name="T58">…</text:span><text:bookmark text:name="MathJax-Span-390"/><text:span text:style-name="T52">,</text:span><text:bookmark text:name="MathJax-Span-392"/><text:bookmark text:name="MathJax-Span-391"/><text:span text:style-name="T53">x</text:span><text:bookmark text:name="MathJax-Span-393"/><text:span text:style-name="T55">α</text:span><text:bookmark text:name="MathJax-Span-394"/><text:span text:style-name="T52">,</text:span><text:bookmark text:name="MathJax-Span-395"/><text:span text:style-name="T58">…</text:span><text:bookmark text:name="MathJax-Span-396"/><text:span text:style-name="T52">,</text:span><text:bookmark text:name="MathJax-Span-398"/><text:bookmark text:name="MathJax-Span-397"/><text:span text:style-name="T53">y</text:span><text:bookmark text:name="MathJax-Span-399"/><text:span text:style-name="T55">β</text:span><text:bookmark text:name="MathJax-Span-400"/><text:span text:style-name="T52">)</text:span><text:bookmark text:name="MathJax-Span-401"/><text:span text:style-name="T52">:</text:span><text:bookmark text:name="MathJax-Span-402"/><text:span text:style-name="T53">γ</text:span><text:bookmark text:name="MathJax-Span-403"/><text:span text:style-name="T52">&lt;</text:span><text:bookmark text:name="MathJax-Span-404"/><text:span text:style-name="T53">α</text:span><text:bookmark text:name="MathJax-Span-405"/><text:span text:style-name="T52">}</text:span> where <text:bookmark text:name="MathJax-Span-408"/><text:bookmark text:name="MathJax-Span-407"/><text:bookmark text:name="MathJax-Span-406"/><text:bookmark text:name="MathJax-Element-25-Frame"/><text:span text:style-name="T53">α</text:span><text:bookmark text:name="MathJax-Span-409"/><text:span text:style-name="T58">∈</text:span><text:bookmark text:name="MathJax-Span-410"/><text:span text:style-name="T52">Lim</text:span></text:p>
      <text:p text:style-name="P130"><text:span text:style-name="T31">G.</text:span><text:span text:style-name="T30"> </text:span><text:bookmark text:name="MathJax-Span-413"/><text:bookmark text:name="MathJax-Span-412"/><text:bookmark text:name="MathJax-Span-411"/><text:bookmark text:name="MathJax-Element-26-Frame"/><text:span text:style-name="T27">φ</text:span><text:bookmark text:name="MathJax-Span-414"/><text:span text:style-name="T26">(</text:span><text:bookmark text:name="MathJax-Span-416"/><text:bookmark text:name="MathJax-Span-415"/><text:span text:style-name="T26">0</text:span><text:bookmark text:name="MathJax-Span-417"/><text:span text:style-name="T28">0</text:span><text:bookmark text:name="MathJax-Span-418"/><text:span text:style-name="T26">,</text:span><text:bookmark text:name="MathJax-Span-419"/><text:span text:style-name="T25">…</text:span><text:bookmark text:name="MathJax-Span-420"/><text:span text:style-name="T26">,</text:span><text:bookmark text:name="MathJax-Span-422"/><text:bookmark text:name="MathJax-Span-421"/><text:span text:style-name="T27">x</text:span><text:bookmark text:name="MathJax-Span-423"/><text:span text:style-name="T29">α</text:span><text:bookmark text:name="MathJax-Span-424"/><text:span text:style-name="T26">,</text:span><text:bookmark text:name="MathJax-Span-425"/><text:span text:style-name="T25">…</text:span><text:bookmark text:name="MathJax-Span-426"/><text:span text:style-name="T26">,</text:span><text:bookmark text:name="MathJax-Span-428"/><text:bookmark text:name="MathJax-Span-427"/><text:span text:style-name="T27">y</text:span><text:bookmark text:name="MathJax-Span-429"/><text:span text:style-name="T29">β</text:span><text:bookmark text:name="MathJax-Span-430"/><text:span text:style-name="T26">)</text:span><text:bookmark text:name="MathJax-Span-431"/><text:span text:style-name="T26">=</text:span><text:bookmark text:name="MathJax-Span-433"/><text:bookmark text:name="MathJax-Span-432"/><text:span text:style-name="T26">sup</text:span><text:bookmark text:name="MathJax-Span-434"/><text:span text:style-name="T25">≺</text:span><text:bookmark text:name="MathJax-Span-435"/><text:span text:style-name="T26">{</text:span><text:bookmark text:name="MathJax-Span-436"/><text:span text:style-name="T27">φ</text:span><text:bookmark text:name="MathJax-Span-437"/><text:span text:style-name="T26">(</text:span><text:bookmark text:name="MathJax-Span-439"/><text:bookmark text:name="MathJax-Span-438"/><text:span text:style-name="T26">0</text:span><text:bookmark text:name="MathJax-Span-440"/><text:span text:style-name="T28">0</text:span><text:bookmark text:name="MathJax-Span-441"/><text:span text:style-name="T26">,</text:span><text:bookmark text:name="MathJax-Span-442"/><text:span text:style-name="T25">…</text:span><text:bookmark text:name="MathJax-Span-443"/><text:span text:style-name="T26">,</text:span><text:bookmark text:name="MathJax-Span-445"/><text:bookmark text:name="MathJax-Span-444"/><text:span text:style-name="T27">z</text:span><text:bookmark text:name="MathJax-Span-446"/><text:span text:style-name="T29">α</text:span><text:bookmark text:name="MathJax-Span-447"/><text:span text:style-name="T26">,</text:span><text:bookmark text:name="MathJax-Span-448"/><text:span text:style-name="T25">…</text:span><text:bookmark text:name="MathJax-Span-449"/><text:span text:style-name="T26">,</text:span><text:bookmark text:name="MathJax-Span-451"/><text:bookmark text:name="MathJax-Span-450"/><text:span text:style-name="T27">y</text:span><text:bookmark text:name="MathJax-Span-452"/><text:span text:style-name="T29">β</text:span><text:bookmark text:name="MathJax-Span-453"/><text:span text:style-name="T26">)</text:span><text:bookmark text:name="MathJax-Span-454"/><text:span text:style-name="T26">:</text:span><text:bookmark text:name="MathJax-Span-455"/><text:span text:style-name="T27">z</text:span><text:bookmark text:name="MathJax-Span-456"/><text:span text:style-name="T26">&lt;</text:span><text:bookmark text:name="MathJax-Span-457"/><text:span text:style-name="T27">x</text:span><text:bookmark text:name="MathJax-Span-458"/><text:span text:style-name="T26">}</text:span><text:span text:style-name="T30"> where </text:span><text:bookmark text:name="MathJax-Span-461"/><text:bookmark text:name="MathJax-Span-460"/><text:bookmark text:name="MathJax-Span-459"/><text:bookmark text:name="MathJax-Element-27-Frame"/><text:span text:style-name="T27">x</text:span><text:bookmark text:name="MathJax-Span-462"/><text:span text:style-name="T26">,</text:span><text:bookmark text:name="MathJax-Span-463"/><text:span text:style-name="T27">α</text:span><text:bookmark text:name="MathJax-Span-464"/><text:span text:style-name="T25">∈</text:span><text:bookmark text:name="MathJax-Span-465"/><text:span text:style-name="T26">Lim</text:span><text:line-break/></text:p>
      <text:p text:style-name="Preformatted_20_Text"><text:a xlink:type="simple" xlink:href="http://quibb.blogspot.fr/2012/03/infinity-impredicative-ordinals.html" text:style-name="Internet_20_link" text:visited-style-name="Visited_20_Internet_20_Link"><text:span text:style-name="T24">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32">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text:span text:style-name="T83">α</text:span>,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text:span text:style-name="T83">α</text:span><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33">- <text:bookmark text:name="MJXc-Node-338835923737"/><text:bookmark text:name="MJXc-Node-338735933738"/><text:bookmark text:name="MJXc-Node-338635943739"/><text:bookmark text:name="MJXc-Node-338535953740"/><text:bookmark text:name="MathJax-Element-349-Frame3741"/>φ<text:bookmark text:name="MJXc-Node-339035903743"/><text:span text:style-name="T84">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33">- <text:bookmark text:name="MJXc-Node-340135783746"/><text:bookmark text:name="MJXc-Node-340035793747"/><text:bookmark text:name="MJXc-Node-339935803748"/><text:bookmark text:name="MJXc-Node-339835813749"/><text:bookmark text:name="MathJax-Element-350-Frame3750"/>φ<text:bookmark text:name="MJXc-Node-340335773751"/><text:span text:style-name="T83">′</text:span><text:span text:style-name="T86">0</text:span>(<text:bookmark text:name="MJXc-Node-340535743753"/>α<text:bookmark text:name="MJXc-Node-340635733754"/>)<text:bookmark text:name="MJXc-Node-340735723755"/>=φ<text:span text:style-name="T85">(1_α)</text:span><text:line-break/>- <text:bookmark text:name="MJXc-Node-34013578"/><text:bookmark text:name="MJXc-Node-34003579"/><text:bookmark text:name="MJXc-Node-33993580"/><text:bookmark text:name="MJXc-Node-33983581"/><text:bookmark text:name="MathJax-Element-350-Frame"/>φ<text:bookmark text:name="MJXc-Node-34033577"/><text:span text:style-name="T83">′</text:span><text:bookmark text:name="MJXc-Node-34043575"/><text:span text:style-name="T86">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span text:style-name="T83">′</text:span><text:bookmark text:name="MJXc-Node-34183560"/><text:span text:style-name="T86">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span text:style-name="T83">′</text:span><text:bookmark text:name="MJXc-Node-34323545"/><text:span text:style-name="T86">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span text:style-name="T83">′</text:span><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span text:style-name="T83">′</text:span><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span text:style-name="T83">′</text:span><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span text:style-name="T83">′</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span text:style-name="T83">′</text:span><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span text:style-name="T83">′</text:span><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span text:style-name="T83">′′</text:span><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text:span text:style-name="T83">′′′</text:span>, <text:bookmark text:name="MJXc-Node-35203448"/><text:bookmark text:name="MJXc-Node-35193449"/><text:bookmark text:name="MJXc-Node-35183450"/><text:bookmark text:name="MJXc-Node-35173451"/><text:bookmark text:name="MathJax-Element-361-Frame"/>φ<text:bookmark text:name="MJXc-Node-35213447"/><text:span text:style-name="T83">′′′′</text:span>,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span text:style-name="T83">′</text:span><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span text:style-name="T83">′′</text:span><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34">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text:span text:style-name="T83">x</text:span>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soft-pag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text:span text:style-name="T83">ξ</text:span>,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span text:style-name="T83">′</text:span><text:bookmark text:name="MJXc-Node-1226"/><text:span text:style-name="T83">_</text:span>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text:span text:style-name="T83">ξ</text:span>,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3">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4">x</text:span>.w^<text:span text:style-name="T64">x</text:span></text:p>
      <text:p text:style-name="P27"><text:s/><text:span text:style-name="T64">incord 0 x = w^x</text:span></text:p>
      <text:p text:style-name="P27">phi = Phi0 = Phiord 0 = Phiinc inc0</text:p>
      <text:p text:style-name="P27">inc1 = incord 1 = alvph phi</text:p>
      <text:p text:style-name="P28"><text:s/><text:span text:style-name="T64">inc1 x = incord 1 x = alvph phi x = alvph (Phiinc increase) x</text:span></text:p>
      <text:p text:style-name="P31"><text:s text:c="2"/>= alv0 x = Phi1(x) = Phi1(0:x) </text:p>
      <text:p text:style-name="P28"><text:s text:c="2"/><text:span text:style-name="T65">=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6">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35"/>
      <text:p text:style-name="P75"><text:a xlink:type="simple" xlink:href="http://staff.cs.manchester.ac.uk/~hsimmons/" text:style-name="Internet_20_link" text:visited-style-name="Visited_20_Internet_20_Link"><text:span text:style-name="T36">http://staff.cs.manchester.ac.uk/~hsimmons/</text:span></text:a></text:p>
      <text:p text:style-name="P75"><text:a xlink:type="simple" xlink:href="http://www.cs.man.ac.uk/~hsimmons/DOCUMENTS/papersandnotes.html" text:style-name="Internet_20_link" text:visited-style-name="Visited_20_Internet_20_Link"><text:span text:style-name="T36">http://www.cs.man.ac.uk/~hsimmons/DOCUMENTS/papersandnotes.html</text:span></text:a></text:p>
      <text:p text:style-name="P75"><text:a xlink:type="simple" xlink:href="http://www.cs.man.ac.uk/~hsimmons/TEMP/OrdNotes.pdf" text:style-name="Internet_20_link" text:visited-style-name="Visited_20_Internet_20_Link"><text:span text:style-name="T36">http://www.cs.man.ac.uk/~hsimmons/TEMP/OrdNotes.pdf</text:span></text:a></text:p>
      <text:p text:style-name="P75"><text:a xlink:type="simple" xlink:href="http://www.cs.man.ac.uk/~hsimmons/DOCUMENTS/PAPERSandNOTES/FruitHelp.pdf" text:style-name="Internet_20_link" text:visited-style-name="Visited_20_Internet_20_Link"><text:span text:style-name="T36">http://www.cs.man.ac.uk/~hsimmons/DOCUMENTS/PAPERSandNOTES/FruitHelp.pdf</text:span></text:a></text:p>
      <text:p text:style-name="P75"><text:a xlink:type="simple" xlink:href="http://www.cs.man.ac.uk/~hsimmons/ORDINAL-NOTATIONS/Fruitful.pdf" text:style-name="Internet_20_link" text:visited-style-name="Visited_20_Internet_20_Link"><text:span text:style-name="T36">http://www.cs.man.ac.uk/~hsimmons/ORDINAL-NOTATIONS/Fruitful.pdf</text:span></text:a></text:p>
      <text:p text:style-name="P75"><text:a xlink:type="simple" xlink:href="http://www.cs.man.ac.uk/~hsimmons/DOCUMENTS/PAPERSandNOTES/Derivatives.ps.gz" text:style-name="Internet_20_link" text:visited-style-name="Visited_20_Internet_20_Link"><text:span text:style-name="T36">http://www.cs.man.ac.uk/~hsimmons/DOCUMENTS/PAPERSandNOTES/Derivatives.ps.gz</text:span></text:a></text:p>
      <text:p text:style-name="P75"><text:a xlink:type="simple" xlink:href="http://www.cs.man.ac.uk/~hsimmons/DOCUMENTS/PAPERSandNOTES/Comparison.ps.gz" text:style-name="Internet_20_link" text:visited-style-name="Visited_20_Internet_20_Link"><text:span text:style-name="T36">http://www.cs.man.ac.uk/~hsimmons/DOCUMENTS/PAPERSandNOTES/Comparison.ps.gz</text:span></text:a></text:p>
      <text:p text:style-name="P75"><text:a xlink:type="simple" xlink:href="http://www.cs.man.ac.uk/~hsimmons/DOCUMENTS/PAPERSandNOTES/Applied-l-calc.ps.gz" text:style-name="Internet_20_link" text:visited-style-name="Visited_20_Internet_20_Link"><text:span text:style-name="T36">http://www.cs.man.ac.uk/~hsimmons/DOCUMENTS/PAPERSandNOTES/Applied-l-calc.ps.gz</text:span></text:a></text:p>
      <text:p text:style-name="P75"><text:a xlink:type="simple" xlink:href="http://www.cs.man.ac.uk/~hsimmons/TEMP/TieringNotes.pdf" text:style-name="Internet_20_link" text:visited-style-name="Visited_20_Internet_20_Link"><text:span text:style-name="T36">http://www.cs.man.ac.uk/~hsimmons/TEMP/TieringNotes.pdf</text:span></text:a></text:p>
      <text:p text:style-name="P75"><text:a xlink:type="simple" xlink:href="http://www.cs.man.ac.uk/~hsimmons/DOCUMENTS/PAPERSandNOTES/SeparationProps.pdf" text:style-name="Internet_20_link" text:visited-style-name="Visited_20_Internet_20_Link"><text:span text:style-name="T36">http://www.cs.man.ac.uk/~hsimmons/DOCUMENTS/PAPERSandNOTES/SeparationProps.pdf</text:span></text:a></text:p>
      <text:p text:style-name="P75"><text:a xlink:type="simple" xlink:href="https://plato.stanford.edu/" text:style-name="Internet_20_link" text:visited-style-name="Visited_20_Internet_20_Link"><text:span text:style-name="T36">https://plato.stanford.edu/</text:span></text:a></text:p>
      <text:p text:style-name="P75"/>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8">phi(0,a) = w^a = epsilon₀</text:span></text:p>
      <text:p text:style-name="P54">a = phi(W) = phi(1,0)</text:p>
      <text:p text:style-name="P54">Taranovsky :</text:p>
      <text:p text:style-name="P54">w^a = C(a,0) = 0+w^a</text:p>
      <text:p text:style-name="P54">a = w^a = epsilon₀ = C(W,0)</text:p>
      <text:p text:style-name="P51"/>
      <text:p text:style-name="P51"/>
      <text:p text:style-name="P52"><text:soft-page-break/>Large Veblen ordinal in Agda</text:p>
      <text:p text:style-name="P52"/>
      <text:p text:style-name="P64">module LargeVeblen where</text:p>
      <text:p text:style-name="P66"/>
      <text:p text:style-name="P58"><text:s/><text:span text:style-name="T67">data Nat : Set where</text:span></text:p>
      <text:p text:style-name="P58"><text:s text:c="2"/><text:span text:style-name="T67">O : Nat</text:span></text:p>
      <text:p text:style-name="P58"><text:s text:c="2"/><text:span text:style-name="T67">1+ : Nat -&gt; Nat</text:span></text:p>
      <text:p text:style-name="P66"/>
      <text:p text:style-name="P58"><text:s/><text:span text:style-name="T67">data Ord : Set where</text:span></text:p>
      <text:p text:style-name="P58"><text:s text:c="2"/><text:span text:style-name="T67">Zero : Ord</text:span></text:p>
      <text:p text:style-name="P58"><text:s text:c="2"/><text:span text:style-name="T67">Suc : Ord -&gt; Ord</text:span></text:p>
      <text:p text:style-name="P58"><text:s text:c="2"/><text:span text:style-name="T67">Lim : (Nat -&gt; Ord) -&gt; Ord</text:span></text:p>
      <text:p text:style-name="P66"/>
      <text:p text:style-name="P58"><text:s/><text:span text:style-name="T67">-- rpt n f x = f^n(x)</text:span></text:p>
      <text:p text:style-name="P58"><text:s/><text:span text:style-name="T67">rpt : {t : Set} -&gt; Nat -&gt; (t -&gt; t) -&gt; t -&gt; t</text:span></text:p>
      <text:p text:style-name="P58"><text:s/><text:span text:style-name="T67">rpt O f x = x</text:span></text:p>
      <text:p text:style-name="P58"><text:s/><text:span text:style-name="T67">rpt (1+ n) f x = rpt n f (f x)</text:span></text:p>
      <text:p text:style-name="P66"/>
      <text:p text:style-name="P58"><text:s/><text:span text:style-name="T67">-- smallest fixed point of f greater than x, limit of x, f x, f (f x), ...</text:span></text:p>
      <text:p text:style-name="P58"><text:s/><text:span text:style-name="T67">fix : (Ord -&gt; Ord) -&gt; Ord -&gt; Ord</text:span></text:p>
      <text:p text:style-name="P58"><text:s/><text:span text:style-name="T67">fix f x = Lim (\n -&gt; rpt n f x)</text:span></text:p>
      <text:p text:style-name="P66"/>
      <text:p text:style-name="P58"><text:s/><text:span text:style-name="T67">w = fix Suc Zero -- not a fixed point in this case !</text:span></text:p>
      <text:p text:style-name="P66"/>
      <text:p text:style-name="P58"><text:s/><text:span text:style-name="T67">-- cantor a b = b + w^a</text:span></text:p>
      <text:p text:style-name="P58"><text:s/><text:span text:style-name="T67">cantor : Ord -&gt; Ord -&gt; Ord</text:span></text:p>
      <text:p text:style-name="P58"><text:s/><text:span text:style-name="T67">cantor Zero a = Suc a</text:span></text:p>
      <text:p text:style-name="P58"><text:s/><text:span text:style-name="T67">cantor (Suc b) a = fix (cantor b) a</text:span></text:p>
      <text:p text:style-name="P58"><text:s/><text:span text:style-name="T67">cantor (Lim f) a = Lim (\n -&gt; cantor (f n) a)</text:span></text:p>
      <text:p text:style-name="P66"/>
      <text:p text:style-name="P58"><text:s/><text:span text:style-name="T67">-- phi0 a = w^a</text:span></text:p>
      <text:p text:style-name="P58"><text:s/><text:span text:style-name="T67">phi0 : Ord -&gt; Ord</text:span></text:p>
      <text:p text:style-name="P58"><text:s/><text:span text:style-name="T67">phi0 a = cantor a Zero</text:span></text:p>
      <text:p text:style-name="P66"/>
      <text:p text:style-name="P58"><text:s/><text:span text:style-name="T67">-- Another possibility is to use phi'0 instead of phi0 in the definition of phi,</text:span></text:p>
      <text:p text:style-name="P58"><text:s/><text:span text:style-name="T67">-- this gives a phi function which grows slower</text:span></text:p>
      <text:p text:style-name="P58"><text:s/><text:span text:style-name="T67">phi'0 : Ord -&gt; Ord</text:span></text:p>
      <text:p text:style-name="P58"><text:s/><text:span text:style-name="T67">phi'0 Zero = Suc Zero</text:span></text:p>
      <text:p text:style-name="P58"><text:s/><text:span text:style-name="T67">phi'0 (Suc a) = Suc (phi'0 a)</text:span></text:p>
      <text:p text:style-name="P58"><text:s/><text:span text:style-name="T67">phi'0 (Lim f) = Lim (\n -&gt; phi'0 (f n))</text:span></text:p>
      <text:p text:style-name="P66"/>
      <text:p text:style-name="P58"><text:s/><text:span text:style-name="T67">-- Associative list of ordinals</text:span></text:p>
      <text:p text:style-name="P58"><text:s/><text:span text:style-name="T67">infixr 40 _=&gt;_&amp;_</text:span></text:p>
      <text:p text:style-name="P58"><text:s/><text:span text:style-name="T67">data OrdAList : Set where</text:span></text:p>
      <text:p text:style-name="P58"><text:s text:c="2"/><text:span text:style-name="T67">Zeros : OrdAList</text:span></text:p>
      <text:p text:style-name="P58"><text:s text:c="2"/><text:span text:style-name="T67">_=&gt;_&amp;_ : Ord -&gt; Ord -&gt; OrdAList -&gt; OrdAList</text:span></text:p>
      <text:p text:style-name="P66"/>
      <text:p text:style-name="P58"><text:s/><text:span text:style-name="T67">-- Usage : phi al, where al is the associative list of couples index =&gt; value ordered by increasing values,</text:span></text:p>
      <text:p text:style-name="P58"><text:s/><text:span text:style-name="T67">-- absent indexes corresponding to Zero values</text:span></text:p>
      <text:p text:style-name="P66"/>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58"><text:s/><text:span text:style-name="T67">phi (Zero =&gt; Suc a &amp; Suc k =&gt; Lim f &amp; al) = Lim (\n -&gt; phi (k =&gt; Suc (phi (Zero =&gt; a &amp; Suc k =&gt; Lim f &amp; al)) &amp; Suc k =&gt; f n &amp; al)) -- idem </text:span></text:p>
      <text:p text:style-name="P58"><text:s/><text:span text:style-name="T67">phi ( <text:s text:c="15"/>Lim f =&gt; Suc b &amp; al) = Lim (\n -&gt; fix (\x -&gt; phi (f n =&gt; x &amp; Lim f =&gt; b &amp; al)) Zero) -- (4) least fixed point</text:span></text:p>
      <text:p text:style-name="P58"><text:s/><text:span text:style-name="T67">phi (Zero =&gt; Suc a &amp; Lim f =&gt; Suc b &amp; al) = Lim (\n -&gt; fix (\x -&gt; phi (f n =&gt; x &amp; Lim f =&gt; b &amp; al)) (Suc (phi (Zero =&gt; a &amp; Lim f =&gt; Suc b &amp; al)))) -- (4) following fixed points </text:span></text:p>
      <text:p text:style-name="P58"><text:s/><text:span text:style-name="T67">phi ( <text:s text:c="15"/>Lim f =&gt; Lim g &amp; al) = Lim (\n -&gt; phi (Lim f =&gt; g n &amp; al))</text:span></text:p>
      <text:p text:style-name="P58"><text:s/><text:span text:style-name="T67">phi (Zero =&gt; Suc a &amp; Lim f =&gt; Lim g &amp; al) = Lim (\n -&gt; phi (f n =&gt; phi (Zero =&gt; a &amp; Lim f =&gt; Lim g &amp; al) &amp; Lim f =&gt; g n &amp; al)) </text:span></text:p>
      <text:p text:style-name="P66"/>
      <text:p text:style-name="P58"><text:s/><text:span text:style-name="T67">SmallVeblen = phi (w =&gt; Suc Zero &amp; Zeros)</text:span></text:p>
      <text:p text:style-name="P66"/>
      <text:p text:style-name="P235"><text:s/><text:span text:style-name="T67">LargeVeblen = fix (\x -&gt; phi (x =&gt; Suc Zero &amp; Zeros)) (Suc Zero)</text:span></text:p>
      <text:p text:style-name="P142"><text:line-break/><text:span text:style-name="T87">comparaison avec suites fondamentales </text:span><text:a xlink:type="simple" xlink:href="https://en.wikipedia.org/wiki/Veblen_function" text:style-name="Internet_20_link" text:visited-style-name="Visited_20_Internet_20_Link"><text:span text:style-name="T87">https://en.wikipedia.org/wiki/Veblen_function</text:span></text:a></text:p>
      <text:p text:style-name="P142"/>
      <text:p text:style-name="P143">&lt;br&gt;</text:p>
      <text:p text:style-name="P143">&lt;br&gt;&lt;span style="font-weight: bold;"&gt;Taranovsky's C&lt;/span&gt;</text:p>
      <text:p text:style-name="P143">&lt;p&gt;</text:p>
      <text:p text:style-name="P143">C(a,b) is the least element above b that has degree &gt;= a.</text:p>
      <text:p text:style-name="P143">&lt;p&gt;</text:p>
      <text:p text:style-name="P143">Definition: A degree for a well-ordered set S is a binary relation on S such that</text:p>
      <text:p text:style-name="P143">&lt;ul&gt;</text:p>
      <text:p text:style-name="P143"><text:soft-page-break/>&lt;li&gt; Every element c∈S has degree 0S (the least element of S). 0S only has degree 0S.</text:p>
      <text:p text:style-name="P143"><text:s/>&lt;li&gt; For a limit a, c has degree a iff it has every degree less than a.</text:p>
      <text:p text:style-name="P143"><text:s/>&lt;li&gt; For a successor a'=a+1, either of the following holds:</text:p>
      <text:p text:style-name="P143"><text:s text:c="2"/>&lt;ul&gt;</text:p>
      <text:p text:style-name="P143"><text:s text:c="3"/>&lt;li&gt; An element has degree a' iff it is a limit of elements of degree a.</text:p>
      <text:p text:style-name="P143"><text:s text:c="3"/>&lt;li&gt; There is a limit element d ≤ a such that for every c in S, c has degree a' iff it has degree a and either c ≤ d or c is a limit of elements of degree a (or both).</text:p>
      <text:p text:style-name="P143"><text:s text:c="2"/>&lt;/ul&gt;</text:p>
      <text:p text:style-name="P143">&lt;/ul&gt;</text:p>
      <text:p text:style-name="P143">Note: The third condition can be equivalently written as ∀a (Ca+1 = lim(Ca) ∨ ∃d ∈ lim(S)∩(a+1) Ca+1 = lim(Ca) ∪ (Ca∩(d+1))), where S is identified with an ordinal (so a+1 consists of ordinals ≤a), Ca is the set of elements that have degree a, and lim is limit points.</text:p>
      <text:p text:style-name="P143">&lt;p&gt;</text:p>
      <text:p text:style-name="P143">In other terms : Let ηη be an ordinal, and let 0S and let Ld(a,b) be the statement that aa is a limit of ordinals c such that (c,b)∈D. Let D be the following binary relation over η:</text:p>
      <text:p text:style-name="P143">&lt;ul&gt;</text:p>
      <text:p text:style-name="P143">&lt;li&gt; ∀a&lt;η:(a,0)∈D</text:p>
      <text:p text:style-name="P143">&lt;li&gt; ∀a&lt;η:a≠0⇒(0,a)∉D</text:p>
      <text:p text:style-name="P143">&lt;li&gt; ∀b∈Lim∪η:(a,b)∈D⇔∀c&amp;lt;b:(a,c)∈D.</text:p>
      <text:p text:style-name="P143">&lt;li&gt; ∀b:(a,b)∈D⇔Ld(a,b+1)∀b:(a,b)∈D⇔Ld(a,b+1)</text:p>
      <text:p text:style-name="P143">&lt;li&gt; ∀b:∃d∈Lim∪η:d≤b⇒∀c:(c,a+1)∈D⇔(c≤d∨Ld(c,b))</text:p>
      <text:p text:style-name="P143">&lt;li&gt; Then C(a,b)=min{c:c∈η∧c&gt;b∧(c,a)∈D}.</text:p>
      <text:p text:style-name="P143">&lt;/ul&gt;</text:p>
      <text:p text:style-name="P143">C(a, b) = b+ω^a iff C(a, b) ≥ a.</text:p>
      <text:p text:style-name="P143">&lt;p&gt;</text:p>
      <text:p text:style-name="P143">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43">&lt;p&gt;</text:p>
      <text:p text:style-name="P143">Examples of representations of some ordinals :</text:p>
      <text:p text:style-name="P143">&lt;ul&gt;</text:p>
      <text:p text:style-name="P143">&lt;li&gt; 0 = 0</text:p>
      <text:p text:style-name="P143">&lt;li&gt; 1 = C(0,0) = 0+w^0</text:p>
      <text:p text:style-name="P143">&lt;li&gt; 2 = C(0,1) = C(0,C(0,0)) = 1 + w^0</text:p>
      <text:p text:style-name="P143">&lt;li&gt; w = C(1,0) = 0+w^1</text:p>
      <text:p text:style-name="P143">&lt;li&gt; w+1 = C(0,w) = w+w^0</text:p>
      <text:p text:style-name="P143">&lt;li&gt; w*2 = C(1,w) = w+w^1</text:p>
      <text:p text:style-name="P143">&lt;li&gt; w^2 = C(2,0) = 0+w^2</text:p>
      <text:p text:style-name="P143">&lt;li&gt; w^w = C(w,0) = 0+w^w</text:p>
      <text:p text:style-name="P143">&lt;li&gt; w^w^w = C(w^w,0) = 0+w^w^w</text:p>
      <text:p text:style-name="P143">&lt;li&gt; epsilon_0 = phi(1,0) = C(W,0)</text:p>
      <text:p text:style-name="P143">&lt;li&gt; epsilon_1 = phi(1,1) = C(W,C(W,0))</text:p>
      <text:p text:style-name="P143">&lt;li&gt; zeta_0 = phi(2,0) = C(C(W,W),0) = C(W*2,0) with W*2 = C(W,W)</text:p>
      <text:p text:style-name="P143">&lt;li&gt; zeta_1 = phi(2,1) = C(W*2,C(W*2,0))</text:p>
      <text:p text:style-name="P143">&lt;li&gt; eta_0 = phi(3,0) = C(W*3,0) with W*3 = C(W,C(W,W))</text:p>
      <text:p text:style-name="P143">&lt;li&gt; Gamma_0 = phi(1,0,0) = C(C(W*2,W),0) = C(W^2,0) with W^2 = C(W*2,W)</text:p>
      <text:p text:style-name="P143">&lt;/ul&gt;</text:p>
      <text:p text:style-name="P143"/>
      <text:p text:style-name="P51"/>
      <text:p text:style-name="P51"><text:soft-page-break/></text:p>
      <text:p text:style-name="P65">module LargeVeblen where</text:p>
      <text:p text:style-name="P66"/>
      <text:p text:style-name="P58"><text:s/><text:span text:style-name="T67">data Nat : Set where</text:span></text:p>
      <text:p text:style-name="P58"><text:s text:c="2"/><text:span text:style-name="T67">O : Nat</text:span></text:p>
      <text:p text:style-name="P58"><text:s text:c="2"/><text:span text:style-name="T67">1+ : Nat -&gt; Nat</text:span></text:p>
      <text:p text:style-name="P66"/>
      <text:p text:style-name="P58"><text:s/><text:span text:style-name="T67">data Ord : Set where</text:span></text:p>
      <text:p text:style-name="P58"><text:s text:c="2"/><text:span text:style-name="T67">Zero : Ord</text:span></text:p>
      <text:p text:style-name="P58"><text:s text:c="2"/><text:span text:style-name="T67">Suc : Ord -&gt; Ord</text:span></text:p>
      <text:p text:style-name="P58"><text:s text:c="2"/><text:span text:style-name="T67">Lim : (Nat -&gt; Ord) -&gt; Ord</text:span></text:p>
      <text:p text:style-name="P66"/>
      <text:p text:style-name="P58"><text:s/><text:span text:style-name="T67">-- rpt n f x = f^n(x)</text:span></text:p>
      <text:p text:style-name="P58"><text:s/><text:span text:style-name="T67">rpt : {t : Set} -&gt; Nat -&gt; (t -&gt; t) -&gt; t -&gt; t</text:span></text:p>
      <text:p text:style-name="P58"><text:s/><text:span text:style-name="T67">rpt O f x = x</text:span></text:p>
      <text:p text:style-name="P58"><text:s/><text:span text:style-name="T67">rpt (1+ n) f x = rpt n f (f x)</text:span></text:p>
      <text:p text:style-name="P66"/>
      <text:p text:style-name="P58"><text:s/><text:span text:style-name="T67">-- smallest fixed point of f greater than x, limit of x, f x, f (f x), ...</text:span></text:p>
      <text:p text:style-name="P58"><text:s/><text:span text:style-name="T67">fix : (Ord -&gt; Ord) -&gt; Ord -&gt; Ord</text:span></text:p>
      <text:p text:style-name="P58"><text:s/><text:span text:style-name="T67">fix f x = Lim (\n -&gt; rpt n f x)</text:span></text:p>
      <text:p text:style-name="P66"/>
      <text:p text:style-name="P58"><text:s/><text:span text:style-name="T67">w = fix Suc Zero -- not a fixed point in this case !</text:span></text:p>
      <text:p text:style-name="P66"/>
      <text:p text:style-name="P58"><text:s/><text:span text:style-name="T67">-- cantor a b = b + w^a</text:span></text:p>
      <text:p text:style-name="P58"><text:s/><text:span text:style-name="T67">cantor : Ord -&gt; Ord -&gt; Ord</text:span></text:p>
      <text:p text:style-name="P58"><text:s/><text:span text:style-name="T67">cantor Zero a = Suc a</text:span></text:p>
      <text:p text:style-name="P58"><text:s/><text:span text:style-name="T67">cantor (Suc b) a = fix (cantor b) a</text:span></text:p>
      <text:p text:style-name="P58"><text:s/><text:span text:style-name="T67">cantor (Lim f) a = Lim (\n -&gt; cantor (f n) a)</text:span></text:p>
      <text:p text:style-name="P66"/>
      <text:p text:style-name="P58"><text:s/><text:span text:style-name="T67">-- phi0 a = w^a</text:span></text:p>
      <text:p text:style-name="P58"><text:s/><text:span text:style-name="T67">phi0 : Ord -&gt; Ord</text:span></text:p>
      <text:p text:style-name="P58"><text:s/><text:span text:style-name="T67">phi0 a = cantor a Zero</text:span></text:p>
      <text:p text:style-name="P66"/>
      <text:p text:style-name="P58"><text:s/><text:span text:style-name="T67">-- Another possibility is to use phi'0 instead of phi0 in the definition of phi,</text:span></text:p>
      <text:p text:style-name="P58"><text:s/><text:span text:style-name="T67">-- this gives a phi function which grows slower</text:span></text:p>
      <text:p text:style-name="P58"><text:s/><text:span text:style-name="T67">phi'0 : Ord -&gt; Ord</text:span></text:p>
      <text:p text:style-name="P58"><text:s/><text:span text:style-name="T67">phi'0 Zero = Suc Zero</text:span></text:p>
      <text:p text:style-name="P58"><text:s/><text:span text:style-name="T67">phi'0 (Suc a) = Suc (phi'0 a)</text:span></text:p>
      <text:p text:style-name="P58"><text:s/><text:span text:style-name="T67">phi'0 (Lim f) = Lim (\n -&gt; phi'0 (f n))</text:span></text:p>
      <text:p text:style-name="P66"/>
      <text:p text:style-name="P58"><text:s/><text:span text:style-name="T67">-- Associative list of ordinals</text:span></text:p>
      <text:p text:style-name="P58"><text:s/><text:span text:style-name="T67">infixr 40 _=&gt;_&amp;_</text:span></text:p>
      <text:p text:style-name="P58"><text:s/><text:span text:style-name="T67">data OrdAList : Set where</text:span></text:p>
      <text:p text:style-name="P58"><text:s text:c="2"/><text:span text:style-name="T67">Zeros : OrdAList</text:span></text:p>
      <text:p text:style-name="P58"><text:s text:c="2"/><text:span text:style-name="T67">_=&gt;_&amp;_ : Ord -&gt; Ord -&gt; OrdAList -&gt; OrdAList</text:span></text:p>
      <text:p text:style-name="P66"/>
      <text:p text:style-name="P58"><text:s/><text:span text:style-name="T67">-- Usage : phi al, where al is the associative list of couples index =&gt; value ordered by increasing values,</text:span></text:p>
      <text:p text:style-name="P58"><text:s/><text:span text:style-name="T67">-- absent indexes corresponding to Zero values</text:span></text:p>
      <text:p text:style-name="P66"/>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58"><text:s/><text:span text:style-name="T67">phi (Zero =&gt; Suc a &amp; Suc k =&gt; Lim f &amp; al) = Lim (\n -&gt; phi (k =&gt; Suc (phi (Zero =&gt; a &amp; Suc k =&gt; Lim f &amp; al)) &amp; Suc k =&gt; f n &amp; al)) -- idem </text:span></text:p>
      <text:p text:style-name="P58"><text:s/><text:span text:style-name="T67">phi ( <text:s text:c="15"/>Lim f =&gt; Suc b &amp; al) = Lim (\n -&gt; fix (\x -&gt; phi (f n =&gt; x &amp; Lim f =&gt; b &amp; al)) Zero) -- (4) least fixed point</text:span></text:p>
      <text:p text:style-name="P58"><text:s/><text:span text:style-name="T67">phi (Zero =&gt; Suc a &amp; Lim f =&gt; Suc b &amp; al) = Lim (\n -&gt; fix (\x -&gt; phi (f n =&gt; x &amp; Lim f =&gt; b &amp; al)) (Suc (phi (Zero =&gt; a &amp; Lim f =&gt; Suc b &amp; al)))) -- (4) following fixed points </text:span></text:p>
      <text:p text:style-name="P58"><text:s/><text:span text:style-name="T67">phi ( <text:s text:c="15"/>Lim f =&gt; Lim g &amp; al) = Lim (\n -&gt; phi (Lim f =&gt; g n &amp; al))</text:span></text:p>
      <text:p text:style-name="P58"><text:s/><text:span text:style-name="T67">phi (Zero =&gt; Suc a &amp; Lim f =&gt; Lim g &amp; al) = Lim (\n -&gt; phi (f n =&gt; phi (Zero =&gt; a &amp; Lim f =&gt; Lim g &amp; al) &amp; Lim f =&gt; g n &amp; al)) </text:span></text:p>
      <text:p text:style-name="P66"/>
      <text:p text:style-name="P58"><text:s/><text:span text:style-name="T67">SmallVeblen = phi (w =&gt; Suc Zero &amp; Zeros)</text:span></text:p>
      <text:p text:style-name="P66"/>
      <text:p text:style-name="P235"><text:s/><text:span text:style-name="T67">LargeVeblen = fix (\x -&gt; phi (x =&gt; Suc Zero &amp; Zeros)) (Suc Zero)</text:span></text:p>
      <text:p text:style-name="P239"/>
      <text:p text:style-name="P239"/>
      <text:p text:style-name="P239">data Xord </text:p>
      <text:p text:style-name="P239"><text:s/>= Zero</text:p>
      <text:p text:style-name="P239"><text:s/>| Suc Xord</text:p>
      <text:p text:style-name="P239"><text:s/>| Lim (Nat → Xord)</text:p>
      <text:p text:style-name="P239"><text:s/>| Ass Xord Xord Xord</text:p>
      <text:p text:style-name="P239">phi (Ass a b c)</text:p>
      <text:p text:style-name="P239">abc:numéros lignes code, p = traité partiellement, + = ajouter ligne</text:p>
      <text:p text:style-name="P209"><text:soft-page-break/>000:1,2</text:p>
      <text:p text:style-name="P209">00S:2</text:p>
      <text:p text:style-name="P209">00L:2</text:p>
      <text:p text:style-name="P209">00A:2,3p,4p</text:p>
      <text:p text:style-name="P209">0S0:1</text:p>
      <text:p text:style-name="P209">0SS</text:p>
      <text:p text:style-name="P209">0SL</text:p>
      <text:p text:style-name="P209">0SA:3p,4p,7p,9p,11p,13p</text:p>
      <text:p text:style-name="P209">0L0:1,5</text:p>
      <text:p text:style-name="P209">0LS:5</text:p>
      <text:p text:style-name="P209">0LL:5</text:p>
      <text:p text:style-name="P209">0LA:3p,4p,5</text:p>
      <text:p text:style-name="P209">0A0:1</text:p>
      <text:p text:style-name="P209">0AS:+</text:p>
      <text:p text:style-name="P209">0AL:+</text:p>
      <text:p text:style-name="P209">0AA:3p,4p</text:p>
      <text:p text:style-name="P209">S00:2</text:p>
      <text:p text:style-name="P209">S0S:2</text:p>
      <text:p text:style-name="P209">S0L:2</text:p>
      <text:p text:style-name="P209">S0A:2</text:p>
      <text:p text:style-name="P209">SS0:6</text:p>
      <text:p text:style-name="P209">SSS:6</text:p>
      <text:p text:style-name="P209">SSL:6</text:p>
      <text:p text:style-name="P209">SSA:6</text:p>
      <text:p text:style-name="P209">SL0:8</text:p>
      <text:p text:style-name="P209">SLS:8</text:p>
      <text:p text:style-name="P209">SLA:8</text:p>
      <text:p text:style-name="P209">SA0:+</text:p>
      <text:p text:style-name="P209">SAS:+</text:p>
      <text:p text:style-name="P209">SAL:+</text:p>
      <text:p text:style-name="P209">SAA:+</text:p>
      <text:p text:style-name="P209">L00:2</text:p>
      <text:p text:style-name="P209">L0S:2</text:p>
      <text:p text:style-name="P209">L0L:2</text:p>
      <text:p text:style-name="P209">L0A:2</text:p>
      <text:p text:style-name="P209">LS0:10</text:p>
      <text:p text:style-name="P209">LSS:10</text:p>
      <text:p text:style-name="P209">LSL:10</text:p>
      <text:p text:style-name="P209">LSA:10</text:p>
      <text:p text:style-name="P209">LLO:12</text:p>
      <text:p text:style-name="P209">LLS:12</text:p>
      <text:p text:style-name="P209">LLL:12</text:p>
      <text:p text:style-name="P209"><text:soft-page-break/>LLA:12</text:p>
      <text:p text:style-name="P209">LA0:+</text:p>
      <text:p text:style-name="P209">LAS:+</text:p>
      <text:p text:style-name="P209">LAL:+</text:p>
      <text:p text:style-name="P209">LAA:+</text:p>
      <text:p text:style-name="P209">A00:2</text:p>
      <text:p text:style-name="P209">AOS:2</text:p>
      <text:p text:style-name="P209">A0L:2</text:p>
      <text:p text:style-name="P210">A0A:2<text:line-break/></text:p>
      <text:p text:style-name="P211">AS0:+</text:p>
      <text:p text:style-name="P211">ASS:+</text:p>
      <text:p text:style-name="P211">ASL:+</text:p>
      <text:p text:style-name="P211">ASA:+</text:p>
      <text:p text:style-name="P211">AL0:+</text:p>
      <text:p text:style-name="P211">ALS:+</text:p>
      <text:p text:style-name="P211">ALL:+</text:p>
      <text:p text:style-name="P211">ALA:+</text:p>
      <text:p text:style-name="P211">AA0:+</text:p>
      <text:p text:style-name="P211">AAS:+</text:p>
      <text:p text:style-name="P211">AAL:+</text:p>
      <text:p text:style-name="P211">AAA:+</text:p>
      <text:p text:style-name="P211"/>
      <text:p text:style-name="Text_20_body"><text:line-break/><text:span text:style-name="T32">Correspondence between Veblen functions and Madore's ψ (psi) collapsing function</text:span></text:p>
      <text:p text:style-name="P77">To distinguish between the different Veblen functions, let us call φF the Veblen function with finitely many variables, and φT the Veblen function with transfinitely many variables.</text:p>
      <text:p text:style-name="P7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12"><text:s/>Ass a b c = c,a:b</text:p>
      <text:p text:style-name="P212"><text:s/>phi (0) = w⁰ = 1</text:p>
      <text:p text:style-name="P212"><text:s/>phi (0:a) = w^a</text:p>
      <text:p text:style-name="P212"><text:s/>phi (al, k:0) = phi(al)</text:p>
      <text:p text:style-name="P212"><text:soft-page-break/><text:s/>phi (al, k:0, 0:a) = phi (al, 0:a)</text:p>
      <text:p text:style-name="P212"><text:s/>phi (al, 0:b, 0:a) = phi (al, 0:a)</text:p>
      <text:p text:style-name="P212"><text:s/>phi (al, 0:lim s) = lim n → phi (al, 0:s n)</text:p>
      <text:p text:style-name="P212">+phi (al, 0:(al1,x:y)) = ?</text:p>
      <text:p text:style-name="P237"><text:span text:style-name="T67"><text:s/></text:span><text:span text:style-name="T68">phi (al, k+1:b+1) = fix (x → phi (al, k+1:b, k:x)) 0</text:span></text:p>
      <text:p text:style-name="P213"><text:s/>phi (al, k+1:b+1, 0:a+1) = fix (x → phi (al, k+1:b, k:x)) (phi (al, k+1:b+1, 0:a) + 1)</text:p>
      <text:p text:style-name="P213"><text:s/>phi (al, k+1:lim s) = lim n → phi (al, k+1:s n)</text:p>
      <text:p text:style-name="P213"><text:s/>phi (al, k+1:lim s, 0:a+1) = lim n → phi (al, k+1:s n, k:phi(al,k+1:lim s,0:a)+1)</text:p>
      <text:p text:style-name="P214">+phi (al, k+1:(al1,x:y)) = ?</text:p>
      <text:p text:style-name="P214">+phi (al, k+1:(al1,x:y)) = ?</text:p>
      <text:p text:style-name="P238"><text:span text:style-name="T69"><text:s/></text:span><text:span text:style-name="T70">phi (al, lim s:b+1) = lim n → fix (x → phi (al, lim s:b, s n:x) 0)</text:span></text:p>
      <text:p text:style-name="P215"><text:s/>phi (al, lim s:b+1, 0:a+1) = lim n → fix (x → phi (al, lim s:b, s n:x) (phi (al, lim s:b+1, 0:a) + 1)</text:p>
      <text:p text:style-name="P215"><text:s/>phi (al, lim s:lim t) = lim n → phi (al, lim s:t n)</text:p>
      <text:p text:style-name="P215"><text:s/>phi (al, lim s:lim t, 0:a+1) = lim n → phi (al, lim s:t n, f n:phi(al,lim s:lim t,0:a))</text:p>
      <text:p text:style-name="P217">+phi (al, (al1,x:y):b+1) = ?</text:p>
      <text:p text:style-name="P217">+phi (al, (al1,x:y):b+1, 0:a+1) = ?</text:p>
      <text:p text:style-name="P217">+phi (al, (al1,x:y):lim t) = ?</text:p>
      <text:p text:style-name="P217">+phi (al, (al1,x:y):lim t, 0:a+1) = ?</text:p>
      <text:p text:style-name="P217">+phi (al, (al1,x:y):(al2,u:v)) = ?</text:p>
      <text:p text:style-name="P217">+phi (al, (al1,x:y):(al2,u:v), 0:a+1) = ?</text:p>
      <text:p text:style-name="P217"/>
      <text:p text:style-name="P218"><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18">correction phi : </text:p>
      <text:p text:style-name="P241"><text:s/>phi (al, lim s:b+1) = lim n → fix (x → phi (al, lim s:b, s n:x) 0)</text:p>
      <text:p text:style-name="P216"><text:s/>phi (al, lim s:b+1, 0:a+1) = lim n → fix (x → phi (al, lim s:b, s n:x) (phi (al, lim s:b+1, 0:a) + 1)</text:p>
      <text:p text:style-name="P218">remplacé par</text:p>
      <text:p text:style-name="P218"><text:s/>phi (al, lim s:b+1) = lim n → phi (lim s:b, s n:1)</text:p>
      <text:p text:style-name="P218"><text:s/>phi (al, lim s:b+1, 0:a+1) = lim n → phi (al, lim s:b, s n:phi(al,lim s:b+1,0:a))</text:p>
      <text:p text:style-name="P218"/>
      <text:p text:style-name="P218"><text:s/><text:span text:style-name="T90">ancienne version</text:span></text:p>
      <text:p text:style-name="P218"><text:s/><text:span text:style-name="T92">nouvelle version</text:span></text:p>
      <text:p text:style-name="P218"/>
      <text:p text:style-name="P218"/>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60"><text:s/><text:span text:style-name="T67">phi (Zero =&gt; Suc a &amp; Suc k =&gt; Lim f &amp; al) = Lim (\n -&gt; phi (k =&gt; Suc (phi (Zero =&gt; a &amp; Suc k =&gt; Lim f &amp; al)) &amp; Suc k =&gt; f n &amp; al)) -- idem </text:span></text:p>
      <text:p text:style-name="P62"><text:s/>phi ( <text:s text:c="15"/>Lim f =&gt; Suc b &amp; al) = Lim (\n -&gt; fix (\x -&gt; phi (f n =&gt; x &amp; Lim f =&gt; b &amp; al)) Zero) -- (4) least fixed point</text:p>
      <text:p text:style-name="P60"><text:s/><text:span text:style-name="T91">phi ( <text:s text:c="15"/>Lim f =&gt; Suc b &amp; al) = Lim (\n → phi (f n =&gt; </text:span><text:span text:style-name="T93">(Suc Zero)</text:span><text:span text:style-name="T91"> &amp; </text:span><text:span text:style-name="T93">L</text:span><text:span text:style-name="T91">im f =&gt; b &amp; al))</text:span></text:p>
      <text:p text:style-name="P60"><text:span text:style-name="T67"><text:s/></text:span><text:span text:style-name="T71">phi (Zero =&gt; Suc a &amp; Lim f =&gt; Suc b &amp; al) = Lim (\n -&gt; fix (\x -&gt; phi (f n =&gt; x &amp; Lim f =&gt; b &amp; al)) (Suc (phi (Zero =&gt; a &amp; Lim f =&gt; Suc b &amp; al)))) -- (4) following fixed points</text:span><text:span text:style-name="T67"> </text:span></text:p>
      <text:p text:style-name="P60"><text:span text:style-name="T67"><text:s/></text:span><text:span text:style-name="T72">phi (Zero =&gt; Suc a &amp; Lim f =&gt; Suc b &amp; al) = Lim (\n → phi (f n =&gt; phi (Zero =&gt; a &amp; Lim f =&gt; Suc b &amp; al) &amp; Lim f =&gt; b &amp; al))</text:span></text:p>
      <text:p text:style-name="P58"><text:soft-page-break/><text:s/><text:span text:style-name="T67">phi ( <text:s text:c="15"/>Lim f =&gt; Lim g &amp; al) = Lim (\n -&gt; phi (Lim f =&gt; g n &amp; al))</text:span></text:p>
      <text:p text:style-name="P235"><text:s/><text:span text:style-name="T67">phi (Zero =&gt; Suc a &amp; Lim f =&gt; Lim g &amp; al) = Lim (\n -&gt; phi (f n =&gt; phi (Zero =&gt; a &amp; Lim f =&gt; Lim g &amp; al) &amp; Lim f =&gt; g n &amp; al)) </text:span></text:p>
      <text:p text:style-name="P220"><text:s/>phi Zeros = increase Zero</text:p>
      <text:p text:style-name="P221"><text:s/>phi (Ass Zero a Zeros) = increase a</text:p>
      <text:p text:style-name="P221"><text:s/>phi (Ass k Zero al) = phi al</text:p>
      <text:p text:style-name="P221"><text:s/>phi (Ass Zero a (Ass k Zero al)) = phi (Ass Zero a al)</text:p>
      <text:p text:style-name="P221"><text:s/>phi (Ass Zero a (Ass Zero b al)) = phi (Ass Zero a al)</text:p>
      <text:p text:style-name="P221"><text:s/>phi (Ass Zero (Lim f) al) = Lim $ \n -&gt; phi $ Ass Zero (f n) al</text:p>
      <text:p text:style-name="P221"><text:s/>phi (Ass (Suc k) (Suc b) al) = fix (\x -&gt; phi $ Ass k x $ Ass (Suc k) b al) Zero</text:p>
      <text:p text:style-name="P221"><text:s/>phi (Ass Zero (Suc a) (Ass (Suc k) (Suc b) al)) = fix (\x -&gt; phi $ Ass k x $ Ass (Suc k) b al) (Suc $ phi $ Ass Zero a $ Ass (Suc k) (Suc b) al)</text:p>
      <text:p text:style-name="P220"><text:s/>phi (Ass (Suc k) (Lim f) al) = Lim $ \n -&gt; phi $ Ass (Suc k) (f n) al</text:p>
      <text:p text:style-name="P220"><text:s/>phi (Ass Zero (Suc a) (Ass (Suc k) (Lim f) al)) = Lim $ \n -&gt; phi $ Ass k (Suc $ phi $ Ass Zero a $ Ass (Suc k) (Lim f) al) $ Ass (Suc k) (f n) al</text:p>
      <text:p text:style-name="P220"><text:s/><text:span text:style-name="T89">phi (Ass (Lim f) (Suc b) al) = Lim $ \n -&gt; fix (\x -&gt; phi $ Ass (f n) x $ Ass (Lim f) b al) Zero</text:span></text:p>
      <text:p text:style-name="P222">phi (Ass (Lim f) (Suc b) al) = Lim $ \n -&gt; phi $ Ass (f n) (Suc Zero) $ Ass (Lim f) b al</text:p>
      <text:p text:style-name="P220"/>
      <text:p text:style-name="P220"><text:s/><text:span text:style-name="T89">phi (Ass Zero (Suc a) (Ass (Lim f) (Suc b) al)) = Lim $ \n -&gt; fix (\x -&gt; phi $ Ass (f n) x $ Ass (Lim f) b al) (Suc $ phi $ Ass Zero a $ Ass (Lim f) (Suc b) al)</text:span></text:p>
      <text:p text:style-name="P223"><text:s/>phi (Ass Zero (Suc a) (Ass (Lim f) (Suc b) al)) = Lim $ \n -&gt; phi $ Ass (f n) (phi $ Ass Zero a $ Ass (Lim f) (Suc b) al) $ Ass (Lim f) b al</text:p>
      <text:p text:style-name="P220"><text:s/>phi (Ass (Lim f) (Lim g) al) = Lim $ \n -&gt; phi $ Ass (Lim f) (g n) al</text:p>
      <text:p text:style-name="P219"><text:s/>phi (Ass Zero (Suc a) (Ass (Lim f) (Lim g) al)) = Lim $ \n -&gt; phi $ Ass (f n) (phi $ Ass Zero a $ Ass (Lim f) (Lim g) al) $ Ass (Lim f) (g n) al</text:p>
      <text:p text:style-name="P218"/>
      <text:p text:style-name="P224">correspondance notation combinatoire : autre possibilité :</text:p>
      <text:p text:style-name="P224">Gamma_0^...^Gamma₀ = R1 (R1;1 H) suc 0 = epsilon_(Gamma_0+1) = phi(1,Gamma_0+1)</text:p>
      <text:p text:style-name="P224">zeta_(Gamma_0+1) = R1 R1;1 H suc 0</text:p>
      <text:p text:style-name="P224">Gamma₁ = H [R *-&gt;2 R1;1 H suc 0] 0</text:p>
      <text:p text:style-name="P224"><text:s/>= R1;2 R1;1 H suc 0</text:p>
      <text:p text:style-name="P224"><text:s/>= R1;2-&gt;1 H suc 0</text:p>
      <text:p text:style-name="P224">Gamma_a = phi(1,0,a) = R1;a-&gt;1 H suc 0</text:p>
      <text:p text:style-name="P224">phi(1,1,0) = H [R1 ;*-&gt;1 H suc 0] 0 = R2;1 H suc 0</text:p>
      <text:p text:style-name="P224">phi(2,0,0) = H [R*;1 H suc 0] 0 = R1,0;1 H suc 0</text:p>
      <text:p text:style-name="P224">phi(3,0,0) = R1,0,0;1 H suc 0 ou R2,0;1 H suc 0 ?</text:p>
      <text:p text:style-name="P224">SVO = Rw:1;1 H suc 0</text:p>
      <text:p text:style-name="P224">LVO = RW:1;1 H suc 0 = R(1,0):1;1 H suc 0 = R1:1:1;1 H suc 0</text:p>
      <text:p text:style-name="P224">BHO = R1:…:1;1 H suc 0</text:p>
      <text:p text:style-name="P224"/>
      <text:p text:style-name="P242">Correspondence between Veblen functions and Madore's ψ (psi) collapsing function</text:p>
      <text:p text:style-name="P144">To distinguish between the different Veblen functions, let us call φF the Veblen function with finitely many variables, and φT the Veblen function with transfinitely many variables.</text:p>
      <text:p text:style-name="P144">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44">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44">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7">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3">Basic notation</text:p>
          </table:table-cell>
          <table:table-cell table:style-name="Table1.B1" office:value-type="string">
            <text:p text:style-name="P83">Formula</text:p>
          </table:table-cell>
          <table:table-cell table:style-name="Table1.B1" office:value-type="string">
            <text:p text:style-name="P83">Limit</text:p>
          </table:table-cell>
          <table:table-cell table:style-name="Table1.B1" office:value-type="string">
            <text:p text:style-name="P83">Extension</text:p>
          </table:table-cell>
          <table:table-cell table:style-name="Table1.B1" office:value-type="string">
            <text:p text:style-name="P83">Correspondence with basic notation</text:p>
          </table:table-cell>
          <table:table-cell table:style-name="Table1.F1" office:value-type="string">
            <text:p text:style-name="P83">Crossing beyond limit</text:p>
          </table:table-cell>
        </table:table-row>
        <table:table-row>
          <table:table-cell table:style-name="Table1.A2" office:value-type="string">
            <text:p text:style-name="P83">Cantor</text:p>
          </table:table-cell>
          <table:table-cell table:style-name="Table1.B2" office:value-type="string">
            <text:p text:style-name="P83">cantor(a,b)=b+w^a</text:p>
          </table:table-cell>
          <table:table-cell table:style-name="Table1.B2" office:value-type="string">
            <text:p text:style-name="P83">least a = cantor(a,0) = w^a = epsilon_0</text:p>
          </table:table-cell>
          <table:table-cell table:style-name="Table1.B2" office:value-type="string">
            <text:p text:style-name="P83">Taranovsky</text:p>
          </table:table-cell>
          <table:table-cell table:style-name="Table1.B2" office:value-type="string">
            <text:p text:style-name="P83">C(a,b) = b+w^a iff C(a,b) &gt;= a</text:p>
          </table:table-cell>
          <table:table-cell table:style-name="Table1.F2" office:value-type="string">
            <text:p text:style-name="P83">C(W,0) = epsilon_0</text:p>
          </table:table-cell>
        </table:table-row>
        <table:table-row>
          <table:table-cell table:style-name="Table1.A2" office:value-type="string">
            <text:p text:style-name="P83">Epsilon</text:p>
          </table:table-cell>
          <table:table-cell table:style-name="Table1.B2" office:value-type="string">
            <text:p text:style-name="P83">epsilon_a</text:p>
          </table:table-cell>
          <table:table-cell table:style-name="Table1.B2" office:value-type="string">
            <text:p text:style-name="P83">least a = epsilon_a = zeta_0</text:p>
          </table:table-cell>
          <table:table-cell table:style-name="Table1.B2" office:value-type="string">
            <text:p text:style-name="P83">Madore's psi</text:p>
          </table:table-cell>
          <table:table-cell table:style-name="Table1.B2" office:value-type="string">
            <text:p text:style-name="P83">psi(a) = epsilon_a for all a &lt; zeta_0</text:p>
          </table:table-cell>
          <table:table-cell table:style-name="Table1.F2" office:value-type="string">
            <text:p text:style-name="P83">psi(W) = zeta_0</text:p>
          </table:table-cell>
        </table:table-row>
        <table:table-row>
          <table:table-cell table:style-name="Table1.A4" office:value-type="string">
            <text:p text:style-name="P83">Binary Veblen</text:p>
          </table:table-cell>
          <table:table-cell table:style-name="Table1.B4" office:value-type="string">
            <text:p text:style-name="P83">phi_a(b) or phi(a,b)</text:p>
          </table:table-cell>
          <table:table-cell table:style-name="Table1.B4" office:value-type="string">
            <text:p text:style-name="P83">least a = phi(a,0) = Gamma_0</text:p>
          </table:table-cell>
          <table:table-cell table:style-name="Table1.B4" office:value-type="string">
            <text:p text:style-name="P83">theta</text:p>
          </table:table-cell>
          <table:table-cell table:style-name="Table1.B4" office:value-type="string">
            <text:p text:style-name="P83">theta(a,b) = phi(a,b) below Gamma_0</text:p>
          </table:table-cell>
          <table:table-cell table:style-name="Table1.F4" office:value-type="string">
            <text:p text:style-name="P254">theta(W,0) = Gamma_0</text:p>
          </table:table-cell>
        </table:table-row>
      </table:table>
      <text:p text:style-name="P145"><text:line-break/><text:span text:style-name="T98">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3">Name</text:p>
          </table:table-cell>
          <table:table-cell table:style-name="Table2.B1" office:value-type="string">
            <text:p text:style-name="P83">limit of Veblen</text:p>
          </table:table-cell>
          <table:table-cell table:style-name="Table2.B1" office:value-type="string">
            <text:p text:style-name="P83">Simmons</text:p>
          </table:table-cell>
          <table:table-cell table:style-name="Table2.B1" office:value-type="string">
            <text:p text:style-name="P83">Madore's psi</text:p>
          </table:table-cell>
          <table:table-cell table:style-name="Table2.B1" office:value-type="string">
            <text:p text:style-name="P83">theta</text:p>
          </table:table-cell>
          <table:table-cell table:style-name="Table2.F1" office:value-type="string">
            <text:p text:style-name="P83">Taranovsky</text:p>
          </table:table-cell>
        </table:table-row>
        <table:table-row>
          <table:table-cell table:style-name="Table2.A2" office:value-type="string">
            <text:p text:style-name="P83">Gamma_0</text:p>
          </table:table-cell>
          <table:table-cell table:style-name="Table2.B2" office:value-type="string">
            <text:p text:style-name="P83">phi_a(b) or phi(a,b)</text:p>
          </table:table-cell>
          <table:table-cell table:style-name="Table2.B2" office:value-type="string">
            <text:p text:style-name="P83">[1] [0] Next w</text:p>
          </table:table-cell>
          <table:table-cell table:style-name="Table2.B2" office:value-type="string">
            <text:p text:style-name="P83">psi(W^W)</text:p>
          </table:table-cell>
          <table:table-cell table:style-name="Table2.B2" office:value-type="string">
            <text:p text:style-name="P83">theta(W,0)</text:p>
          </table:table-cell>
          <table:table-cell table:style-name="Table2.F2" office:value-type="string">
            <text:p text:style-name="P83">C(W^2,0)</text:p>
          </table:table-cell>
        </table:table-row>
        <table:table-row>
          <table:table-cell table:style-name="Table2.A2" office:value-type="string">
            <text:p text:style-name="P83">Small Veblen</text:p>
          </table:table-cell>
          <table:table-cell table:style-name="Table2.B2" office:value-type="string">
            <text:p text:style-name="P83">finitely many variables phi(a_n,...,a_0)</text:p>
          </table:table-cell>
          <table:table-cell table:style-name="Table2.B2" office:value-type="string">
            <text:p text:style-name="P88"/>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2" office:value-type="string">
            <text:p text:style-name="P83">Large Veblen</text:p>
          </table:table-cell>
          <table:table-cell table:style-name="Table2.B2" office:value-type="string">
            <text:p text:style-name="P83">transfinitely many variables phi</text:p>
          </table:table-cell>
          <table:table-cell table:style-name="Table2.B2" office:value-type="string">
            <text:p text:style-name="P83">[2] [1] [0] Next w</text:p>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5" office:value-type="string">
            <text:p text:style-name="P83">Bachmann Howard</text:p>
          </table:table-cell>
          <table:table-cell table:style-name="Table2.B5" office:value-type="string">
            <text:p text:style-name="P83">extension of phi : T = T -&gt; W phi(a1:...:an,b1:...:bn,...)</text:p>
          </table:table-cell>
          <table:table-cell table:style-name="Table2.B5" office:value-type="string">
            <text:p text:style-name="P83">limit of ... [3] [2] [1] [0] Next w</text:p>
          </table:table-cell>
          <table:table-cell table:style-name="Table2.B5" office:value-type="string">
            <text:p text:style-name="P83">psi(epsilon_(W+1)) = limit of psi(W^W^...^W)</text:p>
          </table:table-cell>
          <table:table-cell table:style-name="Table2.B5" office:value-type="string">
            <text:p text:style-name="P83">theta(epsilon_(W+1),0)</text:p>
          </table:table-cell>
          <table:table-cell table:style-name="Table2.F5" office:value-type="string">
            <text:p text:style-name="P254">C(C(W_2,W),0)<text:line-break/></text:p>
          </table:table-cell>
        </table:table-row>
      </table:table>
      <text:p text:style-name="Text_20_body"><text:line-break/></text:p>
      <text:p text:style-name="P225">Taranovsky</text:p>
      <text:p text:style-name="P225"/>
      <text:p text:style-name="P225">module Taranovsky where</text:p>
      <text:p text:style-name="P225"/>
      <text:p text:style-name="P225"><text:s/>-- Natural numbers</text:p>
      <text:p text:style-name="P225"><text:s/>data Nat </text:p>
      <text:p text:style-name="P225"><text:s text:c="2"/>= ZeroN</text:p>
      <text:p text:style-name="P225"><text:s text:c="2"/>| SucN Nat</text:p>
      <text:p text:style-name="P225"/>
      <text:p text:style-name="P225"><text:s/>-- Ordinals</text:p>
      <text:p text:style-name="P225"><text:s/>data Ord </text:p>
      <text:p text:style-name="P225"><text:s text:c="2"/>= Zero</text:p>
      <text:p text:style-name="P225"><text:s text:c="2"/>| Suc Ord</text:p>
      <text:p text:style-name="P225"><text:s text:c="2"/>| Lim (Nat -&gt; Ord)</text:p>
      <text:p text:style-name="P225"><text:s text:c="2"/>| Ext (Ord -&gt; Ord)</text:p>
      <text:p text:style-name="P225"/>
      <text:p text:style-name="P225"><text:s/>-- Ordinals</text:p>
      <text:p text:style-name="P225"><text:s/>--data Xord</text:p>
      <text:p text:style-name="P225"><text:s/>-- = Cnt Ord</text:p>
      <text:p text:style-name="P225"><text:soft-page-break/><text:s/>-- | Ext (Ord -&gt; Xord)</text:p>
      <text:p text:style-name="P225"/>
      <text:p text:style-name="P225"><text:s/>-- Ordinal corresponding to a given natural</text:p>
      <text:p text:style-name="P225"><text:s/>ordOfNat ZeroN = Zero</text:p>
      <text:p text:style-name="P225"><text:s/>ordOfNat (SucN n) = Suc (ordOfNat n)</text:p>
      <text:p text:style-name="P225"/>
      <text:p text:style-name="P225"><text:s/>-- omega</text:p>
      <text:p text:style-name="P225"><text:s/>w = Lim ordOfNat</text:p>
      <text:p text:style-name="P225"/>
      <text:p text:style-name="P225"><text:s/>-- plus a b = b + a</text:p>
      <text:p text:style-name="P225"><text:s/>plus Zero b = b</text:p>
      <text:p text:style-name="P225"><text:s/>plus (Suc a) b = Suc (plus a b)</text:p>
      <text:p text:style-name="P225"><text:s/>plus (Lim s) b = Lim (\n -&gt; plus (s n) b)</text:p>
      <text:p text:style-name="P225"><text:s/>plus (Ext f) b = Ext (\x -&gt; plus (f x) b)</text:p>
      <text:p text:style-name="P225"/>
      <text:p text:style-name="P225"><text:s/>lim0 s = Lim s</text:p>
      <text:p text:style-name="P225"/>
      <text:p text:style-name="P225">{-</text:p>
      <text:p text:style-name="P225"><text:s/>fpower l f Zero x = x</text:p>
      <text:p text:style-name="P225"><text:s/>fpower l f (Suc a) x = f (fpower l f a x)</text:p>
      <text:p text:style-name="P225"><text:s/>fpower l f (Lim s) x = l (\n -&gt; fpower l f (s n) x)</text:p>
      <text:p text:style-name="P225"/>
      <text:p text:style-name="P225"><text:s/>-- fix f z = least fixed point of f which is &gt; z</text:p>
      <text:p text:style-name="P225"><text:s/>fix f z = fpower lim0 f w (Suc z) -- Lim (\n -&gt; fpower0 f (ordOfNat n) (Suc z))</text:p>
      <text:p text:style-name="P225">-}</text:p>
      <text:p text:style-name="P225"/>
      <text:p text:style-name="P225"><text:s/>iter f ZeroN a = a</text:p>
      <text:p text:style-name="P225"><text:s/>iter f (SucN p) a = iter f p (f a)</text:p>
      <text:p text:style-name="P225"/>
      <text:p text:style-name="P225"><text:s/>opLim f a = Lim (\n -&gt; f n a)</text:p>
      <text:p text:style-name="P225"/>
      <text:p text:style-name="P225"><text:s/>opItw f = opLim (iter f)</text:p>
      <text:p text:style-name="P225"/>
      <text:p text:style-name="P225"><text:s/>-- cantor a b = a + w^b -&gt; C(b,a)</text:p>
      <text:p text:style-name="P225"><text:s/>cantor a Zero = Suc a</text:p>
      <text:p text:style-name="P225"><text:s/>cantor a (Suc b) = opItw (\x -&gt; cantor x b) a</text:p>
      <text:p text:style-name="P225"><text:s/>cantor a (Lim s) = Lim (\n -&gt; cantor a (s n))</text:p>
      <text:p text:style-name="P225"><text:s/>-- cantor a (Ext f) = Ext (\x -&gt; cantor a (f x))</text:p>
      <text:p text:style-name="P225"><text:s/>cantor a (Ext f) = opItw (\x -&gt; cantor a (f x)) Zero</text:p>
      <text:p text:style-name="P225"><text:s/>-- cantor a (Ext f) = cantor a (opItw (\x -&gt; f (cantor a x)) Zero)</text:p>
      <text:p text:style-name="P225"/>
      <text:p text:style-name="P228">or</text:p>
      <text:p text:style-name="P228"><text:soft-page-break/></text:p>
      <text:p text:style-name="P228">- Taranovsky's C(b,a) = generalization of a + w^b</text:p>
      <text:p text:style-name="P228"><text:s/>tc Zero a = Suc a</text:p>
      <text:p text:style-name="P228"><text:s/>tc (Suc b) a = opItw (tc b) a</text:p>
      <text:p text:style-name="P228"><text:s/>tc (Lim s) a = Lim (\n -&gt; tc (s n) a)</text:p>
      <text:p text:style-name="P228"><text:s/>-- tc (Ext f) a = Ext (\x -&gt; tc (f x) a)</text:p>
      <text:p text:style-name="P228"><text:s/>tc (Ext f) a = opItw (\x -&gt; tc (f x) a) Zero </text:p>
      <text:p text:style-name="P228"><text:s/>-- tc (Ext f) a = tc (opItw (\x -&gt; f (tc x a)) Zero) a</text:p>
      <text:p text:style-name="P228"/>
      <text:p text:style-name="P228">Exemple :</text:p>
      <text:p text:style-name="P228">C(W,0) = C(Ext I, 0) = H [C(*,0)] 0 </text:p>
      <text:p text:style-name="P228"><text:s/>= lim 0, C(0,0)=0+w^0=1, C(1,0)=0+w^1=w, C(w,0)=0+w^w=w^w, …</text:p>
      <text:p text:style-name="P228"><text:s/>= epsilon₀</text:p>
      <text:p text:style-name="P228"/>
      <text:p text:style-name="P226"><text:a xlink:type="simple" xlink:href="https://stepstowardinfinity.wordpress.com/2015/06/22/ordinal3/" text:style-name="Internet_20_link" text:visited-style-name="Visited_20_Internet_20_Link">https://stepstowardinfinity.wordpress.com/2015/06/22/ordinal3/</text:a></text:p>
      <text:p text:style-name="P226"/>
      <text:p text:style-name="P243"><draw:frame draw:style-name="fr6" draw:name="Image1" text:anchor-type="as-char" svg:width="4.71cm" svg:height="0.741cm" draw:z-index="109"><draw:image xlink:href="Pictures/10000000000000B20000001CD555D9B2.png" xlink:type="simple" xlink:show="embed" xlink:actuate="onLoad"/></draw:frame><text:span text:style-name="T94"><text:line-break/></text:span><text:span text:style-name="T94"><draw:frame draw:style-name="fr6" draw:name="Image2" text:anchor-type="as-char" svg:width="5.001cm" svg:height="0.82cm" draw:z-index="110"><draw:image xlink:href="Pictures/10000000000000BD0000001FEDED83CD.png" xlink:type="simple" xlink:show="embed" xlink:actuate="onLoad"/></draw:frame></text:span><text:span text:style-name="T94"><text:line-break/></text:span><text:span text:style-name="T94"><draw:frame draw:style-name="fr6" draw:name="Image3" text:anchor-type="as-char" svg:width="5.45cm" svg:height="1.03cm" draw:z-index="111"><draw:image xlink:href="Pictures/10000000000000CE000000276062D175.png" xlink:type="simple" xlink:show="embed" xlink:actuate="onLoad"/></draw:frame></text:span></text:p>
      <text:p text:style-name="P82">It seems that the Ω<text:span text:style-name="T96">1</text:span> in C function works very similar to the Ω in θ function. And they are also very similar to my EAN: Ω<text:span text:style-name="T96">1</text:span> or Ω expands into “ω layers of” the C or θ where they are, and the results are the supremum of any finite layers of the C or θ where the Ω<text:span text:style-name="T96">1</text:span> or Ω is.</text:p>
      <text:p text:style-name="P82">The 1st system only handles ordinals up to the Bachmann-Howard ordinal. So we need 2nd system now. In 2nd system, Ω<text:span text:style-name="T96">1</text:span> = C(Ω<text:span text:style-name="T96">2</text:span>,0), and the Bachmann-Howard ordinal is the supremum of all the C(C(Ω<text:span text:style-name="T96">2</text:span>,0),0), C(C(C(Ω<text:span text:style-name="T96">2</text:span>,0),C(Ω<text:span text:style-name="T96">2</text:span>,0)),0), C(C(C(C(Ω<text:span text:style-name="T96">2</text:span>,0),C(Ω<text:span text:style-name="T96">2</text:span>,0)),C(Ω<text:span text:style-name="T96">2</text:span>,0)),0), C(C(C(C(C(Ω<text:span text:style-name="T96">2</text:span>,0),C(Ω<text:span text:style-name="T96">2</text:span>,0)),C(Ω<text:span text:style-name="T96">2</text:span>,0)),C(Ω<text:span text:style-name="T96">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80"><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26">W1 = C(W2,0) = w^W2</text:p>
      <text:p text:style-name="P226">BHO = lim C(W1,0), C(C(W1,W1),0), …</text:p>
      <text:p text:style-name="P226">= C (H [C(*,W1)] W1, 0)</text:p>
      <text:p text:style-name="P226">H [C(*,W1)] W1 = H (C(*,W1)] 0 ? = C(W2,W1)</text:p>
      <text:p text:style-name="P226">= C (Ext [C(*,W1)], W1) ?</text:p>
      <text:p text:style-name="P226">= C (Ext (x → C(x,W1)), W1) ?</text:p>
      <text:p text:style-name="P224">O<text:span text:style-name="T97">u plutôt : </text:span></text:p>
      <text:p text:style-name="P226">= C (Ext I, W1) = C (Ext (x → x), W1)</text:p>
      <text:p text:style-name="P224"/>
      <text:p text:style-name="P230">BHO = C(W^...^W,0)</text:p>
      <text:p text:style-name="P230"/>
      <text:p text:style-name="P229">C(W,W) = W*2</text:p>
      <text:p text:style-name="P229">C(C(W,W),W) = W²</text:p>
      <text:p text:style-name="P229">C(C(C(W,W),W),W) = W^W</text:p>
      <text:p text:style-name="P229">C(C(C(C(W,W),W),W),W) = W^W^W</text:p>
      <text:p text:style-name="P229"><text:soft-page-break/></text:p>
      <text:p text:style-name="P229">C(0,W) = W+1</text:p>
      <text:p text:style-name="P229">C(C(0,W),W) = W*w</text:p>
      <text:p text:style-name="P229">C(C(C(0,W),W),W) = W^w</text:p>
      <text:p text:style-name="P229">C(C(C(C(0,W),W),W),W) = W^W^w</text:p>
      <text:p text:style-name="P229"/>
      <text:p text:style-name="P229">W^...^W^w = W^...^W ?</text:p>
      <text:p text:style-name="P229">W^...^W = H [C(.,W)] 0 = C (Ext I, W) = C (Ext I, Ext I)</text:p>
      <text:p text:style-name="P229">ou remplacer Ext f par Ext f z</text:p>
      <text:p text:style-name="P229">avec tc (Ext f z) a = opItw (\x → tc (f x) a) z</text:p>
      <text:p text:style-name="P229">C (Ext I W, W) avec W = Ext I 0 → C (Ext I (Exi I 0), Ext I 0)</text:p>
      <text:p text:style-name="P231"/>
      <text:p text:style-name="P231">W^...^W = C (Ext I W, W) avec W = Ext I 0</text:p>
      <text:p text:style-name="P231">C(W,W) = W*2</text:p>
      <text:p text:style-name="P231">C(W,0) = H [C(*,0)] 0</text:p>
      <text:p text:style-name="P231"><text:s/>= lim 0, C(0,0)=0+w^0=1, C(1,0)=0+w^1=w, C(w,0)=0+w^w=w^w, …</text:p>
      <text:p text:style-name="P231"><text:s/>= w^...^w = epsilon₀ = phi(1,0)</text:p>
      <text:p text:style-name="P231">C(W,W) = H [C(*,W)] 0</text:p>
      <text:p text:style-name="P231"><text:s/>= lim 0,</text:p>
      <text:p text:style-name="P231"><text:tab/>C(0,W) = W+1, </text:p>
      <text:p text:style-name="P231"><text:tab/>C(W+1,<text:span text:style-name="T100">W</text:span>) = H [C(W,*)] W = W+w^(W+1) = W+w^W*w = W+epsilon_0*w </text:p>
      <text:p text:style-name="P231"><text:tab/> = lim W, C(W,W), … ? (boucle infinie) </text:p>
      <text:p text:style-name="P229"/>
      <text:p text:style-name="P229"/>
      <text:p text:style-name="P224"/>
      <text:p text:style-name="P227">Countable and extended (uncountable) ordinals :</text:p>
      <text:p text:style-name="P227"/>
      <text:p text:style-name="P227">module Cord_and_ord where</text:p>
      <text:p text:style-name="P227"/>
      <text:p text:style-name="P227"><text:s/>-- Natural numbers</text:p>
      <text:p text:style-name="P227"><text:s/>data Nat </text:p>
      <text:p text:style-name="P227"><text:s text:c="2"/>= ZeroN</text:p>
      <text:p text:style-name="P227"><text:s text:c="2"/>| SucN Nat</text:p>
      <text:p text:style-name="P227"/>
      <text:p text:style-name="P227"><text:s/>-- Countable ordinals</text:p>
      <text:p text:style-name="P227"><text:s/>data Cord</text:p>
      <text:p text:style-name="P227"><text:s text:c="2"/>= ZeroC</text:p>
      <text:p text:style-name="P227"><text:s text:c="2"/>| SucC Cord</text:p>
      <text:p text:style-name="P227"><text:s text:c="2"/>| LimC (Nat -&gt; Cord)</text:p>
      <text:p text:style-name="P227"/>
      <text:p text:style-name="P227"><text:s/>-- Ordinals</text:p>
      <text:p text:style-name="P227"><text:s/>data Ord </text:p>
      <text:p text:style-name="P227"><text:soft-page-break/><text:s text:c="2"/>= Zero</text:p>
      <text:p text:style-name="P227"><text:s text:c="2"/>| Suc Ord</text:p>
      <text:p text:style-name="P227"><text:s text:c="2"/>| Lim (Nat -&gt; Ord)</text:p>
      <text:p text:style-name="P227"><text:s text:c="2"/>| Ext (Ord -&gt; Ord)</text:p>
      <text:p text:style-name="P227"/>
      <text:p text:style-name="P227"><text:s/>ordOfCord ZeroC = Zero</text:p>
      <text:p text:style-name="P227"><text:s/>ordOfCord (SucC a) = Suc (ordOfCord a)</text:p>
      <text:p text:style-name="P227"><text:s/>ordOfCord (LimC s) = Lim (\n -&gt; ordOfCord (s n))</text:p>
      <text:p text:style-name="P227"/>
      <text:p text:style-name="P227"><text:s/>cordOfOrd Zero = ZeroC</text:p>
      <text:p text:style-name="P227"><text:s/>cordOfOrd (Suc a) = SucC (cordOfOrd a)</text:p>
      <text:p text:style-name="P227"><text:s/>cordOfOrd (Lim s) = LimC (\n -&gt; cordOfOrd (s n))</text:p>
      <text:p text:style-name="P227"><text:s/>cordOfOrd (Ext f) = cordOfOrd (f Zero)</text:p>
      <text:p text:style-name="P227"/>
      <text:p text:style-name="P232">ordinaux dénombrables : 0 | Suc Ord | Lim (Nat → Ord)</text:p>
      <text:p text:style-name="P232">ordinaux non dénombrables : 0 | Suc Ord | Lim (Nat → Ord) | Ext (Ord → Ord)</text:p>
      <text:p text:style-name="P232"><text:tab/><text:tab/><text:tab/><text:tab/> <text:s text:c="3"/>0 | Suc Ord | LimC (Nat → Ord) | LimU (Ord → Ord)</text:p>
      <text:p text:style-name="P234">généralisation : LimX ((Ord → Ord) → Ord) ...</text:p>
      <text:p text:style-name="P232">suite fondamentale transfinie <text:span text:style-name="T101">a[n] avec n ordinal</text:span></text:p>
      <text:p text:style-name="P233">exemple Buchholz : </text:p>
      <text:p text:style-name="P233">http://googology.wikia.com/wiki/List_of_systems_of_fundamental_sequences</text:p>
      <text:p text:style-name="P244">If <text:bookmark text:name="MathJax-Span-1492"/><text:bookmark text:name="MathJax-Span-1491"/><text:bookmark text:name="MathJax-Span-1490"/><text:bookmark text:name="MathJax-Element-110-Frame1"/><text:span text:style-name="T53">α</text:span><text:bookmark text:name="MathJax-Span-1493"/><text:span text:style-name="T52">=</text:span><text:bookmark text:name="MathJax-Span-1495"/><text:bookmark text:name="MathJax-Span-1494"/><text:span text:style-name="T53">ψ</text:span><text:bookmark text:name="MathJax-Span-1499"/><text:bookmark text:name="MathJax-Span-1498"/><text:bookmark text:name="MathJax-Span-1497"/><text:bookmark text:name="MathJax-Span-1496"/><text:span text:style-name="T55">ν</text:span><text:bookmark text:name="MathJax-Span-1500"/><text:span text:style-name="T56">1</text:span><text:bookmark text:name="MathJax-Span-1501"/><text:span text:style-name="T52">(</text:span><text:bookmark text:name="MathJax-Span-1503"/><text:bookmark text:name="MathJax-Span-1502"/><text:span text:style-name="T53">β</text:span><text:bookmark text:name="MathJax-Span-1504"/><text:span text:style-name="T54">1</text:span><text:bookmark text:name="MathJax-Span-1505"/><text:span text:style-name="T52">)</text:span><text:bookmark text:name="MathJax-Span-1506"/><text:span text:style-name="T52">+</text:span><text:bookmark text:name="MathJax-Span-1508"/><text:bookmark text:name="MathJax-Span-1507"/><text:span text:style-name="T53">ψ</text:span><text:bookmark text:name="MathJax-Span-1512"/><text:bookmark text:name="MathJax-Span-1511"/><text:bookmark text:name="MathJax-Span-1510"/><text:bookmark text:name="MathJax-Span-1509"/><text:span text:style-name="T55">ν</text:span><text:bookmark text:name="MathJax-Span-1513"/><text:span text:style-name="T56">2</text:span><text:bookmark text:name="MathJax-Span-1514"/><text:span text:style-name="T52">(</text:span><text:bookmark text:name="MathJax-Span-1516"/><text:bookmark text:name="MathJax-Span-1515"/><text:span text:style-name="T53">β</text:span><text:bookmark text:name="MathJax-Span-1517"/><text:span text:style-name="T54">2</text:span><text:bookmark text:name="MathJax-Span-1518"/><text:span text:style-name="T52">)</text:span><text:bookmark text:name="MathJax-Span-1519"/><text:span text:style-name="T52">+</text:span><text:bookmark text:name="MathJax-Span-1520"/><text:span text:style-name="T58">⋯</text:span><text:bookmark text:name="MathJax-Span-1521"/><text:span text:style-name="T52">+</text:span><text:bookmark text:name="MathJax-Span-1523"/><text:bookmark text:name="MathJax-Span-1522"/><text:span text:style-name="T53">ψ</text:span><text:bookmark text:name="MathJax-Span-1527"/><text:bookmark text:name="MathJax-Span-1526"/><text:bookmark text:name="MathJax-Span-1525"/><text:bookmark text:name="MathJax-Span-1524"/><text:span text:style-name="T55">ν</text:span><text:bookmark text:name="MathJax-Span-1528"/><text:span text:style-name="T57">k</text:span><text:bookmark text:name="MathJax-Span-1529"/><text:span text:style-name="T52">(</text:span><text:bookmark text:name="MathJax-Span-1531"/><text:bookmark text:name="MathJax-Span-1530"/><text:span text:style-name="T53">β</text:span><text:bookmark text:name="MathJax-Span-1532"/><text:span text:style-name="T55">k</text:span><text:bookmark text:name="MathJax-Span-1533"/><text:span text:style-name="T52">)</text:span> where <text:bookmark text:name="MathJax-Span-1536"/><text:bookmark text:name="MathJax-Span-1535"/><text:bookmark text:name="MathJax-Span-1534"/><text:bookmark text:name="MathJax-Element-111-Frame1"/><text:span text:style-name="T53">k</text:span><text:bookmark text:name="MathJax-Span-1537"/><text:span text:style-name="T58">≥</text:span><text:bookmark text:name="MathJax-Span-1538"/><text:span text:style-name="T52">2</text:span> then <text:bookmark text:name="MathJax-Span-1541"/><text:bookmark text:name="MathJax-Span-1540"/><text:bookmark text:name="MathJax-Span-1539"/><text:bookmark text:name="MathJax-Element-112-Frame1"/><text:span text:style-name="T52">cof</text:span><text:bookmark text:name="MathJax-Span-1542"/><text:span text:style-name="T52">(</text:span><text:bookmark text:name="MathJax-Span-1543"/><text:span text:style-name="T53">α</text:span><text:bookmark text:name="MathJax-Span-1544"/><text:span text:style-name="T52">)</text:span><text:bookmark text:name="MathJax-Span-1545"/><text:span text:style-name="T52">=</text:span><text:bookmark text:name="MathJax-Span-1546"/><text:span text:style-name="T52">cof</text:span><text:bookmark text:name="MathJax-Span-1547"/><text:span text:style-name="T52">(</text:span><text:bookmark text:name="MathJax-Span-1549"/><text:bookmark text:name="MathJax-Span-1548"/><text:span text:style-name="T53">ψ</text:span><text:bookmark text:name="MathJax-Span-1553"/><text:bookmark text:name="MathJax-Span-1552"/><text:bookmark text:name="MathJax-Span-1551"/><text:bookmark text:name="MathJax-Span-1550"/><text:span text:style-name="T55">ν</text:span><text:bookmark text:name="MathJax-Span-1554"/><text:span text:style-name="T57">k</text:span><text:bookmark text:name="MathJax-Span-1555"/><text:span text:style-name="T52">(</text:span><text:bookmark text:name="MathJax-Span-1557"/><text:bookmark text:name="MathJax-Span-1556"/><text:span text:style-name="T53">β</text:span><text:bookmark text:name="MathJax-Span-1558"/><text:span text:style-name="T55">k</text:span><text:bookmark text:name="MathJax-Span-1559"/><text:span text:style-name="T52">)</text:span><text:bookmark text:name="MathJax-Span-1560"/><text:span text:style-name="T52">)</text:span> and <text:bookmark text:name="MathJax-Span-1563"/><text:bookmark text:name="MathJax-Span-1562"/><text:bookmark text:name="MathJax-Span-1561"/><text:bookmark text:name="MathJax-Element-113-Frame1"/><text:span text:style-name="T53">α</text:span><text:bookmark text:name="MathJax-Span-1564"/><text:span text:style-name="T52">[</text:span><text:bookmark text:name="MathJax-Span-1565"/><text:span text:style-name="T53">η</text:span><text:bookmark text:name="MathJax-Span-1566"/><text:span text:style-name="T52">]</text:span><text:bookmark text:name="MathJax-Span-1567"/><text:span text:style-name="T52">=</text:span><text:bookmark text:name="MathJax-Span-1569"/><text:bookmark text:name="MathJax-Span-1568"/><text:span text:style-name="T53">ψ</text:span><text:bookmark text:name="MathJax-Span-1573"/><text:bookmark text:name="MathJax-Span-1572"/><text:bookmark text:name="MathJax-Span-1571"/><text:bookmark text:name="MathJax-Span-1570"/><text:span text:style-name="T55">ν</text:span><text:bookmark text:name="MathJax-Span-1574"/><text:span text:style-name="T56">1</text:span><text:bookmark text:name="MathJax-Span-1575"/><text:span text:style-name="T52">(</text:span><text:bookmark text:name="MathJax-Span-1577"/><text:bookmark text:name="MathJax-Span-1576"/><text:span text:style-name="T53">β</text:span><text:bookmark text:name="MathJax-Span-1578"/><text:span text:style-name="T54">1</text:span><text:bookmark text:name="MathJax-Span-1579"/><text:span text:style-name="T52">)</text:span><text:bookmark text:name="MathJax-Span-1580"/><text:span text:style-name="T52">+</text:span><text:bookmark text:name="MathJax-Span-1581"/><text:span text:style-name="T58">⋯</text:span><text:bookmark text:name="MathJax-Span-1582"/><text:span text:style-name="T52">+</text:span><text:bookmark text:name="MathJax-Span-1584"/><text:bookmark text:name="MathJax-Span-1583"/><text:span text:style-name="T53">ψ</text:span><text:bookmark text:name="MathJax-Span-1588"/><text:bookmark text:name="MathJax-Span-1587"/><text:bookmark text:name="MathJax-Span-1586"/><text:bookmark text:name="MathJax-Span-1585"/><text:span text:style-name="T55">ν</text:span><text:bookmark text:name="MathJax-Span-1591"/><text:bookmark text:name="MathJax-Span-1590"/><text:bookmark text:name="MathJax-Span-1589"/><text:span text:style-name="T57">k</text:span><text:bookmark text:name="MathJax-Span-1592"/><text:span text:style-name="T58">−</text:span><text:bookmark text:name="MathJax-Span-1593"/><text:span text:style-name="T56">1</text:span><text:bookmark text:name="MathJax-Span-1594"/><text:span text:style-name="T52">(</text:span><text:bookmark text:name="MathJax-Span-1596"/><text:bookmark text:name="MathJax-Span-1595"/><text:span text:style-name="T53">β</text:span><text:bookmark text:name="MathJax-Span-1599"/><text:bookmark text:name="MathJax-Span-1598"/><text:bookmark text:name="MathJax-Span-1597"/><text:span text:style-name="T55">k</text:span><text:bookmark text:name="MathJax-Span-1600"/><text:span text:style-name="T58">−</text:span><text:bookmark text:name="MathJax-Span-1601"/><text:span text:style-name="T54">1</text:span><text:bookmark text:name="MathJax-Span-1602"/><text:span text:style-name="T52">)</text:span><text:bookmark text:name="MathJax-Span-1603"/><text:span text:style-name="T52">+</text:span><text:bookmark text:name="MathJax-Span-1604"/><text:span text:style-name="T52">(</text:span><text:bookmark text:name="MathJax-Span-1606"/><text:bookmark text:name="MathJax-Span-1605"/><text:span text:style-name="T53">ψ</text:span><text:bookmark text:name="MathJax-Span-1610"/><text:bookmark text:name="MathJax-Span-1609"/><text:bookmark text:name="MathJax-Span-1608"/><text:bookmark text:name="MathJax-Span-1607"/><text:span text:style-name="T55">ν</text:span><text:bookmark text:name="MathJax-Span-1611"/><text:span text:style-name="T57">k</text:span><text:bookmark text:name="MathJax-Span-1612"/><text:span text:style-name="T52">(</text:span><text:bookmark text:name="MathJax-Span-1614"/><text:bookmark text:name="MathJax-Span-1613"/><text:span text:style-name="T53">β</text:span><text:bookmark text:name="MathJax-Span-1615"/><text:span text:style-name="T55">k</text:span><text:bookmark text:name="MathJax-Span-1616"/><text:span text:style-name="T52">)</text:span><text:bookmark text:name="MathJax-Span-1617"/><text:span text:style-name="T52">[</text:span><text:bookmark text:name="MathJax-Span-1618"/><text:span text:style-name="T53">η</text:span><text:bookmark text:name="MathJax-Span-1619"/><text:span text:style-name="T52">]</text:span><text:bookmark text:name="MathJax-Span-1620"/><text:span text:style-name="T52">)</text:span>,</text:p>
      <text:list xml:id="list8232691293926915560" text:style-name="L1">
        <text:list-item>
          <text:p text:style-name="P261">If <text:bookmark text:name="MathJax-Span-1623"/><text:bookmark text:name="MathJax-Span-1622"/><text:bookmark text:name="MathJax-Span-1621"/><text:bookmark text:name="MathJax-Element-114-Frame1"/><text:span text:style-name="T53">α</text:span><text:bookmark text:name="MathJax-Span-1624"/><text:span text:style-name="T52">=</text:span><text:bookmark text:name="MathJax-Span-1626"/><text:bookmark text:name="MathJax-Span-1625"/><text:span text:style-name="T53">ψ</text:span><text:bookmark text:name="MathJax-Span-1629"/><text:bookmark text:name="MathJax-Span-1628"/><text:bookmark text:name="MathJax-Span-1627"/><text:span text:style-name="T54">0</text:span><text:bookmark text:name="MathJax-Span-1630"/><text:span text:style-name="T52">(</text:span><text:bookmark text:name="MathJax-Span-1631"/><text:span text:style-name="T52">0</text:span><text:bookmark text:name="MathJax-Span-1632"/><text:span text:style-name="T52">)</text:span><text:bookmark text:name="MathJax-Span-1633"/><text:span text:style-name="T52">=</text:span><text:bookmark text:name="MathJax-Span-1634"/><text:span text:style-name="T52">1</text:span>, then <text:bookmark text:name="MathJax-Span-1637"/><text:bookmark text:name="MathJax-Span-1636"/><text:bookmark text:name="MathJax-Span-1635"/><text:bookmark text:name="MathJax-Element-115-Frame1"/><text:span text:style-name="T52">cof</text:span><text:bookmark text:name="MathJax-Span-1638"/><text:span text:style-name="T52">(</text:span><text:bookmark text:name="MathJax-Span-1639"/><text:span text:style-name="T53">α</text:span><text:bookmark text:name="MathJax-Span-1640"/><text:span text:style-name="T52">)</text:span><text:bookmark text:name="MathJax-Span-1641"/><text:span text:style-name="T52">=</text:span><text:bookmark text:name="MathJax-Span-1642"/><text:span text:style-name="T52">1</text:span> and <text:bookmark text:name="MathJax-Span-1645"/><text:bookmark text:name="MathJax-Span-1644"/><text:bookmark text:name="MathJax-Span-1643"/><text:bookmark text:name="MathJax-Element-116-Frame1"/><text:span text:style-name="T53">α</text:span><text:bookmark text:name="MathJax-Span-1646"/><text:span text:style-name="T52">[</text:span><text:bookmark text:name="MathJax-Span-1647"/><text:span text:style-name="T52">0</text:span><text:bookmark text:name="MathJax-Span-1648"/><text:span text:style-name="T52">]</text:span><text:bookmark text:name="MathJax-Span-1649"/><text:span text:style-name="T52">=</text:span><text:bookmark text:name="MathJax-Span-1650"/><text:span text:style-name="T52">0</text:span>,</text:p>
        </text:list-item>
        <text:list-item>
          <text:p text:style-name="P261">If <text:bookmark text:name="MathJax-Span-1653"/><text:bookmark text:name="MathJax-Span-1652"/><text:bookmark text:name="MathJax-Span-1651"/><text:bookmark text:name="MathJax-Element-117-Frame1"/><text:span text:style-name="T53">α</text:span><text:bookmark text:name="MathJax-Span-1654"/><text:span text:style-name="T52">=</text:span><text:bookmark text:name="MathJax-Span-1656"/><text:bookmark text:name="MathJax-Span-1655"/><text:span text:style-name="T53">ψ</text:span><text:bookmark text:name="MathJax-Span-1659"/><text:bookmark text:name="MathJax-Span-1658"/><text:bookmark text:name="MathJax-Span-1657"/><text:span text:style-name="T55">ν</text:span><text:bookmark text:name="MathJax-Span-1660"/><text:span text:style-name="T54">+</text:span><text:bookmark text:name="MathJax-Span-1661"/><text:span text:style-name="T54">1</text:span><text:bookmark text:name="MathJax-Span-1662"/><text:span text:style-name="T52">(</text:span><text:bookmark text:name="MathJax-Span-1663"/><text:span text:style-name="T52">0</text:span><text:bookmark text:name="MathJax-Span-1664"/><text:span text:style-name="T52">)</text:span>, then <text:bookmark text:name="MathJax-Span-1667"/><text:bookmark text:name="MathJax-Span-1666"/><text:bookmark text:name="MathJax-Span-1665"/><text:bookmark text:name="MathJax-Element-118-Frame1"/><text:span text:style-name="T52">cof</text:span><text:bookmark text:name="MathJax-Span-1668"/><text:span text:style-name="T52">(</text:span><text:bookmark text:name="MathJax-Span-1669"/><text:span text:style-name="T53">α</text:span><text:bookmark text:name="MathJax-Span-1670"/><text:span text:style-name="T52">)</text:span><text:bookmark text:name="MathJax-Span-1671"/><text:span text:style-name="T52">=</text:span><text:bookmark text:name="MathJax-Span-1673"/><text:bookmark text:name="MathJax-Span-1672"/><text:span text:style-name="T52">Ω</text:span><text:bookmark text:name="MathJax-Span-1676"/><text:bookmark text:name="MathJax-Span-1675"/><text:bookmark text:name="MathJax-Span-1674"/><text:span text:style-name="T55">ν</text:span><text:bookmark text:name="MathJax-Span-1677"/><text:span text:style-name="T54">+</text:span><text:bookmark text:name="MathJax-Span-1678"/><text:span text:style-name="T54">1</text:span> and <text:bookmark text:name="MathJax-Span-1681"/><text:bookmark text:name="MathJax-Span-1680"/><text:bookmark text:name="MathJax-Span-1679"/><text:bookmark text:name="MathJax-Element-119-Frame1"/><text:span text:style-name="T53">α</text:span><text:bookmark text:name="MathJax-Span-1682"/><text:span text:style-name="T52">[</text:span><text:bookmark text:name="MathJax-Span-1683"/><text:span text:style-name="T53">η</text:span><text:bookmark text:name="MathJax-Span-1684"/><text:span text:style-name="T52">]</text:span><text:bookmark text:name="MathJax-Span-1685"/><text:span text:style-name="T52">=</text:span><text:bookmark text:name="MathJax-Span-1687"/><text:bookmark text:name="MathJax-Span-1686"/><text:span text:style-name="T52">Ω</text:span><text:bookmark text:name="MathJax-Span-1690"/><text:bookmark text:name="MathJax-Span-1689"/><text:bookmark text:name="MathJax-Span-1688"/><text:span text:style-name="T55">ν</text:span><text:bookmark text:name="MathJax-Span-1691"/><text:span text:style-name="T54">+</text:span><text:bookmark text:name="MathJax-Span-1692"/><text:span text:style-name="T54">1</text:span><text:bookmark text:name="MathJax-Span-1693"/><text:span text:style-name="T52">[</text:span><text:bookmark text:name="MathJax-Span-1694"/><text:span text:style-name="T53">η</text:span><text:bookmark text:name="MathJax-Span-1695"/><text:span text:style-name="T52">]</text:span><text:bookmark text:name="MathJax-Span-1696"/><text:span text:style-name="T52">=</text:span><text:bookmark text:name="MathJax-Span-1697"/><text:span text:style-name="T53">η</text:span>,</text:p>
        </text:list-item>
        <text:list-item>
          <text:p text:style-name="P261">If <text:bookmark text:name="MathJax-Span-1700"/><text:bookmark text:name="MathJax-Span-1699"/><text:bookmark text:name="MathJax-Span-1698"/><text:bookmark text:name="MathJax-Element-120-Frame1"/><text:span text:style-name="T53">α</text:span><text:bookmark text:name="MathJax-Span-1701"/><text:span text:style-name="T52">=</text:span><text:bookmark text:name="MathJax-Span-1703"/><text:bookmark text:name="MathJax-Span-1702"/><text:span text:style-name="T53">ψ</text:span><text:bookmark text:name="MathJax-Span-1706"/><text:bookmark text:name="MathJax-Span-1705"/><text:bookmark text:name="MathJax-Span-1704"/><text:span text:style-name="T55">ν</text:span><text:bookmark text:name="MathJax-Span-1707"/><text:span text:style-name="T52">(</text:span><text:bookmark text:name="MathJax-Span-1708"/><text:span text:style-name="T52">0</text:span><text:bookmark text:name="MathJax-Span-1709"/><text:span text:style-name="T52">)</text:span> and <text:bookmark text:name="MathJax-Span-1712"/><text:bookmark text:name="MathJax-Span-1711"/><text:bookmark text:name="MathJax-Span-1710"/><text:bookmark text:name="MathJax-Element-121-Frame1"/><text:span text:style-name="T52">cof</text:span><text:bookmark text:name="MathJax-Span-1713"/><text:span text:style-name="T52">(</text:span><text:bookmark text:name="MathJax-Span-1714"/><text:span text:style-name="T53">ν</text:span><text:bookmark text:name="MathJax-Span-1715"/><text:span text:style-name="T52">)</text:span><text:bookmark text:name="MathJax-Span-1716"/><text:span text:style-name="T58">∈</text:span><text:bookmark text:name="MathJax-Span-1717"/><text:span text:style-name="T52">{</text:span><text:bookmark text:name="MathJax-Span-1718"/><text:span text:style-name="T53">ω</text:span><text:bookmark text:name="MathJax-Span-1719"/><text:span text:style-name="T52">}</text:span><text:bookmark text:name="MathJax-Span-1720"/><text:span text:style-name="T58">∪</text:span><text:bookmark text:name="MathJax-Span-1721"/><text:span text:style-name="T52">{</text:span><text:bookmark text:name="MathJax-Span-1723"/><text:bookmark text:name="MathJax-Span-1722"/><text:span text:style-name="T52">Ω</text:span><text:bookmark text:name="MathJax-Span-1726"/><text:bookmark text:name="MathJax-Span-1725"/><text:bookmark text:name="MathJax-Span-1724"/><text:span text:style-name="T55">μ</text:span><text:bookmark text:name="MathJax-Span-1727"/><text:span text:style-name="T54">+</text:span><text:bookmark text:name="MathJax-Span-1728"/><text:span text:style-name="T54">1</text:span><text:bookmark text:name="MathJax-Span-1731"/><text:bookmark text:name="MathJax-Span-1730"/><text:bookmark text:name="MathJax-Span-1729"/><text:span text:style-name="T59">|</text:span><text:bookmark text:name="MathJax-Span-1732"/><text:span text:style-name="T53">μ</text:span><text:bookmark text:name="MathJax-Span-1733"/><text:span text:style-name="T58">≥</text:span><text:bookmark text:name="MathJax-Span-1734"/><text:span text:style-name="T52">0</text:span><text:bookmark text:name="MathJax-Span-1735"/><text:span text:style-name="T52">}</text:span>, then <text:bookmark text:name="MathJax-Span-1738"/><text:bookmark text:name="MathJax-Span-1737"/><text:bookmark text:name="MathJax-Span-1736"/><text:bookmark text:name="MathJax-Element-122-Frame1"/><text:span text:style-name="T52">cof</text:span><text:bookmark text:name="MathJax-Span-1739"/><text:span text:style-name="T52">(</text:span><text:bookmark text:name="MathJax-Span-1740"/><text:span text:style-name="T53">α</text:span><text:bookmark text:name="MathJax-Span-1741"/><text:span text:style-name="T52">)</text:span><text:bookmark text:name="MathJax-Span-1742"/><text:span text:style-name="T52">=</text:span><text:bookmark text:name="MathJax-Span-1743"/><text:span text:style-name="T52">cof</text:span><text:bookmark text:name="MathJax-Span-1744"/><text:span text:style-name="T52">(</text:span><text:bookmark text:name="MathJax-Span-1745"/><text:span text:style-name="T53">ν</text:span><text:bookmark text:name="MathJax-Span-1746"/><text:span text:style-name="T52">)</text:span> and <text:bookmark text:name="MathJax-Span-1749"/><text:bookmark text:name="MathJax-Span-1748"/><text:bookmark text:name="MathJax-Span-1747"/><text:bookmark text:name="MathJax-Element-123-Frame1"/><text:span text:style-name="T53">α</text:span><text:bookmark text:name="MathJax-Span-1750"/><text:span text:style-name="T52">[</text:span><text:bookmark text:name="MathJax-Span-1751"/><text:span text:style-name="T53">η</text:span><text:bookmark text:name="MathJax-Span-1752"/><text:span text:style-name="T52">]</text:span><text:bookmark text:name="MathJax-Span-1753"/><text:span text:style-name="T52">=</text:span><text:bookmark text:name="MathJax-Span-1755"/><text:bookmark text:name="MathJax-Span-1754"/><text:span text:style-name="T53">ψ</text:span><text:bookmark text:name="MathJax-Span-1758"/><text:bookmark text:name="MathJax-Span-1757"/><text:bookmark text:name="MathJax-Span-1756"/><text:span text:style-name="T55">ν</text:span><text:bookmark text:name="MathJax-Span-1759"/><text:span text:style-name="T54">[</text:span><text:bookmark text:name="MathJax-Span-1760"/><text:span text:style-name="T55">η</text:span><text:bookmark text:name="MathJax-Span-1761"/><text:span text:style-name="T54">]</text:span><text:bookmark text:name="MathJax-Span-1762"/><text:span text:style-name="T52">(</text:span><text:bookmark text:name="MathJax-Span-1763"/><text:span text:style-name="T52">0</text:span><text:bookmark text:name="MathJax-Span-1764"/><text:span text:style-name="T52">)</text:span><text:bookmark text:name="MathJax-Span-1765"/><text:span text:style-name="T52">=</text:span><text:bookmark text:name="MathJax-Span-1767"/><text:bookmark text:name="MathJax-Span-1766"/><text:span text:style-name="T52">Ω</text:span><text:bookmark text:name="MathJax-Span-1770"/><text:bookmark text:name="MathJax-Span-1769"/><text:bookmark text:name="MathJax-Span-1768"/><text:span text:style-name="T55">ν</text:span><text:bookmark text:name="MathJax-Span-1771"/><text:span text:style-name="T54">[</text:span><text:bookmark text:name="MathJax-Span-1772"/><text:span text:style-name="T55">η</text:span><text:bookmark text:name="MathJax-Span-1773"/><text:span text:style-name="T54">]</text:span>,</text:p>
        </text:list-item>
        <text:list-item>
          <text:p text:style-name="P261">If <text:bookmark text:name="MathJax-Span-1776"/><text:bookmark text:name="MathJax-Span-1775"/><text:bookmark text:name="MathJax-Span-1774"/><text:bookmark text:name="MathJax-Element-124-Frame1"/><text:span text:style-name="T53">α</text:span><text:bookmark text:name="MathJax-Span-1777"/><text:span text:style-name="T52">=</text:span><text:bookmark text:name="MathJax-Span-1779"/><text:bookmark text:name="MathJax-Span-1778"/><text:span text:style-name="T53">ψ</text:span><text:bookmark text:name="MathJax-Span-1782"/><text:bookmark text:name="MathJax-Span-1781"/><text:bookmark text:name="MathJax-Span-1780"/><text:span text:style-name="T55">ν</text:span><text:bookmark text:name="MathJax-Span-1783"/><text:span text:style-name="T52">(</text:span><text:bookmark text:name="MathJax-Span-1784"/><text:span text:style-name="T53">β</text:span><text:bookmark text:name="MathJax-Span-1785"/><text:span text:style-name="T52">+</text:span><text:bookmark text:name="MathJax-Span-1786"/><text:span text:style-name="T52">1</text:span><text:bookmark text:name="MathJax-Span-1787"/><text:span text:style-name="T52">)</text:span> then <text:bookmark text:name="MathJax-Span-1790"/><text:bookmark text:name="MathJax-Span-1789"/><text:bookmark text:name="MathJax-Span-1788"/><text:bookmark text:name="MathJax-Element-125-Frame1"/><text:span text:style-name="T52">cof</text:span><text:bookmark text:name="MathJax-Span-1791"/><text:span text:style-name="T52">(</text:span><text:bookmark text:name="MathJax-Span-1792"/><text:span text:style-name="T53">α</text:span><text:bookmark text:name="MathJax-Span-1793"/><text:span text:style-name="T52">)</text:span><text:bookmark text:name="MathJax-Span-1794"/><text:span text:style-name="T52">=</text:span><text:bookmark text:name="MathJax-Span-1795"/><text:span text:style-name="T53">ω</text:span> and <text:bookmark text:name="MathJax-Span-1798"/><text:bookmark text:name="MathJax-Span-1797"/><text:bookmark text:name="MathJax-Span-1796"/><text:bookmark text:name="MathJax-Element-126-Frame1"/><text:span text:style-name="T53">α</text:span><text:bookmark text:name="MathJax-Span-1799"/><text:span text:style-name="T52">[</text:span><text:bookmark text:name="MathJax-Span-1800"/><text:span text:style-name="T53">η</text:span><text:bookmark text:name="MathJax-Span-1801"/><text:span text:style-name="T52">]</text:span><text:bookmark text:name="MathJax-Span-1802"/><text:span text:style-name="T52">=</text:span><text:bookmark text:name="MathJax-Span-1804"/><text:bookmark text:name="MathJax-Span-1803"/><text:span text:style-name="T53">ψ</text:span><text:bookmark text:name="MathJax-Span-1807"/><text:bookmark text:name="MathJax-Span-1806"/><text:bookmark text:name="MathJax-Span-1805"/><text:span text:style-name="T55">ν</text:span><text:bookmark text:name="MathJax-Span-1808"/><text:span text:style-name="T52">(</text:span><text:bookmark text:name="MathJax-Span-1809"/><text:span text:style-name="T53">β</text:span><text:bookmark text:name="MathJax-Span-1810"/><text:span text:style-name="T52">)</text:span><text:bookmark text:name="MathJax-Span-1811"/><text:span text:style-name="T58">⋅</text:span><text:bookmark text:name="MathJax-Span-1812"/><text:span text:style-name="T53">η</text:span> (and note: <text:bookmark text:name="MathJax-Span-1816"/><text:bookmark text:name="MathJax-Span-1815"/><text:bookmark text:name="MathJax-Span-1814"/><text:bookmark text:name="MathJax-Span-1813"/><text:bookmark text:name="MathJax-Element-127-Frame1"/><text:span text:style-name="T53">ψ</text:span><text:bookmark text:name="MathJax-Span-1817"/><text:span text:style-name="T55">ν</text:span><text:bookmark text:name="MathJax-Span-1818"/><text:span text:style-name="T52">(</text:span><text:bookmark text:name="MathJax-Span-1819"/><text:span text:style-name="T52">0</text:span><text:bookmark text:name="MathJax-Span-1820"/><text:span text:style-name="T52">)</text:span><text:bookmark text:name="MathJax-Span-1821"/><text:span text:style-name="T52">=</text:span><text:bookmark text:name="MathJax-Span-1823"/><text:bookmark text:name="MathJax-Span-1822"/><text:span text:style-name="T52">Ω</text:span><text:bookmark text:name="MathJax-Span-1824"/><text:span text:style-name="T55">ν</text:span>),</text:p>
        </text:list-item>
        <text:list-item>
          <text:p text:style-name="P261">If <text:bookmark text:name="MathJax-Span-1827"/><text:bookmark text:name="MathJax-Span-1826"/><text:bookmark text:name="MathJax-Span-1825"/><text:bookmark text:name="MathJax-Element-128-Frame1"/><text:span text:style-name="T53">α</text:span><text:bookmark text:name="MathJax-Span-1828"/><text:span text:style-name="T52">=</text:span><text:bookmark text:name="MathJax-Span-1830"/><text:bookmark text:name="MathJax-Span-1829"/><text:span text:style-name="T53">ψ</text:span><text:bookmark text:name="MathJax-Span-1833"/><text:bookmark text:name="MathJax-Span-1832"/><text:bookmark text:name="MathJax-Span-1831"/><text:span text:style-name="T55">ν</text:span><text:bookmark text:name="MathJax-Span-1834"/><text:span text:style-name="T52">(</text:span><text:bookmark text:name="MathJax-Span-1835"/><text:span text:style-name="T53">β</text:span><text:bookmark text:name="MathJax-Span-1836"/><text:span text:style-name="T52">)</text:span> and <text:bookmark text:name="MathJax-Span-1839"/><text:bookmark text:name="MathJax-Span-1838"/><text:bookmark text:name="MathJax-Span-1837"/><text:bookmark text:name="MathJax-Element-129-Frame1"/><text:span text:style-name="T52">cof</text:span><text:bookmark text:name="MathJax-Span-1840"/><text:span text:style-name="T52">(</text:span><text:bookmark text:name="MathJax-Span-1841"/><text:span text:style-name="T53">β</text:span><text:bookmark text:name="MathJax-Span-1842"/><text:span text:style-name="T52">)</text:span><text:bookmark text:name="MathJax-Span-1843"/><text:span text:style-name="T58">∈</text:span><text:bookmark text:name="MathJax-Span-1844"/><text:span text:style-name="T52">{</text:span><text:bookmark text:name="MathJax-Span-1845"/><text:span text:style-name="T53">ω</text:span><text:bookmark text:name="MathJax-Span-1846"/><text:span text:style-name="T52">}</text:span><text:bookmark text:name="MathJax-Span-1847"/><text:span text:style-name="T58">∪</text:span><text:bookmark text:name="MathJax-Span-1848"/><text:span text:style-name="T52">{</text:span><text:bookmark text:name="MathJax-Span-1850"/><text:bookmark text:name="MathJax-Span-1849"/><text:span text:style-name="T52">Ω</text:span><text:bookmark text:name="MathJax-Span-1853"/><text:bookmark text:name="MathJax-Span-1852"/><text:bookmark text:name="MathJax-Span-1851"/><text:span text:style-name="T55">μ</text:span><text:bookmark text:name="MathJax-Span-1854"/><text:span text:style-name="T54">+</text:span><text:bookmark text:name="MathJax-Span-1855"/><text:span text:style-name="T54">1</text:span><text:bookmark text:name="MathJax-Span-1858"/><text:bookmark text:name="MathJax-Span-1857"/><text:bookmark text:name="MathJax-Span-1856"/><text:span text:style-name="T59">|</text:span><text:bookmark text:name="MathJax-Span-1859"/><text:span text:style-name="T53">μ</text:span><text:bookmark text:name="MathJax-Span-1860"/><text:span text:style-name="T52">&lt;</text:span><text:bookmark text:name="MathJax-Span-1861"/><text:span text:style-name="T53">ν</text:span><text:bookmark text:name="MathJax-Span-1862"/><text:span text:style-name="T52">}</text:span> then <text:bookmark text:name="MathJax-Span-1865"/><text:bookmark text:name="MathJax-Span-1864"/><text:bookmark text:name="MathJax-Span-1863"/><text:bookmark text:name="MathJax-Element-130-Frame1"/><text:span text:style-name="T52">cof</text:span><text:bookmark text:name="MathJax-Span-1866"/><text:span text:style-name="T52">(</text:span><text:bookmark text:name="MathJax-Span-1867"/><text:span text:style-name="T53">α</text:span><text:bookmark text:name="MathJax-Span-1868"/><text:span text:style-name="T52">)</text:span><text:bookmark text:name="MathJax-Span-1869"/><text:span text:style-name="T52">=</text:span><text:bookmark text:name="MathJax-Span-1870"/><text:span text:style-name="T52">cof</text:span><text:bookmark text:name="MathJax-Span-1871"/><text:span text:style-name="T52">(</text:span><text:bookmark text:name="MathJax-Span-1872"/><text:span text:style-name="T53">β</text:span><text:bookmark text:name="MathJax-Span-1873"/><text:span text:style-name="T52">)</text:span> and <text:bookmark text:name="MathJax-Span-1876"/><text:bookmark text:name="MathJax-Span-1875"/><text:bookmark text:name="MathJax-Span-1874"/><text:bookmark text:name="MathJax-Element-131-Frame1"/><text:span text:style-name="T53">α</text:span><text:bookmark text:name="MathJax-Span-1877"/><text:span text:style-name="T52">[</text:span><text:bookmark text:name="MathJax-Span-1878"/><text:span text:style-name="T53">η</text:span><text:bookmark text:name="MathJax-Span-1879"/><text:span text:style-name="T52">]</text:span><text:bookmark text:name="MathJax-Span-1880"/><text:span text:style-name="T52">=</text:span><text:bookmark text:name="MathJax-Span-1882"/><text:bookmark text:name="MathJax-Span-1881"/><text:span text:style-name="T53">ψ</text:span><text:bookmark text:name="MathJax-Span-1885"/><text:bookmark text:name="MathJax-Span-1884"/><text:bookmark text:name="MathJax-Span-1883"/><text:span text:style-name="T55">ν</text:span><text:bookmark text:name="MathJax-Span-1886"/><text:span text:style-name="T52">(</text:span><text:bookmark text:name="MathJax-Span-1887"/><text:span text:style-name="T53">β</text:span><text:bookmark text:name="MathJax-Span-1888"/><text:span text:style-name="T52">[</text:span><text:bookmark text:name="MathJax-Span-1889"/><text:span text:style-name="T53">η</text:span><text:bookmark text:name="MathJax-Span-1890"/><text:span text:style-name="T52">]</text:span><text:bookmark text:name="MathJax-Span-1891"/><text:span text:style-name="T52">)</text:span>,</text:p>
        </text:list-item>
        <text:list-item>
          <text:p text:style-name="P262">If <text:bookmark text:name="MathJax-Span-1894"/><text:bookmark text:name="MathJax-Span-1893"/><text:bookmark text:name="MathJax-Span-1892"/><text:bookmark text:name="MathJax-Element-132-Frame1"/><text:span text:style-name="T53">α</text:span><text:bookmark text:name="MathJax-Span-1895"/><text:span text:style-name="T52">=</text:span><text:bookmark text:name="MathJax-Span-1897"/><text:bookmark text:name="MathJax-Span-1896"/><text:span text:style-name="T53">ψ</text:span><text:bookmark text:name="MathJax-Span-1900"/><text:bookmark text:name="MathJax-Span-1899"/><text:bookmark text:name="MathJax-Span-1898"/><text:span text:style-name="T55">ν</text:span><text:bookmark text:name="MathJax-Span-1901"/><text:span text:style-name="T52">(</text:span><text:bookmark text:name="MathJax-Span-1902"/><text:span text:style-name="T53">β</text:span><text:bookmark text:name="MathJax-Span-1903"/><text:span text:style-name="T52">)</text:span> and <text:bookmark text:name="MathJax-Span-1906"/><text:bookmark text:name="MathJax-Span-1905"/><text:bookmark text:name="MathJax-Span-1904"/><text:bookmark text:name="MathJax-Element-133-Frame1"/><text:span text:style-name="T52">cof</text:span><text:bookmark text:name="MathJax-Span-1907"/><text:span text:style-name="T52">(</text:span><text:bookmark text:name="MathJax-Span-1908"/><text:span text:style-name="T53">β</text:span><text:bookmark text:name="MathJax-Span-1909"/><text:span text:style-name="T52">)</text:span><text:bookmark text:name="MathJax-Span-1910"/><text:span text:style-name="T58">∈</text:span><text:bookmark text:name="MathJax-Span-1911"/><text:span text:style-name="T52">{</text:span><text:bookmark text:name="MathJax-Span-1913"/><text:bookmark text:name="MathJax-Span-1912"/><text:span text:style-name="T52">Ω</text:span><text:bookmark text:name="MathJax-Span-1916"/><text:bookmark text:name="MathJax-Span-1915"/><text:bookmark text:name="MathJax-Span-1914"/><text:span text:style-name="T55">μ</text:span><text:bookmark text:name="MathJax-Span-1917"/><text:span text:style-name="T54">+</text:span><text:bookmark text:name="MathJax-Span-1918"/><text:span text:style-name="T54">1</text:span><text:bookmark text:name="MathJax-Span-1921"/><text:bookmark text:name="MathJax-Span-1920"/><text:bookmark text:name="MathJax-Span-1919"/><text:span text:style-name="T59">|</text:span><text:bookmark text:name="MathJax-Span-1922"/><text:span text:style-name="T53">μ</text:span><text:bookmark text:name="MathJax-Span-1923"/><text:span text:style-name="T58">≥</text:span><text:bookmark text:name="MathJax-Span-1924"/><text:span text:style-name="T53">ν</text:span><text:bookmark text:name="MathJax-Span-1925"/><text:span text:style-name="T52">}</text:span> then <text:bookmark text:name="MathJax-Span-1928"/><text:bookmark text:name="MathJax-Span-1927"/><text:bookmark text:name="MathJax-Span-1926"/><text:bookmark text:name="MathJax-Element-134-Frame1"/><text:span text:style-name="T52">cof</text:span><text:bookmark text:name="MathJax-Span-1929"/><text:span text:style-name="T52">(</text:span><text:bookmark text:name="MathJax-Span-1930"/><text:span text:style-name="T53">α</text:span><text:bookmark text:name="MathJax-Span-1931"/><text:span text:style-name="T52">)</text:span><text:bookmark text:name="MathJax-Span-1932"/><text:span text:style-name="T52">=</text:span><text:bookmark text:name="MathJax-Span-1933"/><text:span text:style-name="T53">ω</text:span> and <text:bookmark text:name="MathJax-Span-1936"/><text:bookmark text:name="MathJax-Span-1935"/><text:bookmark text:name="MathJax-Span-1934"/><text:bookmark text:name="MathJax-Element-135-Frame1"/><text:span text:style-name="T53">α</text:span><text:bookmark text:name="MathJax-Span-1937"/><text:span text:style-name="T52">[</text:span><text:bookmark text:name="MathJax-Span-1938"/><text:span text:style-name="T53">η</text:span><text:bookmark text:name="MathJax-Span-1939"/><text:span text:style-name="T52">]</text:span><text:bookmark text:name="MathJax-Span-1940"/><text:span text:style-name="T52">=</text:span><text:bookmark text:name="MathJax-Span-1942"/><text:bookmark text:name="MathJax-Span-1941"/><text:span text:style-name="T53">ψ</text:span><text:bookmark text:name="MathJax-Span-1945"/><text:bookmark text:name="MathJax-Span-1944"/><text:bookmark text:name="MathJax-Span-1943"/><text:span text:style-name="T55">ν</text:span><text:bookmark text:name="MathJax-Span-1946"/><text:span text:style-name="T52">(</text:span><text:bookmark text:name="MathJax-Span-1947"/><text:span text:style-name="T53">β</text:span><text:bookmark text:name="MathJax-Span-1948"/><text:span text:style-name="T52">[</text:span><text:bookmark text:name="MathJax-Span-1949"/><text:span text:style-name="T53">γ</text:span><text:bookmark text:name="MathJax-Span-1950"/><text:span text:style-name="T52">[</text:span><text:bookmark text:name="MathJax-Span-1951"/><text:span text:style-name="T53">η</text:span><text:bookmark text:name="MathJax-Span-1952"/><text:span text:style-name="T52">]</text:span><text:bookmark text:name="MathJax-Span-1953"/><text:span text:style-name="T52">]</text:span><text:bookmark text:name="MathJax-Span-1954"/><text:span text:style-name="T52">)</text:span> where </text:p>
        </text:list-item>
        <text:list-item>
          <text:p text:style-name="P262"><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60">{</text:span><text:span text:style-name="T53">γ</text:span><text:bookmark text:name="MathJax-Span-1963"/><text:span text:style-name="T52">[</text:span><text:bookmark text:name="MathJax-Span-1964"/><text:span text:style-name="T52">0</text:span><text:bookmark text:name="MathJax-Span-1965"/><text:span text:style-name="T52">]</text:span><text:bookmark text:name="MathJax-Span-1966"/><text:span text:style-name="T52">=</text:span><text:bookmark text:name="MathJax-Span-1968"/><text:bookmark text:name="MathJax-Span-1967"/><text:span text:style-name="T52">Ω</text:span><text:bookmark text:name="MathJax-Span-1969"/><text:span text:style-name="T55">μ</text:span><text:bookmark text:name="MathJax-Span-1972"/><text:bookmark text:name="MathJax-Span-1971"/><text:bookmark text:name="MathJax-Span-1970"/><text:span text:style-name="T55"> <text:s text:c="2"/></text:span><text:span text:style-name="T53">γ</text:span><text:bookmark text:name="MathJax-Span-1973"/><text:span text:style-name="T52">[</text:span><text:bookmark text:name="MathJax-Span-1974"/><text:span text:style-name="T53">η</text:span><text:bookmark text:name="MathJax-Span-1975"/><text:span text:style-name="T52">+</text:span><text:bookmark text:name="MathJax-Span-1976"/><text:span text:style-name="T52">1</text:span><text:bookmark text:name="MathJax-Span-1977"/><text:span text:style-name="T52">]</text:span><text:bookmark text:name="MathJax-Span-1978"/><text:span text:style-name="T52">=</text:span><text:bookmark text:name="MathJax-Span-1980"/><text:bookmark text:name="MathJax-Span-1979"/><text:span text:style-name="T53">ψ</text:span><text:bookmark text:name="MathJax-Span-1981"/><text:span text:style-name="T55">μ</text:span><text:bookmark text:name="MathJax-Span-1982"/><text:span text:style-name="T52">(</text:span><text:bookmark text:name="MathJax-Span-1983"/><text:span text:style-name="T53">β</text:span><text:bookmark text:name="MathJax-Span-1984"/><text:span text:style-name="T52">[</text:span><text:bookmark text:name="MathJax-Span-1985"/><text:span text:style-name="T53">γ</text:span><text:bookmark text:name="MathJax-Span-1986"/><text:span text:style-name="T52">[</text:span><text:bookmark text:name="MathJax-Span-1987"/><text:span text:style-name="T53">η</text:span><text:bookmark text:name="MathJax-Span-1988"/><text:span text:style-name="T52">]</text:span><text:bookmark text:name="MathJax-Span-1989"/><text:span text:style-name="T52">]</text:span><text:bookmark text:name="MathJax-Span-1990"/><text:span text:style-name="T52">)</text:span><text:bookmark text:name="MathJax-Span-1991"/>.</text:p>
        </text:list-item>
      </text:list>
      <text:p text:style-name="Text_20_body"/>
      <text:p text:style-name="P203"><text:a xlink:type="simple" xlink:href="http://forums.xkcd.com/viewtopic.php?f=14&amp;t=7469&amp;start=600" text:style-name="Internet_20_link" text:visited-style-name="Visited_20_Internet_20_Link">http://forums.xkcd.com/viewtopic.php?f=14&amp;t=7469&amp;start=600</text:a></text:p>
      <text:p text:style-name="P203"/>
      <text:p text:style-name="P138">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7">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03"/>
      <text:p text:style-name="Text_20_body"/>
      <text:p text:style-name="P197"><text:a xlink:type="simple" xlink:href="http://forums.xkcd.com/viewtopic.php?f=14&amp;t=7469&amp;start=640" text:style-name="Internet_20_link" text:visited-style-name="Visited_20_Internet_20_Link"><text:span text:style-name="T102">http://forums.xkcd.com/viewtopic.php?f=14&amp;t=7469&amp;start=640</text:span></text:a></text:p>
      <text:p text:style-name="P198"><text:span text:style-name="T37">Every ordinal less than the Large Veblen Ordinal can be found at some value of </text:span><text:span text:style-name="T41">[imath]ψ(Ω^{Ω^{a}b+Ω^{c}d+..+Ωn}k+Ω^{Ω^{r}s+..+Ωx}y+..+z)[/imath]</text:span><text:span text:style-name="T37">, and the Large Veblen Ordinal itself becomes usable at </text:span><text:span text:style-name="T41">[imath]ψ(Ω^{Ω^{Ω}})[/imath]</text:span><text:span text:style-name="T37">.</text:span><text:line-break/><text:line-break/><text:span text:style-name="T37">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2">Ω+1</text:span><text:span text:style-name="T37">). We have φ(0/1) = </text:span><text:span text:style-name="T41">[imath]ψ(Ω^{Ω^{Ω}})[/imath]</text:span><text:span text:style-name="T37">.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3">this</text:span><text:span text:style-name="T43"> </text:span><text:span text:style-name="T37">sequence as the number of lines reach ω is ψ(ε</text:span><text:span text:style-name="T42">Ω+1</text:span><text:span text:style-name="T37">).</text:span></text:p>
      <text:p text:style-name="P199"><text:a xlink:type="simple" xlink:href="http://forums.xkcd.com/viewtopic.php?f=14&amp;t=7469&amp;start=680" text:style-name="Internet_20_link" text:visited-style-name="Visited_20_Internet_20_Link">http://forums.xkcd.com/viewtopic.php?f=14&amp;t=7469&amp;start=680</text:a></text:p>
      <text:p text:style-name="P199"/>
      <text:p text:style-name="P137"><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8">Top</text:span></text:a></text:p></draw:text-box></draw:frame><draw:frame draw:style-name="fr3" draw:name="Frame102" text:anchor-type="paragraph" svg:width="22.754cm" draw:z-index="107"><draw:text-box fo:min-height="0.041cm"><text:section text:style-name="Sect1" text:name="post_content2030231"><text:p text:style-name="P85">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5">1</text:span> = the limit of "[ω], [0, ω], [0, 0, ω], [0, 0, 0, ω], ..."<text:line-break/>[ω, 1]<text:span text:style-name="T95">1</text:span> = the limit of "[ω]<text:span text:style-name="T95">1</text:span>, [[ω]<text:span text:style-name="T95">1</text:span>]<text:span text:style-name="T95">1</text:span>, [[[ω]<text:span text:style-name="T95">1</text:span>]<text:span text:style-name="T95">1</text:span>]<text:span text:style-name="T95">1</text:span>, [[[[ω]<text:span text:style-name="T95">1</text:span>]<text:span text:style-name="T95">1</text:span>]<text:span text:style-name="T95">1</text:span>]<text:span text:style-name="T95">1</text:span>, ..."<text:line-break/>[ω, 2]<text:span text:style-name="T95">1</text:span> = the limit of "[ω, 1]<text:span text:style-name="T95">1</text:span>, [[ω, 1]<text:span text:style-name="T95">1</text:span>, 1]<text:span text:style-name="T95">1</text:span>, [[[ω, 1]<text:span text:style-name="T95">1</text:span>, 1]<text:span text:style-name="T95">1</text:span>, 1]<text:span text:style-name="T95">1</text:span>, ..."<text:line-break/>etc.<text:line-break/><text:line-break/>[ω]<text:span text:style-name="T95">2</text:span> = the limit of "[ω]<text:span text:style-name="T95">1</text:span>, [0, ω]<text:span text:style-name="T95">1</text:span>, [0, 0, ω]<text:span text:style-name="T95">1</text:span>, [0, 0, 0, ω]<text:span text:style-name="T95">1</text:span>, ..."<text:line-break/><text:line-break/>[ω]<text:span text:style-name="T95">ω</text:span> = the limit of "[ω]<text:span text:style-name="T95">1</text:span>, [ω]<text:span text:style-name="T95">2</text:span>, [ω]<text:span text:style-name="T95">3</text:span>, ..."<text:line-break/><text:line-break/>f<text:span text:style-name="T95">O(x)</text:span>(n) = [imath]f_{[ω]_{[ω]_{..._{[ω]_ω}}}}(n)[/imath] with x layers of subscripts.<text:line-break/><text:line-break/>1.) Which of these is equal to the LVO?<text:line-break/>2.) Which of these, if any, is equal to the Bachman-Howard Ordinal?<text:line-break/>3.) What is the growth rate of f<text:span text:style-name="T95">O(ω)</text:span>(n)?</text:p><text:section text:style-name="Sect1" text:name="sig2030231"><text:p text:style-name="P255"><text:span text:style-name="Citation"><text:span text:style-name="T46">KrazyerKate wrote:</text:span></text:span><text:span text:style-name="T96">While it's probably the strangest sounding advice I will ever give, we need to stay focused on Hardcore Pornography in order to be successful.</text:span></text:p><text:p text:style-name="P84"><text:span text:style-name="T105"><text:line-break/><text:line-break/>I have a </text:span><text:a xlink:type="simple" xlink:href="http://www.greatplay.net/" text:style-name="Internet_20_link" text:visited-style-name="Visited_20_Internet_20_Link"><text:span text:style-name="T107">Blog</text:span></text:a><text:span text:style-name="T105"> and I make </text:span><text:a xlink:type="simple" xlink:href="http://www.greatplay.net/?page_id=204" text:style-name="Internet_20_link" text:visited-style-name="Visited_20_Internet_20_Link"><text:span text:style-name="T107">Games</text:span></text:a><text:span text:style-name="T105">. I also have a big multiplayer game in the works (coming soonish!).</text:span></text:p><text:p text:style-name="P86"/><text:p text:style-name="P86"/><text:p text:style-name="P87">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86"/><text:p text:style-name="P86"/></text:section></text:section></draw:text-box></draw:frame><text:soft-page-break/></text:p>
      <text:section text:style-name="Sect2" text:name="p2030272">
        <text:p text:style-name="P76"><draw:frame draw:style-name="fr4" draw:name="profile2030272" text:anchor-type="paragraph" svg:width="6.588cm" draw:z-index="103"><draw:text-box fo:min-height="0.041cm"><text:p text:style-name="P258"><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9">WarDaft</text:span></text:a></text:p><text:p text:style-name="P256"><text:span text:style-name="Strong_20_Emphasis"><text:span text:style-name="T99">Posts:</text:span></text:span><text:span text:style-name="T112"> </text:span><text:a xlink:type="simple" xlink:href="http://forums.xkcd.com/search.php?author_id=57747&amp;sr=posts" text:style-name="Internet_20_link" text:visited-style-name="Visited_20_Internet_20_Link"><text:span text:style-name="T110">1583</text:span></text:a></text:p><text:p text:style-name="P257"><text:span text:style-name="Strong_20_Emphasis"><text:span text:style-name="T99">Joined:</text:span></text:span><text:span text:style-name="T112"> Thu Jul 30, 2009 3:16 pm UTC</text:span></text:p></draw:text-box></draw:frame><draw:frame draw:style-name="fr3" draw:name="Frame104" text:anchor-type="paragraph" svg:width="22.754cm" draw:z-index="105"><draw:text-box fo:min-height="0.041cm"><text:section text:style-name="Sect1" text:name="post_content2030272"><text:h text:style-name="P259" text:outline-level="3"><text:a xlink:type="simple" xlink:href="http://forums.xkcd.com/viewtopic.php?f=14&amp;t=7469&amp;start=680#p2030272" text:style-name="Internet_20_link" text:visited-style-name="Visited_20_Internet_20_Link"><text:span text:style-name="T109">Re: My number is bigger!</text:span></text:a></text:h><text:list xml:id="list6999627181464775992" text:style-name="L2"><text:list-item><text:p text:style-name="P263"><draw:frame draw:style-name="fr5" draw:name="Frame105" text:anchor-type="char" svg:width="0.041cm" draw:z-index="106"><draw:text-box fo:min-height="0.041cm"><text:p text:style-name="Text_20_body"/></draw:text-box></draw:frame></text:p></text:list-item></text:list><text:p text:style-name="P81"><text:a xlink:type="simple" xlink:href="http://forums.xkcd.com/viewtopic.php?p=2030272#p2030272" text:style-name="Internet_20_link" text:visited-style-name="Visited_20_Internet_20_Link"><text:span text:style-name="T111">Post</text:span></text:a><text:span text:style-name="T104">by </text:span><text:a xlink:type="simple" xlink:href="http://forums.xkcd.com/memberlist.php?mode=viewprofile&amp;u=57747" text:style-name="Internet_20_link" text:visited-style-name="Visited_20_Internet_20_Link"><text:span text:style-name="Strong_20_Emphasis"><text:span text:style-name="T109">WarDaft</text:span></text:span></text:a><text:span text:style-name="T104"> » </text:span><text:span text:style-name="T106">Mon Mar 01, 2010 2:37 am UTC</text:span></text:p><text:p text:style-name="P85">[ω,1]<text:span text:style-name="T95">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5">C(0)+1</text:span>)n]<text:line-break/><text:line-break/>Note that this is roughly the amount of recursive definition it would require to reach [imath]f_{ε_{0}}(n)[/imath] using strictly finite recursive functions</text:p></text:section></draw:text-box></draw:frame></text:p>
      </text:section>
      <text:p text:style-name="P198"/>
      <text:p text:style-name="P200"><text:a xlink:type="simple" xlink:href="http://forums.xkcd.com/viewtopic.php?f=14&amp;t=7469&amp;start=720" text:style-name="Internet_20_link" text:visited-style-name="Visited_20_Internet_20_Link"/></text:p>
      <text:p text:style-name="P200"><text:a xlink:type="simple" xlink:href="http://forums.xkcd.com/viewtopic.php?f=14&amp;t=7469&amp;start=720" text:style-name="Internet_20_link" text:visited-style-name="Visited_20_Internet_20_Link"/></text:p>
      <text:p text:style-name="P200"><text:a xlink:type="simple" xlink:href="http://forums.xkcd.com/viewtopic.php?f=14&amp;t=7469&amp;start=720" text:style-name="Internet_20_link" text:visited-style-name="Visited_20_Internet_20_Link">http://forums.xkcd.com/viewtopic.php?f=14&amp;t=7469&amp;start=720</text:a></text:p>
      <text:p text:style-name="P205">(p 19)</text:p>
      <text:p text:style-name="P205">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0">fθ(℘)(4209)</text:span>.<text:line-break/><text:line-break/>Does that work?</text:p>
      <text:p text:style-name="P205"/>
      <text:p text:style-name="P205"/>
      <text:p text:style-name="P204"><text:span text:style-name="T37">M(n) is a set containing 0, 1, and every ω</text:span><text:span text:style-name="T42">α</text:span><text:span text:style-name="T43"> </text:span><text:span text:style-name="T37">from ω</text:span><text:span text:style-name="T42">0</text:span><text:span text:style-name="T43"> </text:span><text:span text:style-name="T37">to ω</text:span><text:span text:style-name="T42">1+n</text:span><text:span text:style-name="T37">.</text:span><text:line-break/><text:line-break/><text:span text:style-name="T37">and C(n, 0, 0) = M(n)</text:span><text:line-break/><text:line-break/><text:span text:style-name="T37">and C(n, k, s+1) = C(n, k, s) ∪ {a+b, ab, a</text:span><text:span text:style-name="T42">b</text:span><text:span text:style-name="T37">, L(c, d) : a, b, c&lt;n, k&lt;d ∈ C(n, k, s)}</text:span><text:line-break/><text:line-break/><text:span text:style-name="T37">and L(c, d) is the smallest ordinal not in C(c, d, s) for any natural s.</text:span><text:line-break/><text:line-break/><text:span text:style-name="T37">and X(z) is the smallest ordinal that will not be in C(z, k, s) for any k or any natural s.</text:span><text:line-break/><text:line-break/><text:span text:style-name="T37">Then:</text:span><text:line-break/><text:line-break/><text:span text:style-name="T37">[imath]L(0, ω_1^{ω_1}) = \Gamma_1[/imath]</text:span><text:line-break/><text:span text:style-name="T37">[imath]L(0, ω_1^{{ω_1}^{ω_1}})[/imath] is the Large Veblen Ordinal</text:span><text:line-break/><text:span text:style-name="T37">[imath]X(0) = L(0, ε_{ω_1+1})[/imath], which is the Bachman Howard Ordinal</text:span><text:line-break/><text:span text:style-name="T37">[imath]X(ω) = L(ω, ε_{ω_1+1})[/imath] I think is the Takeuti-Feferman-Buchholz ordinal, or [imath]ψ(ε_{ω_ω+1})[/imath].</text:span><text:line-break/><text:line-break/><text:span text:style-name="T37">...except that it should work with X(ω+1) and larger ordinals -- or at least I see no reason why it shouldn't.</text:span><text:line-break/><text:line-break/><text:span text:style-name="T37">And assuming that it does, couldn't we look for things like X(ω2), X(ω</text:span><text:span text:style-name="T42">ω</text:span><text:span text:style-name="T37">), and X(ε</text:span><text:span text:style-name="T42">0</text:span><text:span text:style-name="T37">)? Would we able to find an X(ω</text:span><text:span text:style-name="T42">1</text:span><text:span text:style-name="T37">)?</text:span><text:line-break/><text:line-break/><text:span text:style-name="T37">Would X(X(X(ω))) have any merit? X</text:span><text:span text:style-name="T42">ω</text:span><text:span text:style-name="T37">(ω)? [imath]X^{ε_0}(ω)[/imath]?</text:span><text:line-break/><text:line-break/><text:span text:style-name="T37">If Λ</text:span><text:span text:style-name="T42">0</text:span><text:span text:style-name="T43"> </text:span><text:span text:style-name="T37">was the smallest a such that a = ω</text:span><text:span text:style-name="T42">a</text:span><text:span text:style-name="T37">, would X(Λ</text:span><text:span text:style-name="T42">0</text:span><text:span text:style-name="T37">) be anything?</text:span><text:line-break/><text:line-break/><text:span text:style-name="T37">How large would </text:span><text:span text:style-name="T40">[imath]f_{X(Λ_0)}(4209)[/imath]</text:span><text:span text:style-name="T43"> </text:span><text:span text:style-name="T37">be?</text:span><text:line-break/><text:line-break/><text:span text:style-name="T37">Or </text:span><text:span text:style-name="T40">[imath]f_{X(ω)}(4209)[/imath]</text:span><text:span text:style-name="T43"> </text:span><text:span text:style-name="T37">for that matter?</text:span></text:p>
      <text:p text:style-name="P157"/>
      <text:p text:style-name="P204"><text:span text:style-name="T37">Well, I messed that up -- but it's part of the learning process.<text:line-break/><text:line-break/>My next attempt is far more aggressive:<text:line-break/><text:line-break/>I'm defining a series of ordinals that go like this:<text:line-break/><text:line-break/></text:span><text:soft-page-break/><text:span text:style-name="T37">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39">fю(δ)(4209)</text:span><text:span text:style-name="T37">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39">Hardy Decay</text:span><text:span text:style-name="T37"><text:line-break/>Step 1: ω3 -&gt; ω2<text:line-break/>Step 2: ω2 -&gt; ω2<text:line-break/>Step 3: ω2 -&gt; ω+3<text:line-break/>Step 6: ω-&gt;6<text:line-break/>Step 12: 0<text:line-break/><text:line-break/></text:span><text:span text:style-name="T39">f3(10) Decay</text:span><text:span text:style-name="T37"><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57"/>
      <text:p text:style-name="P206"><text:a xlink:type="simple" xlink:href="http://forums.xkcd.com/viewtopic.php?f=14&amp;t=7469&amp;start=800" text:style-name="Internet_20_link" text:visited-style-name="Visited_20_Internet_20_Link"><text:span text:style-name="T38">http://forums.xkcd.com/viewtopic.php?f=14&amp;t=7469&amp;start=800</text:span></text:a></text:p>
      <text:p text:style-name="P158"/>
      <text:p text:style-name="P139">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7">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58"/>
      <text:p text:style-name="P206"><text:line-break/></text:p>
      <text:p text:style-name="P201"><text:a xlink:type="simple" xlink:href="http://forums.xkcd.com/viewtopic.php?f=14&amp;t=7469&amp;start=840" text:style-name="Internet_20_link" text:visited-style-name="Visited_20_Internet_20_Link">http://forums.xkcd.com/viewtopic.php?f=14&amp;t=7469&amp;start=840</text:a> p 22</text:p>
      <text:p text:style-name="P201">Okay, let’s define a monstrously large recursive ordinal! (and a large finite</text:p>
      <text:p text:style-name="P201">number)</text:p>
      <text:p text:style-name="P201">When last we left, we defined a transfinite hierarchy over Q and theta,</text:p>
      <text:p text:style-name="P201">indexed by a large ordinal xi. We want to define larger and larger powers of xi.</text:p>
      <text:p text:style-name="P201">We will write Q(a)(b) and theta0 (a) instead of Qa(b) and thetaa. Also, replace</text:p>
      <text:p text:style-name="P201">xi with theta1(0).</text:p>
      <text:p text:style-name="P201">As before, we define an inaccessible hierarchy above xi, by I(1)(0)(a1@b1,</text:p>
      <text:p text:style-name="P201">a2@b2, ... an@bn). We then define Q(1)(0) and theta0(1)(0) so that</text:p>
      <text:p text:style-name="P201">Q(1)(0)(θ 0 (1)(0) a 1 b 1 +θ 0 (1)(0) a 2 b 2 +...θ 0 (1)(0) a n b n ) = I(1)(0)(b 1 @a 1 , b 2 @a 2 , ...b n @a n ).</text:p>
      <text:p text:style-name="P201">We can then extend this by defining Q(1)(1) and theta0 (1)(1), Q(1)(alpha)</text:p>
      <text:p text:style-name="P201">and theta 0(1)(alpha) for arbitrary ordinals alpha, and then a transfinite hier-</text:p>
      <text:p text:style-name="P201">archy Q(1)(a1@b1, ... ,an@bn) and theta0(1)(a1@b1, ... ,an@bn). Next, we</text:p>
      <text:p text:style-name="P201">define a new large ordinal theta1(1) (we can take this to be the second weakly</text:p>
      <text:p text:style-name="P201">compact cardinal), to diagonlize over the transfinite hiearachy, and we define</text:p>
      <text:p text:style-name="P201">Q(1)(θ 1 (1) a 1 b 1 +θ 1 (1) a 2 b 2 +...θ 1 (1) a n b n )(c) = Q(1)(b 1 @a 1 , b 2 @a 2 , ..., b n @a n )(c)</text:p>
      <text:p text:style-name="P201">θ 0 (1)(θ 1 (1) a 1 b 1 + θ 1 (1) a 2 b 2 + ...θ 1 (1) a n b n ) = θ 0 (1)(b 1 @a 1 , b 2 @a 2 , ..., b n @a n ).</text:p>
      <text:p text:style-name="P201">Continuing the entire procedure above, we can define Q(a)(b)(c), theta0(a)(b)</text:p>
      <text:p text:style-name="P201">and theta1(a) for arbitrary ordinals a,b,c. Again, we can extend this to trans-</text:p>
      <text:p text:style-name="P201">finite hierarchies Q(a1@b1, ... ,an@bn) (b)(c), theta0(a1@b1, ... ,an@bn) (b)</text:p>
      <text:p text:style-name="P201">and theta1(a1@b1, ... ,an@bn). Now we define a large ordinal theta2(0) (let’s</text:p>
      <text:p text:style-name="P201">take this to be the smallest 1-indescribable ordinal) to index these transfinite</text:p>
      <text:p text:style-name="P201">hierarchies.</text:p>
      <text:p text:style-name="P201">Q(θ 2 (0) a 1 b 1 +θ 2 (0) a 2 b 2 +...θ 2 (0) a n b n )(c)(d) = Q(b 1 @a 1 , b 2 @a 2 , ..., b n @a n )(c)(d)</text:p>
      <text:p text:style-name="P201">θ 0 (θ 2 (0) a 1 b 1 +θ 2 (0) a 2 b 2 +...θ 2 (0) a n b n )(c) = θ 0 (b 1 @a 1 , b 2 @a 2 , ..., b n @a n )(c) θ 1 (θ 2 (0) a 1 b 1 +</text:p>
      <text:p text:style-name="P201">θ 2 (0) a 2 b 2 + ...θ 2 (0) a n b n ) = θ 1 (b 1 @a 1 , b 2 @a 2 , ..., b n @a n )</text:p>
      <text:p text:style-name="P201">So we can define our notation by</text:p>
      <text:p text:style-name="P201">C 0 (α, β) = β ∪ {0, θ 2 (0)}</text:p>
      <text:p text:style-name="P201">C n+1 (α, β) = {γ+δ, γδ, γ δ , φ(γ, δ), Q(γ, δ, #), θ 0 (γ, δ), θ 1 (γ)|γ, δ, # ∈ C n (α, β)}</text:p>
      <text:p text:style-name="P201">∪C m (γ, δ|γ, δ, m ∈ C n (α, β), m &lt; ω ∪{ψ γ (δ)|γ, δ ∈ C n (α, β), δ &lt; α, γ a regular</text:p>
      <text:p text:style-name="P201">cardinal} ∪{τ (γ,</text:p>
      <text:p text:style-name="P201">S δ)|γ, δ ∈ C n (α, β), γ &lt; α}</text:p>
      <text:p text:style-name="P201">C(α, β) = C n (α, β)</text:p>
      <text:p text:style-name="P201">ψ α (β) = min{γ : α ∈ C(β, γ) ∧ C(β, γ) ∩ α ⊆ γ}</text:p>
      <text:p text:style-name="P201">τ (α, β) = the βth ordinal γ such that γ ∈</text:p>
      <text:p text:style-name="P201">/ C(α, γ)</text:p>
      <text:p text:style-name="P201">Okay, let’s keep going. theta2(0) can be extended by an inaccessible hiear-</text:p>
      <text:p text:style-name="P201">achy Q(1)(0)(0)(a) and theta0(1)(0)(0). We proceed on, extending our notations</text:p>
      <text:p text:style-name="P201"><text:soft-page-break/>in the usual manner, defining Q(1)(a)(b)(c), theta0(1)(a)(b), and theta1(1)(a).</text:p>
      <text:p text:style-name="P201">We extend the variable a into a transfinite hierarchy, e.g. Q(1)(a1@b1, ...</text:p>
      <text:p text:style-name="P201">,an@bn)(c)(d), and then define theta2(1) (as the second smallest 1-indescribable</text:p>
      <text:p text:style-name="P201">cardinal) to index our new transfinite heirarchy. So</text:p>
      <text:p text:style-name="P201">Q(1)(θ 2 (1) a 1 b 1 +θ 2 (1) a 2 b 2 +...θ 2 (1) a n b n )(c)(d) = Q(1)(b 1 @a 1 , b 2 @a 2 , ..., b n @a n )(c)(d)</text:p>
      <text:p text:style-name="P201">θ 0 (1)(θ 2 (1) a 1 b 1 +θ 2 (1) a 2 b 2 +...θ 2 (1) a n b n )(c) = θ 0 (1)(b 1 @a 1 , b 2 @a 2 , ..., b n @a n )(c)</text:p>
      <text:p text:style-name="P201">θ 1 (1)(θ 2 (1) a 1 b 1 + θ 2 (1) a 2 b 2 + ...θ 2 (1) a n b n ) = θ 1 (1)(b 1 @a 1 , b 2 @a 2 , ..., b n @a n ).</text:p>
      <text:p text:style-name="P201">This extends upwards for all ordinals, so that we have Q(a)(b)(c)(d), theta0(a)(b)(c),</text:p>
      <text:p text:style-name="P201">theta1(a)(b), and theta2(a) defijned for all a. We extend to a transfinite hi-</text:p>
      <text:p text:style-name="P201">erarchy again, and next define a large ordinal theta3(0) (call it the smallest</text:p>
      <text:p text:style-name="P201">2-indescribable cardinal) to index over it.</text:p>
      <text:p text:style-name="P201">1I think you can see how to proceed from here. We get longer and longer</text:p>
      <text:p text:style-name="P201">functions with more and more parameters. Eventually we can define Q for</text:p>
      <text:p text:style-name="P201">an arbitrary number of parameters, and define thetan for an arbitrary natural</text:p>
      <text:p text:style-name="P201">number n and an arbitrary number of parameters.</text:p>
      <text:p text:style-name="P201">For convenience, we represent Q(a1@b1)(a2@b2)...(an)(bn) to indicate an</text:p>
      <text:p text:style-name="P201">a1 in the b1 place, an a2 in the b2 place, etc. We can then define</text:p>
      <text:p text:style-name="P201">C 0 (α, β) = β ∪ {0}</text:p>
      <text:p text:style-name="P201">C n+1 (α, β) = {γ+δ, γδ, γ δ , φ(γ, δ), Q(γ 1 @δ 1 )(γ 2 @δ 2 )...(γ m @δ m ), θ k (γ 1 @δ 1 )(γ 2 @δ 2 )...(γ m @δ m )|γ, δ, #, γ i ,</text:p>
      <text:p text:style-name="P201">C n (α, β), δ i , m, k &lt; ω} ∪C m (γ, δ|γ, δ, m ∈ C n (α, β), m &lt; ω ∪{ψ γ (δ)|γ, δ ∈</text:p>
      <text:p text:style-name="P201">C n (α, β), δ &lt; α,</text:p>
      <text:p text:style-name="P201">S γ a regular cardinal} ∪{τ (γ, δ)|γ, δ ∈ C n (α, β), γ &lt; α}</text:p>
      <text:p text:style-name="P201">C(α, β) = C n (α, β)</text:p>
      <text:p text:style-name="P201">ψ α (β) = min{γ : α ∈ C(β, γ) ∧ C(β, γ) ∩ α ⊆ γ}</text:p>
      <text:p text:style-name="P201">τ (α, β) = the βth ordinal γ such that γ ∈</text:p>
      <text:p text:style-name="P201">/ C(α, γ)</text:p>
      <text:p text:style-name="P201">Next, we want to define Q and theta for transfinite parameters. I’m having</text:p>
      <text:p text:style-name="P201">a bit of trouble with this, so I’ll continue in a later post.</text:p>
      <text:p text:style-name="P201">2</text:p>
      <text:p text:style-name="P198"/>
      <text:p text:style-name="P202"><text:a xlink:type="simple" xlink:href="http://forums.xkcd.com/viewtopic.php?f=14&amp;t=7469&amp;start=920" text:style-name="Internet_20_link" text:visited-style-name="Visited_20_Internet_20_Link">http://forums.xkcd.com/viewtopic.php?f=14&amp;t=7469&amp;start=920</text:a> p 24</text:p>
      <text:p text:style-name="P202"/>
      <text:p text:style-name="P198"><text:span text:style-name="T37">I was looking back and I realized I completely missed </text:span><text:a xlink:type="simple" xlink:href="http://forums.xkcd.com/viewtopic.php?f=14&amp;t=7469&amp;start=880#p2217276" text:style-name="Internet_20_link" text:visited-style-name="Visited_20_Internet_20_Link"><text:span text:style-name="T47">your June 30 post</text:span></text:a><text:span text:style-name="T37">.</text:span><text:line-break/><text:line-break/><text:span text:style-name="T37">So here's a redefinition:</text:span><text:line-break/><text:line-break/><text:line-break/><text:span text:style-name="T37">Define an ordinal creation function q[x]</text:span><text:line-break/><text:line-break/><text:span text:style-name="T37">q[0](3) = θ(3) = θ</text:span><text:span text:style-name="T42">3</text:span><text:line-break/><text:span text:style-name="T37">q[0](a@</text:span><text:span text:style-name="T42">c</text:span><text:span text:style-name="T37">b) = θ(a@</text:span><text:span text:style-name="T42">c</text:span><text:span text:style-name="T37">b)</text:span><text:line-break/><text:span text:style-name="T37">q[1](a@</text:span><text:span text:style-name="T42">c</text:span><text:span text:style-name="T37">b) = λ(a@</text:span><text:span text:style-name="T42">c</text:span><text:span text:style-name="T37">b)</text:span><text:line-break/><text:span text:style-name="T37">q[0](q[1]) = θ(λ) = θ(1@@1)</text:span><text:line-break/><text:span text:style-name="T37">q[0](q[0](q[1])</text:span><text:span text:style-name="T42">b</text:span><text:span text:style-name="T37">a) = q[0](a@b) = θ(a@b)</text:span><text:line-break/><text:line-break/><text:span text:style-name="T37">~</text:span><text:line-break/><text:line-break/><text:span text:style-name="T37">Define a transfinite heirarchy of transfinite heirarchies in the form of I(a@</text:span><text:span text:style-name="T42">c</text:span><text:span text:style-name="T37">b)</text:span><text:line-break/><text:line-break/><text:span text:style-name="T37">I(a@</text:span><text:span text:style-name="T42">0</text:span><text:span text:style-name="T37">b) = I(a@b)</text:span><text:line-break/><text:span text:style-name="T37">I(a@</text:span><text:span text:style-name="T42">3</text:span><text:span text:style-name="T37">b) = I(a@@@@b)</text:span><text:line-break/><text:line-break/><text:soft-page-break/><text:span text:style-name="T37">q[c] can be used to index I(a@</text:span><text:span text:style-name="T42">c</text:span><text:span text:style-name="T37">b)</text:span><text:line-break/><text:line-break/><text:span text:style-name="T37">Q(q[c]</text:span><text:span text:style-name="T42">b</text:span><text:span text:style-name="T37">a) = I(a@</text:span><text:span text:style-name="T42">c</text:span><text:span text:style-name="T37">b)</text:span><text:line-break/><text:span text:style-name="T37">Q(q[3]</text:span><text:span text:style-name="T42">b</text:span><text:span text:style-name="T37">a + q[2]</text:span><text:span text:style-name="T42">d</text:span><text:span text:style-name="T37">c) = I(a@@@@b)(d@@@c)</text:span><text:line-break/><text:line-break/><text:span text:style-name="T37">~</text:span><text:line-break/><text:line-break/><text:span text:style-name="T37">Define the collapsing function:</text:span><text:line-break/><text:line-break/><text:span text:style-name="T37">C(k, l, 0) = {a : a&lt;l} ∪ 0</text:span><text:line-break/><text:span text:style-name="T37">C(k, l, s+1) = {a+b, ab, a</text:span><text:span text:style-name="T42">b</text:span><text:span text:style-name="T37">, φ(a,b), q[a](b), Q(a), C(a,b,c), ψ(d,e), τ(d,a) : a, b, c&lt;ω, d&lt;k, e is a regular cardinal ∈ C(k, l, s)}</text:span><text:line-break/><text:span text:style-name="T37">C(k, l, ω) = { C(k, l, a) : a &lt; ω }</text:span><text:line-break/><text:line-break/><text:span text:style-name="T37">φ(y, z) is the Veblen function.</text:span><text:line-break/><text:span text:style-name="T37">ψ(y, z) = min{a : z ∈ C(y,a,ω), C(y,a,ω)∩z ⊆a}</text:span><text:line-break/><text:span text:style-name="T37">τ(y, z) is the z</text:span><text:span text:style-name="T42">th</text:span><text:span text:style-name="T43"> </text:span><text:span text:style-name="T37">ordinal a such that a ∉ C(y,a,ω)</text:span><text:line-break/><text:line-break/><text:span text:style-name="T37">~</text:span><text:line-break/><text:line-break/><text:span text:style-name="T37">Define our arbitrarily large number: C(Q(q[Γ</text:span><text:span text:style-name="T42">4</text:span><text:span text:style-name="T37">]</text:span><text:span text:style-name="T42">20</text:span><text:span text:style-name="T37">9), g</text:span><text:span text:style-name="T42">4209</text:span><text:span text:style-name="T37">, g</text:span><text:span text:style-name="T42">4209</text:span><text:span text:style-name="T37">)</text:span></text:p>
      <text:p text:style-name="P146"/>
      <text:p text:style-name="P154"><text:a xlink:type="simple" xlink:href="http://forums.xkcd.com/viewtopic.php?f=14&amp;t=7469&amp;start=1040" text:style-name="Internet_20_link" text:visited-style-name="Visited_20_Internet_20_Link">http://forums.xkcd.com/viewtopic.php?f=14&amp;t=7469&amp;start=1040</text:a></text:p>
      <text:p text:style-name="P154"/>
      <text:p text:style-name="P136">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54"/>
      <text:p text:style-name="P156"><text:a xlink:type="simple" xlink:href="http://forums.xkcd.com/viewtopic.php?f=14&amp;t=7469&amp;start=1120" text:style-name="Internet_20_link" text:visited-style-name="Visited_20_Internet_20_Link">http://forums.xkcd.com/viewtopic.php?f=14&amp;t=7469&amp;start=1120</text:a></text:p>
      <text:p text:style-name="P155"/>
      <text:p text:style-name="P154">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7">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54"/>
      <text:p text:style-name="P146"/>
      <text:p text:style-name="P147">w^a = [suc→H,0→suc] a 0</text:p>
      <text:p text:style-name="P147">epsilon₀ = R1 H suc 0 = H &lt;H&gt; I suc 0</text:p>
      <text:p text:style-name="P147">w^epsilon₀ = R1 H H suc 0 = R1 H suc 0</text:p>
      <text:p text:style-name="P147">point fixe suivant : </text:p>
      <text:p text:style-name="P147">lim epsilon₀+1, w^(epsilon_0+1), w^w^(epsilon_0+1), …</text:p>
      <text:p text:style-name="P147">w^(epsilon₀+1) = w^epsilon₀ * w = <text:s/>epsilon₀ * w </text:p>
      <text:p text:style-name="P147"><text:s/>= [suc→H,0→suc] (suc (R1 H suc 0)) 0 = H (R1 H H suc) 0 = H (R1 H suc) 0</text:p>
      <text:p text:style-name="P147">w^w^(epsilon_0+1) = epsilon₀^w</text:p>
      <text:p text:style-name="P147"><text:s/>= H (R1 H H) suc 0 = H (R1 H) suc 0</text:p>
      <text:p text:style-name="P147">w^w^w^(epsilon_0+1) </text:p>
      <text:p text:style-name="P147"><text:s/>= H (R1 H) H suc 0</text:p>
      <text:p text:style-name="P147">w^w^w^(epsilon_0+1) </text:p>
      <text:p text:style-name="P147"><text:s/>= H (R1 H) H H suc 0</text:p>
      <text:p text:style-name="P147">epsilon₁ = w^...^w^(epsilon_0+1) = H &lt;H&gt; (H (R1 H)) suc 0 = H &lt;H&gt; (H (H &lt;H&gt; I)) suc 0</text:p>
      <text:p text:style-name="P147"/>
      <text:p text:style-name="P147">epsilon₀ = R1 H suc 0</text:p>
      <text:p text:style-name="P147"><text:soft-page-break/>epsilon₀ * 2 = R1 H suc (R1 H suc 0)</text:p>
      <text:p text:style-name="P147">epsilon₀ * w = H (R1 H suc) 0</text:p>
      <text:p text:style-name="P147">epsilon₀ ² = R1 H (R1 H suc) 0</text:p>
      <text:p text:style-name="P147">epsilon₀ ^ w = H (R1 H) suc 0</text:p>
      <text:p text:style-name="P147">epsilon₀ ^ epsilon₀ = R1 H (R1 H) suc 0</text:p>
      <text:p text:style-name="P147">epsilon1 = epsilon0 ^ … ^ epsilon₀ = R1 (R1 H) suc 0 = H &lt;H &lt;H&gt; I&gt; suc 0</text:p>
      <text:p text:style-name="P147"/>
      <text:p text:style-name="P147">fonction<text:tab/><text:tab/>plus petit point fixe</text:p>
      <text:p text:style-name="P147">a → 1+a<text:tab/><text:tab/>w</text:p>
      <text:p text:style-name="P147">a → w+A<text:tab/><text:tab/>w²</text:p>
      <text:p text:style-name="P147">a → w+A<text:tab/><text:tab/>w^w</text:p>
      <text:p text:style-name="P147">a → w^a <text:tab/><text:tab/>epsilon₀</text:p>
      <text:p text:style-name="P147">a→epsilon_a=phi(1,a)<text:tab/>zeta₀ = phi(2,0)</text:p>
      <text:p text:style-name="P147">a→zeta_a=phi(2,a)<text:tab/>eta₀ = phi(3,0)</text:p>
      <text:p text:style-name="P147">a → phi(b,a)<text:tab/><text:tab/>phi(b+1,0)</text:p>
      <text:p text:style-name="P147">a → phi(a,0)<text:tab/><text:tab/>phi(1,0,0)</text:p>
      <text:p text:style-name="P147"/>
      <text:p text:style-name="P147">Phi f = énumération points fixes de f</text:p>
      <text:p text:style-name="P147">Phi [1+*] = [w+*]</text:p>
      <text:p text:style-name="P147">Phi [w+*] = [w² + *] = Phi² [1 + *]</text:p>
      <text:p text:style-name="P147">Phi [w.*] = [w^w.(1+*)]</text:p>
      <text:p text:style-name="P148">Phi [w^*] = [epsilon_*]</text:p>
      <text:p text:style-name="P148">Phi [phi(a,*)] = [Phi(a+1,*)]</text:p>
      <text:p text:style-name="P148">Phi [phi(*,0)] = [phi(1,0,*)]</text:p>
      <text:p text:style-name="P148"/>
      <text:p text:style-name="P149">Simmons</text:p>
      <text:p text:style-name="P149">Fix f z = f^w (z+1) = H f (suc z)</text:p>
      <text:p text:style-name="P149">Next = Fix [w^*]</text:p>
      <text:p text:style-name="P149">Next 0 = epsilon₀ </text:p>
      <text:p text:style-name="P149">Next^(1+a) 0 = epsilon_a</text:p>
      <text:p text:style-name="P149">[0] h = Fix [h^* 0]</text:p>
      <text:p text:style-name="P149">[0] Next 0 = Fix [Next^* 0] 0</text:p>
      <text:p text:style-name="P149">= lim </text:p>
      <text:p text:style-name="P149"><text:tab/>1</text:p>
      <text:p text:style-name="P149"><text:tab/>Next 0 = epsilon₀</text:p>
      <text:p text:style-name="P149"><text:tab/>Next^epsilon₀ 0 = epsilon_epsilon₀ </text:p>
      <text:p text:style-name="P149"><text:tab/>…</text:p>
      <text:p text:style-name="P149">= epsilon_..._epsilon₀</text:p>
      <text:p text:style-name="P149">= zeta₀</text:p>
      <text:p text:style-name="P150">[0]² Next 0 = [0] ([0] Next) 0 = Fix ([0] Next)^* 0] 0</text:p>
      <text:p text:style-name="P150">= lim </text:p>
      <text:p text:style-name="P150"><text:tab/>1</text:p>
      <text:p text:style-name="P150"><text:tab/>[0] Next 0 = zeta₀ </text:p>
      <text:p text:style-name="P150"><text:tab/>([0] Next)^zeta₀ 0 = zeta_zeta₀</text:p>
      <text:p text:style-name="P150">= zeta_..._zeta₀ = eta₀ = phi(3,0)</text:p>
      <text:p text:style-name="P150">[0]^a Next 0 = phi(1+a,0)</text:p>
      <text:p text:style-name="P150">[1] [0] Next 0 = Fix [[0]^* Next 0] 0</text:p>
      <text:p text:style-name="P150">= lim</text:p>
      <text:p text:style-name="P150"><text:tab/>1 = phi(0,0)</text:p>
      <text:p text:style-name="P150"><text:tab/>[0] Next 0 = zeta₀ = phi(2,0)</text:p>
      <text:p text:style-name="P150"><text:tab/>[0]^zeta₀ Next 0 = phi(phi(2,0),0)</text:p>
      <text:p text:style-name="P150"><text:tab/>… = phi(phi(phi(2,0),0),0)</text:p>
      <text:p text:style-name="P150">= phi(1,0,0)</text:p>
      <text:p text:style-name="P151"><text:soft-page-break/>[2] [1] [0] Next 0 = Fix [[1]^* [0] Next 0] 0 <text:span text:style-name="T118">= LVO ?</text:span></text:p>
      <text:p text:style-name="P151">= lim</text:p>
      <text:p text:style-name="P151"><text:tab/>1</text:p>
      <text:p text:style-name="P151"><text:tab/>[1] [0] Next 0 = phi(1,0,0) = Gamma₀</text:p>
      <text:p text:style-name="P151"><text:tab/>[1]^Gamma₀ [0] Next 0</text:p>
      <text:p text:style-name="P151"><text:tab/><text:tab/>[1]⁰ [0] Next 0 = [0] Next 0 = zeta₀ = phi(2,0)</text:p>
      <text:p text:style-name="P151"><text:tab/><text:tab/>[1]¹ [0] Next 0 = [1] [0] Next 0 = Gamma₀ = phi(1,0,0)</text:p>
      <text:p text:style-name="P151"><text:tab/><text:tab/>[1]² [0] Next 0 = [1] ([1] [0]) Next 0 = Fix [([1] [0])^* Next 0] 0 <text:span text:style-name="T118">= SVO ?</text:span></text:p>
      <text:p text:style-name="P151"><text:tab/><text:tab/>= lim </text:p>
      <text:p text:style-name="P151"><text:tab/><text:tab/><text:tab/>1</text:p>
      <text:p text:style-name="P151"><text:tab/><text:tab/><text:tab/>[1] [0] Next 0 = Gamma₀ = phi(1,0,0)</text:p>
      <text:p text:style-name="P151"><text:tab/><text:tab/><text:tab/>([1] [0])^Gamma₀ Next 0</text:p>
      <text:p text:style-name="P151"><text:tab/><text:tab/><text:tab/><text:tab/>([1] [0])^a Next 0 = ?</text:p>
      <text:p text:style-name="P151"><text:tab/><text:tab/><text:tab/><text:tab/><text:span text:style-name="T113">([1] [0])⁰ Next 0 = Next 0 = epsilon₀ = phi(1,0)</text:span></text:p>
      <text:p text:style-name="P151"><text:tab/><text:tab/><text:tab/><text:tab/><text:span text:style-name="T113">([1] [0])¹ Next 0 = [1] [0] Next 0 = zeta₀ = phi(2,0)</text:span></text:p>
      <text:p text:style-name="P151"><text:tab/><text:tab/><text:tab/><text:tab/><text:span text:style-name="T113">([1] [0])² Next 0 = [1] [0] ([1] [0] Next) 0 = Fix [[0]^* ([1] [0] Next) 0] 0 = phi(1,2,0)</text:span></text:p>
      <text:p text:style-name="P151"><text:tab/><text:tab/><text:tab/><text:tab/><text:span text:style-name="T118">([1] [0])^(1+a) Next 0 = phi(a,2,0) ?</text:span></text:p>
      <text:p text:style-name="P151"><text:tab/><text:tab/><text:tab/><text:tab/><text:span text:style-name="T114">= lim</text:span></text:p>
      <text:p text:style-name="P151"><text:tab/><text:tab/><text:tab/><text:tab/><text:tab/><text:span text:style-name="T114">1</text:span></text:p>
      <text:p text:style-name="P151"><text:tab/><text:tab/><text:tab/><text:tab/><text:tab/><text:span text:style-name="T114">[0] ([1] [0] Next) 0 = Fix [([1] [0] Next)^* 0] 0</text:span></text:p>
      <text:p text:style-name="P151"><text:tab/><text:tab/><text:tab/><text:tab/><text:tab/><text:span text:style-name="T114">= lim</text:span></text:p>
      <text:p text:style-name="P151"><text:tab/><text:tab/><text:tab/><text:tab/><text:tab/><text:tab/><text:span text:style-name="T114">1</text:span></text:p>
      <text:p text:style-name="P151"><text:tab/><text:tab/><text:tab/><text:tab/><text:tab/><text:tab/><text:span text:style-name="T114">[1] [0] Next 0 = Gamma₀ = phi(1,0,0)</text:span></text:p>
      <text:p text:style-name="P151"><text:tab/><text:tab/><text:tab/><text:tab/><text:tab/><text:tab/><text:span text:style-name="T114">([1] [0] Next)^Gamma₀ 0 = phi(1,0,Gamma₀)</text:span></text:p>
      <text:p text:style-name="P151"><text:tab/><text:tab/><text:tab/><text:tab/><text:tab/><text:tab/><text:span text:style-name="T114">phi(1,0,phi(1,0,Gamma₀))</text:span></text:p>
      <text:p text:style-name="P151"><text:tab/><text:tab/><text:tab/><text:tab/><text:tab/><text:tab/>…</text:p>
      <text:p text:style-name="P151"><text:tab/><text:tab/><text:tab/><text:tab/><text:tab/><text:span text:style-name="T114">= phi(1,1,0)</text:span></text:p>
      <text:p text:style-name="P151"><text:tab/><text:tab/><text:tab/><text:tab/><text:tab/><text:span text:style-name="T115">[0]^phi(1,1,0) ([1] [0] Next) 0 = phi(1,1,phi(1,1,a))</text:span></text:p>
      <text:p text:style-name="P151"><text:tab/><text:tab/><text:tab/><text:tab/><text:span text:style-name="T117">= phi(1,2,0)</text:span></text:p>
      <text:p text:style-name="P151"><text:tab/><text:tab/><text:tab/><text:span text:style-name="T118">([1] [0])^Gamma₀ Next 0 = phi(phi(1,0,0),2,0) ?</text:span></text:p>
      <text:p text:style-name="P151"><text:tab/><text:tab/><text:span text:style-name="T118">= SVO ?</text:span></text:p>
      <text:p text:style-name="P151"/>
      <text:p text:style-name="P151"/>
      <text:p text:style-name="P151"><text:tab/><text:tab/><text:tab/><text:tab/><text:tab/><text:span text:style-name="T116">[0]^a ([1] [0] Next) 0 = ?</text:span></text:p>
      <text:p text:style-name="P151"><text:tab/><text:tab/><text:tab/><text:tab/><text:tab/><text:span text:style-name="T116">[0]⁰ ([1] [0] Next) 0 = [1] [0] Next 0 = Gamma₀ = phi(1,0,0)</text:span></text:p>
      <text:p text:style-name="P151"><text:tab/><text:tab/><text:tab/><text:tab/><text:tab/><text:span text:style-name="T116">[0]¹ ([1] [0] Next) 0 = [0] ([1] [0] Next) 0 = phi(1,1,0)</text:span></text:p>
      <text:p text:style-name="P151"><text:tab/><text:tab/><text:tab/><text:tab/><text:tab/><text:span text:style-name="T116">[0]² ([1] [0] Next) 0 = [0] ([0] ([1] [0] Next)) 0 = Fix [([0] ([1] [0] Next))^* 0] 0</text:span></text:p>
      <text:p text:style-name="P151"><text:tab/><text:tab/><text:tab/><text:tab/><text:tab/><text:span text:style-name="T116">= lim </text:span></text:p>
      <text:p text:style-name="P151"><text:tab/><text:tab/><text:tab/><text:tab/><text:tab/><text:tab/><text:span text:style-name="T116">1</text:span></text:p>
      <text:p text:style-name="P151"><text:tab/><text:tab/><text:tab/><text:tab/><text:tab/><text:tab/><text:span text:style-name="T116">[0] ([1] [0] Next) 0 = phi(1,1,0)</text:span></text:p>
      <text:p text:style-name="P151"><text:tab/><text:tab/><text:tab/><text:tab/><text:tab/><text:tab/><text:span text:style-name="T116">([0] ([1] [0] Next))^phi(1,1,0) 0</text:span></text:p>
      <text:p text:style-name="P151"><text:tab/><text:tab/><text:tab/><text:tab/><text:tab/><text:tab/><text:span text:style-name="T117">([0] ([1] [0] Next))^a 0 = ?</text:span></text:p>
      <text:p text:style-name="P151"><text:tab/><text:tab/><text:tab/><text:tab/><text:tab/><text:tab/><text:span text:style-name="T117">([0] ([1] [0] Next))⁰ 0 = 0</text:span></text:p>
      <text:p text:style-name="P151"><text:tab/><text:tab/><text:tab/><text:tab/><text:tab/><text:tab/><text:span text:style-name="T117">[0] ([1] [0] Next) 0 = phi(1,1,0)</text:span></text:p>
      <text:p text:style-name="P151"><text:tab/><text:tab/><text:tab/><text:tab/><text:tab/><text:tab/><text:span text:style-name="T117">[0] ([1] [0] Next) ([0] ([1] [0] Next) 0) = [0] ([1] [0] Next) phi(1,1,0)</text:span></text:p>
      <text:p text:style-name="P151"><text:tab/><text:tab/><text:tab/><text:tab/><text:tab/><text:tab/><text:tab/><text:span text:style-name="T117">= point fixe suivant = phi(1,1,1)</text:span></text:p>
      <text:p text:style-name="P151"><text:tab/><text:tab/><text:tab/><text:tab/><text:tab/><text:span text:style-name="T117">[0]^(1+a) ([1] [0] Next) 0 = phi(1,1,a)</text:span></text:p>
      <text:p text:style-name="P151"/>
      <text:p text:style-name="P151"/>
      <text:p text:style-name="P151"/>
      <text:p text:style-name="P151"/>
      <text:p text:style-name="P151"><text:tab/><text:tab/><text:tab/><text:tab/><text:tab/><text:span text:style-name="T116">[0]^a f x = ?</text:span></text:p>
      <text:p text:style-name="P151"><text:tab/><text:tab/><text:tab/><text:tab/><text:tab/><text:span text:style-name="T116">[0]⁰ f 0 = f 0</text:span></text:p>
      <text:p text:style-name="P153"><text:soft-page-break/><text:tab/><text:tab/><text:tab/><text:tab/><text:tab/><text:span text:style-name="T116">[0]¹ f x0 = [0] f 0 = Fix [f^* 0] 0 = lim 1, f 0, f^(f 0) 0, …</text:span></text:p>
      <text:p text:style-name="P159"><text:s/></text:p>
      <text:p text:style-name="P152"><text:tab/><text:tab/><text:tab/><text:tab/><text:tab/><text:tab/><text:span text:style-name="T114">([1] [0] Next)^a 0 = ? → ([1] [0] Next)^(1+a) 0 = phi(1,0,a)</text:span></text:p>
      <text:p text:style-name="P151"><text:tab/><text:tab/><text:tab/><text:tab/><text:tab/><text:tab/><text:span text:style-name="T114">([1] [0] Next)⁰ 0 = 0</text:span></text:p>
      <text:p text:style-name="P151"><text:tab/><text:tab/><text:tab/><text:tab/><text:tab/><text:tab/><text:span text:style-name="T114">([1] [0] Next)¹ 0 = [1] [0] Next 0 = Gamma₀ = phi(1,0,0)</text:span></text:p>
      <text:p text:style-name="P89"><text:tab/><text:tab/><text:tab/><text:tab/><text:tab/><text:tab/><text:span text:style-name="T114">([1] [0] Next)² 0 = [1] [0] Next ([1] [0] Next 0) = [1] [0] Next Gamma₀ </text:span></text:p>
      <text:p text:style-name="P90"><text:tab/><text:tab/><text:tab/><text:tab/><text:tab/><text:tab/><text:span text:style-name="T114">= Fix [[0]* Next 0] Gamma₀ </text:span></text:p>
      <text:p text:style-name="P90"><text:tab/><text:tab/><text:tab/><text:tab/><text:tab/><text:tab/><text:span text:style-name="T114">= lim</text:span></text:p>
      <text:p text:style-name="P90"><text:tab/><text:tab/><text:tab/><text:tab/><text:tab/><text:tab/><text:tab/><text:span text:style-name="T114">Gamma₀ + 1</text:span></text:p>
      <text:p text:style-name="P90"><text:tab/><text:tab/><text:tab/><text:tab/><text:tab/><text:tab/><text:tab/><text:span text:style-name="T114">[0]^(Gamma₀+1) Next 0 = phi(Gamma₀+1,0)</text:span></text:p>
      <text:p text:style-name="P90"><text:tab/><text:tab/><text:tab/><text:tab/><text:tab/><text:tab/><text:span text:style-name="T114">= deuxième point fixe de a → phi(a,0)</text:span></text:p>
      <text:p text:style-name="P90"><text:tab/><text:tab/><text:tab/><text:tab/><text:tab/><text:tab/><text:span text:style-name="T114">[1] [0] Next = Gamma suivant</text:span></text:p>
      <text:p text:style-name="P91"><text:tab/><text:tab/><text:tab/><text:tab/><text:tab/><text:tab/><text:span text:style-name="T114">([1] [0] Next)² 0 = phi(1,0,1)</text:span></text:p>
      <text:p text:style-name="P91"><text:tab/><text:tab/><text:tab/><text:tab/><text:tab/><text:tab/><text:span text:style-name="T114">([1] [0] Next)³ 0 = [1] [0] Next ([1] [0] Next ([1] [0] Next 0)) = [1] [0] Next phi(1,0,1)</text:span></text:p>
      <text:p text:style-name="P91"><text:tab/><text:tab/><text:tab/><text:tab/><text:tab/><text:tab/><text:tab/><text:span text:style-name="T114">= phi(1,0,2)</text:span></text:p>
      <text:p text:style-name="P91"><text:tab/><text:tab/><text:tab/><text:tab/><text:tab/><text:tab/><text:span text:style-name="T114">([1] [0] Next)^(1+a) 0 = phi(1,0,a)</text:span></text:p>
      <text:p text:style-name="P91"/>
      <text:p text:style-name="P92">Fix f z = f^w (z+1) = H f (suc z)</text:p>
      <text:p text:style-name="P93">Next = Fix [w^*]</text:p>
      <text:p text:style-name="P93">epsilon_a = phi(1,a) = Next^(1+a) 0</text:p>
      <text:p text:style-name="P93">[0] h = Fix [h^* 0]</text:p>
      <text:p text:style-name="P93">zeta₀ = phi(2,0) = least fixed point of [epsilon_*] = Fix [epsilon_*] 0 = Fix [Next^(1+*) 0] 0 = Fix [Next^* 0] 0 = [0] Next 0</text:p>
      <text:p text:style-name="P93">Fix [Next^* 0] 0 = lim 1, Next 0 = epsilon₀, Next^epsilon₀ 0 =Next^(1+epsilon₀) 0 = epsilon_epsilon₀, … = epsilon_..._epsilon₀ = zeta₀</text:p>
      <text:p text:style-name="P93">Fix [Next^(1+*) 0] 0 = lim 1, Next² 0 = Next (Next 0) = epsilon₁, … epsilon_..._epsilon₁ = zeta₀ </text:p>
      <text:p text:style-name="P93">zeta₁ = phi(2,1) = second fixed point of [epsilon_*] = Fix [epsilon_*] (zeta₀ + 1) = Fix [Next^(1+*) 0] ([0] Next 0) = Fix [Next^* 0] ([0] Next 0)</text:p>
      <text:p text:style-name="P93"><text:s/>= [0] Next ([0] Next 0)</text:p>
      <text:p text:style-name="P93">zeta_a = phi(2,a) = ([0] Next)^(1+a) 0</text:p>
      <text:p text:style-name="P93">eta₀ = phi(3,0) = least fixed point of [zeta_*] = Fix [zeta_*] 0 = Fix [([0] Next)^(1+*) 0] 0 = Fix [([0] Next)^* 0] 0 = [0] ([0] Next) 0 = [0]² Next 0</text:p>
      <text:p text:style-name="P93">eta₁ = phi(3,1) = next fixed point = Fix [zeta_*] ([0]² Next 0) = Fix [([0] Next)^(1+*) 0] ([0]² Next 0) = Fix [([0] Next)^* 0] ([0]² Next 0)</text:p>
      <text:p text:style-name="P93"><text:s/>= [0] ([0] Next) ([0]² Next 0) = [0]² Next ([0]² Next 0) = ([0]² Next)² 0</text:p>
      <text:p text:style-name="P93">eta_a = phi(3,a) = ([0]² Next)^(1+a) 0</text:p>
      <text:p text:style-name="P94"/>
      <text:p text:style-name="P94">phi(1,a) = Next^(1+a) 0</text:p>
      <text:p text:style-name="P94">phi(2,a) = ([0] Next)^(1+a) 0</text:p>
      <text:p text:style-name="P94">phi(3,a) = ([0]² Next)^(1+a) 0</text:p>
      <text:p text:style-name="P94">phi(<text:span text:style-name="T119">1+</text:span>b,a) = ([0]^b Next)^(1+a) 0</text:p>
      <text:p text:style-name="P94"/>
      <text:p text:style-name="P95">Gamma₀ = phi(1,0,0) = least fixed point of [phi(*,0)] = least fixed point of [phi(1+*,0)] </text:p>
      <text:p text:style-name="P95"><text:s/>= Fix [phi(1+*,0)] 0</text:p>
      <text:p text:style-name="P95"><text:s/>= Fix [[0]^* Next 0] 0</text:p>
      <text:p text:style-name="P95"><text:s/>= [1] [0] Next 0</text:p>
      <text:p text:style-name="P95">with [1] h g = Fix [h^* g 0]</text:p>
      <text:p text:style-name="P95">phi(1,0,1) = next fixed point = Fix [[0]^* Next 0] ([1] [0] Next 0) = [1] [0] Next ([1] [0] Next 0) = ([1] [0] Next)² 0</text:p>
      <text:p text:style-name="P95">phi(1,0,a) = ([1] [0] Next)^(1+a) 0</text:p>
      <text:p text:style-name="P95">phi(1,1,0) = least fixed point of [phi(1,0,*)] = Fix [phi(1,0,*)] 0 = Fix [([1] [0] Next)^(1+*) 0] 0 = Fix [([1] [0] Next)^* 0] 0 = [0] ([1] [0] Next) 0</text:p>
      <text:p text:style-name="P95">phi(1,1,1) = next fixed point = Fix [([1] [0] Next)^* 0] ([0] ([1] [0] Next) 0) = [0] ([1] [0] Next) ([0] ([1] [0] Next) 0) = ([0] ([1] [0] Next))² 0</text:p>
      <text:p text:style-name="P95">phi(1,1,a) = ([0] ([1] [0] Next))^(1+a) 0</text:p>
      <text:p text:style-name="P95">phi(1,2,0) = least fixed point of [phi(1,1,*)] = Fix [([0] ([1] [0] Next))^(1+*) 0] 0 = Fix [([0] ([1] [0] Next))^* 0] 0 = [0] ([0] ([1] [0] Next)) 0 </text:p>
      <text:p text:style-name="P95"><text:s/>= [0]² <text:span text:style-name="T120">([1] [0] Next) 0</text:span></text:p>
      <text:p text:style-name="P97">phi(1,2,1) = next fixed point ...</text:p>
      <text:p text:style-name="P97">phi(1,2,a) = ([0]² ([1] [0] Next))^(1+a) 0</text:p>
      <text:p text:style-name="P97"/>
      <text:p text:style-name="P96">phi(1,0,a) = ([1] [0] Next)^(1+a) 0</text:p>
      <text:p text:style-name="P96"><text:soft-page-break/>phi(1,1,a) = ([0] ([1] [0] Next))^(1+a) 0</text:p>
      <text:p text:style-name="P97">phi(1,2,a) = ([0]² ([1] [0] Next))^(1+a) 0</text:p>
      <text:p text:style-name="P97">phi(1,b,a) = ([0]^b ([1] [0] Next))^(1+a) 0</text:p>
      <text:p text:style-name="P97"/>
      <text:p text:style-name="P97">phi(2,0,0) = least fixed point of [phi(1,*,0)] = Fix [phi(1,*,0)] 0 = Fix [[0]^* ([1] [0] Next) 0] 0 = [1] [0] ([1] [0] Next) 0) = ([1] [0])² Next 0</text:p>
      <text:p text:style-name="P97">phi(2,0,a) = (([1] [0])² Next)^(1+a) 0</text:p>
      <text:p text:style-name="P97">phi(2,1,0) = least fixed point of [phi(2,1,*)] = Fix [phi(2,1,*)] 0 = Fix [(([1] [0])² Next)^* 0] 0 = [0] (([1] [0])² Next) 0</text:p>
      <text:p text:style-name="P97">phi(2,1,a) = ([0] (([1] [0])² Next))^(1+a) 0</text:p>
      <text:p text:style-name="P97">phi(2,b,a) = ([0]^b (([1] [0])² Next))^(1+a) 0</text:p>
      <text:p text:style-name="P97">phi(c,b,a) = ([0]^b (([1] [0])^c Next))^(1+a) 0</text:p>
      <text:p text:style-name="P97"/>
      <text:p text:style-name="P98">phi(1,0,0,0) = least fixed point of [phi(*,0,0)] = Fix [phi(*,0,0)] 0 = Fix [([1] [0])^* Next 0] 0 = [1] ([1] [0]) Next 0 <text:span text:style-name="T121">= [1]² [0] Next 0</text:span></text:p>
      <text:p text:style-name="P99">phi(1,0,0,a) = ([1]² [0] <text:span text:style-name="T122">Next</text:span>)^(1+a) 0</text:p>
      <text:p text:style-name="P99">phi(1,0,1,0) = Fix [([1]² [0] <text:span text:style-name="T122">Next</text:span>)^* 0] 0 = [0] ([1]² [0]) 0</text:p>
      <text:p text:style-name="P99">phi (1,0,1,a) = ([0] ([1]² [0] <text:span text:style-name="T122">Next</text:span>))^(1+a) 0</text:p>
      <text:p text:style-name="P99">phi(1,0,b,a) = ([0]^b ([1]² [0] <text:span text:style-name="T122">Next</text:span>))^(1+a) 0</text:p>
      <text:p text:style-name="P99">phi(1,1,0,0) = Fix [phi(1,0,*,0)] 0 = Fix [[0]^* ([1]² [0] <text:span text:style-name="T122">Next</text:span>) 0] 0 = [1] [0] ([1]² [0] <text:span text:style-name="T122">Next</text:span>) 0</text:p>
      <text:p text:style-name="P99">phi(1,1,0,a) = ([1] [0] ([1]² [0] <text:span text:style-name="T122">Next</text:span>))^(1+a) 0</text:p>
      <text:p text:style-name="P99">phi(1,1,1,0) = Fix [phi(1,1,0,*)] 0 = Fix [([1] [0] ([1]² [0] <text:span text:style-name="T122">Next</text:span>))^* 0] 0 = [0] ([1] [0] ([1]² [0] <text:span text:style-name="T122">Next</text:span>)) 0</text:p>
      <text:p text:style-name="P99">phi(1,1,1,a) = ([0] ([1] [0] ([1]² [0] <text:span text:style-name="T122">next</text:span>)))^(1+a) 0</text:p>
      <text:p text:style-name="P99">phi(1,1,b,a) = ([0]^b ([1] [0] ([1]² [0] <text:span text:style-name="T122">Next</text:span>)))^(1+a) 0</text:p>
      <text:p text:style-name="P99">phi(1,2,0,0) = Fix [phi(1,1,*,0)] 0 = Fix [[0]^* ([1] [0] ([1]² [0] <text:span text:style-name="T122">next</text:span>)) 0] 0 = [1] [0] ([1] [0] ([1]² [0] <text:span text:style-name="T122">Next</text:span>)) 0 = ([1] [0])² ([1]² [0] <text:span text:style-name="T122">Next</text:span>) 0</text:p>
      <text:p text:style-name="P100"/>
      <text:p text:style-name="P100">phi(1,0,0,0) = [1]² [0] Next 0</text:p>
      <text:p text:style-name="P100">phi(1,1,0,0) = [1] [0] ([1]² [0] Next) 0</text:p>
      <text:p text:style-name="P100">phi(1,2,0,0) = ([1] [0])² ([1]² [0] Next) 0</text:p>
      <text:p text:style-name="P100">phi(1,c,0,0) = ([1] [0])^c ([1]² [0] Next) 0</text:p>
      <text:p text:style-name="P100">phi(1,c,b,a) = ([0]^b (([1] [0])^c ([1]² [0] Next)))^(1+a) 0</text:p>
      <text:p text:style-name="P100">phi(2,0,0,0) = Fix [phi(1,*,0,0)] 0 = Fix [([1] [0])^* ([1]² [0] Next) 0] 0 = [1] ([1] [0]) ([1]² [0] Next) 0 = [1]² [0] ([1]² [0] Next) 0 = ([1]² [0])² Next 0</text:p>
      <text:p text:style-name="P100">phi(d,0,0,0) = ([1]² [0])^d Next 0</text:p>
      <text:p text:style-name="P100">phi(d,c,b,a) = ([0]^b (([1] [0])^c (([1]² [0])^d Next)))^(1+a) <text:span text:style-name="T123">0 = (([1]⁰ [0])^b (([1]¹ [0])^c (([1]² [0])^d Next)))^(1+a) 0</text:span></text:p>
      <text:p text:style-name="P99"/>
      <text:p text:style-name="P101">phi(1,0) = Next 0</text:p>
      <text:p text:style-name="P101">phi(1,0,0) = [1] [0] Next 0</text:p>
      <text:p text:style-name="P101">phi(1,0,0,0) = [1]² [0] Next 0</text:p>
      <text:p text:style-name="P101">…</text:p>
      <text:p text:style-name="P101">SVO = [1]^w [0] Next 0</text:p>
      <text:p text:style-name="P101">LVO = [2] [1] [0] Next 0 <text:span text:style-name="T124">= [2...0] Next 0</text:span></text:p>
      <text:p text:style-name="P102">BHO = [w...0] Next 0</text:p>
      <text:p text:style-name="P102">[1] [w..0] Next 0 = [w+1...0] Next 0</text:p>
      <text:p text:style-name="P102">Fix [[*...0] Next 0] 0</text:p>
      <text:p text:style-name="P102"/>
      <text:p text:style-name="P103">Fix f = f^w (z+1) = H f (suc z)</text:p>
      <text:p text:style-name="P103">N = Fix suc</text:p>
      <text:p text:style-name="P103">[0] h = Fix [h^* 0]</text:p>
      <text:p text:style-name="P103">[1] h g = Fix [h^* g 0]</text:p>
      <text:p text:style-name="P103">…</text:p>
      <text:p text:style-name="P103">… [3] [2] [1] [0] N 0 ?</text:p>
      <text:p text:style-name="P104">[0] N 0 = Fix [N^* 0] 0 = lim 1, N¹ 0 = w, N^w 0 = w.w = w², N^w² 0 = w.w² = w³, … = w^w </text:p>
      <text:p text:style-name="P104">[0]² N 0 = [0] ([0] N) 0 = Fix [([0] N)^* 0] 0 </text:p>
      <text:p text:style-name="P104"><text:s/>= lim </text:p>
      <text:p text:style-name="P104"><text:tab/>1</text:p>
      <text:p text:style-name="P104"><text:tab/>[0] N 0 = w^w </text:p>
      <text:p text:style-name="P104"><text:soft-page-break/><text:tab/>([0] N)^w^w 0 = <text:span text:style-name="T125">w^w . w^w = </text:span>(w^w)² = w^(w.2)</text:p>
      <text:p text:style-name="P104"><text:tab/>([0] N)² 0 = [0] N ([0] N 0) = w^w . 2 </text:p>
      <text:p text:style-name="P104"><text:tab/>[0] N a = Fix [N^* 0] a = lim a+1, a+1+w = a+w, a+w², … = a+w^w</text:p>
      <text:p text:style-name="P104"><text:tab/>([0] N)^a 0 = w^w . a</text:p>
      <text:p text:style-name="P104"><text:s/>= w^w²</text:p>
      <text:p text:style-name="P104">[0]^a N 0 = w^w^a</text:p>
      <text:p text:style-name="P105">[1] h g = Fix [h^* g 0]</text:p>
      <text:p text:style-name="P105">[1] [0] N a = Fix [[0]^* N 0] a</text:p>
      <text:p text:style-name="P105"><text:s/>= lim<text:tab/></text:p>
      <text:p text:style-name="P105"><text:tab/>a+1</text:p>
      <text:p text:style-name="P105"><text:tab/>[0]^(a+1) N 0 = w^w^(a+1)</text:p>
      <text:p text:style-name="P105"><text:tab/>[0]^(w^w^(a+1)) N 0 = w^w^w^w^(a+1)</text:p>
      <text:p text:style-name="P105"><text:s/>= Next a</text:p>
      <text:p text:style-name="P105">[<text:span text:style-name="T126">1</text:span>] [<text:span text:style-name="T126">0</text:span>] N = Next</text:p>
      <text:p text:style-name="P105"/>
      <text:p text:style-name="P106">([0]^b ([1] [0] N))^(1+a) = phi(1+b,a)</text:p>
      <text:p text:style-name="P106"/>
      <text:p text:style-name="P107"><text:a xlink:type="simple" xlink:href="https://core.ac.uk/download/pdf/33091421.pdf" text:style-name="Internet_20_link" text:visited-style-name="Visited_20_Internet_20_Link">https://core.ac.uk/download/pdf/33091421.pdf</text:a></text:p>
      <text:p text:style-name="P107">Veblen function and klammersymbols</text:p>
      <text:p text:style-name="P126"><text:span text:style-name="T45">p</text:span><text:span text:style-name="T44">age 25</text:span></text:p>
      <text:p text:style-name="P125"><text:span text:style-name="T45">We introduce now the concept of </text:span>Klammersymbols</text:p>
      <text:p text:style-name="P125">which are a generalization of the finitary Veblen functions to the transfinite by</text:p>
      <text:p text:style-name="P125">allowing arguments to be indexed by ordinals and which were introduced</text:p>
      <text:p text:style-name="P140">by K. Schütte in [Sch54].</text:p>
      <text:p text:style-name="P107"/>
      <text:p text:style-name="P107">page 27</text:p>
      <text:p text:style-name="P107">phi(x) = phi1(x) = w^x</text:p>
      <text:p text:style-name="P107">phi1 xn … x0 = phi1 ( x0 … xn )</text:p>
      <text:p text:style-name="P107"><text:s text:c="33"/>( 0 <text:s/>… <text:s/>n )</text:p>
      <text:p text:style-name="P107"/>
      <text:p text:style-name="P107">LVO = min a : a = phi1 ( 1 ) = phi (a → 1)</text:p>
      <text:p text:style-name="P107"><text:s text:c="37"/>( a ) </text:p>
      <text:p text:style-name="P107"/>
      <text:p text:style-name="P107">SVO = phi1 ( 1 ) = phi ( w → 1 )</text:p>
      <text:p text:style-name="P107"><text:s text:c="19"/>( w ) </text:p>
      <text:p text:style-name="P107"/>
      <text:p text:style-name="P110">page 29</text:p>
      <text:p text:style-name="P110">phi_(n+1)(a1,…,a_(n+1)) = phi_1(a_(n+1) <text:s/>a_n <text:s/>… <text:s/>a₁ )</text:p>
      <text:p text:style-name="P110"><text:s text:c="53"/>( 0 <text:s text:c="11"/>1 <text:s text:c="4"/>… <text:s/>n <text:s/>)</text:p>
      <text:p text:style-name="P110"><text:s text:c="17"/></text:p>
      <text:p text:style-name="P107">Simmons</text:p>
      <text:p text:style-name="P107"><text:a xlink:type="simple" xlink:href="http://www.cs.man.ac.uk/~hsimmons/DOCUMENTS/PAPERSandNOTES/FruitHelp.pdf" text:style-name="Internet_20_link" text:visited-style-name="Visited_20_Internet_20_Link">http://www.cs.man.ac.uk/~hsimmons/DOCUMENTS/PAPERSandNOTES/FruitHelp.pdf</text:a></text:p>
      <text:p text:style-name="P107">( z <text:s/>1+a(1) <text:s/>… <text:s/>1+a(s) ) f = ( ( Nabla [ a(1)+1 ] o [0] o … o Nabla [ a(s)+1 ] o [0]) (Fix f))⁽1+z) 0</text:p>
      <text:p text:style-name="P107">( 0 1+i(1) <text:s text:c="3"/>… <text:s/>1+i(s) ) <text:s text:c="21"/>[ i(1)+1 ] <text:s text:c="30"/>[ i(s)+1 ]</text:p>
      <text:p text:style-name="P107"/>
      <text:p text:style-name="P107">Nabla [ a+1 ] = ([1]^i [0])⁽1+a)</text:p>
      <text:p text:style-name="P107"><text:s text:c="9"/>[ i+1 ]</text:p>
      <text:p text:style-name="P111">not quite right when i=1 and a finite</text:p>
      <text:p text:style-name="P111"/>
      <text:p text:style-name="P111"><text:a xlink:type="simple" xlink:href="http://www.cs.man.ac.uk/~hsimmons/ORDINAL-NOTATIONS/FromBelow.pdf" text:style-name="Internet_20_link" text:visited-style-name="Visited_20_Internet_20_Link">http://www.cs.man.ac.uk/~hsimmons/ORDINAL-NOTATIONS/FromBelow.pdf</text:a></text:p>
      <text:p text:style-name="P111">Nabla [ a+1 ] = { ([1]^i [0])^(1+a) if i!=0</text:p>
      <text:p text:style-name="P111"><text:s text:c="10"/>[ i+1 ] <text:s text:c="5"/>{ <text:s/>[0]^a if i=0 </text:p>
      <text:p text:style-name="P107"/>
      <text:p text:style-name="P108"><text:soft-page-break/></text:p>
      <text:p text:style-name="P107"><text:a xlink:type="simple" xlink:href="http://www.cs.man.ac.uk/~hsimmons/ORDINAL-NOTATIONS/LambdaH.pdf" text:style-name="Internet_20_link" text:visited-style-name="Visited_20_Internet_20_Link">http://www.cs.man.ac.uk/~hsimmons/ORDINAL-NOTATIONS/LambdaH.pdf</text:a></text:p>
      <text:p text:style-name="P108">S [ a+1 ] f z = (([1]^i [0])^(1+a) (Fix f))^(1+z) 0</text:p>
      <text:p text:style-name="P108"><text:s text:c="3"/>[ i+1 ]</text:p>
      <text:p text:style-name="P108"/>
      <text:p text:style-name="P108">f ( z <text:s/>1+a(1) <text:s/>… <text:s/>1+a(s) ) = ((S[a(1)+1] o … o S[a(s)+1] f) z</text:p>
      <text:p text:style-name="P108"><text:s text:c="2"/>( r <text:s/>1+i(1) <text:s text:c="2"/>… <text:s text:c="2"/>1+i(s) ) <text:s text:c="9"/>[i(1)+1] <text:s text:c="13"/>[i(s)+1] <text:s text:c="2"/>r</text:p>
      <text:p text:style-name="P107"/>
      <text:p text:style-name="P107"/>
      <text:p text:style-name="P108">phi(1+a,b) = ([0]^a Next)^(1+b) 0</text:p>
      <text:p text:style-name="P109">= ( b <text:s/>1+a ) [w^*] = ((Nabla[a+1] o [0]) Next)^(1+b) 0</text:p>
      <text:p text:style-name="P109"><text:s text:c="4"/>( 0 <text:s text:c="3"/>1 <text:s text:c="2"/>) <text:s text:c="26"/>[1]</text:p>
      <text:p text:style-name="P108"/>
      <text:p text:style-name="P109">= ((([1]⁰ [0])^(1+a) o [0]) Next)^(1+b) 0</text:p>
      <text:p text:style-name="P109">= (([0]^(1+a) o [0]) Next)^(1+b) 0</text:p>
      <text:p text:style-name="P109">= ( [0]^(2+a) Next)^(1+b) 0 ?</text:p>
      <text:p text:style-name="P109"/>
      <text:p text:style-name="P109">phi(1,0) = epsilon₀ = Next 0 = [0]⁰ Next 0</text:p>
      <text:p text:style-name="P109">( 0 1 ) = ([1]⁰ [0])¹ ([0] Next) 0 = [0]² Next 0 ?</text:p>
      <text:p text:style-name="P109">( 0 1 )</text:p>
      <text:p text:style-name="P109"/>
      <text:p text:style-name="P109">phi(a,b,c) = ([0]^b (([1] [0])^a Next))^(1+c) 0</text:p>
      <text:p text:style-name="P109">phi(a,b,c,d) = ([0]^c (([1][0])^b (([1]² [0])^a Next)))^(1+d) 0</text:p>
      <text:p text:style-name="P109">ou</text:p>
      <text:p text:style-name="P109">phi(1+a,1+b ,1+c,d) = ([0]^c (([1][0])^b (([1]² [0])^a Next)))^(1+d) 0 ?</text:p>
      <text:p text:style-name="P109"/>
      <text:p text:style-name="P113"><text:a xlink:type="simple" xlink:href="http://www.cs.man.ac.uk/~hsimmons/ORDINAL-NOTATIONS/FromBelow.pdf" text:style-name="Internet_20_link" text:visited-style-name="Visited_20_Internet_20_Link">http://www.cs.man.ac.uk/~hsimmons/ORDINAL-NOTATIONS/FromBelow.pdf</text:a> </text:p>
      <text:p text:style-name="P113">semble plus correct que les autres articles </text:p>
      <text:p text:style-name="P113">p 32</text:p>
      <text:p text:style-name="P112">Nabla [ a+1 ] = { ([1]^i [0])^(1+a) if i!=0</text:p>
      <text:p text:style-name="P112"><text:s text:c="10"/>[ i+1 ] <text:s text:c="5"/>{ <text:s/>[0]^a if i=0 </text:p>
      <text:p text:style-name="P113">p 33</text:p>
      <text:p text:style-name="P113">Nabla [ a+1 <text:s/>… b+1 ] = Nabla [ a+1 ] o [0] o … o [0] o Nabla [ b+1 ]</text:p>
      <text:p text:style-name="P113"><text:s text:c="10"/>[ i+1 <text:s text:c="2"/>… <text:s/>j+1 ] <text:s text:c="14"/>[ i+1 ] <text:s text:c="38"/>[ j+1 ]</text:p>
      <text:p text:style-name="P113">sans o [0] à la fin</text:p>
      <text:p text:style-name="P113">epsilon₀ = Next 0</text:p>
      <text:p text:style-name="P113">phi(1+a,b) = ([0]^a Next)^(1+b) 0</text:p>
      <text:p text:style-name="P113">= ( b <text:s/>1+a ) [w^*] = ( <text:span text:style-name="T128">Nabla [ a+1 ] Next)^(1+b) 0 = ([0]^a Next)^(1+b) 0</text:span></text:p>
      <text:p text:style-name="P113"><text:s text:c="4"/>( 0 <text:s text:c="3"/>1 <text:s text:c="2"/>) <text:s text:c="26"/><text:span text:style-name="T128">[ <text:s text:c="3"/>1 <text:s text:c="2"/>]</text:span></text:p>
      <text:p text:style-name="P114">phi(a,b,c) = ([0]^b (([1] [0])^a Next))^(1+c) 0 si a&gt;0</text:p>
      <text:p text:style-name="P114">ou</text:p>
      <text:p text:style-name="P114">phi(1+a,b,c) = ([0]^b (([1][0])^(1+a) Next))^(1+c) 0</text:p>
      <text:p text:style-name="P114">phi(1+a,1+b,c) = ( c <text:s/>1+b <text:s/>1+a ) [w^*] </text:p>
      <text:p text:style-name="P114"><text:s text:c="29"/>( 0 <text:s text:c="3"/>1 <text:s text:c="6"/>2 <text:s text:c="2"/>) </text:p>
      <text:p text:style-name="P114">= ((Nabla [ b+1 ] o [0] o Nabla [ a+1 ]) Next)^(1+c) 0</text:p>
      <text:p text:style-name="P114">= ([0]^b ([0] ([1] [0])^(1+a) Next))^(1+c) 0</text:p>
      <text:p text:style-name="P114">= ([0]^(1+b) (([1] [0])^(1+a) Next))^(1+c) 0</text:p>
      <text:p text:style-name="P115">aller-retour 1+a → a+1 → 1+a</text:p>
      <text:p text:style-name="P115"/>
      <text:p text:style-name="P115">phi(1+a,0,c) = (([1] [0])^(1+a) Next)^(1+c) 0</text:p>
      <text:p text:style-name="P115">= ( c <text:s/>1+a ) [w^*] = ( Nabla [ a+1 ] Next )^(1+c) 0</text:p>
      <text:p text:style-name="P115"><text:s text:c="4"/>( 0 <text:s text:c="3"/>2 <text:s text:c="2"/>) <text:s text:c="26"/>[ <text:s text:c="3"/>2 <text:s text:c="2"/>]</text:p>
      <text:p text:style-name="P115">= (([1] [0])^(1+a) Next)^(1+c) 0</text:p>
      <text:p text:style-name="P113"><text:soft-page-break/></text:p>
      <text:p text:style-name="P116"><text:a xlink:type="simple" xlink:href="http://www.cs.man.ac.uk/~hsimmons/ORDINAL-NOTATIONS/FromBelow.pdf" text:style-name="Internet_20_link" text:visited-style-name="Visited_20_Internet_20_Link">http://www.cs.man.ac.uk/~hsimmons/ORDINAL-NOTATIONS/FromBelow.pdf</text:a> : correct </text:p>
      <text:p text:style-name="P122">3 aout 2009</text:p>
      <text:p text:style-name="P116"/>
      <text:p text:style-name="P118"><text:a xlink:type="simple" xlink:href="http://www.cs.man.ac.uk/~hsimmons/DOCUMENTS/PAPERSandNOTES/FruitHelp.pdf" text:style-name="Internet_20_link" text:visited-style-name="Visited_20_Internet_20_Link">http://www.cs.man.ac.uk/~hsimmons/DOCUMENTS/PAPERSandNOTES/FruitHelp.pdf</text:a> :</text:p>
      <text:p text:style-name="P118"><text:span text:style-name="T129">9 février 2006</text:span> </text:p>
      <text:p text:style-name="P117">p18 :</text:p>
      <text:p text:style-name="P117">faux : o [0] final</text:p>
      <text:p text:style-name="P117">incomplet : <text:s/>Actually, this last definition is not quite right when i=0 and a is finite.</text:p>
      <text:p text:style-name="P117"/>
      <text:p text:style-name="P117"><text:a xlink:type="simple" xlink:href="http://www.cs.man.ac.uk/~hsimmons/ORDINAL-NOTATIONS/LambdaH.pdf" text:style-name="Internet_20_link" text:visited-style-name="Visited_20_Internet_20_Link">http://www.cs.man.ac.uk/~hsimmons/ORDINAL-NOTATIONS/LambdaH.pdf</text:a></text:p>
      <text:p text:style-name="P123">3 aout 2009</text:p>
      <text:p text:style-name="P117">p 30 : pas clair … _r zeta ?</text:p>
      <text:p text:style-name="P117"/>
      <text:p text:style-name="P119"><text:a xlink:type="simple" xlink:href="http://www.cs.man.ac.uk/~hsimmons/ORDINAL-NOTATIONS/Fruitful.pdf" text:style-name="Internet_20_link" text:visited-style-name="Visited_20_Internet_20_Link">http://www.cs.man.ac.uk/~hsimmons/ORDINAL-NOTATIONS/Fruitful.pdf</text:a> : pas de Klammersymbol</text:p>
      <text:p text:style-name="P124">3 aout 2009</text:p>
      <text:p text:style-name="P119"/>
      <text:p text:style-name="P119"><text:a xlink:type="simple" xlink:href="http://www.cs.man.ac.uk/~hsimmons/TEMP/OrdNotes.pdf" text:style-name="Internet_20_link" text:visited-style-name="Visited_20_Internet_20_Link">http://www.cs.man.ac.uk/~hsimmons/TEMP/OrdNotes.pdf</text:a></text:p>
      <text:p text:style-name="P121">16 nov 2006</text:p>
      <text:p text:style-name="P119">p 23 :</text:p>
      <text:p text:style-name="P119">faux : o [0] final</text:p>
      <text:p text:style-name="P119"/>
      <text:p text:style-name="P119"><text:a xlink:type="simple" xlink:href="http://www.cs.man.ac.uk/~hsimmons/ORDINAL-NOTATIONS/IterTemplate.pdf" text:style-name="Internet_20_link" text:visited-style-name="Visited_20_Internet_20_Link">http://www.cs.man.ac.uk/~hsimmons/ORDINAL-NOTATIONS/IterTemplate.pdf</text:a> </text:p>
      <text:p text:style-name="P121">3 aout 2009</text:p>
      <text:p text:style-name="P119">long</text:p>
      <text:p text:style-name="P120">pas de Klammersymbol</text:p>
      <text:p text:style-name="P120"/>
      <text:p text:style-name="P160">Beyond LVO</text:p>
      <text:p text:style-name="P160">Fix f z = f^w (z+1) = H f (suc z)</text:p>
      <text:p text:style-name="P160">Next = Fix [w^*]</text:p>
      <text:p text:style-name="P160">[0] h = Fix [h^* 0]</text:p>
      <text:p text:style-name="P160">[1] h g = Fix [h^* g 0]</text:p>
      <text:p text:style-name="P160">[2] h g f = Fix [h^* g f 0]</text:p>
      <text:p text:style-name="P160">phi(1+a,b) = ([0]^a Next)^(1+b) 0</text:p>
      <text:p text:style-name="P160">phi(a,b,c) = ([0]^b (([1] [0])^a Next))^(1+c) 0</text:p>
      <text:p text:style-name="P160">LVO = lfp of [phi(*:1)] = Fix [[1]^* [0] Next 0] = [2] [1] [0] Next 0</text:p>
      <text:p text:style-name="P160">1+a th fp = F(a) = phi'1(a) = ([2] [1] [0] Next)^(1+a) 0</text:p>
      <text:p text:style-name="P160">lfp of F = G(0) = phi'2(0) = Fix [([2] [1] [0] Next)^* 0] 0 = [0] ([2] [1] [0] Next) 0</text:p>
      <text:p text:style-name="P160">1+a th fp = G(a) = phi'2(a) = ([0] ([2] [1] [0] Next))^a 0</text:p>
      <text:p text:style-name="P160">lfp of G = H(0) = phi'3(0) = Fix [(0] ([2] [1] [0] Next)))^* 0] 0 =[0] ([0] ([2] [1] [0] Next)) 0 = [0]² ([2] [1] [0] Next) 0</text:p>
      <text:p text:style-name="P160">phi'_(1+a)(0) = [0]^a ([2] [1] [0] Next) 0</text:p>
      <text:p text:style-name="P160">phi'_(1+a)(b) = phi'(1+a,b) = ([0]^a ([2] [1] [0] Next))^(1+b) 0</text:p>
      <text:p text:style-name="P160">cf phi(1+a,b) = ([0]^a Next)^(1+b) 0</text:p>
      <text:p text:style-name="P160">phi'(1,0,0) = lfp of [phi'(*,0)] = Fix [[0]^* ([2] [1] [0] Next) 0] 0 = [1] [0] ([2] [1] [0] Next) 0</text:p>
      <text:p text:style-name="P160">cf phi(1,0,0) = [1] [0] Next 0</text:p>
      <text:p text:style-name="P160">phi'(a,b,c) = ([0]^b (([1] [0])^a ([2] [1] [0] Next)))^(1+c) 0</text:p>
      <text:p text:style-name="P160">LVO' = [2] [1] [0] ([2] [1] [0] Next) 0 = lfp of [[1]^* (0] ([2] [1] [0] Next) 0]</text:p>
      <text:p text:style-name="P160">1+a th fp : ([2] [1] [0] ([2] [1] [0] Next))^(1+a) 0 = (([2] [1] [0])² Next)^(1+a) 0</text:p>
      <text:p text:style-name="P160">Phi₀ = phi : Next</text:p>
      <text:p text:style-name="P160">Phi₁ = phi' : [2] [1] [0] Next</text:p>
      <text:p text:style-name="P160">Phi₂ = phi'' : ([2] [1] [0])² Next</text:p>
      <text:p text:style-name="P160">lfp of a → Phi_a(1_a)</text:p>
      <text:p text:style-name="P160"/>
      <text:p text:style-name="P161"><text:soft-page-break/></text:p>
      <text:p text:style-name="P161">phi(1,0,0) = phi(2:1) = [1] [0] Next 0</text:p>
      <text:p text:style-name="P161">phi(1,0,0,0) = phi(3,1) = [1]² [0] Next 0</text:p>
      <text:p text:style-name="P161">phi(1+a:1) = [1]^a [0] Next 0</text:p>
      <text:p text:style-name="P161">lfp : LVO = Fix [[1]^* [0] Next 0] 0 = [2] [1] [0] Next 0</text:p>
      <text:p text:style-name="P161">phi = phi_[w^*]</text:p>
      <text:p text:style-name="P161">phi_f(1+a:1) = [1]^a (0] (Fix f) 0</text:p>
      <text:p text:style-name="P161">S f a = phi_f(1+a:1) = [1]^a [0] (Fix f) 0</text:p>
      <text:p text:style-name="P161">S f = [[1]^* [0] (Fix f) 0]</text:p>
      <text:p text:style-name="P161">example : S [w^*] = [[1]^* [0] Next 0]</text:p>
      <text:p text:style-name="P161">Fix (S [w^*]) 0 = Fix [[1]^* [0] Next 0] 0 = [2] [1] [0] Next 0 = LVO</text:p>
      <text:p text:style-name="P161">Fix (S [w^*]) a = [2] [1] [0] Next a</text:p>
      <text:p text:style-name="P161">S (S [w^*]) = [[1]^* [0] (Fix (S [w^*])) 0] = [[1]^* [0] ([2] [1] [0] Next) 0]</text:p>
      <text:p text:style-name="P161">lfp : ([2] [1] [0])² Next 0</text:p>
      <text:p text:style-name="P161">S^a : ([2] [1] [0])^a Next</text:p>
      <text:p text:style-name="P161">Fix [([2] [1] [0])^* Next 0] 0 = [1] ([2] [1] [0]) Next 0</text:p>
      <text:p text:style-name="P161"/>
      <text:p text:style-name="P162">LVO = [2] [1] [0] Next 0</text:p>
      <text:p text:style-name="P162">([2] [1] [0])^a Next 0</text:p>
      <text:p text:style-name="P162">fp Fix [([2] [1] [0])^* Next 0] 0 = [1] ([2] [1] [0]) Next 0</text:p>
      <text:p text:style-name="P162">… [2] [1]([2] [1] [0]) Next 0</text:p>
      <text:p text:style-name="P162">Fix [([2] [1])^* [0] Next 0] 0 = [2] ([2] [1]) [0] Next 0</text:p>
      <text:p text:style-name="P162">[2]^a [1] [0] Next 0</text:p>
      <text:p text:style-name="P162">Fix [[2]^* [1] [0] Next 0] 0 = [3] [2] [1] [0] Next 0</text:p>
      <text:p text:style-name="P162"/>
      <text:p text:style-name="P174">w^a = [suc→H, 0→suc] a 0</text:p>
      <text:p text:style-name="P160"/>
      <text:p text:style-name="P163"><text:a xlink:type="simple" xlink:href="http://quibb.blogspot.fr/2012/03/infinity-countable-ordinals.html" text:style-name="Internet_20_link" text:visited-style-name="Visited_20_Internet_20_Link">http://quibb.blogspot.fr/2012/03/infinity-countable-ordinals.html</text:a></text:p>
      <text:p text:style-name="P163">epsilon₁ = sup { epsilon₀ , epsilon₀ ^ epsilon₀ , … }</text:p>
      <text:p text:style-name="P163">epsilon_a' = sup { epsilon_a , epsilon_a ^epsilon_a , … }</text:p>
      <text:p text:style-name="P163">epsilon_...epsilon₀ = zeta₀ ; epsilon_zeta₀ = zeta₀ </text:p>
      <text:p text:style-name="P163">epsilon_(zeta₀+1) = sup { zeta₀ , zeta₀ ^ zeta₀ , … }</text:p>
      <text:p text:style-name="P163">zeta₁ = sup { zeta₀+1, epsilon_(zeta₀+1), … }</text:p>
      <text:p text:style-name="P163">phi(0,0,1) = Gamma₀ </text:p>
      <text:p text:style-name="P163">phi(0,0,2) = Gamma₁ = sup { phi(0,0,1), phi(0,phi(0,0,1),1), … }</text:p>
      <text:p text:style-name="P163"/>
      <text:p text:style-name="P165"><text:a xlink:type="simple" xlink:href="https://sites.google.com/site/largenumbers/home/4-2/fgh_c" text:style-name="Internet_20_link" text:visited-style-name="Visited_20_Internet_20_Link">https://sites.google.com/site/largenumbers/home/4-2/fgh_c</text:a></text:p>
      <text:p text:style-name="P165">epsilon₁ = lim { epsilon₀+1, w^(epsilon₀+1), … }</text:p>
      <text:p text:style-name="P164"/>
      <text:p text:style-name="P172">w^(epsilon₀+1) = w^epsilon₀ * w = epsilon₀ * w</text:p>
      <text:p text:style-name="P172">w^w^(epsilon₀+1) = w^(epsilon₀<text:span text:style-name="T130"> * w) = (w^epsilon₀)^w = epsilon₀^w</text:span></text:p>
      <text:p text:style-name="P173">w^w^w^(epsilon₀+1) = w^epsilon₀^w </text:p>
      <text:p text:style-name="P173">epsilon₀^epsilon₀^w = (w^epsilon₀)^epsilon₀^w = w^(epsilon₀*epsilon₀^w) = w^epsilon₀^w = w^w^w^(epsilon₀+1)</text:p>
      <text:p text:style-name="P164"/>
      <text:p text:style-name="P163">suc 0 = 1</text:p>
      <text:p text:style-name="P163">H suc 0 = w</text:p>
      <text:p text:style-name="P163">H suc (H suc 0) = w*2</text:p>
      <text:p text:style-name="P163">H (H suc) 0 =w²</text:p>
      <text:p text:style-name="P163">H H suc 0 = w^w</text:p>
      <text:p text:style-name="P163">R₁ H suc 0 = w^...^w = epsilon₀ = phi(1,0)</text:p>
      <text:p text:style-name="P163">R₁ H suc (R₁ H suc 0) = epsilon₀ * 2</text:p>
      <text:p text:style-name="P163">R₁ H (R₁ H suc) 0 = epsilon₀²</text:p>
      <text:p text:style-name="P163">R₁ H (R₁ H) suc 0 = epsilon₀ ^ epsilon₀ </text:p>
      <text:p text:style-name="P163"><text:soft-page-break/>R₁ (R₁ H) suc 0 = epsilon₀ ^ … ^ epsilon₀ = epsilon₁ </text:p>
      <text:p text:style-name="P163">H R₁ H suc 0 = epsilon_w </text:p>
      <text:p text:style-name="P163">R₁ H R₁ H suc 0 = epsilon_epsilon₀</text:p>
      <text:p text:style-name="P163">R₂ R₁ H suc 0 = epsilon_..._epsilon₀ = zeta₀ = phi(2,0)</text:p>
      <text:p text:style-name="P163">R₂ R₁ H (R₂ R₁ H) suc 0 = zeta₀ ^ zeta₀ </text:p>
      <text:p text:style-name="P163">R₁ (R₂ R₁ H) suc 0 = zeta₀ ^ … ^ zeta₀ = epsilon_(zeta₀+1)</text:p>
      <text:p text:style-name="P163"/>
      <text:p text:style-name="P166">epsilon₀ = R₁ H suc 0</text:p>
      <text:p text:style-name="P166">epsilon₀ ^ epsilon₀ = R₁ H (R₁ H) suc 0</text:p>
      <text:p text:style-name="P166">epsilon₁ = epsilon₀ ^ … ^ epsilon₀ = R₁ (R₁ H) suc 0 = lim suc 0, R₁ H suc 0, R₁ H (R₁ H) suc 0, …</text:p>
      <text:p text:style-name="P166">epsilon₀+1 = suc (R₁ H suc 0)</text:p>
      <text:p text:style-name="P166">w^(epsilon₀+1) = [suc→H,0→suc] (epsilon₀+1) 0 = H (R₁ H H suc) 0 = H (R₁ H suc) 0</text:p>
      <text:p text:style-name="P166">w^w^(epsilon₀+1) = H (R₁ H) H suc 0</text:p>
      <text:p text:style-name="P166">w^w^w^(epsilon₀+1) = H (R₁ H) H H suc 0</text:p>
      <text:p text:style-name="P166">w^...^w^(epsilon₀+1) = H (R₁ H) H … H suc 0</text:p>
      <text:p text:style-name="P166">H (R₁ H) H … H suc 0 = R₁ (R₁ H) suc 0</text:p>
      <text:p text:style-name="P166">R₁ (R₂ R₁ H) R₁ H … R₁ H suc 0 = R₂ R₁ (R₂ R₁ H) suc 0 ?</text:p>
      <text:p text:style-name="P166"/>
      <text:p text:style-name="P167">epsilon₀ = R₁ H suc 0</text:p>
      <text:p text:style-name="P167">epsilon₁ = R₁ (R₁ H) suc 0</text:p>
      <text:p text:style-name="P167">epsilon_a = [suc→R₁, 0→H] (1+a) suc 0</text:p>
      <text:p text:style-name="P167">zeta₀ = R₂ R₁ H suc 0</text:p>
      <text:p text:style-name="P167">zeta₀+1 = suc (R₂ R₁ H suc 0)</text:p>
      <text:p text:style-name="P167">epsilon_(zeta₀+1) = R₁ (R₂ R₁ H R₁ H) suc 0 = R₁ (R₂ R₁ H) suc 0</text:p>
      <text:p text:style-name="P167">epsilon_epsilon_(zeta₀+1) = R₁ (R₂ R₁ H) R₁ H suc 0</text:p>
      <text:p text:style-name="P167">zeta₁ = epsilon_..._epsilon_(zeta₀+1) = R₁ (R₂ R₁ H) R₁ H … R₁ H suc 0 = R₂ R₁ (R₂ R₁ H) suc 0 ?</text:p>
      <text:p text:style-name="P167">zeta_a = [suc→R₂ R₁, 0→H] (1+a) suc 0</text:p>
      <text:p text:style-name="P167">zeta₀ = [suc→R₂ R₁, 0→H] (suc 0) suc 0 = R₂ R₁ H suc 0</text:p>
      <text:p text:style-name="P167">zeta₁ = [suc-&gt;R₂ R₁, 0→H] (suc (suc 0)) suc 0 = R₂ R₁ (R₂ R₁ H) suc 0</text:p>
      <text:p text:style-name="P167">zeta_zeta₀ = R₂ R₁ H (R₂ R₁) H suc 0</text:p>
      <text:p text:style-name="P167">eta₀ = R₂ (R₂ R₁) H suc 0</text:p>
      <text:p text:style-name="P167"/>
      <text:p text:style-name="P168">epsilon₀ = phi(1,0) = R₁ H suc 0</text:p>
      <text:p text:style-name="P168">zeta₀ = phi(2,0) = R₂ R₁ H suc 0</text:p>
      <text:p text:style-name="P168">eta₀ = phi(3,0) = R₂ (R₂ R₁) H suc 0</text:p>
      <text:p text:style-name="P168">phi(w,0) = R₁ R₂ R₁ H suc 0</text:p>
      <text:p text:style-name="P168">phi(1+a,0) = [suc→R₂, 0→R₁] a H suc 0</text:p>
      <text:p text:style-name="P168">phi(1,0) = R₁ H suc 0</text:p>
      <text:p text:style-name="P168">phi(phi(1,0),0) = [suc→R₂, 0→R₁] phi(1,0) H suc 0 = R₁ H R₂ R₁ H suc 0</text:p>
      <text:p text:style-name="P168">phi(…,0) = R₁ H R₂ R₁ H R₂ R₁ H suc 0</text:p>
      <text:p text:style-name="P168">Gamma₀ = phi(Gamma₀,0) = phi(1,0,0) = R₃ R₂ R₁ H suc 0 </text:p>
      <text:p text:style-name="P163"/>
      <text:p text:style-name="P163"/>
      <text:p text:style-name="P168">w = phi(1) = H suc 0 = w</text:p>
      <text:p text:style-name="P168">epsilon₀ = phi(1,0) = R₁ H suc 0 = Next w</text:p>
      <text:p text:style-name="P168">zeta₀ = phi(2,0) = R₂ R₁ H suc 0 = [0] Next w</text:p>
      <text:p text:style-name="P168">Gamma₀ = phi(1,0,0) = R₃ R₂ R₁ H suc 0 = [1] [0] Next w</text:p>
      <text:p text:style-name="P168">SVO = R_w...1 H suc 0 ?</text:p>
      <text:p text:style-name="P168">ou LVO = R₄ R₃ R₂ R₁ H suc 0 = [2] [1] [0] Next w</text:p>
      <text:p text:style-name="P168">BHO = R_w...1 H suc 0 ?</text:p>
      <text:p text:style-name="P168"/>
      <text:p text:style-name="P170">Fix f z = f^w (z+1) = H f (suc z)</text:p>
      <text:p text:style-name="P170">Next = Fix [w^*]</text:p>
      <text:p text:style-name="P170"><text:soft-page-break/>[0] f = Fix [f^* 0]</text:p>
      <text:p text:style-name="P170">phi(1,0) = epsilon₀ = Next 0 = Next w = R₁ H suc 0</text:p>
      <text:p text:style-name="P170">phi(1,a) = epsilon_a = Next^(1+a) 0 = Next^(1+a) w = [suc→R₁, 0→H] (1+a) suc 0</text:p>
      <text:p text:style-name="P170">phi(2,0) = zeta₀ = epsilon_..._epsilon₀ = (0] Next 0 = Fix [Next^* 0] 0 = H [Next^* 0] 1 = lim</text:p>
      <text:p text:style-name="P170"><text:tab/>Next 0 = epsilon₀ = R₁ H suc 0</text:p>
      <text:p text:style-name="P170"><text:tab/>Next^epsilon₀ 0 = epsilon_epsilon₀ = R₁ H R₁ H suc 0</text:p>
      <text:p text:style-name="P170">= R₂ R₁ H suc 0</text:p>
      <text:p text:style-name="P170">phi(2,1) = zeta₁ = epsilon_...epsilon_(zeta₀+1) = ([0] Next)² 0 = lim</text:p>
      <text:p text:style-name="P170"><text:tab/>suc (R₂ R₁ H suc 0)</text:p>
      <text:p text:style-name="P170"><text:tab/>R₁ (R₂ R₁ H R₁ H) suc 0 = R₁ (R₂ R₁ H) suc 0</text:p>
      <text:p text:style-name="P170"><text:tab/>R₁ (R₂ R₁ H) R₁ H suc 0 </text:p>
      <text:p text:style-name="P170">= R₁ (R₂ R₁ H) R₁ H … R₁ H suc 0</text:p>
      <text:p text:style-name="P170">= R₂ R₁ (R₂ R₁ H) suc 0 ?</text:p>
      <text:p text:style-name="P170">= (R₂ R₁)² H suc 0</text:p>
      <text:p text:style-name="P170">phi(2,a) = zeta_a = [suc → R₂ R₁, 0→H] (1+a) suc 0</text:p>
      <text:p text:style-name="P170">zeta_zeta₀ = [suc → R₂ R₁, 0 → H] (suc (R₂ R₁ H suc 0)) suc 0 = R₂ R₁ (R₂ R₁ H (R₂ R₁) H) suc 0</text:p>
      <text:p text:style-name="P170">zeta_zeta_zeta₀ = R₂ R₁ (R₂ R₁ H (R₂ R₁) H) (R₂ R₁) H suc 0</text:p>
      <text:p text:style-name="P170">zeta_..._zeta₀ = R₂ R₁ (R₂ R₁ H (R₂ R₁) H) (R₂ R₁) H … (R₂ R₁) H suc 0</text:p>
      <text:p text:style-name="P170"/>
      <text:p text:style-name="P175">( e = epsilon )</text:p>
      <text:p text:style-name="P175">e₀ = R₁ H suc 0</text:p>
      <text:p text:style-name="P175">w^(e₀ + 1) = [suc→H, 0→suc] (suc (R₁ H suc 0)) 0 = H (R₁ H H suc) 0 = H (R₁ H suc) 0 = e₀ * w</text:p>
      <text:p text:style-name="P175">w^w^(e₀ + 1) = w^(e₀ * w) = H (R₁ H H) suc 0 = H (R₁ H) suc 0 = e₀^w </text:p>
      <text:p text:style-name="P175">R₁ H (R₁ H suc) 0 = e₀²</text:p>
      <text:p text:style-name="P175">H (R₁ H) suc 0 = e₀^w</text:p>
      <text:p text:style-name="P175">w^w^w^(e₀ + 1) = w^e₀^w = H (R₁ H) H suc 0 = lim</text:p>
      <text:p text:style-name="P171"><text:tab/><text:span text:style-name="T131">H suc 0 = w</text:span></text:p>
      <text:p text:style-name="P175"><text:tab/>R₁ H H suc 0 = R₁ H suc 0 = e₀ <text:tab/></text:p>
      <text:p text:style-name="P171"><text:tab/><text:span text:style-name="T131">R₁ H (R₁ H H) suc 0 = R₁ H (R₁ H) suc 0</text:span></text:p>
      <text:p text:style-name="P171"><text:tab/><text:span text:style-name="T131">R₁ H (R₁ H (R₁ H H)) suc 0 = R₁ H (R₁ H (R₁ H)) suc 0</text:span></text:p>
      <text:p text:style-name="P175">e₀ = R₁ H suc 0</text:p>
      <text:p text:style-name="P175">e₀² = R₁ H (R₁ H suc) 0</text:p>
      <text:p text:style-name="P175">e₀^a = [suc-&gt;R₁ H, 0→suc] a 0</text:p>
      <text:p text:style-name="P175">e₀^w = [suc→R₁ H, 0→suc] (H suc 0) 0 = H (R₁ H) suc 0</text:p>
      <text:p text:style-name="P175"/>
      <text:p text:style-name="P175">e₀^e₀^w = H (R₁ H) (R₁ H) suc 0 = lim</text:p>
      <text:p text:style-name="P175"><text:tab/>R₁ H suc 0</text:p>
      <text:p text:style-name="P175"><text:tab/>R₁ H (R₁ H) suc 0</text:p>
      <text:p text:style-name="P175"><text:tab/>R₁ H (R₁ H (R₁ H)) suc 0</text:p>
      <text:p text:style-name="P184">e₀^e₀^e₀^w = H (R₁ H) (R₁ H) (R₁ H) suc 0</text:p>
      <text:p text:style-name="P176"/>
      <text:p text:style-name="P184">e₀⁰ = suc 0</text:p>
      <text:p text:style-name="P184">e₀ = R₁ H suc 0 </text:p>
      <text:p text:style-name="P184">e₀^e₀ = R₁ H (R₁ H) suc 0</text:p>
      <text:p text:style-name="P184">e₀^e₀^e₀ = R₁ H (R₁ H) (R₁ H) suc 0</text:p>
      <text:p text:style-name="P176">… <text:span text:style-name="T132">R₁ (R₁ H) suc 0</text:span></text:p>
      <text:p text:style-name="P176"/>
      <text:p text:style-name="P184">R'₁ f g = lim f, f g, f g g, … </text:p>
      <text:p text:style-name="P184">R₁ = R'₁ I</text:p>
      <text:p text:style-name="P184">R'₁ I (R'₁ I H) suc 0 = R'₁ (H (R'₁ I H)) H suc 0 ?</text:p>
      <text:p text:style-name="P176"><text:tab/></text:p>
      <text:p text:style-name="P178">w^w^(e0+1) = e0^w</text:p>
      <text:p text:style-name="P177">w^w^w^(e0+1) = e0^e0^w</text:p>
      <text:p text:style-name="P177"><text:soft-page-break/>supp. W^...^w^w^(e0+1) = e0^...^e0^w</text:p>
      <text:p text:style-name="P177">dem w^...^w^w^w^(e0+1) = e0^...^e0^e0^w</text:p>
      <text:p text:style-name="P177">e0^...^e0^w = (w^e0)^e0^...^e0^w = w^(e0*e0^...^e0^w) = w^e0^(1+e0^...(n-1)...^e0^w = w^e0^...^e0^w = w^w^...^w^(e0+1)</text:p>
      <text:p text:style-name="P177"/>
      <text:p text:style-name="P177">w^w^(e0+1) = e0^w</text:p>
      <text:p text:style-name="P177">e0 = R1 H suc 0</text:p>
      <text:p text:style-name="P177">w^a = [suc→H,0→suc] a 0</text:p>
      <text:p text:style-name="P177">w^(e0+1) = [suc→H,0→suc] (suc (R1 H suc 0)) 0 = H (R1 H H suc) 0 = H (R1 H suc) 0</text:p>
      <text:p text:style-name="P177">w^w^(e0+1) = H (R1 H H) suc 0 = H (R1 H) suc 0</text:p>
      <text:p text:style-name="P177">e0^a = [suc→R1 H, 0→suc] a 0</text:p>
      <text:p text:style-name="P177">e0^w = [suc→R1 H, 0→suc] (H suc 0) 0 = H (R1 H) suc 0</text:p>
      <text:p text:style-name="P177">w^w^w^(e0+1) = H (R1 H) H suc 0</text:p>
      <text:p text:style-name="P177">e0^e0^w = H (R1 H) (R1 H) suc 0</text:p>
      <text:p text:style-name="P177">supp H (R1 H) H … H suc 0 = H (R1 H) (R1 H) … (R1 H) suc 0</text:p>
      <text:p text:style-name="P177">dem H (R1 H) H H … H suc 0 = H (R1 H) (R1 H) (R1 H) … (R1 H) suc 0</text:p>
      <text:p text:style-name="P177">e0 = R1 H suc 0</text:p>
      <text:p text:style-name="P177">w^e0 = [suc→H, 0→suc] (R1 H suc 0) 0 = (R1 H H suc) 0 = R1 H suc 0</text:p>
      <text:p text:style-name="P177">H (R1 H) H H … H suc 0 = lim</text:p>
      <text:p text:style-name="P177"><text:tab/>H H … H suc 0</text:p>
      <text:p text:style-name="P177"><text:tab/>R1 H H H … H suc 0</text:p>
      <text:p text:style-name="P177"><text:tab/>R1 H (R1 H H) H … H suc 0 = R1 H (R1 H) H … H suc 0</text:p>
      <text:p text:style-name="P177">H (R1 H) (R1 H) (R1 H) … (R1 H) suc 0 = lim</text:p>
      <text:p text:style-name="P177"><text:tab/>R1 H (R1 H) … (R1 H) suc 0</text:p>
      <text:p text:style-name="P177"><text:tab/>R1 H (R1 H) (R1 H) … (R1 H) suc 0</text:p>
      <text:p text:style-name="P177"><text:tab/>R1 H (R1 H (R1 H)) (R1 H) … (R1 H) suc 0</text:p>
      <text:p text:style-name="P179">R1 (R2 R1 H) R1 H … R1 H suc 0 = R2 R1 (R2 R1 H) suc 0 ?</text:p>
      <text:p text:style-name="P179">H (R1 H) H … H suc 0 = R1 (R1 H) suc 0 = (R1 H) … (R1 H) suc 0 = H (R1 H) (R1 H) … (R1 H) suc 0</text:p>
      <text:p text:style-name="P179">R1 (R2 R1 H) R1 H … R1 H</text:p>
      <text:p text:style-name="P179">R2 R1 (R2 R1 H) suc 0</text:p>
      <text:p text:style-name="P179">= R1 (R2 R1 H) R1 (R2 R1 H) … R1 (R2 R1 H) suc 0</text:p>
      <text:p text:style-name="P179">phi(2,1) = zeta1 = e_..._e_(zeta0+1)</text:p>
      <text:p text:style-name="P179">e_a = [suc→R1,0→H] (1+a) suc 0</text:p>
      <text:p text:style-name="P179">zeta₀ = R2 R1 H suc 0</text:p>
      <text:p text:style-name="P179">zeta₀ + 1 = suc (R2 R1 H suc 0)</text:p>
      <text:p text:style-name="P179">e_(zeta_0+1) = R1 (R2 R1 H R1 H) suc 0 = R1 (R2 R1 H) suc 0</text:p>
      <text:p text:style-name="P179">e_e_(zeta_0+1) = R1 (R2 R1 H) R1 H suc 0</text:p>
      <text:p text:style-name="P179">e_e_e_(zeta_0+1) = R1 (R2 R1 H) R1 H R1 H suc 0</text:p>
      <text:p text:style-name="P179">…</text:p>
      <text:p text:style-name="P179">R1 (R2 R1 H) R1 H … R1 H suc 0</text:p>
      <text:p text:style-name="P179">= R2 R1 (R2 R1 H) suc 0 ?</text:p>
      <text:p text:style-name="P179"/>
      <text:p text:style-name="P179">phi(2,0) = zeta₀ = R2 R1 H suc 0</text:p>
      <text:p text:style-name="P179">zeta₀ ^ … ^zeta₀ = w^...^w^(zeta₀ + 1)</text:p>
      <text:p text:style-name="P179">R2 R1 H suc (R2 R1 H suc 0) = zeta₀ * 2</text:p>
      <text:p text:style-name="P179">R2 R1 H (R2 R1 H) suc 0 = zeta₀ ^zeta₀ </text:p>
      <text:p text:style-name="P179">R1 (R2 R1 H) suc 0 = zeta₀ ^… ^zeta₀ = w^...^w^(zeta₀+1)</text:p>
      <text:p text:style-name="P179">R1 (R1 (R2 R1 H)) suc 0 = e_(zeta₀+1)^...^e_(zeta₀+1) = w^...^w^(e_(zeta₀+1)+1) = e_(e_(zeta₀+1)+1)</text:p>
      <text:p text:style-name="P179">… H R1 (R2 R1 H) suc 0 = lim</text:p>
      <text:p text:style-name="P179"><text:tab/>R2 R1 H suc 0 = zeta₀ </text:p>
      <text:p text:style-name="P179"><text:tab/>R1 (R2 R1 H) suc 0 = zeta₀ ^ … ^ zeta₀ = w^...^w^(zeta₀ + 1) = e_(zeta₀ + 1)</text:p>
      <text:p text:style-name="P179"><text:tab/>R1 (R1 (R2 R1 H)) suc 0</text:p>
      <text:p text:style-name="P179">= H [e_(*+1)] zeta₀ </text:p>
      <text:p text:style-name="P179">a^...^a^w = w^...^w^w^(a+1) → e_(a+1) </text:p>
      <text:p text:style-name="P180"><text:soft-page-break/>a^...^a = w^...^w^(a*2)</text:p>
      <text:p text:style-name="P179">H R1 (R2 R1 H) suc 0</text:p>
      <text:p text:style-name="P179">R1 H R1 (R2 R1 H) suc 0</text:p>
      <text:p text:style-name="P179">R1 (R2 R1 H) R1 (R2 R1 H) suc 0</text:p>
      <text:p text:style-name="P179">R2 R1 (R2 R1 H) suc 0</text:p>
      <text:p text:style-name="P179">H (R2 R1) H suc 0</text:p>
      <text:p text:style-name="P179">(R2 R1) H (R2 R1) H suc 0</text:p>
      <text:p text:style-name="P179">R2 (R2 R1) H suc 0</text:p>
      <text:p text:style-name="P179">H R2 R1 H suc 0</text:p>
      <text:p text:style-name="P179">R2 R1 H R2 R1 H suc 0</text:p>
      <text:p text:style-name="P179">R3 R2 R1 H suc 0</text:p>
      <text:p text:style-name="P179"><text:tab/></text:p>
      <text:p text:style-name="P181">phi(1,0) = e0 = R1 H suc 0</text:p>
      <text:p text:style-name="P181">phi(2,0) = z0 = R2 R1 H suc 0</text:p>
      <text:p text:style-name="P181">phi(2,1) = z1 = R1 (R2 R1 H) R1 H … R1 H suc 0 = R2 R1 (R2 R1 H) suc 0 ?</text:p>
      <text:p text:style-name="P181">phi(2,a) = (R2 R1)⁽1+a) H suc 0 ?</text:p>
      <text:p text:style-name="P181">phi(2,w) = H (R2 R1) H suc 0</text:p>
      <text:p text:style-name="P181">phi(2,phi(2,0)) = R2 R1 H (R2 R1) H suc 0</text:p>
      <text:p text:style-name="P181">phi(3,0) = R2 (R2 R1) H suc 0</text:p>
      <text:p text:style-name="P181">phi(1+a,0) = R2^a R1 H suc 0</text:p>
      <text:p text:style-name="P181">phi(phi(1,0),0) = R1 H R2 R1 H suc 0</text:p>
      <text:p text:style-name="P181">phi(1,0,0) = R3 R2 R1 H suc 0 = Gamma0</text:p>
      <text:p text:style-name="P181">R3 R2 R1 H suc (R3 R2 R1 H suc 0) = Gamma0 * 2</text:p>
      <text:p text:style-name="P181">R3 R2 R1 H (R3 R2 R1 H suc) 0 = Gamma0 ^ 2</text:p>
      <text:p text:style-name="P181">R3 R2 R1 H (R3 R2 R1 H) suc 0 = Gamma0 ^Gamma0</text:p>
      <text:p text:style-name="P181">Gamma0 ^ a = [suc→R3 R2 R1 H, 0→suc] a 0</text:p>
      <text:p text:style-name="P181">R1 (R3 R2 R1 H) suc 0 = Galla0 ^ … ^ Gamma0 = w ^ … ^ w ^ (Gamma0+1) = w ^ … <text:s/>^ w ^ (Gamma0*2) = <text:s/>e_(Gamma0+1) = phi(1,Gamma0+1) = phi(1,0,1)</text:p>
      <text:p text:style-name="P181">phi(1,0,0) = R3 R2 R1 H suc 0</text:p>
      <text:p text:style-name="P181">phi(1,0,1) = R1 (R3 R2 R1 H) suc 0</text:p>
      <text:p text:style-name="P181">phi(1,0,a) = [suc→R1, 0→R3 R2 R1 H] a suc 0</text:p>
      <text:p text:style-name="P181">phi(1,0,phi(1,0,0)) = R3 R2 R1 H R1 (R3 R2 R1 H) suc 0</text:p>
      <text:p text:style-name="P181">phi(1,1,0) = R2 R1 (R3 R2 R1 H) suc 0</text:p>
      <text:p text:style-name="P181">phi(1,a,0) = (R2 R1)^a (R3 R2 R1 H) suc 0</text:p>
      <text:p text:style-name="P181">phi(1,phi(1,0,0),0) = R3 R2 R1 H (R2 R1) (R3 R2 R1 H) suc 0</text:p>
      <text:p text:style-name="P181">phi(2,0,0) = R2 (R2 R1) (R3 R2 R1 H) suc 0</text:p>
      <text:p text:style-name="P181">phi(phi(1,0,0),0,0) = R3 R2 R1 H (R2 (R2 R1)) (R3 R2 R1 H) suc 0</text:p>
      <text:p text:style-name="P181">phi(1,0,0,0) = R2 (R2 (R2 R1)) (R3 R2 R1 H) suc 0</text:p>
      <text:p text:style-name="P181"/>
      <text:p text:style-name="P182">w = phi(1) = H suc 0</text:p>
      <text:p text:style-name="P182">e0 = phi(1,0) = R1 H suc 0</text:p>
      <text:p text:style-name="P182">z0 = phi(2,0) = R2 R1 H suc 0</text:p>
      <text:p text:style-name="P182">GammaO = phi(1,0,0) = R3 R2 R1 H suc 0</text:p>
      <text:p text:style-name="P182">phi(1,0,0,0) = R2 (R2 (R2 R1)) (R3 R2 R1 H) suc 0 ?</text:p>
      <text:p text:style-name="P182"/>
      <text:p text:style-name="P183"><text:a xlink:type="simple" xlink:href="https://johncarlosbaez.wordpress.com/2016/07/07/large-countable-ordinals-part-3/" text:style-name="Internet_20_link" text:visited-style-name="Visited_20_Internet_20_Link">https://johncarlosbaez.wordpress.com/2016/07/07/large-countable-ordinals-part-3/</text:a></text:p>
      <text:p text:style-name="P183"/>
      <text:p text:style-name="P185">récapitulation</text:p>
      <text:p text:style-name="P185">w^a = [suc:H,0:suc] a 0</text:p>
      <text:p text:style-name="P185">e0^a = [suc:R1 H,0:suc] a 0</text:p>
      <text:p text:style-name="P185">e_a = [suc:R1,0:H] (1+a) suc 0</text:p>
      <text:p text:style-name="P185">z_a = suc:H R1,0:R2 R1 H] a suc 0</text:p>
      <text:p text:style-name="P185">a^...^a = w^...^w^(a+1) = e_(a+1)</text:p>
      <text:p text:style-name="P185">w^...^w^(e0+1) = H (R1 H) H … H suc 0 = e0^...^e0 = R1 (R1 H) suc 0</text:p>
      <text:p text:style-name="P186"><text:soft-page-break/>a = f suc 0 =&gt; a^a = f f suc 0, … , a^...^a = e_(a+1) = R1 f suc 0</text:p>
      <text:p text:style-name="P185"/>
      <text:p text:style-name="P185">phi(1,0) = e0 = R1 H suc 0</text:p>
      <text:p text:style-name="P185">phi(2,0) = z0 = R2 R1 H suc 0</text:p>
      <text:p text:style-name="P185">phi(2,1) = z1 = e_..._e_(z0+1) = R1 (R2 R1 H) R1 H … R1 H suc 0 = R2 R1 (R2 R1 H) suc 0 ? ou H R1 (R2 R1 H) suc 0 ?</text:p>
      <text:p text:style-name="P186"/>
      <text:p text:style-name="P186">R2 R1 H suc 0 = z0</text:p>
      <text:p text:style-name="P187">R1 (R2 R1 H) suc 0 = z0^...^z0 = e_(z0+1) = [suc:R1,0:H] (suc (R2 R1 H suc 0)) suc 0 = R1 (R2 R1 H R1 H) suc 0 = R1 (R2 R1 H) suc 0</text:p>
      <text:p text:style-name="P187">R1 (R1 (R2 R1 H)) suc 0 = e_(z0+1)^...^e_(z0+1) = e_(e_(z0+1)+1)</text:p>
      <text:p text:style-name="P187">H R1 (R2 R1 H) suc 0 = e_...e_(z0+1)+1...+1 = ? e_...e_z0+1 = z1 </text:p>
      <text:p text:style-name="P187">R1 (H R1 (R2 R1 H)) suc 0 = z1^...^z1 = e_(z1+1) = [suc:R1,0:H] (suc (RH R1 (R2 R1 H) suc 0)) suc 0 = R1 (H R1 (R2 R1 H) R1 H) suc0</text:p>
      <text:p text:style-name="P187">H R1 (H R1 (R2 R1 H)) suc 0 = e_...e_(z1+1)...+1 = ? e_...e_z1+1 = z2 = phi(2,2)</text:p>
      <text:p text:style-name="P187">phi(2,a) = z_a = ? [suc:H R1,0:R2 R1 H] a suc 0</text:p>
      <text:p text:style-name="P187">z₀ = R2 R1 H suc 0</text:p>
      <text:p text:style-name="P187">z_z₀ = R2 R1 H (H R1) (R2 R1 H) suc0</text:p>
      <text:p text:style-name="P187">z_z_z0 = R2 R1 H (H R1) (R2 R1 H) (H R1) (R2 R1 H) suc 0</text:p>
      <text:p text:style-name="P187">phi(3,0) = eta₀ = R2 (H R1) (R2 R1 H) suc 0</text:p>
      <text:p text:style-name="P169"/>
      <text:p text:style-name="P188">R3 R2 R1 H suc 0</text:p>
      <text:p text:style-name="P188">R2 R1 H R2 R1 H suc 0</text:p>
      <text:p text:style-name="P188">R1 H R1 H R2 R1 H suc 0</text:p>
      <text:p text:style-name="P188">H H R1 H R2 R1 H suc 0</text:p>
      <text:p text:style-name="P188">H (H R1) H R2 R1 H suc 0</text:p>
      <text:p text:style-name="P188">H R1 (H R1 H) R2 R1 H suc 0</text:p>
      <text:p text:style-name="P188">R1 (R1 (H R1 H)) R2 R1 H suc 0</text:p>
      <text:p text:style-name="P188">R1 (H R1 H) (R1 (H R1 H)) R2 R1 H suc 0</text:p>
      <text:p text:style-name="P188">H R1 H (H R1 H) (R1 (H R1 H)) R2 R1 H suc 0</text:p>
      <text:p text:style-name="P188">R1 (R1 H) (H R1 H) (R1 (H R1 H)) R2 R1 H suc 0</text:p>
      <text:p text:style-name="P188">R1 H (R1 H) (H R1 H) (R1 (H R1 H)) R2 R1 H suc 0</text:p>
      <text:p text:style-name="P188">H H (R1 H) (H R1 H) (R1 (H R1 H)) R2 R1 H suc 0</text:p>
      <text:p text:style-name="P188">H (H (R1 H)) (H R1 H) (R1 (H R1 H)) R2 R1 H suc 0</text:p>
      <text:p text:style-name="P188">H (R1 H) (H (R1 H) (H R1 H)) (R1 (H R1 H)) R2 R1 H suc 0</text:p>
      <text:p text:style-name="P188">R1 H (R1 H (H (R1 H) (H R1 H))) (R1 (H R1 H)) R2 R1 H suc 0</text:p>
      <text:p text:style-name="P188"/>
      <text:p text:style-name="P189">a ...</text:p>
      <text:p text:style-name="P189">b = g (f (f x)) </text:p>
      <text:p text:style-name="P189">c = g ([suc:f,0:x] a)</text:p>
      <text:p text:style-name="P189">rep ord a par h tel que h suc 0 = a</text:p>
      <text:p text:style-name="P189">[suc:f,0:x] a = h f x</text:p>
      <text:p text:style-name="P189">0<text:tab/><text:tab/>s:z:z</text:p>
      <text:p text:style-name="P189">suc 0<text:tab/><text:tab/>s:z:sz</text:p>
      <text:p text:style-name="P189">H suc 0<text:tab/><text:tab/>s:z:H s z</text:p>
      <text:p text:style-name="P189">suc (H suc 0)<text:tab/>s:z:s (H s z)</text:p>
      <text:p text:style-name="P189">H suc (H suc 0)<text:tab/>s:z:H s (H s z)</text:p>
      <text:p text:style-name="P189">H (H suc) 0<text:tab/>s:z:H (H s z)</text:p>
      <text:p text:style-name="P189"/>
      <text:p text:style-name="P190">a = H suc 0</text:p>
      <text:p text:style-name="P190">b = H suc (H suc 0) / s:z:H s (H s z)</text:p>
      <text:p text:style-name="P190">c = H (H suc) 0 </text:p>
      <text:p text:style-name="P189">g = I</text:p>
      <text:p text:style-name="P189">f = H suc</text:p>
      <text:p text:style-name="P189">x = 0</text:p>
      <text:p text:style-name="P189">c = [suc:H suc,0:0] (H suc 0)</text:p>
      <text:p text:style-name="P191"><text:soft-page-break/>(s:z:H s z) (H suc) 0 = H (H suc) 0</text:p>
      <text:p text:style-name="P189">s:z:((s:z:H s z) ((s:z:H s) s z) ((s:z:z) z)</text:p>
      <text:p text:style-name="P189">= s:z:H ((s:z:H s) s z) ((s:z:z) z)</text:p>
      <text:p text:style-name="P189">= s:z:H (H s) z</text:p>
      <text:p text:style-name="P189"/>
      <text:p text:style-name="P192">0<text:tab/>0</text:p>
      <text:p text:style-name="P192">1<text:tab/>suc 0</text:p>
      <text:p text:style-name="P192">2 <text:tab/>suc (suc 0)</text:p>
      <text:p text:style-name="P192">3<text:tab/>H suc 0</text:p>
      <text:p text:style-name="P192">4<text:tab/>suc (H suc 0)</text:p>
      <text:p text:style-name="P192">5<text:tab/>suc (suc (H suc 0))</text:p>
      <text:p text:style-name="P192">6<text:tab/>H suc (H suc 0)</text:p>
      <text:p text:style-name="P192">7 <text:tab/>H (H suc) 0</text:p>
      <text:p text:style-name="P192">8<text:tab/>H H suc 0</text:p>
      <text:p text:style-name="P192">*9<text:tab/>R1 H suc 0<text:tab/><text:tab/><text:tab/><text:tab/><text:tab/><text:tab/><text:tab/><text:span text:style-name="T133">e₀ = phi(1,0)</text:span></text:p>
      <text:p text:style-name="P192">10<text:tab/>suc (R1 H suc 0)</text:p>
      <text:p text:style-name="P192">11<text:tab/>suc (suc (R1 H suc 0))<text:tab/>suc:suc,0:R1 H suc 0</text:p>
      <text:p text:style-name="P192">9:12<text:tab/>R1 H suc (R1 H suc 0)<text:tab/>suc:R1 H suc,0:0</text:p>
      <text:p text:style-name="P192">9:13<text:tab/>R1 H (R1 H suc) 0<text:tab/>suc:R1 H, 0:suc</text:p>
      <text:p text:style-name="P192">9:14<text:tab/>R1 H (R1 H) suc 0</text:p>
      <text:p text:style-name="P192">15<text:tab/>R1 (R1 H) suc 0<text:tab/><text:tab/>suc:R1, 0:H</text:p>
      <text:p text:style-name="P192">9:16<text:tab/>R1 H R1 H suc 0</text:p>
      <text:p text:style-name="P192">*17<text:tab/>R2 R1 H suc 0<text:tab/><text:tab/><text:tab/><text:tab/><text:tab/><text:tab/><text:tab/><text:span text:style-name="T133">z₀ = phi(2,0)</text:span></text:p>
      <text:p text:style-name="P192">18<text:tab/>suc (R2 R1 H suc 0)<text:tab/><text:tab/><text:tab/><text:tab/><text:tab/><text:tab/><text:span text:style-name="T133">z₀ + 1 </text:span></text:p>
      <text:p text:style-name="P192">19 <text:tab/>suc (suc (R2 R1 H suc 0))<text:tab/>suc:suc,0:R2 R1 H suc 0<text:tab/><text:span text:style-name="T133">z₀ + 2</text:span></text:p>
      <text:p text:style-name="P192">17:20<text:tab/>R2 R1 H suc (R2 R1 H suc 0)<text:tab/>suc:R2 R1 H suc,0:0<text:tab/><text:tab/><text:span text:style-name="T133">z₀ * 2</text:span></text:p>
      <text:p text:style-name="P192">17:21<text:tab/>R2 R1 H (R2 R1 H suc) 0<text:tab/>suc:R2 R1 H,0:suc<text:tab/><text:tab/><text:span text:style-name="T133">z₀ ^ 2</text:span></text:p>
      <text:p text:style-name="P192">17:22<text:tab/>R2 R1 H (R2 R1 H) suc 0<text:tab/><text:tab/><text:tab/><text:tab/><text:tab/><text:span text:style-name="T133">z₀ ^ z₀ </text:span></text:p>
      <text:p text:style-name="P192">*23<text:tab/>R1 (R2 R1 H) suc 0<text:tab/><text:tab/><text:tab/><text:tab/><text:tab/><text:tab/><text:span text:style-name="T133">z₀ ^ … ^ z₀ = e_(z₀+1)</text:span></text:p>
      <text:p text:style-name="P192">24 <text:tab/>suc (R1 (R2 R1 H) suc 0)<text:tab/><text:tab/><text:tab/><text:tab/><text:tab/><text:span text:style-name="T133">e_(z0+1)+1</text:span></text:p>
      <text:p text:style-name="P192">25 <text:tab/>suc (suc (R1 (R2 R1 H) suc 0)<text:tab/>suc:suc,0:R1 (R2 R1 H) suc 0<text:tab/><text:span text:style-name="T133">e_(z0+1)+2</text:span></text:p>
      <text:p text:style-name="P192">23:26<text:tab/>R1 (R2 R1 H) suc (R1 (R2 R1 H) suc 0)<text:tab/>suc:R1 (R2 R1 H),0:suc<text:tab/><text:span text:style-name="T133">e_(z0+1)^2</text:span></text:p>
      <text:p text:style-name="P192">23:28<text:tab/>R1 (R2 R1 H) (R1 (R2 R1 H)) suc 0<text:tab/><text:tab/><text:tab/><text:tab/><text:span text:style-name="T133">e_(z0+1)^e_(z0+1)</text:span></text:p>
      <text:p text:style-name="P192">29<text:tab/>R1 (R1 (R2 R1 H)) suc 0<text:tab/>suc:R1,0:R2 R1 H<text:tab/><text:tab/><text:span text:style-name="T133">e_(z0+1) ^ … ^ e_(z0+1) = e_(e_(z0+1)+1)</text:span></text:p>
      <text:p text:style-name="P192">23:30<text:tab/>R1 (R2 R1 H) R1 (R2 R1 H) suc 0</text:p>
      <text:p text:style-name="P192">31 <text:tab/>R2 R1 (R2 R1 H) suc 0<text:tab/><text:tab/>suc:R2 R1,0:H</text:p>
      <text:p text:style-name="P192">17:31<text:tab/>R2 R1 H (R2 R1) H suc 0</text:p>
      <text:p text:style-name="P192">33<text:tab/>R2 (R2 R1) H suc 0<text:tab/><text:tab/>suc:R2, 0:R1</text:p>
      <text:p text:style-name="P192">17:34<text:tab/>R2 R1 H R2 R1 H suc 0</text:p>
      <text:p text:style-name="P192">35 <text:tab/>R3 R2 R1 H suc 0</text:p>
      <text:p text:style-name="P192"/>
      <text:p text:style-name="P193">f <text:s/>suc 0 = a</text:p>
      <text:p text:style-name="P193">f f suc 0 = a^a</text:p>
      <text:p text:style-name="P193">R1 f suc 0 = a^...^a = e_(a+1)</text:p>
      <text:p text:style-name="P193">R1 f (R1 f) suc 0 = e_(a+1)^e_(a+1)</text:p>
      <text:p text:style-name="P193">R1 (R1 f) suc 0 = e_(a+1)^...^e_(a+1) = e_(e_(a+1)+1)</text:p>
      <text:p text:style-name="P193">H R1 f suc 0 = e_..._e_(a+1)...+1</text:p>
      <text:p text:style-name="P193">H R1 f (H R1 f) suc 0 = (e_...e_(a+1)...+1) ^^ 2</text:p>
      <text:p text:style-name="P193">R1 (H R1 f) suc 0 = e_(e_...e_(a+1)...+1)</text:p>
      <text:p text:style-name="P193">R1 (H R1 f) (R1 (H R1 f)) suc 0 = (e_(e_..._e_(a+1)...+1)+1) ^^ 2</text:p>
      <text:p text:style-name="P193">R1 (R1 (H r1 f)) suc 0 =</text:p>
      <text:p text:style-name="P193">H R1 (H R1 f) suc 0</text:p>
      <text:p text:style-name="P193">H (H R1) f suc 0</text:p>
      <text:p text:style-name="P193"><text:soft-page-break/>H H R1 f suc 0</text:p>
      <text:p text:style-name="P193">R1 H R1 f suc 0</text:p>
      <text:p text:style-name="P193"/>
      <text:p text:style-name="P196">formules importantes :</text:p>
      <text:p text:style-name="P196">w^a = [suc:H,0:suc] a 0</text:p>
      <text:p text:style-name="P196">e0^a = [suc:R1 H,0:suc] a 0</text:p>
      <text:p text:style-name="P196">e_a = phi(1,a) = [suc:R1,0:H] (1+a) suc 0 ; 1+a = [0:suc 0] a</text:p>
      <text:p text:style-name="P196">a^...^a = w^...^w^(a+1) = e_(a+1)</text:p>
      <text:p text:style-name="P196">e₁ = phi(1,1) = w^...^w^(e0+1) = H (R1 H) H … H suc 0 = e0^...^e0 = R1 (R1 H) suc 0</text:p>
      <text:p text:style-name="P196">z₀ = phi(2,0) = R2 R1 H suc 0</text:p>
      <text:p text:style-name="P196">z₁ = phi(2,1) = e_..._e_(z₀+1) = R1 (R2 R1 H) R1 H … R1 H suc 0 = ? R2 R1 (R2 R1 H) suc 0 = ? H R1 (R2 R1 H) suc 0</text:p>
      <text:p text:style-name="P196"/>
      <text:p text:style-name="P194">z₁ = R'2 (R1 (R2 R1 H)) R1 H suc 0</text:p>
      <text:p text:style-name="P194">z₁ + 1 = suc (R'2 (R1 (R2 R1 H)) R1 H suc 0)</text:p>
      <text:p text:style-name="P194">e_(z1+1) = R1 (R'2 (R1 (R2 R1 H)) R1 H R1 H) suc 0 = <text:s/>R1 (R'2 (R1 (R2 R1 H)) R1 H) suc 0</text:p>
      <text:p text:style-name="P194">e_e_ç(z1+1) = R1 (R'2 (R1 (R2 R1 H)) R1 H) R1 H suc 0</text:p>
      <text:p text:style-name="P194">z2 = e_..._e_(z1+1) = R'2 (R1 (R'2 (R1 (R2 R1 H)) R1 H) R1 H suc 0</text:p>
      <text:p text:style-name="P194">z_w = H [R'2 (R1 *) R1 H] (R2 R1 H) suc 0</text:p>
      <text:p text:style-name="P194">z_a = [suc :[R'2 (R1 *) R1 H],0:R2 R1 H] a suc 0</text:p>
      <text:p text:style-name="P194">eta₀ = z_eta₀ = H [[suc:[R'2 (R1 *) R1 H],0:R2 R1 H] * suc 0] 0</text:p>
      <text:p text:style-name="P194"/>
      <text:p text:style-name="P195">R1 (R1 (R2 R1 H)) suc 0 = e_(z0+1)^...^e_(z0+1) = e_(e_(z0+1)+1) → R1 (R2 R1 H) R1 (R2 R1 H) suc 0 ?</text:p>
      <text:p text:style-name="P195">H R1 (R2 R1 H) suc 0 = e_..._e_(z0+1)...+1 ≥ e_..._e_(z0+1) = z1</text:p>
      <text:p text:style-name="P195">H R1 (R2 R1 H) (H R1 (R2 R1 H)) suc 0 ≥ z1^z1</text:p>
      <text:p text:style-name="P195">R1 (H R1 (R2 R1 H)) suc 0 ≥ z1^...^z1 = e_(z1+1)</text:p>
      <text:p text:style-name="P195">R1 (R1 (H R1 (R2 R1 H))) suc 0 ≥ e_(z1+1)^...^e_(z1+1) = e_(e_(z1+1)+1)</text:p>
      <text:p text:style-name="P195">H R1 (H R1 (R2 R1 H)) suc 0 ≥ e_..._e_(z1+1) = z2 = phi(2,2)</text:p>
      <text:p text:style-name="P195">H (H R1) (R2 R1 H) suc 0 ≥ z_w</text:p>
      <text:p text:style-name="P195">[suc:H R1,0:R2 R1 H] a suc 0 ≥ z_a</text:p>
      <text:p text:style-name="P195">z0 = R2 R1 H suc 0</text:p>
      <text:p text:style-name="P195">R2 R1 H (H R1) (R2 R1 H) suc 0 ≥ z_z0</text:p>
      <text:p text:style-name="P195">R2 R1 H (H R1) (R2 R1 H) (H R1) (R2 H1 H) suc 0 ≥ z_z_z0</text:p>
      <text:p text:style-name="P195">R2 (H R1) (R2 R1 H) suc 0 ≥ z_..._z0 = eta0 = phi(3,0)</text:p>
      <text:p text:style-name="P195"/>
      <text:p text:style-name="P260">rationalisation de la fonction phi de Veblen</text:p>
      <text:p text:style-name="P260">rappels (Simmons) :</text:p>
      <text:p text:style-name="P260">Fix f z = f^w z = H f (suc z)</text:p>
      <text:p text:style-name="P260">Next = Fix [w^*]</text:p>
      <text:p text:style-name="P260">[0] h = Fix [h^* 0]</text:p>
      <text:p text:style-name="P260">[1] h g = Fix [h^* g 0]</text:p>
      <text:p text:style-name="P260">[2] h g f = Fix [h^* g f 0]</text:p>
      <text:p text:style-name="P260">phi(1,0) = e0 = Next 0 </text:p>
      <text:p text:style-name="P260">e1 = Next e0 = Next (Next 0) = Next² 0</text:p>
      <text:p text:style-name="P260">ew = Next^w 0</text:p>
      <text:p text:style-name="P260">e_a = Next^(1+a) 0 = e'_(1+a) = phi''(1,1+a)</text:p>
      <text:p text:style-name="P260">…</text:p>
      <text:p text:style-name="P260">phi(3,a) = eta_a = ([0]² Next)^(1+a) 0 = eta'_(1+a) = phi''(3,1+a) = phi'(2,1+a)</text:p>
      <text:p text:style-name="P260">phi'(a,b) = ([0]^a Next)^b 0</text:p>
      <text:p text:style-name="P260">phi(1+a,b) = ([0]^a Next)^(1+b) 0 = phi'(a,1+b)</text:p>
      <text:p text:style-name="P260">phi'(a,0) = 0</text:p>
      <text:p text:style-name="P260">phi'(a,1+b) = phi(1+a,b)</text:p>
      <text:p text:style-name="P260">phi(1+b,a) = phi''(1+b,1+a) = phi'(b,1+a) = ([0]^bNext)^(1+a)</text:p>
      <text:p text:style-name="P260">si c&gt;0 phi(c,b,a) = phi'(c,b,1+a) = ([0]^b (([1] [0])^c Next))^(1+a) 0</text:p>
      <text:p text:style-name="P260"><text:soft-page-break/>phi'(c,b,a) = ([0]^b (([1] [0])^c Next)^a 0</text:p>
      <text:p text:style-name="P260">phi'(b,a) = phi'(0,b,a) = ([0]^b Next)^a 0</text:p>
      <text:p text:style-name="P260">phi'(b,0) = 0</text:p>
      <text:p text:style-name="P260">phi'(p,1+a) = phi'(0,b,1+a) = phi(1+b,a)</text:p>
      <text:p text:style-name="P260">c&gt;0 : </text:p>
      <text:p text:style-name="P260">phi'(c,b,0) = 0</text:p>
      <text:p text:style-name="P260">phi'(c,b,1+a) = phi(c,b,a)</text:p>
      <text:p text:style-name="P260"><text:s text:c="7"/></text:p>
      <text:p text:style-name="P193"/>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3">S</text:span><text:span text:style-name="T22">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2">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1">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3T08:23:47.562768953</dc:date>
    <meta:editing-duration>P5DT12H41M59S</meta:editing-duration>
    <meta:editing-cycles>181</meta:editing-cycles>
    <meta:generator>LibreOffice/4.3.3.2$Linux_ARM_EABI LibreOffice_project/430m0$Build-2</meta:generator>
    <meta:print-date>2017-12-17T20:43:08.484188621</meta:print-date>
    <meta:document-statistic meta:table-count="2" meta:image-count="6" meta:object-count="0" meta:page-count="54" meta:paragraph-count="2255" meta:word-count="27390" meta:character-count="134855" meta:non-whitespace-character-count="107123"/>
  </office:meta>
</office:document-meta>
</file>